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y-axis_320353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I1]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8505E-017" calcext:value-type="float">
            <text:p>-7.8505E-17</text:p>
          </table:table-cell>
          <table:table-cell office:value-type="float" office:value="0" calcext:value-type="float">
            <text:p>0</text:p>
          </table:table-cell>
          <table:table-cell office:value-type="float" office:value="7.8505E-017" calcext:value-type="float">
            <text:p>7.8505E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49237" calcext:value-type="float">
            <text:p>-0.000049237</text:p>
          </table:table-cell>
          <table:table-cell table:formula="of:=[.I2]*-1" office:value-type="float" office:value="0.000032529" calcext:value-type="float">
            <text:p>0.000032529</text:p>
          </table:table-cell>
          <table:table-cell office:value-type="float" office:value="-0.000042522" calcext:value-type="float">
            <text:p>-0.000042522</text:p>
          </table:table-cell>
          <table:table-cell office:value-type="float" office:value="0.000087508" calcext:value-type="float">
            <text:p>0.000087508</text:p>
          </table:table-cell>
          <table:table-cell office:value-type="float" office:value="-0.00000069661" calcext:value-type="float">
            <text:p>-6.9661E-07</text:p>
          </table:table-cell>
          <table:table-cell office:value-type="float" office:value="0.000084789" calcext:value-type="float">
            <text:p>0.000084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032529" calcext:value-type="float">
            <text:p>-0.000032529</text:p>
          </table:table-cell>
        </table:table-row>
        <table:table-row table:style-name="ro1">
          <table:table-cell office:value-type="float" office:value="-0.000097894" calcext:value-type="float">
            <text:p>-0.000097894</text:p>
          </table:table-cell>
          <table:table-cell table:formula="of:=[.I3]*-1" office:value-type="float" office:value="0.00010947" calcext:value-type="float">
            <text:p>0.00010947</text:p>
          </table:table-cell>
          <table:table-cell office:value-type="float" office:value="-0.000051792" calcext:value-type="float">
            <text:p>-0.000051792</text:p>
          </table:table-cell>
          <table:table-cell office:value-type="float" office:value="0.00021974" calcext:value-type="float">
            <text:p>0.00021974</text:p>
          </table:table-cell>
          <table:table-cell office:value-type="float" office:value="-0.000042817" calcext:value-type="float">
            <text:p>-0.000042817</text:p>
          </table:table-cell>
          <table:table-cell office:value-type="float" office:value="0.0001669" calcext:value-type="float">
            <text:p>0.00016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10947" calcext:value-type="float">
            <text:p>-0.00010947</text:p>
          </table:table-cell>
        </table:table-row>
        <table:table-row table:style-name="ro1">
          <table:table-cell office:value-type="float" office:value="-0.00010903" calcext:value-type="float">
            <text:p>-0.00010903</text:p>
          </table:table-cell>
          <table:table-cell table:formula="of:=[.I4]*-1" office:value-type="float" office:value="0.00015159" calcext:value-type="float">
            <text:p>0.00015159</text:p>
          </table:table-cell>
          <table:table-cell office:value-type="float" office:value="-0.000080048" calcext:value-type="float">
            <text:p>-0.000080048</text:p>
          </table:table-cell>
          <table:table-cell office:value-type="float" office:value="0.00026252" calcext:value-type="float">
            <text:p>0.00026252</text:p>
          </table:table-cell>
          <table:table-cell office:value-type="float" office:value="-0.0000020898" calcext:value-type="float">
            <text:p>-2.0898E-06</text:p>
          </table:table-cell>
          <table:table-cell office:value-type="float" office:value="0.00025436" calcext:value-type="float">
            <text:p>0.00025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15159" calcext:value-type="float">
            <text:p>-0.00015159</text:p>
          </table:table-cell>
        </table:table-row>
        <table:table-row table:style-name="ro1">
          <table:table-cell office:value-type="float" office:value="-0.00011302" calcext:value-type="float">
            <text:p>-0.00011302</text:p>
          </table:table-cell>
          <table:table-cell table:formula="of:=[.I5]*-1" office:value-type="float" office:value="0.0002241" calcext:value-type="float">
            <text:p>0.0002241</text:p>
          </table:table-cell>
          <table:table-cell office:value-type="float" office:value="-0.00020161" calcext:value-type="float">
            <text:p>-0.00020161</text:p>
          </table:table-cell>
          <table:table-cell office:value-type="float" office:value="0.00022379" calcext:value-type="float">
            <text:p>0.00022379</text:p>
          </table:table-cell>
          <table:table-cell office:value-type="float" office:value="-0.000048135" calcext:value-type="float">
            <text:p>-0.000048135</text:p>
          </table:table-cell>
          <table:table-cell office:value-type="float" office:value="0.00029778" calcext:value-type="float">
            <text:p>0.00029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2241" calcext:value-type="float">
            <text:p>-0.0002241</text:p>
          </table:table-cell>
        </table:table-row>
        <table:table-row table:style-name="ro1">
          <table:table-cell office:value-type="float" office:value="-0.00017733" calcext:value-type="float">
            <text:p>-0.00017733</text:p>
          </table:table-cell>
          <table:table-cell table:formula="of:=[.I6]*-1" office:value-type="float" office:value="0.00027295" calcext:value-type="float">
            <text:p>0.00027295</text:p>
          </table:table-cell>
          <table:table-cell office:value-type="float" office:value="-0.00023756" calcext:value-type="float">
            <text:p>-0.00023756</text:p>
          </table:table-cell>
          <table:table-cell office:value-type="float" office:value="0.00018239" calcext:value-type="float">
            <text:p>0.00018239</text:p>
          </table:table-cell>
          <table:table-cell office:value-type="float" office:value="-0.000099532" calcext:value-type="float">
            <text:p>-0.000099532</text:p>
          </table:table-cell>
          <table:table-cell office:value-type="float" office:value="0.00042402" calcext:value-type="float">
            <text:p>0.00042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27295" calcext:value-type="float">
            <text:p>-0.00027295</text:p>
          </table:table-cell>
        </table:table-row>
        <table:table-row table:style-name="ro1">
          <table:table-cell office:value-type="float" office:value="-0.00022372" calcext:value-type="float">
            <text:p>-0.00022372</text:p>
          </table:table-cell>
          <table:table-cell table:formula="of:=[.I7]*-1" office:value-type="float" office:value="0.00033437" calcext:value-type="float">
            <text:p>0.00033437</text:p>
          </table:table-cell>
          <table:table-cell office:value-type="float" office:value="-0.0003306" calcext:value-type="float">
            <text:p>-0.0003306</text:p>
          </table:table-cell>
          <table:table-cell office:value-type="float" office:value="0.000059483" calcext:value-type="float">
            <text:p>0.000059483</text:p>
          </table:table-cell>
          <table:table-cell office:value-type="float" office:value="-0.0002377" calcext:value-type="float">
            <text:p>-0.0002377</text:p>
          </table:table-cell>
          <table:table-cell office:value-type="float" office:value="0.00050621" calcext:value-type="float">
            <text:p>0.00050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33437" calcext:value-type="float">
            <text:p>-0.00033437</text:p>
          </table:table-cell>
        </table:table-row>
        <table:table-row table:style-name="ro1">
          <table:table-cell office:value-type="float" office:value="-0.00028546" calcext:value-type="float">
            <text:p>-0.00028546</text:p>
          </table:table-cell>
          <table:table-cell table:formula="of:=[.I8]*-1" office:value-type="float" office:value="0.00041044" calcext:value-type="float">
            <text:p>0.00041044</text:p>
          </table:table-cell>
          <table:table-cell office:value-type="float" office:value="-0.00038241" calcext:value-type="float">
            <text:p>-0.00038241</text:p>
          </table:table-cell>
          <table:table-cell office:value-type="float" office:value="-0.00010815" calcext:value-type="float">
            <text:p>-0.00010815</text:p>
          </table:table-cell>
          <table:table-cell office:value-type="float" office:value="-0.00033445" calcext:value-type="float">
            <text:p>-0.00033445</text:p>
          </table:table-cell>
          <table:table-cell office:value-type="float" office:value="0.00059109" calcext:value-type="float">
            <text:p>0.00059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41044" calcext:value-type="float">
            <text:p>-0.00041044</text:p>
          </table:table-cell>
        </table:table-row>
        <table:table-row table:style-name="ro1">
          <table:table-cell office:value-type="float" office:value="-0.00033063" calcext:value-type="float">
            <text:p>-0.00033063</text:p>
          </table:table-cell>
          <table:table-cell table:formula="of:=[.I9]*-1" office:value-type="float" office:value="0.00051118" calcext:value-type="float">
            <text:p>0.00051118</text:p>
          </table:table-cell>
          <table:table-cell office:value-type="float" office:value="-0.00046808" calcext:value-type="float">
            <text:p>-0.00046808</text:p>
          </table:table-cell>
          <table:table-cell office:value-type="float" office:value="-0.00032052" calcext:value-type="float">
            <text:p>-0.00032052</text:p>
          </table:table-cell>
          <table:table-cell office:value-type="float" office:value="-0.00038977" calcext:value-type="float">
            <text:p>-0.00038977</text:p>
          </table:table-cell>
          <table:table-cell office:value-type="float" office:value="0.00067864" calcext:value-type="float">
            <text:p>0.00067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51118" calcext:value-type="float">
            <text:p>-0.00051118</text:p>
          </table:table-cell>
        </table:table-row>
        <table:table-row table:style-name="ro1">
          <table:table-cell office:value-type="float" office:value="-0.00035451" calcext:value-type="float">
            <text:p>-0.00035451</text:p>
          </table:table-cell>
          <table:table-cell table:formula="of:=[.I10]*-1" office:value-type="float" office:value="0.00061053" calcext:value-type="float">
            <text:p>0.00061053</text:p>
          </table:table-cell>
          <table:table-cell office:value-type="float" office:value="-0.0005365" calcext:value-type="float">
            <text:p>-0.0005365</text:p>
          </table:table-cell>
          <table:table-cell office:value-type="float" office:value="-0.00032052" calcext:value-type="float">
            <text:p>-0.00032052</text:p>
          </table:table-cell>
          <table:table-cell office:value-type="float" office:value="-0.00038977" calcext:value-type="float">
            <text:p>-0.00038977</text:p>
          </table:table-cell>
          <table:table-cell office:value-type="float" office:value="0.00067864" calcext:value-type="float">
            <text:p>0.00067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61053" calcext:value-type="float">
            <text:p>-0.00061053</text:p>
          </table:table-cell>
        </table:table-row>
        <table:table-row table:style-name="ro1">
          <table:table-cell office:value-type="float" office:value="-0.00043807" calcext:value-type="float">
            <text:p>-0.00043807</text:p>
          </table:table-cell>
          <table:table-cell table:formula="of:=[.I11]*-1" office:value-type="float" office:value="0.0006972" calcext:value-type="float">
            <text:p>0.0006972</text:p>
          </table:table-cell>
          <table:table-cell office:value-type="float" office:value="-0.00059211" calcext:value-type="float">
            <text:p>-0.00059211</text:p>
          </table:table-cell>
          <table:table-cell office:value-type="float" office:value="-0.00053288" calcext:value-type="float">
            <text:p>-0.00053288</text:p>
          </table:table-cell>
          <table:table-cell office:value-type="float" office:value="-0.0004451" calcext:value-type="float">
            <text:p>-0.0004451</text:p>
          </table:table-cell>
          <table:table-cell office:value-type="float" office:value="0.0007662" calcext:value-type="float">
            <text:p>0.0007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6972" calcext:value-type="float">
            <text:p>-0.0006972</text:p>
          </table:table-cell>
        </table:table-row>
        <table:table-row table:style-name="ro1">
          <table:table-cell office:value-type="float" office:value="-0.00049794" calcext:value-type="float">
            <text:p>-0.00049794</text:p>
          </table:table-cell>
          <table:table-cell table:formula="of:=[.I12]*-1" office:value-type="float" office:value="0.0007597" calcext:value-type="float">
            <text:p>0.0007597</text:p>
          </table:table-cell>
          <table:table-cell office:value-type="float" office:value="-0.00062339" calcext:value-type="float">
            <text:p>-0.00062339</text:p>
          </table:table-cell>
          <table:table-cell office:value-type="float" office:value="-0.00066706" calcext:value-type="float">
            <text:p>-0.00066706</text:p>
          </table:table-cell>
          <table:table-cell office:value-type="float" office:value="-0.00032083" calcext:value-type="float">
            <text:p>-0.00032083</text:p>
          </table:table-cell>
          <table:table-cell office:value-type="float" office:value="0.00077424" calcext:value-type="float">
            <text:p>0.00077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7597" calcext:value-type="float">
            <text:p>-0.0007597</text:p>
          </table:table-cell>
        </table:table-row>
        <table:table-row table:style-name="ro1">
          <table:table-cell office:value-type="float" office:value="-0.0005287" calcext:value-type="float">
            <text:p>-0.0005287</text:p>
          </table:table-cell>
          <table:table-cell table:formula="of:=[.I13]*-1" office:value-type="float" office:value="0.0007838" calcext:value-type="float">
            <text:p>0.0007838</text:p>
          </table:table-cell>
          <table:table-cell office:value-type="float" office:value="-0.0006101" calcext:value-type="float">
            <text:p>-0.0006101</text:p>
          </table:table-cell>
          <table:table-cell office:value-type="float" office:value="-0.00067366" calcext:value-type="float">
            <text:p>-0.00067366</text:p>
          </table:table-cell>
          <table:table-cell office:value-type="float" office:value="-0.00014853" calcext:value-type="float">
            <text:p>-0.00014853</text:p>
          </table:table-cell>
          <table:table-cell office:value-type="float" office:value="0.00078223" calcext:value-type="float">
            <text:p>0.00078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7838" calcext:value-type="float">
            <text:p>-0.0007838</text:p>
          </table:table-cell>
        </table:table-row>
        <table:table-row table:style-name="ro1">
          <table:table-cell office:value-type="float" office:value="-0.00050741" calcext:value-type="float">
            <text:p>-0.00050741</text:p>
          </table:table-cell>
          <table:table-cell table:formula="of:=[.I14]*-1" office:value-type="float" office:value="0.00079619" calcext:value-type="float">
            <text:p>0.00079619</text:p>
          </table:table-cell>
          <table:table-cell office:value-type="float" office:value="-0.00065027" calcext:value-type="float">
            <text:p>-0.00065027</text:p>
          </table:table-cell>
          <table:table-cell office:value-type="float" office:value="-0.00072168" calcext:value-type="float">
            <text:p>-0.00072168</text:p>
          </table:table-cell>
          <table:table-cell office:value-type="float" office:value="-0.000020954" calcext:value-type="float">
            <text:p>-0.000020954</text:p>
          </table:table-cell>
          <table:table-cell office:value-type="float" office:value="0.0007889" calcext:value-type="float">
            <text:p>0.0007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79619" calcext:value-type="float">
            <text:p>-0.00079619</text:p>
          </table:table-cell>
        </table:table-row>
        <table:table-row table:style-name="ro1">
          <table:table-cell office:value-type="float" office:value="-0.00050441" calcext:value-type="float">
            <text:p>-0.00050441</text:p>
          </table:table-cell>
          <table:table-cell table:formula="of:=[.I15]*-1" office:value-type="float" office:value="0.00079539" calcext:value-type="float">
            <text:p>0.00079539</text:p>
          </table:table-cell>
          <table:table-cell office:value-type="float" office:value="-0.00067667" calcext:value-type="float">
            <text:p>-0.00067667</text:p>
          </table:table-cell>
          <table:table-cell office:value-type="float" office:value="-0.00076641" calcext:value-type="float">
            <text:p>-0.00076641</text:p>
          </table:table-cell>
          <table:table-cell office:value-type="float" office:value="0.00002047" calcext:value-type="float">
            <text:p>0.00002047</text:p>
          </table:table-cell>
          <table:table-cell office:value-type="float" office:value="0.00079158" calcext:value-type="float">
            <text:p>0.00079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79539" calcext:value-type="float">
            <text:p>-0.00079539</text:p>
          </table:table-cell>
        </table:table-row>
        <table:table-row table:style-name="ro1">
          <table:table-cell office:value-type="float" office:value="-0.000536" calcext:value-type="float">
            <text:p>-0.000536</text:p>
          </table:table-cell>
          <table:table-cell table:formula="of:=[.I16]*-1" office:value-type="float" office:value="0.00081377" calcext:value-type="float">
            <text:p>0.00081377</text:p>
          </table:table-cell>
          <table:table-cell office:value-type="float" office:value="-0.00062636" calcext:value-type="float">
            <text:p>-0.00062636</text:p>
          </table:table-cell>
          <table:table-cell office:value-type="float" office:value="-0.00081114" calcext:value-type="float">
            <text:p>-0.00081114</text:p>
          </table:table-cell>
          <table:table-cell office:value-type="float" office:value="0.000061895" calcext:value-type="float">
            <text:p>0.000061895</text:p>
          </table:table-cell>
          <table:table-cell office:value-type="float" office:value="0.00079426" calcext:value-type="float">
            <text:p>0.00079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81377" calcext:value-type="float">
            <text:p>-0.00081377</text:p>
          </table:table-cell>
        </table:table-row>
        <table:table-row table:style-name="ro1">
          <table:table-cell office:value-type="float" office:value="-0.00057444" calcext:value-type="float">
            <text:p>-0.00057444</text:p>
          </table:table-cell>
          <table:table-cell table:formula="of:=[.I17]*-1" office:value-type="float" office:value="0.0008225" calcext:value-type="float">
            <text:p>0.0008225</text:p>
          </table:table-cell>
          <table:table-cell office:value-type="float" office:value="-0.0005892" calcext:value-type="float">
            <text:p>-0.0005892</text:p>
          </table:table-cell>
          <table:table-cell office:value-type="float" office:value="-0.00085256" calcext:value-type="float">
            <text:p>-0.00085256</text:p>
          </table:table-cell>
          <table:table-cell office:value-type="float" office:value="0.00001717" calcext:value-type="float">
            <text:p>0.00001717</text:p>
          </table:table-cell>
          <table:table-cell office:value-type="float" office:value="0.00079295" calcext:value-type="float">
            <text:p>0.00079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8225" calcext:value-type="float">
            <text:p>-0.0008225</text:p>
          </table:table-cell>
        </table:table-row>
        <table:table-row table:style-name="ro1">
          <table:table-cell office:value-type="float" office:value="-0.00062462" calcext:value-type="float">
            <text:p>-0.00062462</text:p>
          </table:table-cell>
          <table:table-cell table:formula="of:=[.I18]*-1" office:value-type="float" office:value="0.00086703" calcext:value-type="float">
            <text:p>0.00086703</text:p>
          </table:table-cell>
          <table:table-cell office:value-type="float" office:value="-0.00057064" calcext:value-type="float">
            <text:p>-0.00057064</text:p>
          </table:table-cell>
          <table:table-cell office:value-type="float" office:value="-0.00089399" calcext:value-type="float">
            <text:p>-0.00089399</text:p>
          </table:table-cell>
          <table:table-cell office:value-type="float" office:value="-0.000027556" calcext:value-type="float">
            <text:p>-0.000027556</text:p>
          </table:table-cell>
          <table:table-cell office:value-type="float" office:value="0.00079163" calcext:value-type="float">
            <text:p>0.00079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86703" calcext:value-type="float">
            <text:p>-0.00086703</text:p>
          </table:table-cell>
        </table:table-row>
        <table:table-row table:style-name="ro1">
          <table:table-cell office:value-type="float" office:value="-0.00069352" calcext:value-type="float">
            <text:p>-0.00069352</text:p>
          </table:table-cell>
          <table:table-cell table:formula="of:=[.I19]*-1" office:value-type="float" office:value="0.00092319" calcext:value-type="float">
            <text:p>0.00092319</text:p>
          </table:table-cell>
          <table:table-cell office:value-type="float" office:value="-0.00053881" calcext:value-type="float">
            <text:p>-0.00053881</text:p>
          </table:table-cell>
          <table:table-cell office:value-type="float" office:value="-0.00080318" calcext:value-type="float">
            <text:p>-0.00080318</text:p>
          </table:table-cell>
          <table:table-cell office:value-type="float" office:value="-0.0001144" calcext:value-type="float">
            <text:p>-0.0001144</text:p>
          </table:table-cell>
          <table:table-cell office:value-type="float" office:value="0.00087242" calcext:value-type="float">
            <text:p>0.00087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092319" calcext:value-type="float">
            <text:p>-0.00092319</text:p>
          </table:table-cell>
        </table:table-row>
        <table:table-row table:style-name="ro1">
          <table:table-cell office:value-type="float" office:value="-0.00079561" calcext:value-type="float">
            <text:p>-0.00079561</text:p>
          </table:table-cell>
          <table:table-cell table:formula="of:=[.I20]*-1" office:value-type="float" office:value="0.0010037" calcext:value-type="float">
            <text:p>0.0010037</text:p>
          </table:table-cell>
          <table:table-cell office:value-type="float" office:value="-0.00051426" calcext:value-type="float">
            <text:p>-0.00051426</text:p>
          </table:table-cell>
          <table:table-cell office:value-type="float" office:value="-0.00066957" calcext:value-type="float">
            <text:p>-0.00066957</text:p>
          </table:table-cell>
          <table:table-cell office:value-type="float" office:value="-0.00016052" calcext:value-type="float">
            <text:p>-0.00016052</text:p>
          </table:table-cell>
          <table:table-cell office:value-type="float" office:value="0.0010407" calcext:value-type="float">
            <text:p>0.0010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0037" calcext:value-type="float">
            <text:p>-0.0010037</text:p>
          </table:table-cell>
        </table:table-row>
        <table:table-row table:style-name="ro1">
          <table:table-cell office:value-type="float" office:value="-0.00092169" calcext:value-type="float">
            <text:p>-0.00092169</text:p>
          </table:table-cell>
          <table:table-cell table:formula="of:=[.I21]*-1" office:value-type="float" office:value="0.0011413" calcext:value-type="float">
            <text:p>0.0011413</text:p>
          </table:table-cell>
          <table:table-cell office:value-type="float" office:value="-0.00047439" calcext:value-type="float">
            <text:p>-0.00047439</text:p>
          </table:table-cell>
          <table:table-cell office:value-type="float" office:value="-0.00053002" calcext:value-type="float">
            <text:p>-0.00053002</text:p>
          </table:table-cell>
          <table:table-cell office:value-type="float" office:value="-0.00029411" calcext:value-type="float">
            <text:p>-0.00029411</text:p>
          </table:table-cell>
          <table:table-cell office:value-type="float" office:value="0.0012497" calcext:value-type="float">
            <text:p>0.0012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1413" calcext:value-type="float">
            <text:p>-0.0011413</text:p>
          </table:table-cell>
        </table:table-row>
        <table:table-row table:style-name="ro1">
          <table:table-cell office:value-type="float" office:value="-0.0010626" calcext:value-type="float">
            <text:p>-0.0010626</text:p>
          </table:table-cell>
          <table:table-cell table:formula="of:=[.I22]*-1" office:value-type="float" office:value="0.0013432" calcext:value-type="float">
            <text:p>0.0013432</text:p>
          </table:table-cell>
          <table:table-cell office:value-type="float" office:value="-0.00042265" calcext:value-type="float">
            <text:p>-0.00042265</text:p>
          </table:table-cell>
          <table:table-cell office:value-type="float" office:value="-0.00021945" calcext:value-type="float">
            <text:p>-0.00021945</text:p>
          </table:table-cell>
          <table:table-cell office:value-type="float" office:value="-0.00042377" calcext:value-type="float">
            <text:p>-0.00042377</text:p>
          </table:table-cell>
          <table:table-cell office:value-type="float" office:value="0.0014974" calcext:value-type="float">
            <text:p>0.0014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3432" calcext:value-type="float">
            <text:p>-0.0013432</text:p>
          </table:table-cell>
        </table:table-row>
        <table:table-row table:style-name="ro1">
          <table:table-cell office:value-type="float" office:value="-0.0012331" calcext:value-type="float">
            <text:p>-0.0012331</text:p>
          </table:table-cell>
          <table:table-cell table:formula="of:=[.I23]*-1" office:value-type="float" office:value="0.001516" calcext:value-type="float">
            <text:p>0.001516</text:p>
          </table:table-cell>
          <table:table-cell office:value-type="float" office:value="-0.00033087" calcext:value-type="float">
            <text:p>-0.00033087</text:p>
          </table:table-cell>
          <table:table-cell office:value-type="float" office:value="0.00017527" calcext:value-type="float">
            <text:p>0.00017527</text:p>
          </table:table-cell>
          <table:table-cell office:value-type="float" office:value="-0.00046131" calcext:value-type="float">
            <text:p>-0.00046131</text:p>
          </table:table-cell>
          <table:table-cell office:value-type="float" office:value="0.0017063" calcext:value-type="float">
            <text:p>0.0017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516" calcext:value-type="float">
            <text:p>-0.001516</text:p>
          </table:table-cell>
        </table:table-row>
        <table:table-row table:style-name="ro1">
          <table:table-cell office:value-type="float" office:value="-0.0013596" calcext:value-type="float">
            <text:p>-0.0013596</text:p>
          </table:table-cell>
          <table:table-cell table:formula="of:=[.I24]*-1" office:value-type="float" office:value="0.001646" calcext:value-type="float">
            <text:p>0.001646</text:p>
          </table:table-cell>
          <table:table-cell office:value-type="float" office:value="-0.00028771" calcext:value-type="float">
            <text:p>-0.00028771</text:p>
          </table:table-cell>
          <table:table-cell office:value-type="float" office:value="0.00057197" calcext:value-type="float">
            <text:p>0.00057197</text:p>
          </table:table-cell>
          <table:table-cell office:value-type="float" office:value="-0.00058766" calcext:value-type="float">
            <text:p>-0.00058766</text:p>
          </table:table-cell>
          <table:table-cell office:value-type="float" office:value="0.0019526" calcext:value-type="float">
            <text:p>0.0019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646" calcext:value-type="float">
            <text:p>-0.001646</text:p>
          </table:table-cell>
        </table:table-row>
        <table:table-row table:style-name="ro1">
          <table:table-cell office:value-type="float" office:value="-0.0015125" calcext:value-type="float">
            <text:p>-0.0015125</text:p>
          </table:table-cell>
          <table:table-cell table:formula="of:=[.I25]*-1" office:value-type="float" office:value="0.0017801" calcext:value-type="float">
            <text:p>0.0017801</text:p>
          </table:table-cell>
          <table:table-cell office:value-type="float" office:value="-0.00036981" calcext:value-type="float">
            <text:p>-0.00036981</text:p>
          </table:table-cell>
          <table:table-cell office:value-type="float" office:value="0.00080237" calcext:value-type="float">
            <text:p>0.00080237</text:p>
          </table:table-cell>
          <table:table-cell office:value-type="float" office:value="-0.00080811" calcext:value-type="float">
            <text:p>-0.00080811</text:p>
          </table:table-cell>
          <table:table-cell office:value-type="float" office:value="0.0022424" calcext:value-type="float">
            <text:p>0.0022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7801" calcext:value-type="float">
            <text:p>-0.0017801</text:p>
          </table:table-cell>
        </table:table-row>
        <table:table-row table:style-name="ro1">
          <table:table-cell office:value-type="float" office:value="-0.0015861" calcext:value-type="float">
            <text:p>-0.0015861</text:p>
          </table:table-cell>
          <table:table-cell table:formula="of:=[.I26]*-1" office:value-type="float" office:value="0.0019022" calcext:value-type="float">
            <text:p>0.0019022</text:p>
          </table:table-cell>
          <table:table-cell office:value-type="float" office:value="-0.00048344" calcext:value-type="float">
            <text:p>-0.00048344</text:p>
          </table:table-cell>
          <table:table-cell office:value-type="float" office:value="0.00081634" calcext:value-type="float">
            <text:p>0.00081634</text:p>
          </table:table-cell>
          <table:table-cell office:value-type="float" office:value="-0.0010786" calcext:value-type="float">
            <text:p>-0.0010786</text:p>
          </table:table-cell>
          <table:table-cell office:value-type="float" office:value="0.0024889" calcext:value-type="float">
            <text:p>0.0024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19022" calcext:value-type="float">
            <text:p>-0.0019022</text:p>
          </table:table-cell>
        </table:table-row>
        <table:table-row table:style-name="ro1">
          <table:table-cell office:value-type="float" office:value="-0.0017194" calcext:value-type="float">
            <text:p>-0.0017194</text:p>
          </table:table-cell>
          <table:table-cell table:formula="of:=[.I27]*-1" office:value-type="float" office:value="0.0020199" calcext:value-type="float">
            <text:p>0.0020199</text:p>
          </table:table-cell>
          <table:table-cell office:value-type="float" office:value="-0.00069678" calcext:value-type="float">
            <text:p>-0.00069678</text:p>
          </table:table-cell>
          <table:table-cell office:value-type="float" office:value="0.00074553" calcext:value-type="float">
            <text:p>0.00074553</text:p>
          </table:table-cell>
          <table:table-cell office:value-type="float" office:value="-0.0013563" calcext:value-type="float">
            <text:p>-0.0013563</text:p>
          </table:table-cell>
          <table:table-cell office:value-type="float" office:value="0.0028228" calcext:value-type="float">
            <text:p>0.0028228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0199" calcext:value-type="float">
            <text:p>-0.0020199</text:p>
          </table:table-cell>
        </table:table-row>
        <table:table-row table:style-name="ro1">
          <table:table-cell office:value-type="float" office:value="-0.0018238" calcext:value-type="float">
            <text:p>-0.0018238</text:p>
          </table:table-cell>
          <table:table-cell table:formula="of:=[.I28]*-1" office:value-type="float" office:value="0.0021646" calcext:value-type="float">
            <text:p>0.0021646</text:p>
          </table:table-cell>
          <table:table-cell office:value-type="float" office:value="-0.00097651" calcext:value-type="float">
            <text:p>-0.00097651</text:p>
          </table:table-cell>
          <table:table-cell office:value-type="float" office:value="0.00054579" calcext:value-type="float">
            <text:p>0.00054579</text:p>
          </table:table-cell>
          <table:table-cell office:value-type="float" office:value="-0.0016781" calcext:value-type="float">
            <text:p>-0.0016781</text:p>
          </table:table-cell>
          <table:table-cell office:value-type="float" office:value="0.0030707" calcext:value-type="float">
            <text:p>0.003070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1646" calcext:value-type="float">
            <text:p>-0.0021646</text:p>
          </table:table-cell>
        </table:table-row>
        <table:table-row table:style-name="ro1">
          <table:table-cell office:value-type="float" office:value="-0.0019041" calcext:value-type="float">
            <text:p>-0.0019041</text:p>
          </table:table-cell>
          <table:table-cell table:formula="of:=[.I29]*-1" office:value-type="float" office:value="0.0022707" calcext:value-type="float">
            <text:p>0.0022707</text:p>
          </table:table-cell>
          <table:table-cell office:value-type="float" office:value="-0.0012516" calcext:value-type="float">
            <text:p>-0.0012516</text:p>
          </table:table-cell>
          <table:table-cell office:value-type="float" office:value="0.00025659" calcext:value-type="float">
            <text:p>0.00025659</text:p>
          </table:table-cell>
          <table:table-cell office:value-type="float" office:value="-0.001917" calcext:value-type="float">
            <text:p>-0.001917</text:p>
          </table:table-cell>
          <table:table-cell office:value-type="float" office:value="0.0033239" calcext:value-type="float">
            <text:p>0.003323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2707" calcext:value-type="float">
            <text:p>-0.0022707</text:p>
          </table:table-cell>
        </table:table-row>
        <table:table-row table:style-name="ro1">
          <table:table-cell office:value-type="float" office:value="-0.0019452" calcext:value-type="float">
            <text:p>-0.0019452</text:p>
          </table:table-cell>
          <table:table-cell table:formula="of:=[.I30]*-1" office:value-type="float" office:value="0.0023906" calcext:value-type="float">
            <text:p>0.0023906</text:p>
          </table:table-cell>
          <table:table-cell office:value-type="float" office:value="-0.0015868" calcext:value-type="float">
            <text:p>-0.0015868</text:p>
          </table:table-cell>
          <table:table-cell office:value-type="float" office:value="0.0000088215" calcext:value-type="float">
            <text:p>8.8215E-06</text:p>
          </table:table-cell>
          <table:table-cell office:value-type="float" office:value="-0.0021112" calcext:value-type="float">
            <text:p>-0.0021112</text:p>
          </table:table-cell>
          <table:table-cell office:value-type="float" office:value="0.0035785" calcext:value-type="float">
            <text:p>0.003578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3906" calcext:value-type="float">
            <text:p>-0.0023906</text:p>
          </table:table-cell>
        </table:table-row>
        <table:table-row table:style-name="ro1">
          <table:table-cell office:value-type="float" office:value="-0.0019105" calcext:value-type="float">
            <text:p>-0.0019105</text:p>
          </table:table-cell>
          <table:table-cell table:formula="of:=[.I31]*-1" office:value-type="float" office:value="0.0024156" calcext:value-type="float">
            <text:p>0.0024156</text:p>
          </table:table-cell>
          <table:table-cell office:value-type="float" office:value="-0.0019064" calcext:value-type="float">
            <text:p>-0.0019064</text:p>
          </table:table-cell>
          <table:table-cell office:value-type="float" office:value="-0.00028771" calcext:value-type="float">
            <text:p>-0.00028771</text:p>
          </table:table-cell>
          <table:table-cell office:value-type="float" office:value="-0.0022586" calcext:value-type="float">
            <text:p>-0.0022586</text:p>
          </table:table-cell>
          <table:table-cell office:value-type="float" office:value="0.0037047" calcext:value-type="float">
            <text:p>0.003704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156" calcext:value-type="float">
            <text:p>-0.0024156</text:p>
          </table:table-cell>
        </table:table-row>
        <table:table-row table:style-name="ro1">
          <table:table-cell office:value-type="float" office:value="-0.0018013" calcext:value-type="float">
            <text:p>-0.0018013</text:p>
          </table:table-cell>
          <table:table-cell table:formula="of:=[.I32]*-1" office:value-type="float" office:value="0.0024642" calcext:value-type="float">
            <text:p>0.0024642</text:p>
          </table:table-cell>
          <table:table-cell office:value-type="float" office:value="-0.0022545" calcext:value-type="float">
            <text:p>-0.0022545</text:p>
          </table:table-cell>
          <table:table-cell office:value-type="float" office:value="-0.00058428" calcext:value-type="float">
            <text:p>-0.00058428</text:p>
          </table:table-cell>
          <table:table-cell office:value-type="float" office:value="-0.0023994" calcext:value-type="float">
            <text:p>-0.0023994</text:p>
          </table:table-cell>
          <table:table-cell office:value-type="float" office:value="0.0037035" calcext:value-type="float">
            <text:p>0.003703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642" calcext:value-type="float">
            <text:p>-0.0024642</text:p>
          </table:table-cell>
        </table:table-row>
        <table:table-row table:style-name="ro1">
          <table:table-cell office:value-type="float" office:value="-0.0016462" calcext:value-type="float">
            <text:p>-0.0016462</text:p>
          </table:table-cell>
          <table:table-cell table:formula="of:=[.I33]*-1" office:value-type="float" office:value="0.0024808" calcext:value-type="float">
            <text:p>0.0024808</text:p>
          </table:table-cell>
          <table:table-cell office:value-type="float" office:value="-0.0025456" calcext:value-type="float">
            <text:p>-0.0025456</text:p>
          </table:table-cell>
          <table:table-cell office:value-type="float" office:value="-0.00092366" calcext:value-type="float">
            <text:p>-0.00092366</text:p>
          </table:table-cell>
          <table:table-cell office:value-type="float" office:value="-0.0025809" calcext:value-type="float">
            <text:p>-0.0025809</text:p>
          </table:table-cell>
          <table:table-cell office:value-type="float" office:value="0.0036149" calcext:value-type="float">
            <text:p>0.003614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808" calcext:value-type="float">
            <text:p>-0.0024808</text:p>
          </table:table-cell>
        </table:table-row>
        <table:table-row table:style-name="ro1">
          <table:table-cell office:value-type="float" office:value="-0.001519" calcext:value-type="float">
            <text:p>-0.001519</text:p>
          </table:table-cell>
          <table:table-cell table:formula="of:=[.I34]*-1" office:value-type="float" office:value="0.0024888" calcext:value-type="float">
            <text:p>0.0024888</text:p>
          </table:table-cell>
          <table:table-cell office:value-type="float" office:value="-0.0028471" calcext:value-type="float">
            <text:p>-0.0028471</text:p>
          </table:table-cell>
          <table:table-cell office:value-type="float" office:value="-0.0011835" calcext:value-type="float">
            <text:p>-0.0011835</text:p>
          </table:table-cell>
          <table:table-cell office:value-type="float" office:value="-0.0025869" calcext:value-type="float">
            <text:p>-0.0025869</text:p>
          </table:table-cell>
          <table:table-cell office:value-type="float" office:value="0.0035329" calcext:value-type="float">
            <text:p>0.003532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888" calcext:value-type="float">
            <text:p>-0.0024888</text:p>
          </table:table-cell>
        </table:table-row>
        <table:table-row table:style-name="ro1">
          <table:table-cell office:value-type="float" office:value="-0.0013305" calcext:value-type="float">
            <text:p>-0.0013305</text:p>
          </table:table-cell>
          <table:table-cell table:formula="of:=[.I35]*-1" office:value-type="float" office:value="0.0025354" calcext:value-type="float">
            <text:p>0.0025354</text:p>
          </table:table-cell>
          <table:table-cell office:value-type="float" office:value="-0.0031654" calcext:value-type="float">
            <text:p>-0.0031654</text:p>
          </table:table-cell>
          <table:table-cell office:value-type="float" office:value="-0.0014459" calcext:value-type="float">
            <text:p>-0.0014459</text:p>
          </table:table-cell>
          <table:table-cell office:value-type="float" office:value="-0.0025914" calcext:value-type="float">
            <text:p>-0.0025914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5354" calcext:value-type="float">
            <text:p>-0.0025354</text:p>
          </table:table-cell>
        </table:table-row>
        <table:table-row table:style-name="ro1">
          <table:table-cell office:value-type="float" office:value="-0.0011391" calcext:value-type="float">
            <text:p>-0.0011391</text:p>
          </table:table-cell>
          <table:table-cell table:formula="of:=[.I36]*-1" office:value-type="float" office:value="0.0025875" calcext:value-type="float">
            <text:p>0.0025875</text:p>
          </table:table-cell>
          <table:table-cell office:value-type="float" office:value="-0.0034945" calcext:value-type="float">
            <text:p>-0.0034945</text:p>
          </table:table-cell>
          <table:table-cell office:value-type="float" office:value="-0.0017071" calcext:value-type="float">
            <text:p>-0.0017071</text:p>
          </table:table-cell>
          <table:table-cell office:value-type="float" office:value="-0.0025934" calcext:value-type="float">
            <text:p>-0.0025934</text:p>
          </table:table-cell>
          <table:table-cell office:value-type="float" office:value="0.0032378" calcext:value-type="float">
            <text:p>0.0032378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5875" calcext:value-type="float">
            <text:p>-0.0025875</text:p>
          </table:table-cell>
        </table:table-row>
        <table:table-row table:style-name="ro1">
          <table:table-cell office:value-type="float" office:value="-0.00094641" calcext:value-type="float">
            <text:p>-0.00094641</text:p>
          </table:table-cell>
          <table:table-cell table:formula="of:=[.I37]*-1" office:value-type="float" office:value="0.0026215" calcext:value-type="float">
            <text:p>0.0026215</text:p>
          </table:table-cell>
          <table:table-cell office:value-type="float" office:value="-0.00386" calcext:value-type="float">
            <text:p>-0.00386</text:p>
          </table:table-cell>
          <table:table-cell office:value-type="float" office:value="-0.0021386" calcext:value-type="float">
            <text:p>-0.0021386</text:p>
          </table:table-cell>
          <table:table-cell office:value-type="float" office:value="-0.0026906" calcext:value-type="float">
            <text:p>-0.0026906</text:p>
          </table:table-cell>
          <table:table-cell office:value-type="float" office:value="0.0031097" calcext:value-type="float">
            <text:p>0.003109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6215" calcext:value-type="float">
            <text:p>-0.0026215</text:p>
          </table:table-cell>
        </table:table-row>
        <table:table-row table:style-name="ro1">
          <table:table-cell office:value-type="float" office:value="-0.00078429" calcext:value-type="float">
            <text:p>-0.00078429</text:p>
          </table:table-cell>
          <table:table-cell table:formula="of:=[.I38]*-1" office:value-type="float" office:value="0.0026107" calcext:value-type="float">
            <text:p>0.0026107</text:p>
          </table:table-cell>
          <table:table-cell office:value-type="float" office:value="-0.004161" calcext:value-type="float">
            <text:p>-0.004161</text:p>
          </table:table-cell>
          <table:table-cell office:value-type="float" office:value="-0.0025253" calcext:value-type="float">
            <text:p>-0.0025253</text:p>
          </table:table-cell>
          <table:table-cell office:value-type="float" office:value="-0.0028294" calcext:value-type="float">
            <text:p>-0.0028294</text:p>
          </table:table-cell>
          <table:table-cell office:value-type="float" office:value="0.0029789" calcext:value-type="float">
            <text:p>0.002978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6107" calcext:value-type="float">
            <text:p>-0.0026107</text:p>
          </table:table-cell>
        </table:table-row>
        <table:table-row table:style-name="ro1">
          <table:table-cell office:value-type="float" office:value="-0.00068908" calcext:value-type="float">
            <text:p>-0.00068908</text:p>
          </table:table-cell>
          <table:table-cell table:formula="of:=[.I39]*-1" office:value-type="float" office:value="0.0026059" calcext:value-type="float">
            <text:p>0.0026059</text:p>
          </table:table-cell>
          <table:table-cell office:value-type="float" office:value="-0.0044096" calcext:value-type="float">
            <text:p>-0.0044096</text:p>
          </table:table-cell>
          <table:table-cell office:value-type="float" office:value="-0.0029542" calcext:value-type="float">
            <text:p>-0.0029542</text:p>
          </table:table-cell>
          <table:table-cell office:value-type="float" office:value="-0.0029281" calcext:value-type="float">
            <text:p>-0.0029281</text:p>
          </table:table-cell>
          <table:table-cell office:value-type="float" office:value="0.0028956" calcext:value-type="float">
            <text:p>0.0028956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6059" calcext:value-type="float">
            <text:p>-0.0026059</text:p>
          </table:table-cell>
        </table:table-row>
        <table:table-row table:style-name="ro1">
          <table:table-cell office:value-type="float" office:value="-0.00053264" calcext:value-type="float">
            <text:p>-0.00053264</text:p>
          </table:table-cell>
          <table:table-cell table:formula="of:=[.I40]*-1" office:value-type="float" office:value="0.0025751" calcext:value-type="float">
            <text:p>0.0025751</text:p>
          </table:table-cell>
          <table:table-cell office:value-type="float" office:value="-0.0046113" calcext:value-type="float">
            <text:p>-0.0046113</text:p>
          </table:table-cell>
          <table:table-cell office:value-type="float" office:value="-0.0032547" calcext:value-type="float">
            <text:p>-0.0032547</text:p>
          </table:table-cell>
          <table:table-cell office:value-type="float" office:value="-0.0030635" calcext:value-type="float">
            <text:p>-0.0030635</text:p>
          </table:table-cell>
          <table:table-cell office:value-type="float" office:value="0.0027634" calcext:value-type="float">
            <text:p>0.002763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5751" calcext:value-type="float">
            <text:p>-0.0025751</text:p>
          </table:table-cell>
        </table:table-row>
        <table:table-row table:style-name="ro1">
          <table:table-cell office:value-type="float" office:value="-0.00035988" calcext:value-type="float">
            <text:p>-0.00035988</text:p>
          </table:table-cell>
          <table:table-cell table:formula="of:=[.I41]*-1" office:value-type="float" office:value="0.002477" calcext:value-type="float">
            <text:p>0.002477</text:p>
          </table:table-cell>
          <table:table-cell office:value-type="float" office:value="-0.004692" calcext:value-type="float">
            <text:p>-0.004692</text:p>
          </table:table-cell>
          <table:table-cell office:value-type="float" office:value="-0.0034265" calcext:value-type="float">
            <text:p>-0.0034265</text:p>
          </table:table-cell>
          <table:table-cell office:value-type="float" office:value="-0.0031483" calcext:value-type="float">
            <text:p>-0.0031483</text:p>
          </table:table-cell>
          <table:table-cell office:value-type="float" office:value="0.0025899" calcext:value-type="float">
            <text:p>0.002589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77" calcext:value-type="float">
            <text:p>-0.002477</text:p>
          </table:table-cell>
        </table:table-row>
        <table:table-row table:style-name="ro1">
          <table:table-cell office:value-type="float" office:value="-0.00019857" calcext:value-type="float">
            <text:p>-0.00019857</text:p>
          </table:table-cell>
          <table:table-cell table:formula="of:=[.I42]*-1" office:value-type="float" office:value="0.0023995" calcext:value-type="float">
            <text:p>0.0023995</text:p>
          </table:table-cell>
          <table:table-cell office:value-type="float" office:value="-0.0047252" calcext:value-type="float">
            <text:p>-0.0047252</text:p>
          </table:table-cell>
          <table:table-cell office:value-type="float" office:value="-0.0034686" calcext:value-type="float">
            <text:p>-0.0034686</text:p>
          </table:table-cell>
          <table:table-cell office:value-type="float" office:value="-0.0032737" calcext:value-type="float">
            <text:p>-0.0032737</text:p>
          </table:table-cell>
          <table:table-cell office:value-type="float" office:value="0.0024536" calcext:value-type="float">
            <text:p>0.0024536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3995" calcext:value-type="float">
            <text:p>-0.0023995</text:p>
          </table:table-cell>
        </table:table-row>
        <table:table-row table:style-name="ro1">
          <table:table-cell office:value-type="float" office:value="0.000024642" calcext:value-type="float">
            <text:p>0.000024642</text:p>
          </table:table-cell>
          <table:table-cell table:formula="of:=[.I43]*-1" office:value-type="float" office:value="0.0023595" calcext:value-type="float">
            <text:p>0.0023595</text:p>
          </table:table-cell>
          <table:table-cell office:value-type="float" office:value="-0.0047001" calcext:value-type="float">
            <text:p>-0.0047001</text:p>
          </table:table-cell>
          <table:table-cell office:value-type="float" office:value="-0.0033359" calcext:value-type="float">
            <text:p>-0.0033359</text:p>
          </table:table-cell>
          <table:table-cell office:value-type="float" office:value="-0.0033875" calcext:value-type="float">
            <text:p>-0.0033875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3595" calcext:value-type="float">
            <text:p>-0.0023595</text:p>
          </table:table-cell>
        </table:table-row>
        <table:table-row table:style-name="ro1">
          <table:table-cell office:value-type="float" office:value="0.00023368" calcext:value-type="float">
            <text:p>0.00023368</text:p>
          </table:table-cell>
          <table:table-cell table:formula="of:=[.I44]*-1" office:value-type="float" office:value="0.0023026" calcext:value-type="float">
            <text:p>0.0023026</text:p>
          </table:table-cell>
          <table:table-cell office:value-type="float" office:value="-0.0046937" calcext:value-type="float">
            <text:p>-0.0046937</text:p>
          </table:table-cell>
          <table:table-cell office:value-type="float" office:value="-0.0031631" calcext:value-type="float">
            <text:p>-0.0031631</text:p>
          </table:table-cell>
          <table:table-cell office:value-type="float" office:value="-0.003459" calcext:value-type="float">
            <text:p>-0.003459</text:p>
          </table:table-cell>
          <table:table-cell office:value-type="float" office:value="0.0020529" calcext:value-type="float">
            <text:p>0.002052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3026" calcext:value-type="float">
            <text:p>-0.0023026</text:p>
          </table:table-cell>
        </table:table-row>
        <table:table-row table:style-name="ro1">
          <table:table-cell office:value-type="float" office:value="0.0004363" calcext:value-type="float">
            <text:p>0.0004363</text:p>
          </table:table-cell>
          <table:table-cell table:formula="of:=[.I45]*-1" office:value-type="float" office:value="0.0022433" calcext:value-type="float">
            <text:p>0.0022433</text:p>
          </table:table-cell>
          <table:table-cell office:value-type="float" office:value="-0.0046611" calcext:value-type="float">
            <text:p>-0.0046611</text:p>
          </table:table-cell>
          <table:table-cell office:value-type="float" office:value="-0.0029026" calcext:value-type="float">
            <text:p>-0.0029026</text:p>
          </table:table-cell>
          <table:table-cell office:value-type="float" office:value="-0.0035313" calcext:value-type="float">
            <text:p>-0.0035313</text:p>
          </table:table-cell>
          <table:table-cell office:value-type="float" office:value="0.0019587" calcext:value-type="float">
            <text:p>0.001958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2433" calcext:value-type="float">
            <text:p>-0.0022433</text:p>
          </table:table-cell>
        </table:table-row>
        <table:table-row table:style-name="ro1">
          <table:table-cell office:value-type="float" office:value="0.00053401" calcext:value-type="float">
            <text:p>0.00053401</text:p>
          </table:table-cell>
          <table:table-cell table:formula="of:=[.I46]*-1" office:value-type="float" office:value="0.0021849" calcext:value-type="float">
            <text:p>0.0021849</text:p>
          </table:table-cell>
          <table:table-cell office:value-type="float" office:value="-0.0045726" calcext:value-type="float">
            <text:p>-0.0045726</text:p>
          </table:table-cell>
          <table:table-cell office:value-type="float" office:value="-0.0027731" calcext:value-type="float">
            <text:p>-0.0027731</text:p>
          </table:table-cell>
          <table:table-cell office:value-type="float" office:value="-0.0035654" calcext:value-type="float">
            <text:p>-0.0035654</text:p>
          </table:table-cell>
          <table:table-cell office:value-type="float" office:value="0.0018685" calcext:value-type="float">
            <text:p>0.001868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1849" calcext:value-type="float">
            <text:p>-0.0021849</text:p>
          </table:table-cell>
        </table:table-row>
        <table:table-row table:style-name="ro1">
          <table:table-cell office:value-type="float" office:value="0.00064955" calcext:value-type="float">
            <text:p>0.00064955</text:p>
          </table:table-cell>
          <table:table-cell table:formula="of:=[.I47]*-1" office:value-type="float" office:value="0.0020941" calcext:value-type="float">
            <text:p>0.0020941</text:p>
          </table:table-cell>
          <table:table-cell office:value-type="float" office:value="-0.0045411" calcext:value-type="float">
            <text:p>-0.0045411</text:p>
          </table:table-cell>
          <table:table-cell office:value-type="float" office:value="-0.0026436" calcext:value-type="float">
            <text:p>-0.0026436</text:p>
          </table:table-cell>
          <table:table-cell office:value-type="float" office:value="-0.0035995" calcext:value-type="float">
            <text:p>-0.0035995</text:p>
          </table:table-cell>
          <table:table-cell office:value-type="float" office:value="0.0017783" calcext:value-type="float">
            <text:p>0.0017783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0941" calcext:value-type="float">
            <text:p>-0.0020941</text:p>
          </table:table-cell>
        </table:table-row>
        <table:table-row table:style-name="ro1">
          <table:table-cell office:value-type="float" office:value="0.00072472" calcext:value-type="float">
            <text:p>0.00072472</text:p>
          </table:table-cell>
          <table:table-cell table:formula="of:=[.I48]*-1" office:value-type="float" office:value="0.0020322" calcext:value-type="float">
            <text:p>0.0020322</text:p>
          </table:table-cell>
          <table:table-cell office:value-type="float" office:value="-0.0044795" calcext:value-type="float">
            <text:p>-0.0044795</text:p>
          </table:table-cell>
          <table:table-cell office:value-type="float" office:value="-0.0025108" calcext:value-type="float">
            <text:p>-0.0025108</text:p>
          </table:table-cell>
          <table:table-cell office:value-type="float" office:value="-0.0037198" calcext:value-type="float">
            <text:p>-0.0037198</text:p>
          </table:table-cell>
          <table:table-cell office:value-type="float" office:value="0.0016841" calcext:value-type="float">
            <text:p>0.001684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0322" calcext:value-type="float">
            <text:p>-0.0020322</text:p>
          </table:table-cell>
        </table:table-row>
        <table:table-row table:style-name="ro1">
          <table:table-cell office:value-type="float" office:value="0.00081248" calcext:value-type="float">
            <text:p>0.00081248</text:p>
          </table:table-cell>
          <table:table-cell table:formula="of:=[.I49]*-1" office:value-type="float" office:value="0.0020109" calcext:value-type="float">
            <text:p>0.0020109</text:p>
          </table:table-cell>
          <table:table-cell office:value-type="float" office:value="-0.0044899" calcext:value-type="float">
            <text:p>-0.0044899</text:p>
          </table:table-cell>
          <table:table-cell office:value-type="float" office:value="-0.0024253" calcext:value-type="float">
            <text:p>-0.0024253</text:p>
          </table:table-cell>
          <table:table-cell office:value-type="float" office:value="-0.0037972" calcext:value-type="float">
            <text:p>-0.0037972</text:p>
          </table:table-cell>
          <table:table-cell office:value-type="float" office:value="0.0015478" calcext:value-type="float">
            <text:p>0.0015478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0109" calcext:value-type="float">
            <text:p>-0.0020109</text:p>
          </table:table-cell>
        </table:table-row>
        <table:table-row table:style-name="ro1">
          <table:table-cell office:value-type="float" office:value="0.00085096" calcext:value-type="float">
            <text:p>0.00085096</text:p>
          </table:table-cell>
          <table:table-cell table:formula="of:=[.I50]*-1" office:value-type="float" office:value="0.0019624" calcext:value-type="float">
            <text:p>0.0019624</text:p>
          </table:table-cell>
          <table:table-cell office:value-type="float" office:value="-0.0043998" calcext:value-type="float">
            <text:p>-0.0043998</text:p>
          </table:table-cell>
          <table:table-cell office:value-type="float" office:value="-0.002336" calcext:value-type="float">
            <text:p>-0.002336</text:p>
          </table:table-cell>
          <table:table-cell office:value-type="float" office:value="-0.0038735" calcext:value-type="float">
            <text:p>-0.0038735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9624" calcext:value-type="float">
            <text:p>-0.0019624</text:p>
          </table:table-cell>
        </table:table-row>
        <table:table-row table:style-name="ro1">
          <table:table-cell office:value-type="float" office:value="0.00089356" calcext:value-type="float">
            <text:p>0.00089356</text:p>
          </table:table-cell>
          <table:table-cell table:formula="of:=[.I51]*-1" office:value-type="float" office:value="0.0019571" calcext:value-type="float">
            <text:p>0.0019571</text:p>
          </table:table-cell>
          <table:table-cell office:value-type="float" office:value="-0.0043883" calcext:value-type="float">
            <text:p>-0.0043883</text:p>
          </table:table-cell>
          <table:table-cell office:value-type="float" office:value="-0.0023399" calcext:value-type="float">
            <text:p>-0.0023399</text:p>
          </table:table-cell>
          <table:table-cell office:value-type="float" office:value="-0.0038681" calcext:value-type="float">
            <text:p>-0.0038681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9571" calcext:value-type="float">
            <text:p>-0.0019571</text:p>
          </table:table-cell>
        </table:table-row>
        <table:table-row table:style-name="ro1">
          <table:table-cell office:value-type="float" office:value="0.00097194" calcext:value-type="float">
            <text:p>0.00097194</text:p>
          </table:table-cell>
          <table:table-cell table:formula="of:=[.I52]*-1" office:value-type="float" office:value="0.0019059" calcext:value-type="float">
            <text:p>0.0019059</text:p>
          </table:table-cell>
          <table:table-cell office:value-type="float" office:value="-0.0043467" calcext:value-type="float">
            <text:p>-0.0043467</text:p>
          </table:table-cell>
          <table:table-cell office:value-type="float" office:value="-0.0023446" calcext:value-type="float">
            <text:p>-0.0023446</text:p>
          </table:table-cell>
          <table:table-cell office:value-type="float" office:value="-0.0037779" calcext:value-type="float">
            <text:p>-0.0037779</text:p>
          </table:table-cell>
          <table:table-cell office:value-type="float" office:value="0.0012019" calcext:value-type="float">
            <text:p>0.001201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9059" calcext:value-type="float">
            <text:p>-0.0019059</text:p>
          </table:table-cell>
        </table:table-row>
        <table:table-row table:style-name="ro1">
          <table:table-cell office:value-type="float" office:value="0.0010051" calcext:value-type="float">
            <text:p>0.0010051</text:p>
          </table:table-cell>
          <table:table-cell table:formula="of:=[.I53]*-1" office:value-type="float" office:value="0.0018978" calcext:value-type="float">
            <text:p>0.0018978</text:p>
          </table:table-cell>
          <table:table-cell office:value-type="float" office:value="-0.0043015" calcext:value-type="float">
            <text:p>-0.0043015</text:p>
          </table:table-cell>
          <table:table-cell office:value-type="float" office:value="-0.0023558" calcext:value-type="float">
            <text:p>-0.0023558</text:p>
          </table:table-cell>
          <table:table-cell office:value-type="float" office:value="-0.0035155" calcext:value-type="float">
            <text:p>-0.0035155</text:p>
          </table:table-cell>
          <table:table-cell office:value-type="float" office:value="0.0011277" calcext:value-type="float">
            <text:p>0.001127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8978" calcext:value-type="float">
            <text:p>-0.0018978</text:p>
          </table:table-cell>
        </table:table-row>
        <table:table-row table:style-name="ro1">
          <table:table-cell office:value-type="float" office:value="0.00098135" calcext:value-type="float">
            <text:p>0.00098135</text:p>
          </table:table-cell>
          <table:table-cell table:formula="of:=[.I54]*-1" office:value-type="float" office:value="0.0018748" calcext:value-type="float">
            <text:p>0.0018748</text:p>
          </table:table-cell>
          <table:table-cell office:value-type="float" office:value="-0.0042556" calcext:value-type="float">
            <text:p>-0.0042556</text:p>
          </table:table-cell>
          <table:table-cell office:value-type="float" office:value="-0.0023645" calcext:value-type="float">
            <text:p>-0.0023645</text:p>
          </table:table-cell>
          <table:table-cell office:value-type="float" office:value="-0.0032545" calcext:value-type="float">
            <text:p>-0.0032545</text:p>
          </table:table-cell>
          <table:table-cell office:value-type="float" office:value="0.0010984" calcext:value-type="float">
            <text:p>0.001098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8748" calcext:value-type="float">
            <text:p>-0.0018748</text:p>
          </table:table-cell>
        </table:table-row>
        <table:table-row table:style-name="ro1">
          <table:table-cell office:value-type="float" office:value="0.00098495" calcext:value-type="float">
            <text:p>0.00098495</text:p>
          </table:table-cell>
          <table:table-cell table:formula="of:=[.I55]*-1" office:value-type="float" office:value="0.0018694" calcext:value-type="float">
            <text:p>0.0018694</text:p>
          </table:table-cell>
          <table:table-cell office:value-type="float" office:value="-0.0042426" calcext:value-type="float">
            <text:p>-0.0042426</text:p>
          </table:table-cell>
          <table:table-cell office:value-type="float" office:value="-0.0024606" calcext:value-type="float">
            <text:p>-0.0024606</text:p>
          </table:table-cell>
          <table:table-cell office:value-type="float" office:value="-0.0029993" calcext:value-type="float">
            <text:p>-0.0029993</text:p>
          </table:table-cell>
          <table:table-cell office:value-type="float" office:value="0.0011117" calcext:value-type="float">
            <text:p>0.001111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8694" calcext:value-type="float">
            <text:p>-0.0018694</text:p>
          </table:table-cell>
        </table:table-row>
        <table:table-row table:style-name="ro1">
          <table:table-cell office:value-type="float" office:value="0.00097236" calcext:value-type="float">
            <text:p>0.00097236</text:p>
          </table:table-cell>
          <table:table-cell table:formula="of:=[.I56]*-1" office:value-type="float" office:value="0.0018453" calcext:value-type="float">
            <text:p>0.0018453</text:p>
          </table:table-cell>
          <table:table-cell office:value-type="float" office:value="-0.0041513" calcext:value-type="float">
            <text:p>-0.0041513</text:p>
          </table:table-cell>
          <table:table-cell office:value-type="float" office:value="-0.0025086" calcext:value-type="float">
            <text:p>-0.0025086</text:p>
          </table:table-cell>
          <table:table-cell office:value-type="float" office:value="-0.0028718" calcext:value-type="float">
            <text:p>-0.0028718</text:p>
          </table:table-cell>
          <table:table-cell office:value-type="float" office:value="0.0011184" calcext:value-type="float">
            <text:p>0.001118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8453" calcext:value-type="float">
            <text:p>-0.0018453</text:p>
          </table:table-cell>
        </table:table-row>
        <table:table-row table:style-name="ro1">
          <table:table-cell office:value-type="float" office:value="0.00088307" calcext:value-type="float">
            <text:p>0.00088307</text:p>
          </table:table-cell>
          <table:table-cell table:formula="of:=[.I57]*-1" office:value-type="float" office:value="0.0018547" calcext:value-type="float">
            <text:p>0.0018547</text:p>
          </table:table-cell>
          <table:table-cell office:value-type="float" office:value="-0.0041004" calcext:value-type="float">
            <text:p>-0.0041004</text:p>
          </table:table-cell>
          <table:table-cell office:value-type="float" office:value="-0.0025566" calcext:value-type="float">
            <text:p>-0.0025566</text:p>
          </table:table-cell>
          <table:table-cell office:value-type="float" office:value="-0.0027442" calcext:value-type="float">
            <text:p>-0.0027442</text:p>
          </table:table-cell>
          <table:table-cell office:value-type="float" office:value="0.0011251" calcext:value-type="float">
            <text:p>0.001125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8547" calcext:value-type="float">
            <text:p>-0.0018547</text:p>
          </table:table-cell>
        </table:table-row>
        <table:table-row table:style-name="ro1">
          <table:table-cell office:value-type="float" office:value="0.0007848" calcext:value-type="float">
            <text:p>0.0007848</text:p>
          </table:table-cell>
          <table:table-cell table:formula="of:=[.I58]*-1" office:value-type="float" office:value="0.0019048" calcext:value-type="float">
            <text:p>0.0019048</text:p>
          </table:table-cell>
          <table:table-cell office:value-type="float" office:value="-0.0040452" calcext:value-type="float">
            <text:p>-0.0040452</text:p>
          </table:table-cell>
          <table:table-cell office:value-type="float" office:value="-0.0025599" calcext:value-type="float">
            <text:p>-0.0025599</text:p>
          </table:table-cell>
          <table:table-cell office:value-type="float" office:value="-0.002658" calcext:value-type="float">
            <text:p>-0.002658</text:p>
          </table:table-cell>
          <table:table-cell office:value-type="float" office:value="0.0011291" calcext:value-type="float">
            <text:p>0.001129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9048" calcext:value-type="float">
            <text:p>-0.0019048</text:p>
          </table:table-cell>
        </table:table-row>
        <table:table-row table:style-name="ro1">
          <table:table-cell office:value-type="float" office:value="0.00077071" calcext:value-type="float">
            <text:p>0.00077071</text:p>
          </table:table-cell>
          <table:table-cell table:formula="of:=[.I59]*-1" office:value-type="float" office:value="0.0019154" calcext:value-type="float">
            <text:p>0.0019154</text:p>
          </table:table-cell>
          <table:table-cell office:value-type="float" office:value="-0.0039988" calcext:value-type="float">
            <text:p>-0.0039988</text:p>
          </table:table-cell>
          <table:table-cell office:value-type="float" office:value="-0.0025599" calcext:value-type="float">
            <text:p>-0.0025599</text:p>
          </table:table-cell>
          <table:table-cell office:value-type="float" office:value="-0.002658" calcext:value-type="float">
            <text:p>-0.002658</text:p>
          </table:table-cell>
          <table:table-cell office:value-type="float" office:value="0.0011291" calcext:value-type="float">
            <text:p>0.001129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19154" calcext:value-type="float">
            <text:p>-0.0019154</text:p>
          </table:table-cell>
        </table:table-row>
        <table:table-row table:style-name="ro1">
          <table:table-cell office:value-type="float" office:value="0.00070897" calcext:value-type="float">
            <text:p>0.00070897</text:p>
          </table:table-cell>
          <table:table-cell table:formula="of:=[.I60]*-1" office:value-type="float" office:value="0.0020021" calcext:value-type="float">
            <text:p>0.0020021</text:p>
          </table:table-cell>
          <table:table-cell office:value-type="float" office:value="-0.0039764" calcext:value-type="float">
            <text:p>-0.0039764</text:p>
          </table:table-cell>
          <table:table-cell office:value-type="float" office:value="-0.0023876" calcext:value-type="float">
            <text:p>-0.0023876</text:p>
          </table:table-cell>
          <table:table-cell office:value-type="float" office:value="-0.0026514" calcext:value-type="float">
            <text:p>-0.0026514</text:p>
          </table:table-cell>
          <table:table-cell office:value-type="float" office:value="0.0011263" calcext:value-type="float">
            <text:p>0.0011263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0021" calcext:value-type="float">
            <text:p>-0.0020021</text:p>
          </table:table-cell>
        </table:table-row>
        <table:table-row table:style-name="ro1">
          <table:table-cell office:value-type="float" office:value="0.00056816" calcext:value-type="float">
            <text:p>0.00056816</text:p>
          </table:table-cell>
          <table:table-cell table:formula="of:=[.I61]*-1" office:value-type="float" office:value="0.002101" calcext:value-type="float">
            <text:p>0.002101</text:p>
          </table:table-cell>
          <table:table-cell office:value-type="float" office:value="-0.0039117" calcext:value-type="float">
            <text:p>-0.0039117</text:p>
          </table:table-cell>
          <table:table-cell office:value-type="float" office:value="-0.0023001" calcext:value-type="float">
            <text:p>-0.0023001</text:p>
          </table:table-cell>
          <table:table-cell office:value-type="float" office:value="-0.0026521" calcext:value-type="float">
            <text:p>-0.0026521</text:p>
          </table:table-cell>
          <table:table-cell office:value-type="float" office:value="0.0012111" calcext:value-type="float">
            <text:p>0.001211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101" calcext:value-type="float">
            <text:p>-0.002101</text:p>
          </table:table-cell>
        </table:table-row>
        <table:table-row table:style-name="ro1">
          <table:table-cell office:value-type="float" office:value="0.00052024" calcext:value-type="float">
            <text:p>0.00052024</text:p>
          </table:table-cell>
          <table:table-cell table:formula="of:=[.I62]*-1" office:value-type="float" office:value="0.0021622" calcext:value-type="float">
            <text:p>0.0021622</text:p>
          </table:table-cell>
          <table:table-cell office:value-type="float" office:value="-0.0038579" calcext:value-type="float">
            <text:p>-0.0038579</text:p>
          </table:table-cell>
          <table:table-cell office:value-type="float" office:value="-0.0021725" calcext:value-type="float">
            <text:p>-0.0021725</text:p>
          </table:table-cell>
          <table:table-cell office:value-type="float" office:value="-0.002604" calcext:value-type="float">
            <text:p>-0.002604</text:p>
          </table:table-cell>
          <table:table-cell office:value-type="float" office:value="0.0012111" calcext:value-type="float">
            <text:p>0.001211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1622" calcext:value-type="float">
            <text:p>-0.0021622</text:p>
          </table:table-cell>
        </table:table-row>
        <table:table-row table:style-name="ro1">
          <table:table-cell office:value-type="float" office:value="0.00034945" calcext:value-type="float">
            <text:p>0.00034945</text:p>
          </table:table-cell>
          <table:table-cell table:formula="of:=[.I63]*-1" office:value-type="float" office:value="0.002272" calcext:value-type="float">
            <text:p>0.002272</text:p>
          </table:table-cell>
          <table:table-cell office:value-type="float" office:value="-0.003744" calcext:value-type="float">
            <text:p>-0.003744</text:p>
          </table:table-cell>
          <table:table-cell office:value-type="float" office:value="-0.0019581" calcext:value-type="float">
            <text:p>-0.0019581</text:p>
          </table:table-cell>
          <table:table-cell office:value-type="float" office:value="-0.002472" calcext:value-type="float">
            <text:p>-0.002472</text:p>
          </table:table-cell>
          <table:table-cell office:value-type="float" office:value="0.0013446" calcext:value-type="float">
            <text:p>0.0013446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272" calcext:value-type="float">
            <text:p>-0.002272</text:p>
          </table:table-cell>
        </table:table-row>
        <table:table-row table:style-name="ro1">
          <table:table-cell office:value-type="float" office:value="0.00020407" calcext:value-type="float">
            <text:p>0.00020407</text:p>
          </table:table-cell>
          <table:table-cell table:formula="of:=[.I64]*-1" office:value-type="float" office:value="0.0023309" calcext:value-type="float">
            <text:p>0.0023309</text:p>
          </table:table-cell>
          <table:table-cell office:value-type="float" office:value="-0.0036144" calcext:value-type="float">
            <text:p>-0.0036144</text:p>
          </table:table-cell>
          <table:table-cell office:value-type="float" office:value="-0.0017922" calcext:value-type="float">
            <text:p>-0.0017922</text:p>
          </table:table-cell>
          <table:table-cell office:value-type="float" office:value="-0.0022996" calcext:value-type="float">
            <text:p>-0.0022996</text:p>
          </table:table-cell>
          <table:table-cell office:value-type="float" office:value="0.0014773" calcext:value-type="float">
            <text:p>0.0014773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3309" calcext:value-type="float">
            <text:p>-0.0023309</text:p>
          </table:table-cell>
        </table:table-row>
        <table:table-row table:style-name="ro1">
          <table:table-cell office:value-type="float" office:value="0.0000541" calcext:value-type="float">
            <text:p>0.0000541</text:p>
          </table:table-cell>
          <table:table-cell table:formula="of:=[.I65]*-1" office:value-type="float" office:value="0.0024321" calcext:value-type="float">
            <text:p>0.0024321</text:p>
          </table:table-cell>
          <table:table-cell office:value-type="float" office:value="-0.0035967" calcext:value-type="float">
            <text:p>-0.0035967</text:p>
          </table:table-cell>
          <table:table-cell office:value-type="float" office:value="-0.0017073" calcext:value-type="float">
            <text:p>-0.0017073</text:p>
          </table:table-cell>
          <table:table-cell office:value-type="float" office:value="-0.0021334" calcext:value-type="float">
            <text:p>-0.0021334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4321" calcext:value-type="float">
            <text:p>-0.0024321</text:p>
          </table:table-cell>
        </table:table-row>
        <table:table-row table:style-name="ro1">
          <table:table-cell office:value-type="float" office:value="-0.00013268" calcext:value-type="float">
            <text:p>-0.00013268</text:p>
          </table:table-cell>
          <table:table-cell table:formula="of:=[.I66]*-1" office:value-type="float" office:value="0.0025456" calcext:value-type="float">
            <text:p>0.0025456</text:p>
          </table:table-cell>
          <table:table-cell office:value-type="float" office:value="-0.0035479" calcext:value-type="float">
            <text:p>-0.0035479</text:p>
          </table:table-cell>
          <table:table-cell office:value-type="float" office:value="-0.0016606" calcext:value-type="float">
            <text:p>-0.0016606</text:p>
          </table:table-cell>
          <table:table-cell office:value-type="float" office:value="-0.002098" calcext:value-type="float">
            <text:p>-0.002098</text:p>
          </table:table-cell>
          <table:table-cell office:value-type="float" office:value="0.0019194" calcext:value-type="float">
            <text:p>0.001919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5456" calcext:value-type="float">
            <text:p>-0.0025456</text:p>
          </table:table-cell>
        </table:table-row>
        <table:table-row table:style-name="ro1">
          <table:table-cell office:value-type="float" office:value="-0.00031467" calcext:value-type="float">
            <text:p>-0.00031467</text:p>
          </table:table-cell>
          <table:table-cell table:formula="of:=[.I67]*-1" office:value-type="float" office:value="0.0026582" calcext:value-type="float">
            <text:p>0.0026582</text:p>
          </table:table-cell>
          <table:table-cell office:value-type="float" office:value="-0.0035348" calcext:value-type="float">
            <text:p>-0.0035348</text:p>
          </table:table-cell>
          <table:table-cell office:value-type="float" office:value="-0.0017005" calcext:value-type="float">
            <text:p>-0.0017005</text:p>
          </table:table-cell>
          <table:table-cell office:value-type="float" office:value="-0.0021533" calcext:value-type="float">
            <text:p>-0.0021533</text:p>
          </table:table-cell>
          <table:table-cell office:value-type="float" office:value="0.0021317" calcext:value-type="float">
            <text:p>0.002131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6582" calcext:value-type="float">
            <text:p>-0.0026582</text:p>
          </table:table-cell>
        </table:table-row>
        <table:table-row table:style-name="ro1">
          <table:table-cell office:value-type="float" office:value="-0.0005044" calcext:value-type="float">
            <text:p>-0.0005044</text:p>
          </table:table-cell>
          <table:table-cell table:formula="of:=[.I68]*-1" office:value-type="float" office:value="0.0027276" calcext:value-type="float">
            <text:p>0.0027276</text:p>
          </table:table-cell>
          <table:table-cell office:value-type="float" office:value="-0.0035842" calcext:value-type="float">
            <text:p>-0.0035842</text:p>
          </table:table-cell>
          <table:table-cell office:value-type="float" office:value="-0.0017399" calcext:value-type="float">
            <text:p>-0.0017399</text:p>
          </table:table-cell>
          <table:table-cell office:value-type="float" office:value="-0.0021213" calcext:value-type="float">
            <text:p>-0.0021213</text:p>
          </table:table-cell>
          <table:table-cell office:value-type="float" office:value="0.0023515" calcext:value-type="float">
            <text:p>0.002351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7276" calcext:value-type="float">
            <text:p>-0.0027276</text:p>
          </table:table-cell>
        </table:table-row>
        <table:table-row table:style-name="ro1">
          <table:table-cell office:value-type="float" office:value="-0.00070166" calcext:value-type="float">
            <text:p>-0.00070166</text:p>
          </table:table-cell>
          <table:table-cell table:formula="of:=[.I69]*-1" office:value-type="float" office:value="0.0028609" calcext:value-type="float">
            <text:p>0.0028609</text:p>
          </table:table-cell>
          <table:table-cell office:value-type="float" office:value="-0.0036508" calcext:value-type="float">
            <text:p>-0.0036508</text:p>
          </table:table-cell>
          <table:table-cell office:value-type="float" office:value="-0.001866" calcext:value-type="float">
            <text:p>-0.001866</text:p>
          </table:table-cell>
          <table:table-cell office:value-type="float" office:value="-0.0021799" calcext:value-type="float">
            <text:p>-0.0021799</text:p>
          </table:table-cell>
          <table:table-cell office:value-type="float" office:value="0.0025652" calcext:value-type="float">
            <text:p>0.0025652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8609" calcext:value-type="float">
            <text:p>-0.0028609</text:p>
          </table:table-cell>
        </table:table-row>
        <table:table-row table:style-name="ro1">
          <table:table-cell office:value-type="float" office:value="-0.00087438" calcext:value-type="float">
            <text:p>-0.00087438</text:p>
          </table:table-cell>
          <table:table-cell table:formula="of:=[.I70]*-1" office:value-type="float" office:value="0.0029733" calcext:value-type="float">
            <text:p>0.0029733</text:p>
          </table:table-cell>
          <table:table-cell office:value-type="float" office:value="-0.0036865" calcext:value-type="float">
            <text:p>-0.0036865</text:p>
          </table:table-cell>
          <table:table-cell office:value-type="float" office:value="-0.002033" calcext:value-type="float">
            <text:p>-0.002033</text:p>
          </table:table-cell>
          <table:table-cell office:value-type="float" office:value="-0.0021959" calcext:value-type="float">
            <text:p>-0.0021959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29733" calcext:value-type="float">
            <text:p>-0.0029733</text:p>
          </table:table-cell>
        </table:table-row>
        <table:table-row table:style-name="ro1">
          <table:table-cell office:value-type="float" office:value="-0.0010513" calcext:value-type="float">
            <text:p>-0.0010513</text:p>
          </table:table-cell>
          <table:table-cell table:formula="of:=[.I71]*-1" office:value-type="float" office:value="0.0030789" calcext:value-type="float">
            <text:p>0.0030789</text:p>
          </table:table-cell>
          <table:table-cell office:value-type="float" office:value="-0.0037718" calcext:value-type="float">
            <text:p>-0.0037718</text:p>
          </table:table-cell>
          <table:table-cell office:value-type="float" office:value="-0.0022026" calcext:value-type="float">
            <text:p>-0.0022026</text:p>
          </table:table-cell>
          <table:table-cell office:value-type="float" office:value="-0.0022105" calcext:value-type="float">
            <text:p>-0.0022105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0789" calcext:value-type="float">
            <text:p>-0.0030789</text:p>
          </table:table-cell>
        </table:table-row>
        <table:table-row table:style-name="ro1">
          <table:table-cell office:value-type="float" office:value="-0.0011321" calcext:value-type="float">
            <text:p>-0.0011321</text:p>
          </table:table-cell>
          <table:table-cell table:formula="of:=[.I72]*-1" office:value-type="float" office:value="0.0031802" calcext:value-type="float">
            <text:p>0.0031802</text:p>
          </table:table-cell>
          <table:table-cell office:value-type="float" office:value="-0.0038127" calcext:value-type="float">
            <text:p>-0.0038127</text:p>
          </table:table-cell>
          <table:table-cell office:value-type="float" office:value="-0.0023321" calcext:value-type="float">
            <text:p>-0.0023321</text:p>
          </table:table-cell>
          <table:table-cell office:value-type="float" office:value="-0.0021764" calcext:value-type="float">
            <text:p>-0.0021764</text:p>
          </table:table-cell>
          <table:table-cell office:value-type="float" office:value="0.0030502" calcext:value-type="float">
            <text:p>0.0030502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1802" calcext:value-type="float">
            <text:p>-0.0031802</text:p>
          </table:table-cell>
        </table:table-row>
        <table:table-row table:style-name="ro1">
          <table:table-cell office:value-type="float" office:value="-0.0012095" calcext:value-type="float">
            <text:p>-0.0012095</text:p>
          </table:table-cell>
          <table:table-cell table:formula="of:=[.I73]*-1" office:value-type="float" office:value="0.0033152" calcext:value-type="float">
            <text:p>0.0033152</text:p>
          </table:table-cell>
          <table:table-cell office:value-type="float" office:value="-0.0039233" calcext:value-type="float">
            <text:p>-0.0039233</text:p>
          </table:table-cell>
          <table:table-cell office:value-type="float" office:value="-0.0024583" calcext:value-type="float">
            <text:p>-0.0024583</text:p>
          </table:table-cell>
          <table:table-cell office:value-type="float" office:value="-0.0022284" calcext:value-type="float">
            <text:p>-0.0022284</text:p>
          </table:table-cell>
          <table:table-cell office:value-type="float" office:value="0.0031364" calcext:value-type="float">
            <text:p>0.003136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3152" calcext:value-type="float">
            <text:p>-0.0033152</text:p>
          </table:table-cell>
        </table:table-row>
        <table:table-row table:style-name="ro1">
          <table:table-cell office:value-type="float" office:value="-0.0011815" calcext:value-type="float">
            <text:p>-0.0011815</text:p>
          </table:table-cell>
          <table:table-cell table:formula="of:=[.I74]*-1" office:value-type="float" office:value="0.003377" calcext:value-type="float">
            <text:p>0.003377</text:p>
          </table:table-cell>
          <table:table-cell office:value-type="float" office:value="-0.0040369" calcext:value-type="float">
            <text:p>-0.0040369</text:p>
          </table:table-cell>
          <table:table-cell office:value-type="float" office:value="-0.0026721" calcext:value-type="float">
            <text:p>-0.0026721</text:p>
          </table:table-cell>
          <table:table-cell office:value-type="float" office:value="-0.0022797" calcext:value-type="float">
            <text:p>-0.0022797</text:p>
          </table:table-cell>
          <table:table-cell office:value-type="float" office:value="0.0031379" calcext:value-type="float">
            <text:p>0.003137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377" calcext:value-type="float">
            <text:p>-0.003377</text:p>
          </table:table-cell>
        </table:table-row>
        <table:table-row table:style-name="ro1">
          <table:table-cell office:value-type="float" office:value="-0.0011452" calcext:value-type="float">
            <text:p>-0.0011452</text:p>
          </table:table-cell>
          <table:table-cell table:formula="of:=[.I75]*-1" office:value-type="float" office:value="0.0034357" calcext:value-type="float">
            <text:p>0.0034357</text:p>
          </table:table-cell>
          <table:table-cell office:value-type="float" office:value="-0.0042582" calcext:value-type="float">
            <text:p>-0.0042582</text:p>
          </table:table-cell>
          <table:table-cell office:value-type="float" office:value="-0.0030127" calcext:value-type="float">
            <text:p>-0.0030127</text:p>
          </table:table-cell>
          <table:table-cell office:value-type="float" office:value="-0.0024639" calcext:value-type="float">
            <text:p>-0.0024639</text:p>
          </table:table-cell>
          <table:table-cell office:value-type="float" office:value="0.0030905" calcext:value-type="float">
            <text:p>0.003090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4357" calcext:value-type="float">
            <text:p>-0.0034357</text:p>
          </table:table-cell>
        </table:table-row>
        <table:table-row table:style-name="ro1">
          <table:table-cell office:value-type="float" office:value="-0.0010691" calcext:value-type="float">
            <text:p>-0.0010691</text:p>
          </table:table-cell>
          <table:table-cell table:formula="of:=[.I76]*-1" office:value-type="float" office:value="0.0034473" calcext:value-type="float">
            <text:p>0.0034473</text:p>
          </table:table-cell>
          <table:table-cell office:value-type="float" office:value="-0.0044884" calcext:value-type="float">
            <text:p>-0.0044884</text:p>
          </table:table-cell>
          <table:table-cell office:value-type="float" office:value="-0.0033554" calcext:value-type="float">
            <text:p>-0.0033554</text:p>
          </table:table-cell>
          <table:table-cell office:value-type="float" office:value="-0.0025593" calcext:value-type="float">
            <text:p>-0.0025593</text:p>
          </table:table-cell>
          <table:table-cell office:value-type="float" office:value="0.0030059" calcext:value-type="float">
            <text:p>0.0030059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4473" calcext:value-type="float">
            <text:p>-0.0034473</text:p>
          </table:table-cell>
        </table:table-row>
        <table:table-row table:style-name="ro1">
          <table:table-cell office:value-type="float" office:value="-0.00096427" calcext:value-type="float">
            <text:p>-0.00096427</text:p>
          </table:table-cell>
          <table:table-cell table:formula="of:=[.I77]*-1" office:value-type="float" office:value="0.0034618" calcext:value-type="float">
            <text:p>0.0034618</text:p>
          </table:table-cell>
          <table:table-cell office:value-type="float" office:value="-0.0046796" calcext:value-type="float">
            <text:p>-0.0046796</text:p>
          </table:table-cell>
          <table:table-cell office:value-type="float" office:value="-0.0036606" calcext:value-type="float">
            <text:p>-0.0036606</text:p>
          </table:table-cell>
          <table:table-cell office:value-type="float" office:value="-0.0026045" calcext:value-type="float">
            <text:p>-0.0026045</text:p>
          </table:table-cell>
          <table:table-cell office:value-type="float" office:value="0.0027915" calcext:value-type="float">
            <text:p>0.0027915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4618" calcext:value-type="float">
            <text:p>-0.0034618</text:p>
          </table:table-cell>
        </table:table-row>
        <table:table-row table:style-name="ro1">
          <table:table-cell office:value-type="float" office:value="-0.00083841" calcext:value-type="float">
            <text:p>-0.00083841</text:p>
          </table:table-cell>
          <table:table-cell table:formula="of:=[.I78]*-1" office:value-type="float" office:value="0.0035083" calcext:value-type="float">
            <text:p>0.0035083</text:p>
          </table:table-cell>
          <table:table-cell office:value-type="float" office:value="-0.0048319" calcext:value-type="float">
            <text:p>-0.0048319</text:p>
          </table:table-cell>
          <table:table-cell office:value-type="float" office:value="-0.0039644" calcext:value-type="float">
            <text:p>-0.0039644</text:p>
          </table:table-cell>
          <table:table-cell office:value-type="float" office:value="-0.0026538" calcext:value-type="float">
            <text:p>-0.0026538</text:p>
          </table:table-cell>
          <table:table-cell office:value-type="float" office:value="0.0026634" calcext:value-type="float">
            <text:p>0.0026634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-0.0035083" calcext:value-type="float">
            <text:p>-0.0035083</text:p>
          </table:table-cell>
        </table:table-row>
        <table:table-row table:style-name="ro1">
          <table:table-cell office:value-type="float" office:value="-0.00072517" calcext:value-type="float">
            <text:p>-0.00072517</text:p>
          </table:table-cell>
          <table:table-cell table:formula="of:=[.I79]*-1" office:value-type="float" office:value="0.003553" calcext:value-type="float">
            <text:p>0.003553</text:p>
          </table:table-cell>
          <table:table-cell office:value-type="float" office:value="-0.0049189" calcext:value-type="float">
            <text:p>-0.0049189</text:p>
          </table:table-cell>
          <table:table-cell office:value-type="float" office:value="-0.0042231" calcext:value-type="float">
            <text:p>-0.0042231</text:p>
          </table:table-cell>
          <table:table-cell office:value-type="float" office:value="-0.0026572" calcext:value-type="float">
            <text:p>-0.002657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553" calcext:value-type="float">
            <text:p>-0.003553</text:p>
          </table:table-cell>
        </table:table-row>
        <table:table-row table:style-name="ro1">
          <table:table-cell office:value-type="float" office:value="-0.00060657" calcext:value-type="float">
            <text:p>-0.00060657</text:p>
          </table:table-cell>
          <table:table-cell table:formula="of:=[.I80]*-1" office:value-type="float" office:value="0.0035962" calcext:value-type="float">
            <text:p>0.0035962</text:p>
          </table:table-cell>
          <table:table-cell office:value-type="float" office:value="-0.004953" calcext:value-type="float">
            <text:p>-0.004953</text:p>
          </table:table-cell>
          <table:table-cell office:value-type="float" office:value="-0.0044474" calcext:value-type="float">
            <text:p>-0.0044474</text:p>
          </table:table-cell>
          <table:table-cell office:value-type="float" office:value="-0.0025308" calcext:value-type="float">
            <text:p>-0.0025308</text:p>
          </table:table-cell>
          <table:table-cell office:value-type="float" office:value="0.0024185" calcext:value-type="float">
            <text:p>0.0024185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5962" calcext:value-type="float">
            <text:p>-0.0035962</text:p>
          </table:table-cell>
        </table:table-row>
        <table:table-row table:style-name="ro1">
          <table:table-cell office:value-type="float" office:value="-0.00053424" calcext:value-type="float">
            <text:p>-0.00053424</text:p>
          </table:table-cell>
          <table:table-cell table:formula="of:=[.I81]*-1" office:value-type="float" office:value="0.0036598" calcext:value-type="float">
            <text:p>0.0036598</text:p>
          </table:table-cell>
          <table:table-cell office:value-type="float" office:value="-0.0049591" calcext:value-type="float">
            <text:p>-0.0049591</text:p>
          </table:table-cell>
          <table:table-cell office:value-type="float" office:value="-0.0046639" calcext:value-type="float">
            <text:p>-0.0046639</text:p>
          </table:table-cell>
          <table:table-cell office:value-type="float" office:value="-0.0025742" calcext:value-type="float">
            <text:p>-0.0025742</text:p>
          </table:table-cell>
          <table:table-cell office:value-type="float" office:value="0.0022476" calcext:value-type="float">
            <text:p>0.0022476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6598" calcext:value-type="float">
            <text:p>-0.0036598</text:p>
          </table:table-cell>
        </table:table-row>
        <table:table-row table:style-name="ro1">
          <table:table-cell office:value-type="float" office:value="-0.00042316" calcext:value-type="float">
            <text:p>-0.00042316</text:p>
          </table:table-cell>
          <table:table-cell table:formula="of:=[.I82]*-1" office:value-type="float" office:value="0.0036659" calcext:value-type="float">
            <text:p>0.0036659</text:p>
          </table:table-cell>
          <table:table-cell office:value-type="float" office:value="-0.005003" calcext:value-type="float">
            <text:p>-0.005003</text:p>
          </table:table-cell>
          <table:table-cell office:value-type="float" office:value="-0.0048376" calcext:value-type="float">
            <text:p>-0.0048376</text:p>
          </table:table-cell>
          <table:table-cell office:value-type="float" office:value="-0.0025768" calcext:value-type="float">
            <text:p>-0.0025768</text:p>
          </table:table-cell>
          <table:table-cell office:value-type="float" office:value="0.0021642" calcext:value-type="float">
            <text:p>0.0021642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6659" calcext:value-type="float">
            <text:p>-0.0036659</text:p>
          </table:table-cell>
        </table:table-row>
        <table:table-row table:style-name="ro1">
          <table:table-cell office:value-type="float" office:value="-0.00037831" calcext:value-type="float">
            <text:p>-0.00037831</text:p>
          </table:table-cell>
          <table:table-cell table:formula="of:=[.I83]*-1" office:value-type="float" office:value="0.0036969" calcext:value-type="float">
            <text:p>0.0036969</text:p>
          </table:table-cell>
          <table:table-cell office:value-type="float" office:value="-0.0049695" calcext:value-type="float">
            <text:p>-0.0049695</text:p>
          </table:table-cell>
          <table:table-cell office:value-type="float" office:value="-0.0049243" calcext:value-type="float">
            <text:p>-0.0049243</text:p>
          </table:table-cell>
          <table:table-cell office:value-type="float" office:value="-0.0026608" calcext:value-type="float">
            <text:p>-0.0026608</text:p>
          </table:table-cell>
          <table:table-cell office:value-type="float" office:value="0.0020306" calcext:value-type="float">
            <text:p>0.0020306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6969" calcext:value-type="float">
            <text:p>-0.0036969</text:p>
          </table:table-cell>
        </table:table-row>
        <table:table-row table:style-name="ro1">
          <table:table-cell office:value-type="float" office:value="-0.00031795" calcext:value-type="float">
            <text:p>-0.00031795</text:p>
          </table:table-cell>
          <table:table-cell table:formula="of:=[.I84]*-1" office:value-type="float" office:value="0.0037453" calcext:value-type="float">
            <text:p>0.0037453</text:p>
          </table:table-cell>
          <table:table-cell office:value-type="float" office:value="-0.0049674" calcext:value-type="float">
            <text:p>-0.0049674</text:p>
          </table:table-cell>
          <table:table-cell office:value-type="float" office:value="-0.0048363" calcext:value-type="float">
            <text:p>-0.0048363</text:p>
          </table:table-cell>
          <table:table-cell office:value-type="float" office:value="-0.0027397" calcext:value-type="float">
            <text:p>-0.0027397</text:p>
          </table:table-cell>
          <table:table-cell office:value-type="float" office:value="0.0019391" calcext:value-type="float">
            <text:p>0.0019391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453" calcext:value-type="float">
            <text:p>-0.0037453</text:p>
          </table:table-cell>
        </table:table-row>
        <table:table-row table:style-name="ro1">
          <table:table-cell office:value-type="float" office:value="-0.00031453" calcext:value-type="float">
            <text:p>-0.00031453</text:p>
          </table:table-cell>
          <table:table-cell table:formula="of:=[.I85]*-1" office:value-type="float" office:value="0.0037715" calcext:value-type="float">
            <text:p>0.0037715</text:p>
          </table:table-cell>
          <table:table-cell office:value-type="float" office:value="-0.0049243" calcext:value-type="float">
            <text:p>-0.0049243</text:p>
          </table:table-cell>
          <table:table-cell office:value-type="float" office:value="-0.0048409" calcext:value-type="float">
            <text:p>-0.0048409</text:p>
          </table:table-cell>
          <table:table-cell office:value-type="float" office:value="-0.0026496" calcext:value-type="float">
            <text:p>-0.0026496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715" calcext:value-type="float">
            <text:p>-0.0037715</text:p>
          </table:table-cell>
        </table:table-row>
        <table:table-row table:style-name="ro1">
          <table:table-cell office:value-type="float" office:value="-0.00029803" calcext:value-type="float">
            <text:p>-0.00029803</text:p>
          </table:table-cell>
          <table:table-cell table:formula="of:=[.I86]*-1" office:value-type="float" office:value="0.0037567" calcext:value-type="float">
            <text:p>0.0037567</text:p>
          </table:table-cell>
          <table:table-cell office:value-type="float" office:value="-0.0048919" calcext:value-type="float">
            <text:p>-0.0048919</text:p>
          </table:table-cell>
          <table:table-cell office:value-type="float" office:value="-0.0047581" calcext:value-type="float">
            <text:p>-0.0047581</text:p>
          </table:table-cell>
          <table:table-cell office:value-type="float" office:value="-0.0025601" calcext:value-type="float">
            <text:p>-0.0025601</text:p>
          </table:table-cell>
          <table:table-cell office:value-type="float" office:value="0.0018596" calcext:value-type="float">
            <text:p>0.0018596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567" calcext:value-type="float">
            <text:p>-0.0037567</text:p>
          </table:table-cell>
        </table:table-row>
        <table:table-row table:style-name="ro1">
          <table:table-cell office:value-type="float" office:value="-0.00031481" calcext:value-type="float">
            <text:p>-0.00031481</text:p>
          </table:table-cell>
          <table:table-cell table:formula="of:=[.I87]*-1" office:value-type="float" office:value="0.0037658" calcext:value-type="float">
            <text:p>0.0037658</text:p>
          </table:table-cell>
          <table:table-cell office:value-type="float" office:value="-0.0048612" calcext:value-type="float">
            <text:p>-0.0048612</text:p>
          </table:table-cell>
          <table:table-cell office:value-type="float" office:value="-0.0047581" calcext:value-type="float">
            <text:p>-0.0047581</text:p>
          </table:table-cell>
          <table:table-cell office:value-type="float" office:value="-0.0025601" calcext:value-type="float">
            <text:p>-0.0025601</text:p>
          </table:table-cell>
          <table:table-cell office:value-type="float" office:value="0.0018596" calcext:value-type="float">
            <text:p>0.0018596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658" calcext:value-type="float">
            <text:p>-0.0037658</text:p>
          </table:table-cell>
        </table:table-row>
        <table:table-row table:style-name="ro1">
          <table:table-cell office:value-type="float" office:value="-0.00034828" calcext:value-type="float">
            <text:p>-0.00034828</text:p>
          </table:table-cell>
          <table:table-cell table:formula="of:=[.I88]*-1" office:value-type="float" office:value="0.0037017" calcext:value-type="float">
            <text:p>0.0037017</text:p>
          </table:table-cell>
          <table:table-cell office:value-type="float" office:value="-0.0047886" calcext:value-type="float">
            <text:p>-0.0047886</text:p>
          </table:table-cell>
          <table:table-cell office:value-type="float" office:value="-0.0047923" calcext:value-type="float">
            <text:p>-0.0047923</text:p>
          </table:table-cell>
          <table:table-cell office:value-type="float" office:value="-0.0026964" calcext:value-type="float">
            <text:p>-0.0026964</text:p>
          </table:table-cell>
          <table:table-cell office:value-type="float" office:value="0.0019852" calcext:value-type="float">
            <text:p>0.0019852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017" calcext:value-type="float">
            <text:p>-0.0037017</text:p>
          </table:table-cell>
        </table:table-row>
        <table:table-row table:style-name="ro1">
          <table:table-cell office:value-type="float" office:value="-0.00043561" calcext:value-type="float">
            <text:p>-0.00043561</text:p>
          </table:table-cell>
          <table:table-cell table:formula="of:=[.I89]*-1" office:value-type="float" office:value="0.0036933" calcext:value-type="float">
            <text:p>0.0036933</text:p>
          </table:table-cell>
          <table:table-cell office:value-type="float" office:value="-0.0047688" calcext:value-type="float">
            <text:p>-0.0047688</text:p>
          </table:table-cell>
          <table:table-cell office:value-type="float" office:value="-0.0048335" calcext:value-type="float">
            <text:p>-0.0048335</text:p>
          </table:table-cell>
          <table:table-cell office:value-type="float" office:value="-0.0027477" calcext:value-type="float">
            <text:p>-0.0027477</text:p>
          </table:table-cell>
          <table:table-cell office:value-type="float" office:value="0.0021114" calcext:value-type="float">
            <text:p>0.002111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6933" calcext:value-type="float">
            <text:p>-0.0036933</text:p>
          </table:table-cell>
        </table:table-row>
        <table:table-row table:style-name="ro1">
          <table:table-cell office:value-type="float" office:value="-0.00046066" calcext:value-type="float">
            <text:p>-0.00046066</text:p>
          </table:table-cell>
          <table:table-cell table:formula="of:=[.I90]*-1" office:value-type="float" office:value="0.0036894" calcext:value-type="float">
            <text:p>0.0036894</text:p>
          </table:table-cell>
          <table:table-cell office:value-type="float" office:value="-0.0047173" calcext:value-type="float">
            <text:p>-0.0047173</text:p>
          </table:table-cell>
          <table:table-cell office:value-type="float" office:value="-0.0049573" calcext:value-type="float">
            <text:p>-0.0049573</text:p>
          </table:table-cell>
          <table:table-cell office:value-type="float" office:value="-0.0028011" calcext:value-type="float">
            <text:p>-0.0028011</text:p>
          </table:table-cell>
          <table:table-cell office:value-type="float" office:value="0.0022424" calcext:value-type="float">
            <text:p>0.002242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6894" calcext:value-type="float">
            <text:p>-0.0036894</text:p>
          </table:table-cell>
        </table:table-row>
        <table:table-row table:style-name="ro1">
          <table:table-cell office:value-type="float" office:value="-0.00051181" calcext:value-type="float">
            <text:p>-0.00051181</text:p>
          </table:table-cell>
          <table:table-cell table:formula="of:=[.I91]*-1" office:value-type="float" office:value="0.0037174" calcext:value-type="float">
            <text:p>0.0037174</text:p>
          </table:table-cell>
          <table:table-cell office:value-type="float" office:value="-0.004743" calcext:value-type="float">
            <text:p>-0.004743</text:p>
          </table:table-cell>
          <table:table-cell office:value-type="float" office:value="-0.0052004" calcext:value-type="float">
            <text:p>-0.0052004</text:p>
          </table:table-cell>
          <table:table-cell office:value-type="float" office:value="-0.0030855" calcext:value-type="float">
            <text:p>-0.0030855</text:p>
          </table:table-cell>
          <table:table-cell office:value-type="float" office:value="0.0025791" calcext:value-type="float">
            <text:p>0.0025791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-0.0037174" calcext:value-type="float">
            <text:p>-0.0037174</text:p>
          </table:table-cell>
        </table:table-row>
        <table:table-row table:style-name="ro1">
          <table:table-cell office:value-type="float" office:value="-0.00056592" calcext:value-type="float">
            <text:p>-0.00056592</text:p>
          </table:table-cell>
          <table:table-cell table:formula="of:=[.I92]*-1" office:value-type="float" office:value="0.003764" calcext:value-type="float">
            <text:p>0.003764</text:p>
          </table:table-cell>
          <table:table-cell office:value-type="float" office:value="-0.0048205" calcext:value-type="float">
            <text:p>-0.0048205</text:p>
          </table:table-cell>
          <table:table-cell office:value-type="float" office:value="-0.0054849" calcext:value-type="float">
            <text:p>-0.0054849</text:p>
          </table:table-cell>
          <table:table-cell office:value-type="float" office:value="-0.0034146" calcext:value-type="float">
            <text:p>-0.0034146</text:p>
          </table:table-cell>
          <table:table-cell office:value-type="float" office:value="0.0029145" calcext:value-type="float">
            <text:p>0.0029145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3764" calcext:value-type="float">
            <text:p>-0.003764</text:p>
          </table:table-cell>
        </table:table-row>
        <table:table-row table:style-name="ro1">
          <table:table-cell office:value-type="float" office:value="-0.00069751" calcext:value-type="float">
            <text:p>-0.00069751</text:p>
          </table:table-cell>
          <table:table-cell table:formula="of:=[.I93]*-1" office:value-type="float" office:value="0.003751" calcext:value-type="float">
            <text:p>0.003751</text:p>
          </table:table-cell>
          <table:table-cell office:value-type="float" office:value="-0.0048072" calcext:value-type="float">
            <text:p>-0.0048072</text:p>
          </table:table-cell>
          <table:table-cell office:value-type="float" office:value="-0.005649" calcext:value-type="float">
            <text:p>-0.005649</text:p>
          </table:table-cell>
          <table:table-cell office:value-type="float" office:value="-0.003604" calcext:value-type="float">
            <text:p>-0.003604</text:p>
          </table:table-cell>
          <table:table-cell office:value-type="float" office:value="0.0031228" calcext:value-type="float">
            <text:p>0.0031228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3751" calcext:value-type="float">
            <text:p>-0.003751</text:p>
          </table:table-cell>
        </table:table-row>
        <table:table-row table:style-name="ro1">
          <table:table-cell office:value-type="float" office:value="-0.00076806" calcext:value-type="float">
            <text:p>-0.00076806</text:p>
          </table:table-cell>
          <table:table-cell table:formula="of:=[.I94]*-1" office:value-type="float" office:value="0.003767" calcext:value-type="float">
            <text:p>0.003767</text:p>
          </table:table-cell>
          <table:table-cell office:value-type="float" office:value="-0.0047361" calcext:value-type="float">
            <text:p>-0.0047361</text:p>
          </table:table-cell>
          <table:table-cell office:value-type="float" office:value="-0.005559" calcext:value-type="float">
            <text:p>-0.005559</text:p>
          </table:table-cell>
          <table:table-cell office:value-type="float" office:value="-0.0036061" calcext:value-type="float">
            <text:p>-0.0036061</text:p>
          </table:table-cell>
          <table:table-cell office:value-type="float" office:value="0.0032524" calcext:value-type="float">
            <text:p>0.0032524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3767" calcext:value-type="float">
            <text:p>-0.003767</text:p>
          </table:table-cell>
        </table:table-row>
        <table:table-row table:style-name="ro1">
          <table:table-cell office:value-type="float" office:value="-0.00085279" calcext:value-type="float">
            <text:p>-0.00085279</text:p>
          </table:table-cell>
          <table:table-cell table:formula="of:=[.I95]*-1" office:value-type="float" office:value="0.0038594" calcext:value-type="float">
            <text:p>0.0038594</text:p>
          </table:table-cell>
          <table:table-cell office:value-type="float" office:value="-0.0046917" calcext:value-type="float">
            <text:p>-0.0046917</text:p>
          </table:table-cell>
          <table:table-cell office:value-type="float" office:value="-0.0056449" calcext:value-type="float">
            <text:p>-0.0056449</text:p>
          </table:table-cell>
          <table:table-cell office:value-type="float" office:value="-0.003616" calcext:value-type="float">
            <text:p>-0.003616</text:p>
          </table:table-cell>
          <table:table-cell office:value-type="float" office:value="0.0033812" calcext:value-type="float">
            <text:p>0.0033812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38594" calcext:value-type="float">
            <text:p>-0.0038594</text:p>
          </table:table-cell>
        </table:table-row>
        <table:table-row table:style-name="ro1">
          <table:table-cell office:value-type="float" office:value="-0.00092233" calcext:value-type="float">
            <text:p>-0.00092233</text:p>
          </table:table-cell>
          <table:table-cell table:formula="of:=[.I96]*-1" office:value-type="float" office:value="0.003916" calcext:value-type="float">
            <text:p>0.003916</text:p>
          </table:table-cell>
          <table:table-cell office:value-type="float" office:value="-0.0046913" calcext:value-type="float">
            <text:p>-0.0046913</text:p>
          </table:table-cell>
          <table:table-cell office:value-type="float" office:value="-0.0058144" calcext:value-type="float">
            <text:p>-0.0058144</text:p>
          </table:table-cell>
          <table:table-cell office:value-type="float" office:value="-0.0036305" calcext:value-type="float">
            <text:p>-0.0036305</text:p>
          </table:table-cell>
          <table:table-cell office:value-type="float" office:value="0.0035562" calcext:value-type="float">
            <text:p>0.0035562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3916" calcext:value-type="float">
            <text:p>-0.003916</text:p>
          </table:table-cell>
        </table:table-row>
        <table:table-row table:style-name="ro1">
          <table:table-cell office:value-type="float" office:value="-0.0010113" calcext:value-type="float">
            <text:p>-0.0010113</text:p>
          </table:table-cell>
          <table:table-cell table:formula="of:=[.I97]*-1" office:value-type="float" office:value="0.0040086" calcext:value-type="float">
            <text:p>0.0040086</text:p>
          </table:table-cell>
          <table:table-cell office:value-type="float" office:value="-0.0047465" calcext:value-type="float">
            <text:p>-0.0047465</text:p>
          </table:table-cell>
          <table:table-cell office:value-type="float" office:value="-0.0060268" calcext:value-type="float">
            <text:p>-0.0060268</text:p>
          </table:table-cell>
          <table:table-cell office:value-type="float" office:value="-0.0036859" calcext:value-type="float">
            <text:p>-0.0036859</text:p>
          </table:table-cell>
          <table:table-cell office:value-type="float" office:value="0.0036438" calcext:value-type="float">
            <text:p>0.0036438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40086" calcext:value-type="float">
            <text:p>-0.0040086</text:p>
          </table:table-cell>
        </table:table-row>
        <table:table-row table:style-name="ro1">
          <table:table-cell office:value-type="float" office:value="-0.001128" calcext:value-type="float">
            <text:p>-0.001128</text:p>
          </table:table-cell>
          <table:table-cell table:formula="of:=[.I98]*-1" office:value-type="float" office:value="0.0040747" calcext:value-type="float">
            <text:p>0.0040747</text:p>
          </table:table-cell>
          <table:table-cell office:value-type="float" office:value="-0.0047632" calcext:value-type="float">
            <text:p>-0.0047632</text:p>
          </table:table-cell>
          <table:table-cell office:value-type="float" office:value="-0.0062401" calcext:value-type="float">
            <text:p>-0.0062401</text:p>
          </table:table-cell>
          <table:table-cell office:value-type="float" office:value="-0.0036565" calcext:value-type="float">
            <text:p>-0.0036565</text:p>
          </table:table-cell>
          <table:table-cell office:value-type="float" office:value="0.0037802" calcext:value-type="float">
            <text:p>0.0037802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-0.0040747" calcext:value-type="float">
            <text:p>-0.0040747</text:p>
          </table:table-cell>
        </table:table-row>
        <table:table-row table:style-name="ro1">
          <table:table-cell office:value-type="float" office:value="-0.0012032" calcext:value-type="float">
            <text:p>-0.0012032</text:p>
          </table:table-cell>
          <table:table-cell table:formula="of:=[.I99]*-1" office:value-type="float" office:value="0.0041557" calcext:value-type="float">
            <text:p>0.0041557</text:p>
          </table:table-cell>
          <table:table-cell office:value-type="float" office:value="-0.0048663" calcext:value-type="float">
            <text:p>-0.0048663</text:p>
          </table:table-cell>
          <table:table-cell office:value-type="float" office:value="-0.0064535" calcext:value-type="float">
            <text:p>-0.0064535</text:p>
          </table:table-cell>
          <table:table-cell office:value-type="float" office:value="-0.0037144" calcext:value-type="float">
            <text:p>-0.0037144</text:p>
          </table:table-cell>
          <table:table-cell office:value-type="float" office:value="0.0039091" calcext:value-type="float">
            <text:p>0.0039091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-0.0041557" calcext:value-type="float">
            <text:p>-0.0041557</text:p>
          </table:table-cell>
        </table:table-row>
        <table:table-row table:style-name="ro1">
          <table:table-cell office:value-type="float" office:value="-0.0013861" calcext:value-type="float">
            <text:p>-0.0013861</text:p>
          </table:table-cell>
          <table:table-cell table:formula="of:=[.I100]*-1" office:value-type="float" office:value="0.0042652" calcext:value-type="float">
            <text:p>0.0042652</text:p>
          </table:table-cell>
          <table:table-cell office:value-type="float" office:value="-0.0049046" calcext:value-type="float">
            <text:p>-0.0049046</text:p>
          </table:table-cell>
          <table:table-cell office:value-type="float" office:value="-0.006706" calcext:value-type="float">
            <text:p>-0.006706</text:p>
          </table:table-cell>
          <table:table-cell office:value-type="float" office:value="-0.0038185" calcext:value-type="float">
            <text:p>-0.0038185</text:p>
          </table:table-cell>
          <table:table-cell office:value-type="float" office:value="0.0040815" calcext:value-type="float">
            <text:p>0.0040815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-0.0042652" calcext:value-type="float">
            <text:p>-0.0042652</text:p>
          </table:table-cell>
        </table:table-row>
        <table:table-row table:style-name="ro1">
          <table:table-cell office:value-type="float" office:value="-0.0015161" calcext:value-type="float">
            <text:p>-0.0015161</text:p>
          </table:table-cell>
          <table:table-cell table:formula="of:=[.I101]*-1" office:value-type="float" office:value="0.0043532" calcext:value-type="float">
            <text:p>0.0043532</text:p>
          </table:table-cell>
          <table:table-cell office:value-type="float" office:value="-0.0049174" calcext:value-type="float">
            <text:p>-0.0049174</text:p>
          </table:table-cell>
          <table:table-cell office:value-type="float" office:value="-0.0068732" calcext:value-type="float">
            <text:p>-0.0068732</text:p>
          </table:table-cell>
          <table:table-cell office:value-type="float" office:value="-0.0038345" calcext:value-type="float">
            <text:p>-0.0038345</text:p>
          </table:table-cell>
          <table:table-cell office:value-type="float" office:value="0.0043014" calcext:value-type="float">
            <text:p>0.0043014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-0.0043532" calcext:value-type="float">
            <text:p>-0.0043532</text:p>
          </table:table-cell>
        </table:table-row>
        <table:table-row table:style-name="ro1">
          <table:table-cell office:value-type="float" office:value="-0.001611" calcext:value-type="float">
            <text:p>-0.001611</text:p>
          </table:table-cell>
          <table:table-cell table:formula="of:=[.I102]*-1" office:value-type="float" office:value="0.0044476" calcext:value-type="float">
            <text:p>0.0044476</text:p>
          </table:table-cell>
          <table:table-cell office:value-type="float" office:value="-0.0049677" calcext:value-type="float">
            <text:p>-0.0049677</text:p>
          </table:table-cell>
          <table:table-cell office:value-type="float" office:value="-0.007007" calcext:value-type="float">
            <text:p>-0.007007</text:p>
          </table:table-cell>
          <table:table-cell office:value-type="float" office:value="-0.0037168" calcext:value-type="float">
            <text:p>-0.0037168</text:p>
          </table:table-cell>
          <table:table-cell office:value-type="float" office:value="0.0044368" calcext:value-type="float">
            <text:p>0.0044368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-0.0044476" calcext:value-type="float">
            <text:p>-0.0044476</text:p>
          </table:table-cell>
        </table:table-row>
        <table:table-row table:style-name="ro1">
          <table:table-cell office:value-type="float" office:value="-0.0017091" calcext:value-type="float">
            <text:p>-0.0017091</text:p>
          </table:table-cell>
          <table:table-cell table:formula="of:=[.I103]*-1" office:value-type="float" office:value="0.0045274" calcext:value-type="float">
            <text:p>0.0045274</text:p>
          </table:table-cell>
          <table:table-cell office:value-type="float" office:value="-0.0050599" calcext:value-type="float">
            <text:p>-0.0050599</text:p>
          </table:table-cell>
          <table:table-cell office:value-type="float" office:value="-0.0072246" calcext:value-type="float">
            <text:p>-0.0072246</text:p>
          </table:table-cell>
          <table:table-cell office:value-type="float" office:value="-0.0036038" calcext:value-type="float">
            <text:p>-0.0036038</text:p>
          </table:table-cell>
          <table:table-cell office:value-type="float" office:value="0.0046185" calcext:value-type="float">
            <text:p>0.0046185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-0.0045274" calcext:value-type="float">
            <text:p>-0.0045274</text:p>
          </table:table-cell>
        </table:table-row>
        <table:table-row table:style-name="ro1">
          <table:table-cell office:value-type="float" office:value="-0.0018059" calcext:value-type="float">
            <text:p>-0.0018059</text:p>
          </table:table-cell>
          <table:table-cell table:formula="of:=[.I104]*-1" office:value-type="float" office:value="0.0046082" calcext:value-type="float">
            <text:p>0.0046082</text:p>
          </table:table-cell>
          <table:table-cell office:value-type="float" office:value="-0.005093" calcext:value-type="float">
            <text:p>-0.005093</text:p>
          </table:table-cell>
          <table:table-cell office:value-type="float" office:value="-0.0075284" calcext:value-type="float">
            <text:p>-0.0075284</text:p>
          </table:table-cell>
          <table:table-cell office:value-type="float" office:value="-0.0034941" calcext:value-type="float">
            <text:p>-0.0034941</text:p>
          </table:table-cell>
          <table:table-cell office:value-type="float" office:value="0.0048016" calcext:value-type="float">
            <text:p>0.0048016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-0.0046082" calcext:value-type="float">
            <text:p>-0.0046082</text:p>
          </table:table-cell>
        </table:table-row>
        <table:table-row table:style-name="ro1">
          <table:table-cell office:value-type="float" office:value="-0.0019266" calcext:value-type="float">
            <text:p>-0.0019266</text:p>
          </table:table-cell>
          <table:table-cell table:formula="of:=[.I105]*-1" office:value-type="float" office:value="0.0047043" calcext:value-type="float">
            <text:p>0.0047043</text:p>
          </table:table-cell>
          <table:table-cell office:value-type="float" office:value="-0.0051673" calcext:value-type="float">
            <text:p>-0.0051673</text:p>
          </table:table-cell>
          <table:table-cell office:value-type="float" office:value="-0.0077907" calcext:value-type="float">
            <text:p>-0.0077907</text:p>
          </table:table-cell>
          <table:table-cell office:value-type="float" office:value="-0.0033397" calcext:value-type="float">
            <text:p>-0.0033397</text:p>
          </table:table-cell>
          <table:table-cell office:value-type="float" office:value="0.0049859" calcext:value-type="float">
            <text:p>0.0049859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-0.0047043" calcext:value-type="float">
            <text:p>-0.0047043</text:p>
          </table:table-cell>
        </table:table-row>
        <table:table-row table:style-name="ro1">
          <table:table-cell office:value-type="float" office:value="-0.002009" calcext:value-type="float">
            <text:p>-0.002009</text:p>
          </table:table-cell>
          <table:table-cell table:formula="of:=[.I106]*-1" office:value-type="float" office:value="0.0048154" calcext:value-type="float">
            <text:p>0.0048154</text:p>
          </table:table-cell>
          <table:table-cell office:value-type="float" office:value="-0.0052035" calcext:value-type="float">
            <text:p>-0.0052035</text:p>
          </table:table-cell>
          <table:table-cell office:value-type="float" office:value="-0.008053" calcext:value-type="float">
            <text:p>-0.008053</text:p>
          </table:table-cell>
          <table:table-cell office:value-type="float" office:value="-0.0031853" calcext:value-type="float">
            <text:p>-0.0031853</text:p>
          </table:table-cell>
          <table:table-cell office:value-type="float" office:value="0.0051703" calcext:value-type="float">
            <text:p>0.0051703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-0.0048154" calcext:value-type="float">
            <text:p>-0.0048154</text:p>
          </table:table-cell>
        </table:table-row>
        <table:table-row table:style-name="ro1">
          <table:table-cell office:value-type="float" office:value="-0.0021466" calcext:value-type="float">
            <text:p>-0.0021466</text:p>
          </table:table-cell>
          <table:table-cell table:formula="of:=[.I107]*-1" office:value-type="float" office:value="0.0049248" calcext:value-type="float">
            <text:p>0.0049248</text:p>
          </table:table-cell>
          <table:table-cell office:value-type="float" office:value="-0.0051887" calcext:value-type="float">
            <text:p>-0.0051887</text:p>
          </table:table-cell>
          <table:table-cell office:value-type="float" office:value="-0.0082273" calcext:value-type="float">
            <text:p>-0.0082273</text:p>
          </table:table-cell>
          <table:table-cell office:value-type="float" office:value="-0.0031098" calcext:value-type="float">
            <text:p>-0.0031098</text:p>
          </table:table-cell>
          <table:table-cell office:value-type="float" office:value="0.0052632" calcext:value-type="float">
            <text:p>0.0052632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-0.0049248" calcext:value-type="float">
            <text:p>-0.0049248</text:p>
          </table:table-cell>
        </table:table-row>
        <table:table-row table:style-name="ro1">
          <table:table-cell office:value-type="float" office:value="-0.0022025" calcext:value-type="float">
            <text:p>-0.0022025</text:p>
          </table:table-cell>
          <table:table-cell table:formula="of:=[.I108]*-1" office:value-type="float" office:value="0.0050104" calcext:value-type="float">
            <text:p>0.0050104</text:p>
          </table:table-cell>
          <table:table-cell office:value-type="float" office:value="-0.0052623" calcext:value-type="float">
            <text:p>-0.0052623</text:p>
          </table:table-cell>
          <table:table-cell office:value-type="float" office:value="-0.0083982" calcext:value-type="float">
            <text:p>-0.0083982</text:p>
          </table:table-cell>
          <table:table-cell office:value-type="float" office:value="-0.0031204" calcext:value-type="float">
            <text:p>-0.0031204</text:p>
          </table:table-cell>
          <table:table-cell office:value-type="float" office:value="0.0053521" calcext:value-type="float">
            <text:p>0.0053521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-0.0050104" calcext:value-type="float">
            <text:p>-0.0050104</text:p>
          </table:table-cell>
        </table:table-row>
        <table:table-row table:style-name="ro1">
          <table:table-cell office:value-type="float" office:value="-0.0023256" calcext:value-type="float">
            <text:p>-0.0023256</text:p>
          </table:table-cell>
          <table:table-cell table:formula="of:=[.I109]*-1" office:value-type="float" office:value="0.0050608" calcext:value-type="float">
            <text:p>0.0050608</text:p>
          </table:table-cell>
          <table:table-cell office:value-type="float" office:value="-0.0052922" calcext:value-type="float">
            <text:p>-0.0052922</text:p>
          </table:table-cell>
          <table:table-cell office:value-type="float" office:value="-0.0086554" calcext:value-type="float">
            <text:p>-0.0086554</text:p>
          </table:table-cell>
          <table:table-cell office:value-type="float" office:value="-0.0031343" calcext:value-type="float">
            <text:p>-0.0031343</text:p>
          </table:table-cell>
          <table:table-cell office:value-type="float" office:value="0.0054423" calcext:value-type="float">
            <text:p>0.0054423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50608" calcext:value-type="float">
            <text:p>-0.0050608</text:p>
          </table:table-cell>
        </table:table-row>
        <table:table-row table:style-name="ro1">
          <table:table-cell office:value-type="float" office:value="-0.0024437" calcext:value-type="float">
            <text:p>-0.0024437</text:p>
          </table:table-cell>
          <table:table-cell table:formula="of:=[.I110]*-1" office:value-type="float" office:value="0.0050921" calcext:value-type="float">
            <text:p>0.0050921</text:p>
          </table:table-cell>
          <table:table-cell office:value-type="float" office:value="-0.0053476" calcext:value-type="float">
            <text:p>-0.0053476</text:p>
          </table:table-cell>
          <table:table-cell office:value-type="float" office:value="-0.0088678" calcext:value-type="float">
            <text:p>-0.0088678</text:p>
          </table:table-cell>
          <table:table-cell office:value-type="float" office:value="-0.0031896" calcext:value-type="float">
            <text:p>-0.0031896</text:p>
          </table:table-cell>
          <table:table-cell office:value-type="float" office:value="0.0055299" calcext:value-type="float">
            <text:p>0.0055299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50921" calcext:value-type="float">
            <text:p>-0.0050921</text:p>
          </table:table-cell>
        </table:table-row>
        <table:table-row table:style-name="ro1">
          <table:table-cell office:value-type="float" office:value="-0.0025008" calcext:value-type="float">
            <text:p>-0.0025008</text:p>
          </table:table-cell>
          <table:table-cell table:formula="of:=[.I111]*-1" office:value-type="float" office:value="0.0050912" calcext:value-type="float">
            <text:p>0.0050912</text:p>
          </table:table-cell>
          <table:table-cell office:value-type="float" office:value="-0.0053449" calcext:value-type="float">
            <text:p>-0.0053449</text:p>
          </table:table-cell>
          <table:table-cell office:value-type="float" office:value="-0.0090402" calcext:value-type="float">
            <text:p>-0.0090402</text:p>
          </table:table-cell>
          <table:table-cell office:value-type="float" office:value="-0.0031963" calcext:value-type="float">
            <text:p>-0.0031963</text:p>
          </table:table-cell>
          <table:table-cell office:value-type="float" office:value="0.0055327" calcext:value-type="float">
            <text:p>0.0055327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50912" calcext:value-type="float">
            <text:p>-0.0050912</text:p>
          </table:table-cell>
        </table:table-row>
        <table:table-row table:style-name="ro1">
          <table:table-cell office:value-type="float" office:value="-0.0025386" calcext:value-type="float">
            <text:p>-0.0025386</text:p>
          </table:table-cell>
          <table:table-cell table:formula="of:=[.I112]*-1" office:value-type="float" office:value="0.0050692" calcext:value-type="float">
            <text:p>0.0050692</text:p>
          </table:table-cell>
          <table:table-cell office:value-type="float" office:value="-0.0052959" calcext:value-type="float">
            <text:p>-0.0052959</text:p>
          </table:table-cell>
          <table:table-cell office:value-type="float" office:value="-0.0091286" calcext:value-type="float">
            <text:p>-0.0091286</text:p>
          </table:table-cell>
          <table:table-cell office:value-type="float" office:value="-0.0031981" calcext:value-type="float">
            <text:p>-0.0031981</text:p>
          </table:table-cell>
          <table:table-cell office:value-type="float" office:value="0.0054891" calcext:value-type="float">
            <text:p>0.0054891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50692" calcext:value-type="float">
            <text:p>-0.0050692</text:p>
          </table:table-cell>
        </table:table-row>
        <table:table-row table:style-name="ro1">
          <table:table-cell office:value-type="float" office:value="-0.0026558" calcext:value-type="float">
            <text:p>-0.0026558</text:p>
          </table:table-cell>
          <table:table-cell table:formula="of:=[.I113]*-1" office:value-type="float" office:value="0.0049877" calcext:value-type="float">
            <text:p>0.0049877</text:p>
          </table:table-cell>
          <table:table-cell office:value-type="float" office:value="-0.0052154" calcext:value-type="float">
            <text:p>-0.0052154</text:p>
          </table:table-cell>
          <table:table-cell office:value-type="float" office:value="-0.009301" calcext:value-type="float">
            <text:p>-0.009301</text:p>
          </table:table-cell>
          <table:table-cell office:value-type="float" office:value="-0.0032047" calcext:value-type="float">
            <text:p>-0.0032047</text:p>
          </table:table-cell>
          <table:table-cell office:value-type="float" office:value="0.0054918" calcext:value-type="float">
            <text:p>0.0054918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49877" calcext:value-type="float">
            <text:p>-0.0049877</text:p>
          </table:table-cell>
        </table:table-row>
        <table:table-row table:style-name="ro1">
          <table:table-cell office:value-type="float" office:value="-0.0027474" calcext:value-type="float">
            <text:p>-0.0027474</text:p>
          </table:table-cell>
          <table:table-cell table:formula="of:=[.I114]*-1" office:value-type="float" office:value="0.0048914" calcext:value-type="float">
            <text:p>0.0048914</text:p>
          </table:table-cell>
          <table:table-cell office:value-type="float" office:value="-0.0050971" calcext:value-type="float">
            <text:p>-0.0050971</text:p>
          </table:table-cell>
          <table:table-cell office:value-type="float" office:value="-0.009472" calcext:value-type="float">
            <text:p>-0.009472</text:p>
          </table:table-cell>
          <table:table-cell office:value-type="float" office:value="-0.0032153" calcext:value-type="float">
            <text:p>-0.0032153</text:p>
          </table:table-cell>
          <table:table-cell office:value-type="float" office:value="0.0055807" calcext:value-type="float">
            <text:p>0.0055807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48914" calcext:value-type="float">
            <text:p>-0.0048914</text:p>
          </table:table-cell>
        </table:table-row>
        <table:table-row table:style-name="ro1">
          <table:table-cell office:value-type="float" office:value="-0.0028445" calcext:value-type="float">
            <text:p>-0.0028445</text:p>
          </table:table-cell>
          <table:table-cell table:formula="of:=[.I115]*-1" office:value-type="float" office:value="0.0047978" calcext:value-type="float">
            <text:p>0.0047978</text:p>
          </table:table-cell>
          <table:table-cell office:value-type="float" office:value="-0.0049773" calcext:value-type="float">
            <text:p>-0.0049773</text:p>
          </table:table-cell>
          <table:table-cell office:value-type="float" office:value="-0.0095982" calcext:value-type="float">
            <text:p>-0.0095982</text:p>
          </table:table-cell>
          <table:table-cell office:value-type="float" office:value="-0.0032674" calcext:value-type="float">
            <text:p>-0.0032674</text:p>
          </table:table-cell>
          <table:table-cell office:value-type="float" office:value="0.0056669" calcext:value-type="float">
            <text:p>0.0056669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47978" calcext:value-type="float">
            <text:p>-0.0047978</text:p>
          </table:table-cell>
        </table:table-row>
        <table:table-row table:style-name="ro1">
          <table:table-cell office:value-type="float" office:value="-0.0029309" calcext:value-type="float">
            <text:p>-0.0029309</text:p>
          </table:table-cell>
          <table:table-cell table:formula="of:=[.I116]*-1" office:value-type="float" office:value="0.0046482" calcext:value-type="float">
            <text:p>0.0046482</text:p>
          </table:table-cell>
          <table:table-cell office:value-type="float" office:value="-0.0048114" calcext:value-type="float">
            <text:p>-0.0048114</text:p>
          </table:table-cell>
          <table:table-cell office:value-type="float" office:value="-0.0096015" calcext:value-type="float">
            <text:p>-0.0096015</text:p>
          </table:table-cell>
          <table:table-cell office:value-type="float" office:value="-0.0031812" calcext:value-type="float">
            <text:p>-0.0031812</text:p>
          </table:table-cell>
          <table:table-cell office:value-type="float" office:value="0.0056709" calcext:value-type="float">
            <text:p>0.0056709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46482" calcext:value-type="float">
            <text:p>-0.0046482</text:p>
          </table:table-cell>
        </table:table-row>
        <table:table-row table:style-name="ro1">
          <table:table-cell office:value-type="float" office:value="-0.0030085" calcext:value-type="float">
            <text:p>-0.0030085</text:p>
          </table:table-cell>
          <table:table-cell table:formula="of:=[.I117]*-1" office:value-type="float" office:value="0.0045244" calcext:value-type="float">
            <text:p>0.0045244</text:p>
          </table:table-cell>
          <table:table-cell office:value-type="float" office:value="-0.0046071" calcext:value-type="float">
            <text:p>-0.0046071</text:p>
          </table:table-cell>
          <table:table-cell office:value-type="float" office:value="-0.0094324" calcext:value-type="float">
            <text:p>-0.0094324</text:p>
          </table:table-cell>
          <table:table-cell office:value-type="float" office:value="-0.0030884" calcext:value-type="float">
            <text:p>-0.0030884</text:p>
          </table:table-cell>
          <table:table-cell office:value-type="float" office:value="0.0056722" calcext:value-type="float">
            <text:p>0.0056722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45244" calcext:value-type="float">
            <text:p>-0.0045244</text:p>
          </table:table-cell>
        </table:table-row>
        <table:table-row table:style-name="ro1">
          <table:table-cell office:value-type="float" office:value="-0.0030867" calcext:value-type="float">
            <text:p>-0.0030867</text:p>
          </table:table-cell>
          <table:table-cell table:formula="of:=[.I118]*-1" office:value-type="float" office:value="0.0043501" calcext:value-type="float">
            <text:p>0.0043501</text:p>
          </table:table-cell>
          <table:table-cell office:value-type="float" office:value="-0.0044578" calcext:value-type="float">
            <text:p>-0.0044578</text:p>
          </table:table-cell>
          <table:table-cell office:value-type="float" office:value="-0.0092186" calcext:value-type="float">
            <text:p>-0.0092186</text:p>
          </table:table-cell>
          <table:table-cell office:value-type="float" office:value="-0.0030371" calcext:value-type="float">
            <text:p>-0.0030371</text:p>
          </table:table-cell>
          <table:table-cell office:value-type="float" office:value="0.0056707" calcext:value-type="float">
            <text:p>0.0056707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43501" calcext:value-type="float">
            <text:p>-0.0043501</text:p>
          </table:table-cell>
        </table:table-row>
        <table:table-row table:style-name="ro1">
          <table:table-cell office:value-type="float" office:value="-0.0031756" calcext:value-type="float">
            <text:p>-0.0031756</text:p>
          </table:table-cell>
          <table:table-cell table:formula="of:=[.I119]*-1" office:value-type="float" office:value="0.0041563" calcext:value-type="float">
            <text:p>0.0041563</text:p>
          </table:table-cell>
          <table:table-cell office:value-type="float" office:value="-0.0042824" calcext:value-type="float">
            <text:p>-0.0042824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-0.0029891" calcext:value-type="float">
            <text:p>-0.0029891</text:p>
          </table:table-cell>
          <table:table-cell office:value-type="float" office:value="0.0056706" calcext:value-type="float">
            <text:p>0.0056706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41563" calcext:value-type="float">
            <text:p>-0.0041563</text:p>
          </table:table-cell>
        </table:table-row>
        <table:table-row table:style-name="ro1">
          <table:table-cell office:value-type="float" office:value="-0.0031998" calcext:value-type="float">
            <text:p>-0.0031998</text:p>
          </table:table-cell>
          <table:table-cell table:formula="of:=[.I120]*-1" office:value-type="float" office:value="0.0039255" calcext:value-type="float">
            <text:p>0.0039255</text:p>
          </table:table-cell>
          <table:table-cell office:value-type="float" office:value="-0.0041312" calcext:value-type="float">
            <text:p>-0.0041312</text:p>
          </table:table-cell>
          <table:table-cell office:value-type="float" office:value="-0.0090048" calcext:value-type="float">
            <text:p>-0.0090048</text:p>
          </table:table-cell>
          <table:table-cell office:value-type="float" office:value="-0.0029857" calcext:value-type="float">
            <text:p>-0.0029857</text:p>
          </table:table-cell>
          <table:table-cell office:value-type="float" office:value="0.0056693" calcext:value-type="float">
            <text:p>0.0056693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39255" calcext:value-type="float">
            <text:p>-0.0039255</text:p>
          </table:table-cell>
        </table:table-row>
        <table:table-row table:style-name="ro1">
          <table:table-cell office:value-type="float" office:value="-0.0032654" calcext:value-type="float">
            <text:p>-0.0032654</text:p>
          </table:table-cell>
          <table:table-cell table:formula="of:=[.I121]*-1" office:value-type="float" office:value="0.003682" calcext:value-type="float">
            <text:p>0.003682</text:p>
          </table:table-cell>
          <table:table-cell office:value-type="float" office:value="-0.0039493" calcext:value-type="float">
            <text:p>-0.0039493</text:p>
          </table:table-cell>
          <table:table-cell office:value-type="float" office:value="-0.0088716" calcext:value-type="float">
            <text:p>-0.0088716</text:p>
          </table:table-cell>
          <table:table-cell office:value-type="float" office:value="-0.0030253" calcext:value-type="float">
            <text:p>-0.0030253</text:p>
          </table:table-cell>
          <table:table-cell office:value-type="float" office:value="0.0057101" calcext:value-type="float">
            <text:p>0.0057101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3682" calcext:value-type="float">
            <text:p>-0.003682</text:p>
          </table:table-cell>
        </table:table-row>
        <table:table-row table:style-name="ro1">
          <table:table-cell office:value-type="float" office:value="-0.0033856" calcext:value-type="float">
            <text:p>-0.0033856</text:p>
          </table:table-cell>
          <table:table-cell table:formula="of:=[.I122]*-1" office:value-type="float" office:value="0.0034451" calcext:value-type="float">
            <text:p>0.0034451</text:p>
          </table:table-cell>
          <table:table-cell office:value-type="float" office:value="-0.0038144" calcext:value-type="float">
            <text:p>-0.0038144</text:p>
          </table:table-cell>
          <table:table-cell office:value-type="float" office:value="-0.0088636" calcext:value-type="float">
            <text:p>-0.0088636</text:p>
          </table:table-cell>
          <table:table-cell office:value-type="float" office:value="-0.0032016" calcext:value-type="float">
            <text:p>-0.0032016</text:p>
          </table:table-cell>
          <table:table-cell office:value-type="float" office:value="0.0057883" calcext:value-type="float">
            <text:p>0.0057883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34451" calcext:value-type="float">
            <text:p>-0.0034451</text:p>
          </table:table-cell>
        </table:table-row>
        <table:table-row table:style-name="ro1">
          <table:table-cell office:value-type="float" office:value="-0.0034666" calcext:value-type="float">
            <text:p>-0.0034666</text:p>
          </table:table-cell>
          <table:table-cell table:formula="of:=[.I123]*-1" office:value-type="float" office:value="0.0031835" calcext:value-type="float">
            <text:p>0.0031835</text:p>
          </table:table-cell>
          <table:table-cell office:value-type="float" office:value="-0.0036912" calcext:value-type="float">
            <text:p>-0.0036912</text:p>
          </table:table-cell>
          <table:table-cell office:value-type="float" office:value="-0.0089833" calcext:value-type="float">
            <text:p>-0.0089833</text:p>
          </table:table-cell>
          <table:table-cell office:value-type="float" office:value="-0.0034259" calcext:value-type="float">
            <text:p>-0.0034259</text:p>
          </table:table-cell>
          <table:table-cell office:value-type="float" office:value="0.0058665" calcext:value-type="float">
            <text:p>0.0058665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-0.0031835" calcext:value-type="float">
            <text:p>-0.0031835</text:p>
          </table:table-cell>
        </table:table-row>
        <table:table-row table:style-name="ro1">
          <table:table-cell office:value-type="float" office:value="-0.0035363" calcext:value-type="float">
            <text:p>-0.0035363</text:p>
          </table:table-cell>
          <table:table-cell table:formula="of:=[.I124]*-1" office:value-type="float" office:value="0.0028698" calcext:value-type="float">
            <text:p>0.0028698</text:p>
          </table:table-cell>
          <table:table-cell office:value-type="float" office:value="-0.0035951" calcext:value-type="float">
            <text:p>-0.0035951</text:p>
          </table:table-cell>
          <table:table-cell office:value-type="float" office:value="-0.0093167" calcext:value-type="float">
            <text:p>-0.0093167</text:p>
          </table:table-cell>
          <table:table-cell office:value-type="float" office:value="-0.0037016" calcext:value-type="float">
            <text:p>-0.0037016</text:p>
          </table:table-cell>
          <table:table-cell office:value-type="float" office:value="0.0059462" calcext:value-type="float">
            <text:p>0.0059462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28698" calcext:value-type="float">
            <text:p>-0.0028698</text:p>
          </table:table-cell>
        </table:table-row>
        <table:table-row table:style-name="ro1">
          <table:table-cell office:value-type="float" office:value="-0.0035889" calcext:value-type="float">
            <text:p>-0.0035889</text:p>
          </table:table-cell>
          <table:table-cell table:formula="of:=[.I125]*-1" office:value-type="float" office:value="0.0025418" calcext:value-type="float">
            <text:p>0.0025418</text:p>
          </table:table-cell>
          <table:table-cell office:value-type="float" office:value="-0.0035046" calcext:value-type="float">
            <text:p>-0.0035046</text:p>
          </table:table-cell>
          <table:table-cell office:value-type="float" office:value="-0.0096982" calcext:value-type="float">
            <text:p>-0.0096982</text:p>
          </table:table-cell>
          <table:table-cell office:value-type="float" office:value="-0.0038497" calcext:value-type="float">
            <text:p>-0.0038497</text:p>
          </table:table-cell>
          <table:table-cell office:value-type="float" office:value="0.0060325" calcext:value-type="float">
            <text:p>0.0060325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25418" calcext:value-type="float">
            <text:p>-0.0025418</text:p>
          </table:table-cell>
        </table:table-row>
        <table:table-row table:style-name="ro1">
          <table:table-cell office:value-type="float" office:value="-0.0036564" calcext:value-type="float">
            <text:p>-0.0036564</text:p>
          </table:table-cell>
          <table:table-cell table:formula="of:=[.I126]*-1" office:value-type="float" office:value="0.0021211" calcext:value-type="float">
            <text:p>0.0021211</text:p>
          </table:table-cell>
          <table:table-cell office:value-type="float" office:value="-0.0034039" calcext:value-type="float">
            <text:p>-0.0034039</text:p>
          </table:table-cell>
          <table:table-cell office:value-type="float" office:value="-0.010092" calcext:value-type="float">
            <text:p>-0.010092</text:p>
          </table:table-cell>
          <table:table-cell office:value-type="float" office:value="-0.0037379" calcext:value-type="float">
            <text:p>-0.0037379</text:p>
          </table:table-cell>
          <table:table-cell office:value-type="float" office:value="0.0060859" calcext:value-type="float">
            <text:p>0.0060859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21211" calcext:value-type="float">
            <text:p>-0.0021211</text:p>
          </table:table-cell>
        </table:table-row>
        <table:table-row table:style-name="ro1">
          <table:table-cell office:value-type="float" office:value="-0.0037217" calcext:value-type="float">
            <text:p>-0.0037217</text:p>
          </table:table-cell>
          <table:table-cell table:formula="of:=[.I127]*-1" office:value-type="float" office:value="0.0016762" calcext:value-type="float">
            <text:p>0.0016762</text:p>
          </table:table-cell>
          <table:table-cell office:value-type="float" office:value="-0.003185" calcext:value-type="float">
            <text:p>-0.003185</text:p>
          </table:table-cell>
          <table:table-cell office:value-type="float" office:value="-0.010319" calcext:value-type="float">
            <text:p>-0.010319</text:p>
          </table:table-cell>
          <table:table-cell office:value-type="float" office:value="-0.0034447" calcext:value-type="float">
            <text:p>-0.0034447</text:p>
          </table:table-cell>
          <table:table-cell office:value-type="float" office:value="0.0061033" calcext:value-type="float">
            <text:p>0.0061033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16762" calcext:value-type="float">
            <text:p>-0.0016762</text:p>
          </table:table-cell>
        </table:table-row>
        <table:table-row table:style-name="ro1">
          <table:table-cell office:value-type="float" office:value="-0.0036931" calcext:value-type="float">
            <text:p>-0.0036931</text:p>
          </table:table-cell>
          <table:table-cell table:formula="of:=[.I128]*-1" office:value-type="float" office:value="0.0012308" calcext:value-type="float">
            <text:p>0.0012308</text:p>
          </table:table-cell>
          <table:table-cell office:value-type="float" office:value="-0.0029798" calcext:value-type="float">
            <text:p>-0.0029798</text:p>
          </table:table-cell>
          <table:table-cell office:value-type="float" office:value="-0.010373" calcext:value-type="float">
            <text:p>-0.010373</text:p>
          </table:table-cell>
          <table:table-cell office:value-type="float" office:value="-0.003223" calcext:value-type="float">
            <text:p>-0.003223</text:p>
          </table:table-cell>
          <table:table-cell office:value-type="float" office:value="0.0059417" calcext:value-type="float">
            <text:p>0.0059417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12308" calcext:value-type="float">
            <text:p>-0.0012308</text:p>
          </table:table-cell>
        </table:table-row>
        <table:table-row table:style-name="ro1">
          <table:table-cell office:value-type="float" office:value="-0.0037208" calcext:value-type="float">
            <text:p>-0.0037208</text:p>
          </table:table-cell>
          <table:table-cell table:formula="of:=[.I129]*-1" office:value-type="float" office:value="0.0007159" calcext:value-type="float">
            <text:p>0.0007159</text:p>
          </table:table-cell>
          <table:table-cell office:value-type="float" office:value="-0.0027049" calcext:value-type="float">
            <text:p>-0.0027049</text:p>
          </table:table-cell>
          <table:table-cell office:value-type="float" office:value="-0.010249" calcext:value-type="float">
            <text:p>-0.010249</text:p>
          </table:table-cell>
          <table:table-cell office:value-type="float" office:value="-0.003163" calcext:value-type="float">
            <text:p>-0.003163</text:p>
          </table:table-cell>
          <table:table-cell office:value-type="float" office:value="0.0056832" calcext:value-type="float">
            <text:p>0.0056832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07159" calcext:value-type="float">
            <text:p>-0.0007159</text:p>
          </table:table-cell>
        </table:table-row>
        <table:table-row table:style-name="ro1">
          <table:table-cell office:value-type="float" office:value="-0.0037064" calcext:value-type="float">
            <text:p>-0.0037064</text:p>
          </table:table-cell>
          <table:table-cell table:formula="of:=[.I130]*-1" office:value-type="float" office:value="0.00016928" calcext:value-type="float">
            <text:p>0.00016928</text:p>
          </table:table-cell>
          <table:table-cell office:value-type="float" office:value="-0.0024292" calcext:value-type="float">
            <text:p>-0.0024292</text:p>
          </table:table-cell>
          <table:table-cell office:value-type="float" office:value="-0.010169" calcext:value-type="float">
            <text:p>-0.010169</text:p>
          </table:table-cell>
          <table:table-cell office:value-type="float" office:value="-0.0031437" calcext:value-type="float">
            <text:p>-0.0031437</text:p>
          </table:table-cell>
          <table:table-cell office:value-type="float" office:value="0.0053373" calcext:value-type="float">
            <text:p>0.0053373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016928" calcext:value-type="float">
            <text:p>-0.00016928</text:p>
          </table:table-cell>
        </table:table-row>
        <table:table-row table:style-name="ro1">
          <table:table-cell office:value-type="float" office:value="-0.0037434" calcext:value-type="float">
            <text:p>-0.0037434</text:p>
          </table:table-cell>
          <table:table-cell table:formula="of:=[.I131]*-1" office:value-type="float" office:value="-0.0004116" calcext:value-type="float">
            <text:p>-0.0004116</text:p>
          </table:table-cell>
          <table:table-cell office:value-type="float" office:value="-0.0021236" calcext:value-type="float">
            <text:p>-0.0021236</text:p>
          </table:table-cell>
          <table:table-cell office:value-type="float" office:value="-0.010009" calcext:value-type="float">
            <text:p>-0.010009</text:p>
          </table:table-cell>
          <table:table-cell office:value-type="float" office:value="-0.0029488" calcext:value-type="float">
            <text:p>-0.0029488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04116" calcext:value-type="float">
            <text:p>0.0004116</text:p>
          </table:table-cell>
        </table:table-row>
        <table:table-row table:style-name="ro1">
          <table:table-cell office:value-type="float" office:value="-0.003727" calcext:value-type="float">
            <text:p>-0.003727</text:p>
          </table:table-cell>
          <table:table-cell table:formula="of:=[.I132]*-1" office:value-type="float" office:value="-0.0010418" calcext:value-type="float">
            <text:p>-0.0010418</text:p>
          </table:table-cell>
          <table:table-cell office:value-type="float" office:value="-0.0018684" calcext:value-type="float">
            <text:p>-0.0018684</text:p>
          </table:table-cell>
          <table:table-cell office:value-type="float" office:value="-0.0099355" calcext:value-type="float">
            <text:p>-0.0099355</text:p>
          </table:table-cell>
          <table:table-cell office:value-type="float" office:value="-0.0027598" calcext:value-type="float">
            <text:p>-0.0027598</text:p>
          </table:table-cell>
          <table:table-cell office:value-type="float" office:value="0.0047013" calcext:value-type="float">
            <text:p>0.0047013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010418" calcext:value-type="float">
            <text:p>0.0010418</text:p>
          </table:table-cell>
        </table:table-row>
        <table:table-row table:style-name="ro1">
          <table:table-cell office:value-type="float" office:value="-0.0037354" calcext:value-type="float">
            <text:p>-0.0037354</text:p>
          </table:table-cell>
          <table:table-cell table:formula="of:=[.I133]*-1" office:value-type="float" office:value="-0.0017732" calcext:value-type="float">
            <text:p>-0.0017732</text:p>
          </table:table-cell>
          <table:table-cell office:value-type="float" office:value="-0.0016057" calcext:value-type="float">
            <text:p>-0.0016057</text:p>
          </table:table-cell>
          <table:table-cell office:value-type="float" office:value="-0.0099063" calcext:value-type="float">
            <text:p>-0.0099063</text:p>
          </table:table-cell>
          <table:table-cell office:value-type="float" office:value="-0.0025268" calcext:value-type="float">
            <text:p>-0.0025268</text:p>
          </table:table-cell>
          <table:table-cell office:value-type="float" office:value="0.0043661" calcext:value-type="float">
            <text:p>0.0043661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017732" calcext:value-type="float">
            <text:p>0.0017732</text:p>
          </table:table-cell>
        </table:table-row>
        <table:table-row table:style-name="ro1">
          <table:table-cell office:value-type="float" office:value="-0.0036589" calcext:value-type="float">
            <text:p>-0.0036589</text:p>
          </table:table-cell>
          <table:table-cell table:formula="of:=[.I134]*-1" office:value-type="float" office:value="-0.0025932" calcext:value-type="float">
            <text:p>-0.0025932</text:p>
          </table:table-cell>
          <table:table-cell office:value-type="float" office:value="-0.0013479" calcext:value-type="float">
            <text:p>-0.0013479</text:p>
          </table:table-cell>
          <table:table-cell office:value-type="float" office:value="-0.010009" calcext:value-type="float">
            <text:p>-0.010009</text:p>
          </table:table-cell>
          <table:table-cell office:value-type="float" office:value="-0.0022583" calcext:value-type="float">
            <text:p>-0.0022583</text:p>
          </table:table-cell>
          <table:table-cell office:value-type="float" office:value="0.0040761" calcext:value-type="float">
            <text:p>0.0040761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025932" calcext:value-type="float">
            <text:p>0.0025932</text:p>
          </table:table-cell>
        </table:table-row>
        <table:table-row table:style-name="ro1">
          <table:table-cell office:value-type="float" office:value="-0.0035778" calcext:value-type="float">
            <text:p>-0.0035778</text:p>
          </table:table-cell>
          <table:table-cell table:formula="of:=[.I135]*-1" office:value-type="float" office:value="-0.0034304" calcext:value-type="float">
            <text:p>-0.0034304</text:p>
          </table:table-cell>
          <table:table-cell office:value-type="float" office:value="-0.0010323" calcext:value-type="float">
            <text:p>-0.0010323</text:p>
          </table:table-cell>
          <table:table-cell office:value-type="float" office:value="-0.010066" calcext:value-type="float">
            <text:p>-0.010066</text:p>
          </table:table-cell>
          <table:table-cell office:value-type="float" office:value="-0.0020286" calcext:value-type="float">
            <text:p>-0.0020286</text:p>
          </table:table-cell>
          <table:table-cell office:value-type="float" office:value="0.0037423" calcext:value-type="float">
            <text:p>0.0037423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034304" calcext:value-type="float">
            <text:p>0.0034304</text:p>
          </table:table-cell>
        </table:table-row>
        <table:table-row table:style-name="ro1">
          <table:table-cell office:value-type="float" office:value="-0.0033977" calcext:value-type="float">
            <text:p>-0.0033977</text:p>
          </table:table-cell>
          <table:table-cell table:formula="of:=[.I136]*-1" office:value-type="float" office:value="-0.0043784" calcext:value-type="float">
            <text:p>-0.0043784</text:p>
          </table:table-cell>
          <table:table-cell office:value-type="float" office:value="-0.00055811" calcext:value-type="float">
            <text:p>-0.00055811</text:p>
          </table:table-cell>
          <table:table-cell office:value-type="float" office:value="-0.010084" calcext:value-type="float">
            <text:p>-0.010084</text:p>
          </table:table-cell>
          <table:table-cell office:value-type="float" office:value="-0.0017462" calcext:value-type="float">
            <text:p>-0.0017462</text:p>
          </table:table-cell>
          <table:table-cell office:value-type="float" office:value="0.0032374" calcext:value-type="float">
            <text:p>0.0032374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043784" calcext:value-type="float">
            <text:p>0.0043784</text:p>
          </table:table-cell>
        </table:table-row>
        <table:table-row table:style-name="ro1">
          <table:table-cell office:value-type="float" office:value="-0.0032254" calcext:value-type="float">
            <text:p>-0.0032254</text:p>
          </table:table-cell>
          <table:table-cell table:formula="of:=[.I137]*-1" office:value-type="float" office:value="-0.0053406" calcext:value-type="float">
            <text:p>-0.0053406</text:p>
          </table:table-cell>
          <table:table-cell office:value-type="float" office:value="0.000012863" calcext:value-type="float">
            <text:p>0.000012863</text:p>
          </table:table-cell>
          <table:table-cell office:value-type="float" office:value="-0.0099298" calcext:value-type="float">
            <text:p>-0.0099298</text:p>
          </table:table-cell>
          <table:table-cell office:value-type="float" office:value="-0.0014572" calcext:value-type="float">
            <text:p>-0.0014572</text:p>
          </table:table-cell>
          <table:table-cell office:value-type="float" office:value="0.0027298" calcext:value-type="float">
            <text:p>0.0027298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0.0053406" calcext:value-type="float">
            <text:p>0.0053406</text:p>
          </table:table-cell>
        </table:table-row>
        <table:table-row table:style-name="ro1">
          <table:table-cell office:value-type="float" office:value="-0.0029465" calcext:value-type="float">
            <text:p>-0.0029465</text:p>
          </table:table-cell>
          <table:table-cell table:formula="of:=[.I138]*-1" office:value-type="float" office:value="-0.0064167" calcext:value-type="float">
            <text:p>-0.0064167</text:p>
          </table:table-cell>
          <table:table-cell office:value-type="float" office:value="0.00062038" calcext:value-type="float">
            <text:p>0.00062038</text:p>
          </table:table-cell>
          <table:table-cell office:value-type="float" office:value="-0.0095166" calcext:value-type="float">
            <text:p>-0.0095166</text:p>
          </table:table-cell>
          <table:table-cell office:value-type="float" office:value="-0.0012364" calcext:value-type="float">
            <text:p>-0.0012364</text:p>
          </table:table-cell>
          <table:table-cell office:value-type="float" office:value="0.0020418" calcext:value-type="float">
            <text:p>0.0020418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0.0064167" calcext:value-type="float">
            <text:p>0.0064167</text:p>
          </table:table-cell>
        </table:table-row>
        <table:table-row table:style-name="ro1">
          <table:table-cell office:value-type="float" office:value="-0.0026753" calcext:value-type="float">
            <text:p>-0.0026753</text:p>
          </table:table-cell>
          <table:table-cell table:formula="of:=[.I139]*-1" office:value-type="float" office:value="-0.0075529" calcext:value-type="float">
            <text:p>-0.0075529</text:p>
          </table:table-cell>
          <table:table-cell office:value-type="float" office:value="0.0012646" calcext:value-type="float">
            <text:p>0.0012646</text:p>
          </table:table-cell>
          <table:table-cell office:value-type="float" office:value="-0.0089267" calcext:value-type="float">
            <text:p>-0.0089267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0.0012983" calcext:value-type="float">
            <text:p>0.0012983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0.0075529" calcext:value-type="float">
            <text:p>0.0075529</text:p>
          </table:table-cell>
        </table:table-row>
        <table:table-row table:style-name="ro1">
          <table:table-cell office:value-type="float" office:value="-0.0023397" calcext:value-type="float">
            <text:p>-0.0023397</text:p>
          </table:table-cell>
          <table:table-cell table:formula="of:=[.I140]*-1" office:value-type="float" office:value="-0.0087674" calcext:value-type="float">
            <text:p>-0.0087674</text:p>
          </table:table-cell>
          <table:table-cell office:value-type="float" office:value="0.0019853" calcext:value-type="float">
            <text:p>0.0019853</text:p>
          </table:table-cell>
          <table:table-cell office:value-type="float" office:value="-0.0082946" calcext:value-type="float">
            <text:p>-0.0082946</text:p>
          </table:table-cell>
          <table:table-cell office:value-type="float" office:value="-0.0010762" calcext:value-type="float">
            <text:p>-0.0010762</text:p>
          </table:table-cell>
          <table:table-cell office:value-type="float" office:value="0.00051478" calcext:value-type="float">
            <text:p>0.00051478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0.0087674" calcext:value-type="float">
            <text:p>0.0087674</text:p>
          </table:table-cell>
        </table:table-row>
        <table:table-row table:style-name="ro1">
          <table:table-cell office:value-type="float" office:value="-0.0020074" calcext:value-type="float">
            <text:p>-0.0020074</text:p>
          </table:table-cell>
          <table:table-cell table:formula="of:=[.I141]*-1" office:value-type="float" office:value="-0.010025" calcext:value-type="float">
            <text:p>-0.010025</text:p>
          </table:table-cell>
          <table:table-cell office:value-type="float" office:value="0.0027235" calcext:value-type="float">
            <text:p>0.0027235</text:p>
          </table:table-cell>
          <table:table-cell office:value-type="float" office:value="-0.0076605" calcext:value-type="float">
            <text:p>-0.0076605</text:p>
          </table:table-cell>
          <table:table-cell office:value-type="float" office:value="-0.0010546" calcext:value-type="float">
            <text:p>-0.0010546</text:p>
          </table:table-cell>
          <table:table-cell office:value-type="float" office:value="-0.00035891" calcext:value-type="float">
            <text:p>-0.00035891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0.010025" calcext:value-type="float">
            <text:p>0.010025</text:p>
          </table:table-cell>
        </table:table-row>
        <table:table-row table:style-name="ro1">
          <table:table-cell office:value-type="float" office:value="-0.0016702" calcext:value-type="float">
            <text:p>-0.0016702</text:p>
          </table:table-cell>
          <table:table-cell table:formula="of:=[.I142]*-1" office:value-type="float" office:value="-0.011393" calcext:value-type="float">
            <text:p>-0.011393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-0.0068987" calcext:value-type="float">
            <text:p>-0.0068987</text:p>
          </table:table-cell>
          <table:table-cell office:value-type="float" office:value="-0.00098488" calcext:value-type="float">
            <text:p>-0.00098488</text:p>
          </table:table-cell>
          <table:table-cell office:value-type="float" office:value="-0.0012327" calcext:value-type="float">
            <text:p>-0.0012327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0.011393" calcext:value-type="float">
            <text:p>0.011393</text:p>
          </table:table-cell>
        </table:table-row>
        <table:table-row table:style-name="ro1">
          <table:table-cell office:value-type="float" office:value="-0.0013922" calcext:value-type="float">
            <text:p>-0.0013922</text:p>
          </table:table-cell>
          <table:table-cell table:formula="of:=[.I143]*-1" office:value-type="float" office:value="-0.012818" calcext:value-type="float">
            <text:p>-0.012818</text:p>
          </table:table-cell>
          <table:table-cell office:value-type="float" office:value="0.0044802" calcext:value-type="float">
            <text:p>0.0044802</text:p>
          </table:table-cell>
          <table:table-cell office:value-type="float" office:value="-0.0060093" calcext:value-type="float">
            <text:p>-0.0060093</text:p>
          </table:table-cell>
          <table:table-cell office:value-type="float" office:value="-0.00086717" calcext:value-type="float">
            <text:p>-0.00086717</text:p>
          </table:table-cell>
          <table:table-cell office:value-type="float" office:value="-0.0021064" calcext:value-type="float">
            <text:p>-0.002106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12818" calcext:value-type="float">
            <text:p>0.012818</text:p>
          </table:table-cell>
        </table:table-row>
        <table:table-row table:style-name="ro1">
          <table:table-cell office:value-type="float" office:value="-0.0010953" calcext:value-type="float">
            <text:p>-0.0010953</text:p>
          </table:table-cell>
          <table:table-cell table:formula="of:=[.I144]*-1" office:value-type="float" office:value="-0.014339" calcext:value-type="float">
            <text:p>-0.014339</text:p>
          </table:table-cell>
          <table:table-cell office:value-type="float" office:value="0.0049925" calcext:value-type="float">
            <text:p>0.0049925</text:p>
          </table:table-cell>
          <table:table-cell office:value-type="float" office:value="-0.0051186" calcext:value-type="float">
            <text:p>-0.0051186</text:p>
          </table:table-cell>
          <table:table-cell office:value-type="float" office:value="-0.00075346" calcext:value-type="float">
            <text:p>-0.00075346</text:p>
          </table:table-cell>
          <table:table-cell office:value-type="float" office:value="-0.002894" calcext:value-type="float">
            <text:p>-0.00289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14339" calcext:value-type="float">
            <text:p>0.014339</text:p>
          </table:table-cell>
        </table:table-row>
        <table:table-row table:style-name="ro1">
          <table:table-cell office:value-type="float" office:value="-0.00089435" calcext:value-type="float">
            <text:p>-0.00089435</text:p>
          </table:table-cell>
          <table:table-cell table:formula="of:=[.I145]*-1" office:value-type="float" office:value="-0.015932" calcext:value-type="float">
            <text:p>-0.015932</text:p>
          </table:table-cell>
          <table:table-cell office:value-type="float" office:value="0.0054048" calcext:value-type="float">
            <text:p>0.0054048</text:p>
          </table:table-cell>
          <table:table-cell office:value-type="float" office:value="-0.0045264" calcext:value-type="float">
            <text:p>-0.0045264</text:p>
          </table:table-cell>
          <table:table-cell office:value-type="float" office:value="-0.00069838" calcext:value-type="float">
            <text:p>-0.00069838</text:p>
          </table:table-cell>
          <table:table-cell office:value-type="float" office:value="-0.0035927" calcext:value-type="float">
            <text:p>-0.0035927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15932" calcext:value-type="float">
            <text:p>0.015932</text:p>
          </table:table-cell>
        </table:table-row>
        <table:table-row table:style-name="ro1">
          <table:table-cell office:value-type="float" office:value="-0.00075927" calcext:value-type="float">
            <text:p>-0.00075927</text:p>
          </table:table-cell>
          <table:table-cell table:formula="of:=[.I146]*-1" office:value-type="float" office:value="-0.017598" calcext:value-type="float">
            <text:p>-0.017598</text:p>
          </table:table-cell>
          <table:table-cell office:value-type="float" office:value="0.0057637" calcext:value-type="float">
            <text:p>0.0057637</text:p>
          </table:table-cell>
          <table:table-cell office:value-type="float" office:value="-0.0041467" calcext:value-type="float">
            <text:p>-0.0041467</text:p>
          </table:table-cell>
          <table:table-cell office:value-type="float" office:value="-0.00069862" calcext:value-type="float">
            <text:p>-0.00069862</text:p>
          </table:table-cell>
          <table:table-cell office:value-type="float" office:value="-0.0042039" calcext:value-type="float">
            <text:p>-0.0042039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17598" calcext:value-type="float">
            <text:p>0.017598</text:p>
          </table:table-cell>
        </table:table-row>
        <table:table-row table:style-name="ro1">
          <table:table-cell office:value-type="float" office:value="-0.00063486" calcext:value-type="float">
            <text:p>-0.00063486</text:p>
          </table:table-cell>
          <table:table-cell table:formula="of:=[.I147]*-1" office:value-type="float" office:value="-0.019331" calcext:value-type="float">
            <text:p>-0.019331</text:p>
          </table:table-cell>
          <table:table-cell office:value-type="float" office:value="0.0060358" calcext:value-type="float">
            <text:p>0.0060358</text:p>
          </table:table-cell>
          <table:table-cell office:value-type="float" office:value="-0.0039345" calcext:value-type="float">
            <text:p>-0.0039345</text:p>
          </table:table-cell>
          <table:table-cell office:value-type="float" office:value="-0.00079562" calcext:value-type="float">
            <text:p>-0.00079562</text:p>
          </table:table-cell>
          <table:table-cell office:value-type="float" office:value="-0.0047303" calcext:value-type="float">
            <text:p>-0.0047303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19331" calcext:value-type="float">
            <text:p>0.019331</text:p>
          </table:table-cell>
        </table:table-row>
        <table:table-row table:style-name="ro1">
          <table:table-cell office:value-type="float" office:value="-0.00054614" calcext:value-type="float">
            <text:p>-0.00054614</text:p>
          </table:table-cell>
          <table:table-cell table:formula="of:=[.I148]*-1" office:value-type="float" office:value="-0.0211" calcext:value-type="float">
            <text:p>-0.0211</text:p>
          </table:table-cell>
          <table:table-cell office:value-type="float" office:value="0.0065074" calcext:value-type="float">
            <text:p>0.0065074</text:p>
          </table:table-cell>
          <table:table-cell office:value-type="float" office:value="-0.0037177" calcext:value-type="float">
            <text:p>-0.0037177</text:p>
          </table:table-cell>
          <table:table-cell office:value-type="float" office:value="-0.00098277" calcext:value-type="float">
            <text:p>-0.00098277</text:p>
          </table:table-cell>
          <table:table-cell office:value-type="float" office:value="-0.0051744" calcext:value-type="float">
            <text:p>-0.0051744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float" office:value="-0.00047712" calcext:value-type="float">
            <text:p>-0.00047712</text:p>
          </table:table-cell>
          <table:table-cell table:formula="of:=[.I149]*-1" office:value-type="float" office:value="-0.022912" calcext:value-type="float">
            <text:p>-0.022912</text:p>
          </table:table-cell>
          <table:table-cell office:value-type="float" office:value="0.0068015" calcext:value-type="float">
            <text:p>0.0068015</text:p>
          </table:table-cell>
          <table:table-cell office:value-type="float" office:value="-0.0034587" calcext:value-type="float">
            <text:p>-0.0034587</text:p>
          </table:table-cell>
          <table:table-cell office:value-type="float" office:value="-0.00121" calcext:value-type="float">
            <text:p>-0.00121</text:p>
          </table:table-cell>
          <table:table-cell office:value-type="float" office:value="-0.0056658" calcext:value-type="float">
            <text:p>-0.0056658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22912" calcext:value-type="float">
            <text:p>0.022912</text:p>
          </table:table-cell>
        </table:table-row>
        <table:table-row table:style-name="ro1">
          <table:table-cell office:value-type="float" office:value="-0.00037533" calcext:value-type="float">
            <text:p>-0.00037533</text:p>
          </table:table-cell>
          <table:table-cell table:formula="of:=[.I150]*-1" office:value-type="float" office:value="-0.024679" calcext:value-type="float">
            <text:p>-0.024679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-0.0031525" calcext:value-type="float">
            <text:p>-0.0031525</text:p>
          </table:table-cell>
          <table:table-cell office:value-type="float" office:value="-0.00148" calcext:value-type="float">
            <text:p>-0.00148</text:p>
          </table:table-cell>
          <table:table-cell office:value-type="float" office:value="-0.0061153" calcext:value-type="float">
            <text:p>-0.0061153</text:p>
          </table:table-cell>
          <table:table-cell office:value-type="float" office:value="0.99998" calcext:value-type="float">
            <text:p>0.99998</text:p>
          </table:table-cell>
          <table:table-cell/>
          <table:table-cell office:value-type="float" office:value="0.024679" calcext:value-type="float">
            <text:p>0.024679</text:p>
          </table:table-cell>
        </table:table-row>
        <table:table-row table:style-name="ro1">
          <table:table-cell office:value-type="float" office:value="-0.00022009" calcext:value-type="float">
            <text:p>-0.00022009</text:p>
          </table:table-cell>
          <table:table-cell table:formula="of:=[.I151]*-1" office:value-type="float" office:value="-0.02648" calcext:value-type="float">
            <text:p>-0.02648</text:p>
          </table:table-cell>
          <table:table-cell office:value-type="float" office:value="0.0072399" calcext:value-type="float">
            <text:p>0.0072399</text:p>
          </table:table-cell>
          <table:table-cell office:value-type="float" office:value="-0.0027996" calcext:value-type="float">
            <text:p>-0.0027996</text:p>
          </table:table-cell>
          <table:table-cell office:value-type="float" office:value="-0.0018735" calcext:value-type="float">
            <text:p>-0.0018735</text:p>
          </table:table-cell>
          <table:table-cell office:value-type="float" office:value="-0.0066577" calcext:value-type="float">
            <text:p>-0.0066577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0.02648" calcext:value-type="float">
            <text:p>0.02648</text:p>
          </table:table-cell>
        </table:table-row>
        <table:table-row table:style-name="ro1">
          <table:table-cell office:value-type="float" office:value="-0.000026089" calcext:value-type="float">
            <text:p>-0.000026089</text:p>
          </table:table-cell>
          <table:table-cell table:formula="of:=[.I152]*-1" office:value-type="float" office:value="-0.028416" calcext:value-type="float">
            <text:p>-0.028416</text:p>
          </table:table-cell>
          <table:table-cell office:value-type="float" office:value="0.0073924" calcext:value-type="float">
            <text:p>0.0073924</text:p>
          </table:table-cell>
          <table:table-cell office:value-type="float" office:value="-0.0023079" calcext:value-type="float">
            <text:p>-0.0023079</text:p>
          </table:table-cell>
          <table:table-cell office:value-type="float" office:value="-0.002475" calcext:value-type="float">
            <text:p>-0.002475</text:p>
          </table:table-cell>
          <table:table-cell office:value-type="float" office:value="-0.0072538" calcext:value-type="float">
            <text:p>-0.0072538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0.00023593" calcext:value-type="float">
            <text:p>0.00023593</text:p>
          </table:table-cell>
          <table:table-cell table:formula="of:=[.I153]*-1" office:value-type="float" office:value="-0.03046" calcext:value-type="float">
            <text:p>-0.03046</text:p>
          </table:table-cell>
          <table:table-cell office:value-type="float" office:value="0.0077795" calcext:value-type="float">
            <text:p>0.0077795</text:p>
          </table:table-cell>
          <table:table-cell office:value-type="float" office:value="-0.001515" calcext:value-type="float">
            <text:p>-0.001515</text:p>
          </table:table-cell>
          <table:table-cell office:value-type="float" office:value="-0.0031912" calcext:value-type="float">
            <text:p>-0.0031912</text:p>
          </table:table-cell>
          <table:table-cell office:value-type="float" office:value="-0.0079494" calcext:value-type="float">
            <text:p>-0.0079494</text:p>
          </table:table-cell>
          <table:table-cell office:value-type="float" office:value="0.99996" calcext:value-type="float">
            <text:p>0.99996</text:p>
          </table:table-cell>
          <table:table-cell/>
          <table:table-cell office:value-type="float" office:value="0.03046" calcext:value-type="float">
            <text:p>0.03046</text:p>
          </table:table-cell>
        </table:table-row>
        <table:table-row table:style-name="ro1">
          <table:table-cell office:value-type="float" office:value="0.00047213" calcext:value-type="float">
            <text:p>0.00047213</text:p>
          </table:table-cell>
          <table:table-cell table:formula="of:=[.I154]*-1" office:value-type="float" office:value="-0.032519" calcext:value-type="float">
            <text:p>-0.032519</text:p>
          </table:table-cell>
          <table:table-cell office:value-type="float" office:value="0.0078773" calcext:value-type="float">
            <text:p>0.0078773</text:p>
          </table:table-cell>
          <table:table-cell office:value-type="float" office:value="-0.00058534" calcext:value-type="float">
            <text:p>-0.00058534</text:p>
          </table:table-cell>
          <table:table-cell office:value-type="float" office:value="-0.0040266" calcext:value-type="float">
            <text:p>-0.0040266</text:p>
          </table:table-cell>
          <table:table-cell office:value-type="float" office:value="-0.0087366" calcext:value-type="float">
            <text:p>-0.0087366</text:p>
          </table:table-cell>
          <table:table-cell office:value-type="float" office:value="0.99995" calcext:value-type="float">
            <text:p>0.99995</text:p>
          </table:table-cell>
          <table:table-cell/>
          <table:table-cell office:value-type="float" office:value="0.032519" calcext:value-type="float">
            <text:p>0.032519</text:p>
          </table:table-cell>
        </table:table-row>
        <table:table-row table:style-name="ro1">
          <table:table-cell office:value-type="float" office:value="0.00068359" calcext:value-type="float">
            <text:p>0.00068359</text:p>
          </table:table-cell>
          <table:table-cell table:formula="of:=[.I155]*-1" office:value-type="float" office:value="-0.034615" calcext:value-type="float">
            <text:p>-0.034615</text:p>
          </table:table-cell>
          <table:table-cell office:value-type="float" office:value="0.0079055" calcext:value-type="float">
            <text:p>0.0079055</text:p>
          </table:table-cell>
          <table:table-cell office:value-type="float" office:value="0.0005554" calcext:value-type="float">
            <text:p>0.0005554</text:p>
          </table:table-cell>
          <table:table-cell office:value-type="float" office:value="-0.0048091" calcext:value-type="float">
            <text:p>-0.0048091</text:p>
          </table:table-cell>
          <table:table-cell office:value-type="float" office:value="-0.0095694" calcext:value-type="float">
            <text:p>-0.0095694</text:p>
          </table:table-cell>
          <table:table-cell office:value-type="float" office:value="0.99994" calcext:value-type="float">
            <text:p>0.99994</text:p>
          </table:table-cell>
          <table:table-cell/>
          <table:table-cell office:value-type="float" office:value="0.034615" calcext:value-type="float">
            <text:p>0.034615</text:p>
          </table:table-cell>
        </table:table-row>
        <table:table-row table:style-name="ro1">
          <table:table-cell office:value-type="float" office:value="0.00087675" calcext:value-type="float">
            <text:p>0.00087675</text:p>
          </table:table-cell>
          <table:table-cell table:formula="of:=[.I156]*-1" office:value-type="float" office:value="-0.036687" calcext:value-type="float">
            <text:p>-0.036687</text:p>
          </table:table-cell>
          <table:table-cell office:value-type="float" office:value="0.0078675" calcext:value-type="float">
            <text:p>0.0078675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-0.0057331" calcext:value-type="float">
            <text:p>-0.0057331</text:p>
          </table:table-cell>
          <table:table-cell office:value-type="float" office:value="-0.010319" calcext:value-type="float">
            <text:p>-0.010319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36687" calcext:value-type="float">
            <text:p>0.036687</text:p>
          </table:table-cell>
        </table:table-row>
        <table:table-row table:style-name="ro1">
          <table:table-cell office:value-type="float" office:value="0.0010041" calcext:value-type="float">
            <text:p>0.0010041</text:p>
          </table:table-cell>
          <table:table-cell table:formula="of:=[.I157]*-1" office:value-type="float" office:value="-0.038805" calcext:value-type="float">
            <text:p>-0.038805</text:p>
          </table:table-cell>
          <table:table-cell office:value-type="float" office:value="0.0077259" calcext:value-type="float">
            <text:p>0.0077259</text:p>
          </table:table-cell>
          <table:table-cell office:value-type="float" office:value="0.0020307" calcext:value-type="float">
            <text:p>0.0020307</text:p>
          </table:table-cell>
          <table:table-cell office:value-type="float" office:value="-0.006633" calcext:value-type="float">
            <text:p>-0.006633</text:p>
          </table:table-cell>
          <table:table-cell office:value-type="float" office:value="-0.010974" calcext:value-type="float">
            <text:p>-0.010974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0.038805" calcext:value-type="float">
            <text:p>0.038805</text:p>
          </table:table-cell>
        </table:table-row>
        <table:table-row table:style-name="ro1">
          <table:table-cell office:value-type="float" office:value="0.0012089" calcext:value-type="float">
            <text:p>0.0012089</text:p>
          </table:table-cell>
          <table:table-cell table:formula="of:=[.I158]*-1" office:value-type="float" office:value="-0.040905" calcext:value-type="float">
            <text:p>-0.040905</text:p>
          </table:table-cell>
          <table:table-cell office:value-type="float" office:value="0.0074707" calcext:value-type="float">
            <text:p>0.0074707</text:p>
          </table:table-cell>
          <table:table-cell office:value-type="float" office:value="0.0019222" calcext:value-type="float">
            <text:p>0.0019222</text:p>
          </table:table-cell>
          <table:table-cell office:value-type="float" office:value="-0.0072722" calcext:value-type="float">
            <text:p>-0.0072722</text:p>
          </table:table-cell>
          <table:table-cell office:value-type="float" office:value="-0.011261" calcext:value-type="float">
            <text:p>-0.011261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0.040905" calcext:value-type="float">
            <text:p>0.040905</text:p>
          </table:table-cell>
        </table:table-row>
        <table:table-row table:style-name="ro1">
          <table:table-cell office:value-type="float" office:value="0.0014418" calcext:value-type="float">
            <text:p>0.0014418</text:p>
          </table:table-cell>
          <table:table-cell table:formula="of:=[.I159]*-1" office:value-type="float" office:value="-0.043017" calcext:value-type="float">
            <text:p>-0.043017</text:p>
          </table:table-cell>
          <table:table-cell office:value-type="float" office:value="0.0071434" calcext:value-type="float">
            <text:p>0.0071434</text:p>
          </table:table-cell>
          <table:table-cell office:value-type="float" office:value="0.0014098" calcext:value-type="float">
            <text:p>0.0014098</text:p>
          </table:table-cell>
          <table:table-cell office:value-type="float" office:value="-0.0075411" calcext:value-type="float">
            <text:p>-0.0075411</text:p>
          </table:table-cell>
          <table:table-cell office:value-type="float" office:value="-0.011481" calcext:value-type="float">
            <text:p>-0.011481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0.043017" calcext:value-type="float">
            <text:p>0.043017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table:formula="of:=[.I160]*-1" office:value-type="float" office:value="-0.045165" calcext:value-type="float">
            <text:p>-0.045165</text:p>
          </table:table-cell>
          <table:table-cell office:value-type="float" office:value="0.0069231" calcext:value-type="float">
            <text:p>0.0069231</text:p>
          </table:table-cell>
          <table:table-cell office:value-type="float" office:value="0.00076068" calcext:value-type="float">
            <text:p>0.00076068</text:p>
          </table:table-cell>
          <table:table-cell office:value-type="float" office:value="-0.007519" calcext:value-type="float">
            <text:p>-0.007519</text:p>
          </table:table-cell>
          <table:table-cell office:value-type="float" office:value="-0.011556" calcext:value-type="float">
            <text:p>-0.011556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0.045165" calcext:value-type="float">
            <text:p>0.045165</text:p>
          </table:table-cell>
        </table:table-row>
        <table:table-row table:style-name="ro1">
          <table:table-cell office:value-type="float" office:value="0.0020341" calcext:value-type="float">
            <text:p>0.0020341</text:p>
          </table:table-cell>
          <table:table-cell table:formula="of:=[.I161]*-1" office:value-type="float" office:value="-0.047316" calcext:value-type="float">
            <text:p>-0.047316</text:p>
          </table:table-cell>
          <table:table-cell office:value-type="float" office:value="0.0067181" calcext:value-type="float">
            <text:p>0.0067181</text:p>
          </table:table-cell>
          <table:table-cell office:value-type="float" office:value="0.0002771" calcext:value-type="float">
            <text:p>0.0002771</text:p>
          </table:table-cell>
          <table:table-cell office:value-type="float" office:value="-0.007483" calcext:value-type="float">
            <text:p>-0.007483</text:p>
          </table:table-cell>
          <table:table-cell office:value-type="float" office:value="-0.011807" calcext:value-type="float">
            <text:p>-0.011807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0.047316" calcext:value-type="float">
            <text:p>0.047316</text:p>
          </table:table-cell>
        </table:table-row>
        <table:table-row table:style-name="ro1">
          <table:table-cell office:value-type="float" office:value="0.0024225" calcext:value-type="float">
            <text:p>0.0024225</text:p>
          </table:table-cell>
          <table:table-cell table:formula="of:=[.I162]*-1" office:value-type="float" office:value="-0.049447" calcext:value-type="float">
            <text:p>-0.049447</text:p>
          </table:table-cell>
          <table:table-cell office:value-type="float" office:value="0.0065379" calcext:value-type="float">
            <text:p>0.0065379</text:p>
          </table:table-cell>
          <table:table-cell office:value-type="float" office:value="-0.00010912" calcext:value-type="float">
            <text:p>-0.00010912</text:p>
          </table:table-cell>
          <table:table-cell office:value-type="float" office:value="-0.0076935" calcext:value-type="float">
            <text:p>-0.0076935</text:p>
          </table:table-cell>
          <table:table-cell office:value-type="float" office:value="-0.012242" calcext:value-type="float">
            <text:p>-0.012242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0.049447" calcext:value-type="float">
            <text:p>0.049447</text:p>
          </table:table-cell>
        </table:table-row>
        <table:table-row table:style-name="ro1">
          <table:table-cell office:value-type="float" office:value="0.0028389" calcext:value-type="float">
            <text:p>0.0028389</text:p>
          </table:table-cell>
          <table:table-cell table:formula="of:=[.I163]*-1" office:value-type="float" office:value="-0.051612" calcext:value-type="float">
            <text:p>-0.051612</text:p>
          </table:table-cell>
          <table:table-cell office:value-type="float" office:value="0.0063978" calcext:value-type="float">
            <text:p>0.0063978</text:p>
          </table:table-cell>
          <table:table-cell office:value-type="float" office:value="-0.00026915" calcext:value-type="float">
            <text:p>-0.00026915</text:p>
          </table:table-cell>
          <table:table-cell office:value-type="float" office:value="-0.0082777" calcext:value-type="float">
            <text:p>-0.0082777</text:p>
          </table:table-cell>
          <table:table-cell office:value-type="float" office:value="-0.012829" calcext:value-type="float">
            <text:p>-0.012829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051612" calcext:value-type="float">
            <text:p>0.051612</text:p>
          </table:table-cell>
        </table:table-row>
        <table:table-row table:style-name="ro1">
          <table:table-cell office:value-type="float" office:value="0.0032463" calcext:value-type="float">
            <text:p>0.0032463</text:p>
          </table:table-cell>
          <table:table-cell table:formula="of:=[.I164]*-1" office:value-type="float" office:value="-0.053737" calcext:value-type="float">
            <text:p>-0.053737</text:p>
          </table:table-cell>
          <table:table-cell office:value-type="float" office:value="0.0063353" calcext:value-type="float">
            <text:p>0.0063353</text:p>
          </table:table-cell>
          <table:table-cell office:value-type="float" office:value="-0.00025363" calcext:value-type="float">
            <text:p>-0.00025363</text:p>
          </table:table-cell>
          <table:table-cell office:value-type="float" office:value="-0.0089351" calcext:value-type="float">
            <text:p>-0.0089351</text:p>
          </table:table-cell>
          <table:table-cell office:value-type="float" office:value="-0.01355" calcext:value-type="float">
            <text:p>-0.01355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053737" calcext:value-type="float">
            <text:p>0.053737</text:p>
          </table:table-cell>
        </table:table-row>
        <table:table-row table:style-name="ro1">
          <table:table-cell office:value-type="float" office:value="0.0036895" calcext:value-type="float">
            <text:p>0.0036895</text:p>
          </table:table-cell>
          <table:table-cell table:formula="of:=[.I165]*-1" office:value-type="float" office:value="-0.055942" calcext:value-type="float">
            <text:p>-0.055942</text:p>
          </table:table-cell>
          <table:table-cell office:value-type="float" office:value="0.0063332" calcext:value-type="float">
            <text:p>0.0063332</text:p>
          </table:table-cell>
          <table:table-cell office:value-type="float" office:value="-0.000071817" calcext:value-type="float">
            <text:p>-0.000071817</text:p>
          </table:table-cell>
          <table:table-cell office:value-type="float" office:value="-0.0094918" calcext:value-type="float">
            <text:p>-0.0094918</text:p>
          </table:table-cell>
          <table:table-cell office:value-type="float" office:value="-0.014443" calcext:value-type="float">
            <text:p>-0.014443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055942" calcext:value-type="float">
            <text:p>0.055942</text:p>
          </table:table-cell>
        </table:table-row>
        <table:table-row table:style-name="ro1">
          <table:table-cell office:value-type="float" office:value="0.0040349" calcext:value-type="float">
            <text:p>0.0040349</text:p>
          </table:table-cell>
          <table:table-cell table:formula="of:=[.I166]*-1" office:value-type="float" office:value="-0.058162" calcext:value-type="float">
            <text:p>-0.058162</text:p>
          </table:table-cell>
          <table:table-cell office:value-type="float" office:value="0.0064033" calcext:value-type="float">
            <text:p>0.0064033</text:p>
          </table:table-cell>
          <table:table-cell office:value-type="float" office:value="0.00010071" calcext:value-type="float">
            <text:p>0.00010071</text:p>
          </table:table-cell>
          <table:table-cell office:value-type="float" office:value="-0.0098744" calcext:value-type="float">
            <text:p>-0.0098744</text:p>
          </table:table-cell>
          <table:table-cell office:value-type="float" office:value="-0.015371" calcext:value-type="float">
            <text:p>-0.015371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058162" calcext:value-type="float">
            <text:p>0.058162</text:p>
          </table:table-cell>
        </table:table-row>
        <table:table-row table:style-name="ro1">
          <table:table-cell office:value-type="float" office:value="0.0044179" calcext:value-type="float">
            <text:p>0.0044179</text:p>
          </table:table-cell>
          <table:table-cell table:formula="of:=[.I167]*-1" office:value-type="float" office:value="-0.060377" calcext:value-type="float">
            <text:p>-0.060377</text:p>
          </table:table-cell>
          <table:table-cell office:value-type="float" office:value="0.0064105" calcext:value-type="float">
            <text:p>0.0064105</text:p>
          </table:table-cell>
          <table:table-cell office:value-type="float" office:value="0.00010226" calcext:value-type="float">
            <text:p>0.00010226</text:p>
          </table:table-cell>
          <table:table-cell office:value-type="float" office:value="-0.010261" calcext:value-type="float">
            <text:p>-0.010261</text:p>
          </table:table-cell>
          <table:table-cell office:value-type="float" office:value="-0.016339" calcext:value-type="float">
            <text:p>-0.016339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060377" calcext:value-type="float">
            <text:p>0.060377</text:p>
          </table:table-cell>
        </table:table-row>
        <table:table-row table:style-name="ro1">
          <table:table-cell office:value-type="float" office:value="0.0046719" calcext:value-type="float">
            <text:p>0.0046719</text:p>
          </table:table-cell>
          <table:table-cell table:formula="of:=[.I168]*-1" office:value-type="float" office:value="-0.062666" calcext:value-type="float">
            <text:p>-0.062666</text:p>
          </table:table-cell>
          <table:table-cell office:value-type="float" office:value="0.0063188" calcext:value-type="float">
            <text:p>0.0063188</text:p>
          </table:table-cell>
          <table:table-cell office:value-type="float" office:value="-0.00015325" calcext:value-type="float">
            <text:p>-0.00015325</text:p>
          </table:table-cell>
          <table:table-cell office:value-type="float" office:value="-0.010669" calcext:value-type="float">
            <text:p>-0.010669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062666" calcext:value-type="float">
            <text:p>0.062666</text:p>
          </table:table-cell>
        </table:table-row>
        <table:table-row table:style-name="ro1">
          <table:table-cell office:value-type="float" office:value="0.0048861" calcext:value-type="float">
            <text:p>0.0048861</text:p>
          </table:table-cell>
          <table:table-cell table:formula="of:=[.I169]*-1" office:value-type="float" office:value="-0.065026" calcext:value-type="float">
            <text:p>-0.065026</text:p>
          </table:table-cell>
          <table:table-cell office:value-type="float" office:value="0.0061272" calcext:value-type="float">
            <text:p>0.0061272</text:p>
          </table:table-cell>
          <table:table-cell office:value-type="float" office:value="-0.00070183" calcext:value-type="float">
            <text:p>-0.00070183</text:p>
          </table:table-cell>
          <table:table-cell office:value-type="float" office:value="-0.011151" calcext:value-type="float">
            <text:p>-0.011151</text:p>
          </table:table-cell>
          <table:table-cell office:value-type="float" office:value="-0.017405" calcext:value-type="float">
            <text:p>-0.017405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065026" calcext:value-type="float">
            <text:p>0.065026</text:p>
          </table:table-cell>
        </table:table-row>
        <table:table-row table:style-name="ro1">
          <table:table-cell office:value-type="float" office:value="0.0049034" calcext:value-type="float">
            <text:p>0.0049034</text:p>
          </table:table-cell>
          <table:table-cell table:formula="of:=[.I170]*-1" office:value-type="float" office:value="-0.067428" calcext:value-type="float">
            <text:p>-0.067428</text:p>
          </table:table-cell>
          <table:table-cell office:value-type="float" office:value="0.0059544" calcext:value-type="float">
            <text:p>0.0059544</text:p>
          </table:table-cell>
          <table:table-cell office:value-type="float" office:value="-0.0015133" calcext:value-type="float">
            <text:p>-0.001513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7361" calcext:value-type="float">
            <text:p>-0.017361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067428" calcext:value-type="float">
            <text:p>0.067428</text:p>
          </table:table-cell>
        </table:table-row>
        <table:table-row table:style-name="ro1">
          <table:table-cell office:value-type="float" office:value="0.0049408" calcext:value-type="float">
            <text:p>0.0049408</text:p>
          </table:table-cell>
          <table:table-cell table:formula="of:=[.I171]*-1" office:value-type="float" office:value="-0.070356" calcext:value-type="float">
            <text:p>-0.070356</text:p>
          </table:table-cell>
          <table:table-cell office:value-type="float" office:value="0.0057546" calcext:value-type="float">
            <text:p>0.0057546</text:p>
          </table:table-cell>
          <table:table-cell office:value-type="float" office:value="-0.0024983" calcext:value-type="float">
            <text:p>-0.0024983</text:p>
          </table:table-cell>
          <table:table-cell office:value-type="float" office:value="-0.011499" calcext:value-type="float">
            <text:p>-0.011499</text:p>
          </table:table-cell>
          <table:table-cell office:value-type="float" office:value="-0.016961" calcext:value-type="float">
            <text:p>-0.016961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070356" calcext:value-type="float">
            <text:p>0.070356</text:p>
          </table:table-cell>
        </table:table-row>
        <table:table-row table:style-name="ro1">
          <table:table-cell office:value-type="float" office:value="0.0046887" calcext:value-type="float">
            <text:p>0.0046887</text:p>
          </table:table-cell>
          <table:table-cell table:formula="of:=[.I172]*-1" office:value-type="float" office:value="-0.07276" calcext:value-type="float">
            <text:p>-0.07276</text:p>
          </table:table-cell>
          <table:table-cell office:value-type="float" office:value="0.0055956" calcext:value-type="float">
            <text:p>0.0055956</text:p>
          </table:table-cell>
          <table:table-cell office:value-type="float" office:value="-0.0033956" calcext:value-type="float">
            <text:p>-0.0033956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-0.016476" calcext:value-type="float">
            <text:p>-0.016476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07276" calcext:value-type="float">
            <text:p>0.07276</text:p>
          </table:table-cell>
        </table:table-row>
        <table:table-row table:style-name="ro1">
          <table:table-cell office:value-type="float" office:value="0.0043836" calcext:value-type="float">
            <text:p>0.0043836</text:p>
          </table:table-cell>
          <table:table-cell table:formula="of:=[.I173]*-1" office:value-type="float" office:value="-0.075039" calcext:value-type="float">
            <text:p>-0.075039</text:p>
          </table:table-cell>
          <table:table-cell office:value-type="float" office:value="0.0053937" calcext:value-type="float">
            <text:p>0.0053937</text:p>
          </table:table-cell>
          <table:table-cell office:value-type="float" office:value="-0.004203" calcext:value-type="float">
            <text:p>-0.004203</text:p>
          </table:table-cell>
          <table:table-cell office:value-type="float" office:value="-0.011702" calcext:value-type="float">
            <text:p>-0.011702</text:p>
          </table:table-cell>
          <table:table-cell office:value-type="float" office:value="-0.015863" calcext:value-type="float">
            <text:p>-0.015863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075039" calcext:value-type="float">
            <text:p>0.075039</text:p>
          </table:table-cell>
        </table:table-row>
        <table:table-row table:style-name="ro1">
          <table:table-cell office:value-type="float" office:value="0.0039374" calcext:value-type="float">
            <text:p>0.0039374</text:p>
          </table:table-cell>
          <table:table-cell table:formula="of:=[.I174]*-1" office:value-type="float" office:value="-0.077276" calcext:value-type="float">
            <text:p>-0.077276</text:p>
          </table:table-cell>
          <table:table-cell office:value-type="float" office:value="0.0052801" calcext:value-type="float">
            <text:p>0.0052801</text:p>
          </table:table-cell>
          <table:table-cell office:value-type="float" office:value="-0.0048325" calcext:value-type="float">
            <text:p>-0.0048325</text:p>
          </table:table-cell>
          <table:table-cell office:value-type="float" office:value="-0.011973" calcext:value-type="float">
            <text:p>-0.011973</text:p>
          </table:table-cell>
          <table:table-cell office:value-type="float" office:value="-0.015217" calcext:value-type="float">
            <text:p>-0.015217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077276" calcext:value-type="float">
            <text:p>0.077276</text:p>
          </table:table-cell>
        </table:table-row>
        <table:table-row table:style-name="ro1">
          <table:table-cell office:value-type="float" office:value="0.003413" calcext:value-type="float">
            <text:p>0.003413</text:p>
          </table:table-cell>
          <table:table-cell table:formula="of:=[.I175]*-1" office:value-type="float" office:value="-0.079366" calcext:value-type="float">
            <text:p>-0.079366</text:p>
          </table:table-cell>
          <table:table-cell office:value-type="float" office:value="0.005237" calcext:value-type="float">
            <text:p>0.005237</text:p>
          </table:table-cell>
          <table:table-cell office:value-type="float" office:value="-0.0052875" calcext:value-type="float">
            <text:p>-0.0052875</text:p>
          </table:table-cell>
          <table:table-cell office:value-type="float" office:value="-0.012232" calcext:value-type="float">
            <text:p>-0.012232</text:p>
          </table:table-cell>
          <table:table-cell office:value-type="float" office:value="-0.014659" calcext:value-type="float">
            <text:p>-0.014659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079366" calcext:value-type="float">
            <text:p>0.079366</text:p>
          </table:table-cell>
        </table:table-row>
        <table:table-row table:style-name="ro1">
          <table:table-cell office:value-type="float" office:value="0.0029254" calcext:value-type="float">
            <text:p>0.0029254</text:p>
          </table:table-cell>
          <table:table-cell table:formula="of:=[.I176]*-1" office:value-type="float" office:value="-0.081981" calcext:value-type="float">
            <text:p>-0.081981</text:p>
          </table:table-cell>
          <table:table-cell office:value-type="float" office:value="0.0052501" calcext:value-type="float">
            <text:p>0.0052501</text:p>
          </table:table-cell>
          <table:table-cell office:value-type="float" office:value="-0.005614" calcext:value-type="float">
            <text:p>-0.005614</text:p>
          </table:table-cell>
          <table:table-cell office:value-type="float" office:value="-0.012528" calcext:value-type="float">
            <text:p>-0.012528</text:p>
          </table:table-cell>
          <table:table-cell office:value-type="float" office:value="-0.014149" calcext:value-type="float">
            <text:p>-0.014149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081981" calcext:value-type="float">
            <text:p>0.081981</text:p>
          </table:table-cell>
        </table:table-row>
        <table:table-row table:style-name="ro1">
          <table:table-cell office:value-type="float" office:value="0.0022163" calcext:value-type="float">
            <text:p>0.0022163</text:p>
          </table:table-cell>
          <table:table-cell table:formula="of:=[.I177]*-1" office:value-type="float" office:value="-0.084058" calcext:value-type="float">
            <text:p>-0.084058</text:p>
          </table:table-cell>
          <table:table-cell office:value-type="float" office:value="0.0052145" calcext:value-type="float">
            <text:p>0.0052145</text:p>
          </table:table-cell>
          <table:table-cell office:value-type="float" office:value="-0.0058564" calcext:value-type="float">
            <text:p>-0.0058564</text:p>
          </table:table-cell>
          <table:table-cell office:value-type="float" office:value="-0.012738" calcext:value-type="float">
            <text:p>-0.012738</text:p>
          </table:table-cell>
          <table:table-cell office:value-type="float" office:value="-0.01355" calcext:value-type="float">
            <text:p>-0.01355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084058" calcext:value-type="float">
            <text:p>0.084058</text:p>
          </table:table-cell>
        </table:table-row>
        <table:table-row table:style-name="ro1">
          <table:table-cell office:value-type="float" office:value="0.0013823" calcext:value-type="float">
            <text:p>0.0013823</text:p>
          </table:table-cell>
          <table:table-cell table:formula="of:=[.I178]*-1" office:value-type="float" office:value="-0.086189" calcext:value-type="float">
            <text:p>-0.086189</text:p>
          </table:table-cell>
          <table:table-cell office:value-type="float" office:value="0.0052635" calcext:value-type="float">
            <text:p>0.0052635</text:p>
          </table:table-cell>
          <table:table-cell office:value-type="float" office:value="-0.006094" calcext:value-type="float">
            <text:p>-0.006094</text:p>
          </table:table-cell>
          <table:table-cell office:value-type="float" office:value="-0.013038" calcext:value-type="float">
            <text:p>-0.013038</text:p>
          </table:table-cell>
          <table:table-cell office:value-type="float" office:value="-0.012868" calcext:value-type="float">
            <text:p>-0.012868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086189" calcext:value-type="float">
            <text:p>0.086189</text:p>
          </table:table-cell>
        </table:table-row>
        <table:table-row table:style-name="ro1">
          <table:table-cell office:value-type="float" office:value="0.0005181" calcext:value-type="float">
            <text:p>0.0005181</text:p>
          </table:table-cell>
          <table:table-cell table:formula="of:=[.I179]*-1" office:value-type="float" office:value="-0.088376" calcext:value-type="float">
            <text:p>-0.088376</text:p>
          </table:table-cell>
          <table:table-cell office:value-type="float" office:value="0.0053276" calcext:value-type="float">
            <text:p>0.0053276</text:p>
          </table:table-cell>
          <table:table-cell office:value-type="float" office:value="-0.0063382" calcext:value-type="float">
            <text:p>-0.0063382</text:p>
          </table:table-cell>
          <table:table-cell office:value-type="float" office:value="-0.013166" calcext:value-type="float">
            <text:p>-0.013166</text:p>
          </table:table-cell>
          <table:table-cell office:value-type="float" office:value="-0.012179" calcext:value-type="float">
            <text:p>-0.012179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0.088376" calcext:value-type="float">
            <text:p>0.088376</text:p>
          </table:table-cell>
        </table:table-row>
        <table:table-row table:style-name="ro1">
          <table:table-cell office:value-type="float" office:value="-0.00042215" calcext:value-type="float">
            <text:p>-0.00042215</text:p>
          </table:table-cell>
          <table:table-cell table:formula="of:=[.I180]*-1" office:value-type="float" office:value="-0.090566" calcext:value-type="float">
            <text:p>-0.090566</text:p>
          </table:table-cell>
          <table:table-cell office:value-type="float" office:value="0.0054692" calcext:value-type="float">
            <text:p>0.0054692</text:p>
          </table:table-cell>
          <table:table-cell office:value-type="float" office:value="-0.00646" calcext:value-type="float">
            <text:p>-0.00646</text:p>
          </table:table-cell>
          <table:table-cell office:value-type="float" office:value="-0.013078" calcext:value-type="float">
            <text:p>-0.013078</text:p>
          </table:table-cell>
          <table:table-cell office:value-type="float" office:value="-0.011395" calcext:value-type="float">
            <text:p>-0.011395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090566" calcext:value-type="float">
            <text:p>0.090566</text:p>
          </table:table-cell>
        </table:table-row>
        <table:table-row table:style-name="ro1">
          <table:table-cell office:value-type="float" office:value="-0.0013523" calcext:value-type="float">
            <text:p>-0.0013523</text:p>
          </table:table-cell>
          <table:table-cell table:formula="of:=[.I181]*-1" office:value-type="float" office:value="-0.092784" calcext:value-type="float">
            <text:p>-0.092784</text:p>
          </table:table-cell>
          <table:table-cell office:value-type="float" office:value="0.0055641" calcext:value-type="float">
            <text:p>0.0055641</text:p>
          </table:table-cell>
          <table:table-cell office:value-type="float" office:value="-0.006709" calcext:value-type="float">
            <text:p>-0.006709</text:p>
          </table:table-cell>
          <table:table-cell office:value-type="float" office:value="-0.012957" calcext:value-type="float">
            <text:p>-0.012957</text:p>
          </table:table-cell>
          <table:table-cell office:value-type="float" office:value="-0.010477" calcext:value-type="float">
            <text:p>-0.010477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0.092784" calcext:value-type="float">
            <text:p>0.092784</text:p>
          </table:table-cell>
        </table:table-row>
        <table:table-row table:style-name="ro1">
          <table:table-cell office:value-type="float" office:value="-0.0022656" calcext:value-type="float">
            <text:p>-0.0022656</text:p>
          </table:table-cell>
          <table:table-cell table:formula="of:=[.I182]*-1" office:value-type="float" office:value="-0.094882" calcext:value-type="float">
            <text:p>-0.094882</text:p>
          </table:table-cell>
          <table:table-cell office:value-type="float" office:value="0.0055775" calcext:value-type="float">
            <text:p>0.0055775</text:p>
          </table:table-cell>
          <table:table-cell office:value-type="float" office:value="-0.0072675" calcext:value-type="float">
            <text:p>-0.0072675</text:p>
          </table:table-cell>
          <table:table-cell office:value-type="float" office:value="-0.012639" calcext:value-type="float">
            <text:p>-0.012639</text:p>
          </table:table-cell>
          <table:table-cell office:value-type="float" office:value="-0.0094166" calcext:value-type="float">
            <text:p>-0.0094166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094882" calcext:value-type="float">
            <text:p>0.094882</text:p>
          </table:table-cell>
        </table:table-row>
        <table:table-row table:style-name="ro1">
          <table:table-cell office:value-type="float" office:value="-0.0032504" calcext:value-type="float">
            <text:p>-0.0032504</text:p>
          </table:table-cell>
          <table:table-cell table:formula="of:=[.I183]*-1" office:value-type="float" office:value="-0.096968" calcext:value-type="float">
            <text:p>-0.096968</text:p>
          </table:table-cell>
          <table:table-cell office:value-type="float" office:value="0.0057231" calcext:value-type="float">
            <text:p>0.0057231</text:p>
          </table:table-cell>
          <table:table-cell office:value-type="float" office:value="-0.0079079" calcext:value-type="float">
            <text:p>-0.0079079</text:p>
          </table:table-cell>
          <table:table-cell office:value-type="float" office:value="-0.012335" calcext:value-type="float">
            <text:p>-0.012335</text:p>
          </table:table-cell>
          <table:table-cell office:value-type="float" office:value="-0.008096" calcext:value-type="float">
            <text:p>-0.008096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0.096968" calcext:value-type="float">
            <text:p>0.096968</text:p>
          </table:table-cell>
        </table:table-row>
        <table:table-row table:style-name="ro1">
          <table:table-cell office:value-type="float" office:value="-0.0042063" calcext:value-type="float">
            <text:p>-0.0042063</text:p>
          </table:table-cell>
          <table:table-cell table:formula="of:=[.I184]*-1" office:value-type="float" office:value="-0.09903" calcext:value-type="float">
            <text:p>-0.09903</text:p>
          </table:table-cell>
          <table:table-cell office:value-type="float" office:value="0.0057574" calcext:value-type="float">
            <text:p>0.0057574</text:p>
          </table:table-cell>
          <table:table-cell office:value-type="float" office:value="-0.0087193" calcext:value-type="float">
            <text:p>-0.0087193</text:p>
          </table:table-cell>
          <table:table-cell office:value-type="float" office:value="-0.012043" calcext:value-type="float">
            <text:p>-0.012043</text:p>
          </table:table-cell>
          <table:table-cell office:value-type="float" office:value="-0.0066866" calcext:value-type="float">
            <text:p>-0.0066866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09903" calcext:value-type="float">
            <text:p>0.09903</text:p>
          </table:table-cell>
        </table:table-row>
        <table:table-row table:style-name="ro1">
          <table:table-cell office:value-type="float" office:value="-0.0051083" calcext:value-type="float">
            <text:p>-0.0051083</text:p>
          </table:table-cell>
          <table:table-cell table:formula="of:=[.I185]*-1" office:value-type="float" office:value="-0.101" calcext:value-type="float">
            <text:p>-0.101</text:p>
          </table:table-cell>
          <table:table-cell office:value-type="float" office:value="0.0058044" calcext:value-type="float">
            <text:p>0.0058044</text:p>
          </table:table-cell>
          <table:table-cell office:value-type="float" office:value="-0.0090923" calcext:value-type="float">
            <text:p>-0.0090923</text:p>
          </table:table-cell>
          <table:table-cell office:value-type="float" office:value="-0.011904" calcext:value-type="float">
            <text:p>-0.011904</text:p>
          </table:table-cell>
          <table:table-cell office:value-type="float" office:value="-0.0053336" calcext:value-type="float">
            <text:p>-0.0053336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-0.0053748" calcext:value-type="float">
            <text:p>-0.0053748</text:p>
          </table:table-cell>
          <table:table-cell table:formula="of:=[.I186]*-1" office:value-type="float" office:value="-0.10409" calcext:value-type="float">
            <text:p>-0.10409</text:p>
          </table:table-cell>
          <table:table-cell office:value-type="float" office:value="0.0057611" calcext:value-type="float">
            <text:p>0.0057611</text:p>
          </table:table-cell>
          <table:table-cell office:value-type="float" office:value="-0.009291" calcext:value-type="float">
            <text:p>-0.009291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-0.0040734" calcext:value-type="float">
            <text:p>-0.0040734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0409" calcext:value-type="float">
            <text:p>0.10409</text:p>
          </table:table-cell>
        </table:table-row>
        <table:table-row table:style-name="ro1">
          <table:table-cell office:value-type="float" office:value="-0.0063004" calcext:value-type="float">
            <text:p>-0.0063004</text:p>
          </table:table-cell>
          <table:table-cell table:formula="of:=[.I187]*-1" office:value-type="float" office:value="-0.1058" calcext:value-type="float">
            <text:p>-0.1058</text:p>
          </table:table-cell>
          <table:table-cell office:value-type="float" office:value="0.0054799" calcext:value-type="float">
            <text:p>0.0054799</text:p>
          </table:table-cell>
          <table:table-cell office:value-type="float" office:value="-0.0092245" calcext:value-type="float">
            <text:p>-0.0092245</text:p>
          </table:table-cell>
          <table:table-cell office:value-type="float" office:value="-0.011939" calcext:value-type="float">
            <text:p>-0.011939</text:p>
          </table:table-cell>
          <table:table-cell office:value-type="float" office:value="-0.0028253" calcext:value-type="float">
            <text:p>-0.0028253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058" calcext:value-type="float">
            <text:p>0.1058</text:p>
          </table:table-cell>
        </table:table-row>
        <table:table-row table:style-name="ro1">
          <table:table-cell office:value-type="float" office:value="-0.0071823" calcext:value-type="float">
            <text:p>-0.0071823</text:p>
          </table:table-cell>
          <table:table-cell table:formula="of:=[.I188]*-1" office:value-type="float" office:value="-0.10747" calcext:value-type="float">
            <text:p>-0.10747</text:p>
          </table:table-cell>
          <table:table-cell office:value-type="float" office:value="0.0051896" calcext:value-type="float">
            <text:p>0.0051896</text:p>
          </table:table-cell>
          <table:table-cell office:value-type="float" office:value="-0.0091976" calcext:value-type="float">
            <text:p>-0.0091976</text:p>
          </table:table-cell>
          <table:table-cell office:value-type="float" office:value="-0.012164" calcext:value-type="float">
            <text:p>-0.012164</text:p>
          </table:table-cell>
          <table:table-cell office:value-type="float" office:value="-0.0016686" calcext:value-type="float">
            <text:p>-0.0016686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0747" calcext:value-type="float">
            <text:p>0.10747</text:p>
          </table:table-cell>
        </table:table-row>
        <table:table-row table:style-name="ro1">
          <table:table-cell office:value-type="float" office:value="-0.0081107" calcext:value-type="float">
            <text:p>-0.0081107</text:p>
          </table:table-cell>
          <table:table-cell table:formula="of:=[.I189]*-1" office:value-type="float" office:value="-0.10907" calcext:value-type="float">
            <text:p>-0.10907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-0.0091725" calcext:value-type="float">
            <text:p>-0.0091725</text:p>
          </table:table-cell>
          <table:table-cell office:value-type="float" office:value="-0.012308" calcext:value-type="float">
            <text:p>-0.012308</text:p>
          </table:table-cell>
          <table:table-cell office:value-type="float" office:value="-0.0004218" calcext:value-type="float">
            <text:p>-0.0004218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0907" calcext:value-type="float">
            <text:p>0.10907</text:p>
          </table:table-cell>
        </table:table-row>
        <table:table-row table:style-name="ro1">
          <table:table-cell office:value-type="float" office:value="-0.0090909" calcext:value-type="float">
            <text:p>-0.0090909</text:p>
          </table:table-cell>
          <table:table-cell table:formula="of:=[.I190]*-1" office:value-type="float" office:value="-0.11076" calcext:value-type="float">
            <text:p>-0.11076</text:p>
          </table:table-cell>
          <table:table-cell office:value-type="float" office:value="0.0053056" calcext:value-type="float">
            <text:p>0.0053056</text:p>
          </table:table-cell>
          <table:table-cell office:value-type="float" office:value="-0.0092827" calcext:value-type="float">
            <text:p>-0.0092827</text:p>
          </table:table-cell>
          <table:table-cell office:value-type="float" office:value="-0.012243" calcext:value-type="float">
            <text:p>-0.012243</text:p>
          </table:table-cell>
          <table:table-cell office:value-type="float" office:value="0.00088181" calcext:value-type="float">
            <text:p>0.00088181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1076" calcext:value-type="float">
            <text:p>0.11076</text:p>
          </table:table-cell>
        </table:table-row>
        <table:table-row table:style-name="ro1">
          <table:table-cell office:value-type="float" office:value="-0.0096341" calcext:value-type="float">
            <text:p>-0.0096341</text:p>
          </table:table-cell>
          <table:table-cell table:formula="of:=[.I191]*-1" office:value-type="float" office:value="-0.11323" calcext:value-type="float">
            <text:p>-0.11323</text:p>
          </table:table-cell>
          <table:table-cell office:value-type="float" office:value="0.0054557" calcext:value-type="float">
            <text:p>0.0054557</text:p>
          </table:table-cell>
          <table:table-cell office:value-type="float" office:value="-0.009615" calcext:value-type="float">
            <text:p>-0.009615</text:p>
          </table:table-cell>
          <table:table-cell office:value-type="float" office:value="-0.012061" calcext:value-type="float">
            <text:p>-0.012061</text:p>
          </table:table-cell>
          <table:table-cell office:value-type="float" office:value="0.0022776" calcext:value-type="float">
            <text:p>0.0022776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1323" calcext:value-type="float">
            <text:p>0.11323</text:p>
          </table:table-cell>
        </table:table-row>
        <table:table-row table:style-name="ro1">
          <table:table-cell office:value-type="float" office:value="-0.01048" calcext:value-type="float">
            <text:p>-0.01048</text:p>
          </table:table-cell>
          <table:table-cell table:formula="of:=[.I192]*-1" office:value-type="float" office:value="-0.11476" calcext:value-type="float">
            <text:p>-0.11476</text:p>
          </table:table-cell>
          <table:table-cell office:value-type="float" office:value="0.0055427" calcext:value-type="float">
            <text:p>0.0055427</text:p>
          </table:table-cell>
          <table:table-cell office:value-type="float" office:value="-0.010115" calcext:value-type="float">
            <text:p>-0.010115</text:p>
          </table:table-cell>
          <table:table-cell office:value-type="float" office:value="-0.011889" calcext:value-type="float">
            <text:p>-0.011889</text:p>
          </table:table-cell>
          <table:table-cell office:value-type="float" office:value="0.0037657" calcext:value-type="float">
            <text:p>0.0037657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11476" calcext:value-type="float">
            <text:p>0.11476</text:p>
          </table:table-cell>
        </table:table-row>
        <table:table-row table:style-name="ro1">
          <table:table-cell office:value-type="float" office:value="-0.011359" calcext:value-type="float">
            <text:p>-0.011359</text:p>
          </table:table-cell>
          <table:table-cell table:formula="of:=[.I193]*-1" office:value-type="float" office:value="-0.11623" calcext:value-type="float">
            <text:p>-0.11623</text:p>
          </table:table-cell>
          <table:table-cell office:value-type="float" office:value="0.005679" calcext:value-type="float">
            <text:p>0.005679</text:p>
          </table:table-cell>
          <table:table-cell office:value-type="float" office:value="-0.010487" calcext:value-type="float">
            <text:p>-0.010487</text:p>
          </table:table-cell>
          <table:table-cell office:value-type="float" office:value="-0.011754" calcext:value-type="float">
            <text:p>-0.011754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0.11623" calcext:value-type="float">
            <text:p>0.11623</text:p>
          </table:table-cell>
        </table:table-row>
        <table:table-row table:style-name="ro1">
          <table:table-cell office:value-type="float" office:value="-0.012028" calcext:value-type="float">
            <text:p>-0.012028</text:p>
          </table:table-cell>
          <table:table-cell table:formula="of:=[.I194]*-1" office:value-type="float" office:value="-0.11737" calcext:value-type="float">
            <text:p>-0.11737</text:p>
          </table:table-cell>
          <table:table-cell office:value-type="float" office:value="0.0055088" calcext:value-type="float">
            <text:p>0.0055088</text:p>
          </table:table-cell>
          <table:table-cell office:value-type="float" office:value="-0.010811" calcext:value-type="float">
            <text:p>-0.010811</text:p>
          </table:table-cell>
          <table:table-cell office:value-type="float" office:value="-0.011742" calcext:value-type="float">
            <text:p>-0.011742</text:p>
          </table:table-cell>
          <table:table-cell office:value-type="float" office:value="0.0065514" calcext:value-type="float">
            <text:p>0.006551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11737" calcext:value-type="float">
            <text:p>0.11737</text:p>
          </table:table-cell>
        </table:table-row>
        <table:table-row table:style-name="ro1">
          <table:table-cell office:value-type="float" office:value="-0.012671" calcext:value-type="float">
            <text:p>-0.012671</text:p>
          </table:table-cell>
          <table:table-cell table:formula="of:=[.I195]*-1" office:value-type="float" office:value="-0.11847" calcext:value-type="float">
            <text:p>-0.11847</text:p>
          </table:table-cell>
          <table:table-cell office:value-type="float" office:value="0.0049278" calcext:value-type="float">
            <text:p>0.0049278</text:p>
          </table:table-cell>
          <table:table-cell office:value-type="float" office:value="-0.010963" calcext:value-type="float">
            <text:p>-0.010963</text:p>
          </table:table-cell>
          <table:table-cell office:value-type="float" office:value="-0.011802" calcext:value-type="float">
            <text:p>-0.011802</text:p>
          </table:table-cell>
          <table:table-cell office:value-type="float" office:value="0.0077188" calcext:value-type="float">
            <text:p>0.0077188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0.11847" calcext:value-type="float">
            <text:p>0.11847</text:p>
          </table:table-cell>
        </table:table-row>
        <table:table-row table:style-name="ro1">
          <table:table-cell office:value-type="float" office:value="-0.01264" calcext:value-type="float">
            <text:p>-0.01264</text:p>
          </table:table-cell>
          <table:table-cell table:formula="of:=[.I196]*-1" office:value-type="float" office:value="-0.12068" calcext:value-type="float">
            <text:p>-0.12068</text:p>
          </table:table-cell>
          <table:table-cell office:value-type="float" office:value="0.0045071" calcext:value-type="float">
            <text:p>0.0045071</text:p>
          </table:table-cell>
          <table:table-cell office:value-type="float" office:value="-0.010902" calcext:value-type="float">
            <text:p>-0.010902</text:p>
          </table:table-cell>
          <table:table-cell office:value-type="float" office:value="-0.011885" calcext:value-type="float">
            <text:p>-0.011885</text:p>
          </table:table-cell>
          <table:table-cell office:value-type="float" office:value="0.0086223" calcext:value-type="float">
            <text:p>0.0086223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12068" calcext:value-type="float">
            <text:p>0.12068</text:p>
          </table:table-cell>
        </table:table-row>
        <table:table-row table:style-name="ro1">
          <table:table-cell office:value-type="float" office:value="-0.013211" calcext:value-type="float">
            <text:p>-0.013211</text:p>
          </table:table-cell>
          <table:table-cell table:formula="of:=[.I197]*-1" office:value-type="float" office:value="-0.12176" calcext:value-type="float">
            <text:p>-0.12176</text:p>
          </table:table-cell>
          <table:table-cell office:value-type="float" office:value="0.0038479" calcext:value-type="float">
            <text:p>0.0038479</text:p>
          </table:table-cell>
          <table:table-cell office:value-type="float" office:value="-0.011816" calcext:value-type="float">
            <text:p>-0.011816</text:p>
          </table:table-cell>
          <table:table-cell office:value-type="float" office:value="-0.012478" calcext:value-type="float">
            <text:p>-0.012478</text:p>
          </table:table-cell>
          <table:table-cell office:value-type="float" office:value="0.0094748" calcext:value-type="float">
            <text:p>0.0094748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12176" calcext:value-type="float">
            <text:p>0.12176</text:p>
          </table:table-cell>
        </table:table-row>
        <table:table-row table:style-name="ro1">
          <table:table-cell office:value-type="float" office:value="-0.013738" calcext:value-type="float">
            <text:p>-0.013738</text:p>
          </table:table-cell>
          <table:table-cell table:formula="of:=[.I198]*-1" office:value-type="float" office:value="-0.12285" calcext:value-type="float">
            <text:p>-0.12285</text:p>
          </table:table-cell>
          <table:table-cell office:value-type="float" office:value="0.0031574" calcext:value-type="float">
            <text:p>0.0031574</text:p>
          </table:table-cell>
          <table:table-cell office:value-type="float" office:value="-0.012427" calcext:value-type="float">
            <text:p>-0.012427</text:p>
          </table:table-cell>
          <table:table-cell office:value-type="float" office:value="-0.013102" calcext:value-type="float">
            <text:p>-0.013102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12285" calcext:value-type="float">
            <text:p>0.12285</text:p>
          </table:table-cell>
        </table:table-row>
        <table:table-row table:style-name="ro1">
          <table:table-cell office:value-type="float" office:value="-0.014178" calcext:value-type="float">
            <text:p>-0.014178</text:p>
          </table:table-cell>
          <table:table-cell table:formula="of:=[.I199]*-1" office:value-type="float" office:value="-0.12407" calcext:value-type="float">
            <text:p>-0.12407</text:p>
          </table:table-cell>
          <table:table-cell office:value-type="float" office:value="0.0024684" calcext:value-type="float">
            <text:p>0.0024684</text:p>
          </table:table-cell>
          <table:table-cell office:value-type="float" office:value="-0.013248" calcext:value-type="float">
            <text:p>-0.013248</text:p>
          </table:table-cell>
          <table:table-cell office:value-type="float" office:value="-0.013862" calcext:value-type="float">
            <text:p>-0.013862</text:p>
          </table:table-cell>
          <table:table-cell office:value-type="float" office:value="0.011122" calcext:value-type="float">
            <text:p>0.011122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2407" calcext:value-type="float">
            <text:p>0.12407</text:p>
          </table:table-cell>
        </table:table-row>
        <table:table-row table:style-name="ro1">
          <table:table-cell office:value-type="float" office:value="-0.01453" calcext:value-type="float">
            <text:p>-0.01453</text:p>
          </table:table-cell>
          <table:table-cell table:formula="of:=[.I200]*-1" office:value-type="float" office:value="-0.12528" calcext:value-type="float">
            <text:p>-0.12528</text:p>
          </table:table-cell>
          <table:table-cell office:value-type="float" office:value="0.0023966" calcext:value-type="float">
            <text:p>0.0023966</text:p>
          </table:table-cell>
          <table:table-cell office:value-type="float" office:value="-0.014357" calcext:value-type="float">
            <text:p>-0.014357</text:p>
          </table:table-cell>
          <table:table-cell office:value-type="float" office:value="-0.01502" calcext:value-type="float">
            <text:p>-0.01502</text:p>
          </table:table-cell>
          <table:table-cell office:value-type="float" office:value="0.011866" calcext:value-type="float">
            <text:p>0.011866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2528" calcext:value-type="float">
            <text:p>0.12528</text:p>
          </table:table-cell>
        </table:table-row>
        <table:table-row table:style-name="ro1">
          <table:table-cell office:value-type="float" office:value="-0.014799" calcext:value-type="float">
            <text:p>-0.014799</text:p>
          </table:table-cell>
          <table:table-cell table:formula="of:=[.I201]*-1" office:value-type="float" office:value="-0.12643" calcext:value-type="float">
            <text:p>-0.12643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-0.014474" calcext:value-type="float">
            <text:p>-0.014474</text:p>
          </table:table-cell>
          <table:table-cell office:value-type="float" office:value="-0.015099" calcext:value-type="float">
            <text:p>-0.015099</text:p>
          </table:table-cell>
          <table:table-cell office:value-type="float" office:value="0.012555" calcext:value-type="float">
            <text:p>0.012555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2643" calcext:value-type="float">
            <text:p>0.12643</text:p>
          </table:table-cell>
        </table:table-row>
        <table:table-row table:style-name="ro1">
          <table:table-cell office:value-type="float" office:value="-0.014977" calcext:value-type="float">
            <text:p>-0.014977</text:p>
          </table:table-cell>
          <table:table-cell table:formula="of:=[.I202]*-1" office:value-type="float" office:value="-0.12735" calcext:value-type="float">
            <text:p>-0.12735</text:p>
          </table:table-cell>
          <table:table-cell office:value-type="float" office:value="0.0026978" calcext:value-type="float">
            <text:p>0.0026978</text:p>
          </table:table-cell>
          <table:table-cell office:value-type="float" office:value="-0.014511" calcext:value-type="float">
            <text:p>-0.014511</text:p>
          </table:table-cell>
          <table:table-cell office:value-type="float" office:value="-0.014997" calcext:value-type="float">
            <text:p>-0.014997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2735" calcext:value-type="float">
            <text:p>0.12735</text:p>
          </table:table-cell>
        </table:table-row>
        <table:table-row table:style-name="ro1">
          <table:table-cell office:value-type="float" office:value="-0.015077" calcext:value-type="float">
            <text:p>-0.015077</text:p>
          </table:table-cell>
          <table:table-cell table:formula="of:=[.I203]*-1" office:value-type="float" office:value="-0.12819" calcext:value-type="float">
            <text:p>-0.12819</text:p>
          </table:table-cell>
          <table:table-cell office:value-type="float" office:value="0.0027934" calcext:value-type="float">
            <text:p>0.0027934</text:p>
          </table:table-cell>
          <table:table-cell office:value-type="float" office:value="-0.014595" calcext:value-type="float">
            <text:p>-0.014595</text:p>
          </table:table-cell>
          <table:table-cell office:value-type="float" office:value="-0.014852" calcext:value-type="float">
            <text:p>-0.014852</text:p>
          </table:table-cell>
          <table:table-cell office:value-type="float" office:value="0.013649" calcext:value-type="float">
            <text:p>0.013649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2819" calcext:value-type="float">
            <text:p>0.12819</text:p>
          </table:table-cell>
        </table:table-row>
        <table:table-row table:style-name="ro1">
          <table:table-cell office:value-type="float" office:value="-0.015134" calcext:value-type="float">
            <text:p>-0.015134</text:p>
          </table:table-cell>
          <table:table-cell table:formula="of:=[.I204]*-1" office:value-type="float" office:value="-0.12902" calcext:value-type="float">
            <text:p>-0.12902</text:p>
          </table:table-cell>
          <table:table-cell office:value-type="float" office:value="0.0023788" calcext:value-type="float">
            <text:p>0.0023788</text:p>
          </table:table-cell>
          <table:table-cell office:value-type="float" office:value="-0.014599" calcext:value-type="float">
            <text:p>-0.014599</text:p>
          </table:table-cell>
          <table:table-cell office:value-type="float" office:value="-0.014607" calcext:value-type="float">
            <text:p>-0.014607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2902" calcext:value-type="float">
            <text:p>0.12902</text:p>
          </table:table-cell>
        </table:table-row>
        <table:table-row table:style-name="ro1">
          <table:table-cell office:value-type="float" office:value="-0.015078" calcext:value-type="float">
            <text:p>-0.015078</text:p>
          </table:table-cell>
          <table:table-cell table:formula="of:=[.I205]*-1" office:value-type="float" office:value="-0.12984" calcext:value-type="float">
            <text:p>-0.12984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-0.01549" calcext:value-type="float">
            <text:p>-0.01549</text:p>
          </table:table-cell>
          <table:table-cell office:value-type="float" office:value="-0.014954" calcext:value-type="float">
            <text:p>-0.014954</text:p>
          </table:table-cell>
          <table:table-cell office:value-type="float" office:value="0.014179" calcext:value-type="float">
            <text:p>0.014179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2984" calcext:value-type="float">
            <text:p>0.12984</text:p>
          </table:table-cell>
        </table:table-row>
        <table:table-row table:style-name="ro1">
          <table:table-cell office:value-type="float" office:value="-0.014613" calcext:value-type="float">
            <text:p>-0.014613</text:p>
          </table:table-cell>
          <table:table-cell table:formula="of:=[.I206]*-1" office:value-type="float" office:value="-0.13128" calcext:value-type="float">
            <text:p>-0.13128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-0.015033" calcext:value-type="float">
            <text:p>-0.015033</text:p>
          </table:table-cell>
          <table:table-cell office:value-type="float" office:value="-0.014385" calcext:value-type="float">
            <text:p>-0.014385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3128" calcext:value-type="float">
            <text:p>0.13128</text:p>
          </table:table-cell>
        </table:table-row>
        <table:table-row table:style-name="ro1">
          <table:table-cell office:value-type="float" office:value="-0.014516" calcext:value-type="float">
            <text:p>-0.014516</text:p>
          </table:table-cell>
          <table:table-cell table:formula="of:=[.I207]*-1" office:value-type="float" office:value="-0.13211" calcext:value-type="float">
            <text:p>-0.13211</text:p>
          </table:table-cell>
          <table:table-cell office:value-type="float" office:value="0.0026717" calcext:value-type="float">
            <text:p>0.0026717</text:p>
          </table:table-cell>
          <table:table-cell office:value-type="float" office:value="-0.014698" calcext:value-type="float">
            <text:p>-0.014698</text:p>
          </table:table-cell>
          <table:table-cell office:value-type="float" office:value="-0.013955" calcext:value-type="float">
            <text:p>-0.01395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3211" calcext:value-type="float">
            <text:p>0.13211</text:p>
          </table:table-cell>
        </table:table-row>
        <table:table-row table:style-name="ro1">
          <table:table-cell office:value-type="float" office:value="-0.014378" calcext:value-type="float">
            <text:p>-0.014378</text:p>
          </table:table-cell>
          <table:table-cell table:formula="of:=[.I208]*-1" office:value-type="float" office:value="-0.13296" calcext:value-type="float">
            <text:p>-0.13296</text:p>
          </table:table-cell>
          <table:table-cell office:value-type="float" office:value="0.0029944" calcext:value-type="float">
            <text:p>0.0029944</text:p>
          </table:table-cell>
          <table:table-cell office:value-type="float" office:value="-0.014443" calcext:value-type="float">
            <text:p>-0.014443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15044" calcext:value-type="float">
            <text:p>0.015044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3296" calcext:value-type="float">
            <text:p>0.13296</text:p>
          </table:table-cell>
        </table:table-row>
        <table:table-row table:style-name="ro1">
          <table:table-cell office:value-type="float" office:value="-0.014291" calcext:value-type="float">
            <text:p>-0.014291</text:p>
          </table:table-cell>
          <table:table-cell table:formula="of:=[.I209]*-1" office:value-type="float" office:value="-0.13374" calcext:value-type="float">
            <text:p>-0.13374</text:p>
          </table:table-cell>
          <table:table-cell office:value-type="float" office:value="0.0032661" calcext:value-type="float">
            <text:p>0.0032661</text:p>
          </table:table-cell>
          <table:table-cell office:value-type="float" office:value="-0.014361" calcext:value-type="float">
            <text:p>-0.014361</text:p>
          </table:table-cell>
          <table:table-cell office:value-type="float" office:value="-0.013454" calcext:value-type="float">
            <text:p>-0.013454</text:p>
          </table:table-cell>
          <table:table-cell office:value-type="float" office:value="0.015399" calcext:value-type="float">
            <text:p>0.015399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3374" calcext:value-type="float">
            <text:p>0.13374</text:p>
          </table:table-cell>
        </table:table-row>
        <table:table-row table:style-name="ro1">
          <table:table-cell office:value-type="float" office:value="-0.014165" calcext:value-type="float">
            <text:p>-0.014165</text:p>
          </table:table-cell>
          <table:table-cell table:formula="of:=[.I210]*-1" office:value-type="float" office:value="-0.1345" calcext:value-type="float">
            <text:p>-0.1345</text:p>
          </table:table-cell>
          <table:table-cell office:value-type="float" office:value="0.0035003" calcext:value-type="float">
            <text:p>0.0035003</text:p>
          </table:table-cell>
          <table:table-cell office:value-type="float" office:value="-0.014365" calcext:value-type="float">
            <text:p>-0.014365</text:p>
          </table:table-cell>
          <table:table-cell office:value-type="float" office:value="-0.013211" calcext:value-type="float">
            <text:p>-0.013211</text:p>
          </table:table-cell>
          <table:table-cell office:value-type="float" office:value="0.015755" calcext:value-type="float">
            <text:p>0.015755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-0.014102" calcext:value-type="float">
            <text:p>-0.014102</text:p>
          </table:table-cell>
          <table:table-cell table:formula="of:=[.I211]*-1" office:value-type="float" office:value="-0.13513" calcext:value-type="float">
            <text:p>-0.13513</text:p>
          </table:table-cell>
          <table:table-cell office:value-type="float" office:value="0.0036743" calcext:value-type="float">
            <text:p>0.0036743</text:p>
          </table:table-cell>
          <table:table-cell office:value-type="float" office:value="-0.014453" calcext:value-type="float">
            <text:p>-0.014453</text:p>
          </table:table-cell>
          <table:table-cell office:value-type="float" office:value="-0.012973" calcext:value-type="float">
            <text:p>-0.012973</text:p>
          </table:table-cell>
          <table:table-cell office:value-type="float" office:value="0.016158" calcext:value-type="float">
            <text:p>0.016158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3513" calcext:value-type="float">
            <text:p>0.13513</text:p>
          </table:table-cell>
        </table:table-row>
        <table:table-row table:style-name="ro1">
          <table:table-cell office:value-type="float" office:value="-0.013962" calcext:value-type="float">
            <text:p>-0.013962</text:p>
          </table:table-cell>
          <table:table-cell table:formula="of:=[.I212]*-1" office:value-type="float" office:value="-0.1358" calcext:value-type="float">
            <text:p>-0.1358</text:p>
          </table:table-cell>
          <table:table-cell office:value-type="float" office:value="0.0036651" calcext:value-type="float">
            <text:p>0.0036651</text:p>
          </table:table-cell>
          <table:table-cell office:value-type="float" office:value="-0.014582" calcext:value-type="float">
            <text:p>-0.014582</text:p>
          </table:table-cell>
          <table:table-cell office:value-type="float" office:value="-0.012865" calcext:value-type="float">
            <text:p>-0.012865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float" office:value="-0.013881" calcext:value-type="float">
            <text:p>-0.013881</text:p>
          </table:table-cell>
          <table:table-cell table:formula="of:=[.I213]*-1" office:value-type="float" office:value="-0.13643" calcext:value-type="float">
            <text:p>-0.13643</text:p>
          </table:table-cell>
          <table:table-cell office:value-type="float" office:value="0.0036102" calcext:value-type="float">
            <text:p>0.0036102</text:p>
          </table:table-cell>
          <table:table-cell office:value-type="float" office:value="-0.015191" calcext:value-type="float">
            <text:p>-0.015191</text:p>
          </table:table-cell>
          <table:table-cell office:value-type="float" office:value="-0.012642" calcext:value-type="float">
            <text:p>-0.012642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99966" calcext:value-type="float">
            <text:p>0.99966</text:p>
          </table:table-cell>
          <table:table-cell/>
          <table:table-cell office:value-type="float" office:value="0.13643" calcext:value-type="float">
            <text:p>0.13643</text:p>
          </table:table-cell>
        </table:table-row>
        <table:table-row table:style-name="ro1">
          <table:table-cell office:value-type="float" office:value="-0.013808" calcext:value-type="float">
            <text:p>-0.013808</text:p>
          </table:table-cell>
          <table:table-cell table:formula="of:=[.I214]*-1" office:value-type="float" office:value="-0.13701" calcext:value-type="float">
            <text:p>-0.13701</text:p>
          </table:table-cell>
          <table:table-cell office:value-type="float" office:value="0.0035437" calcext:value-type="float">
            <text:p>0.0035437</text:p>
          </table:table-cell>
          <table:table-cell office:value-type="float" office:value="-0.015712" calcext:value-type="float">
            <text:p>-0.015712</text:p>
          </table:table-cell>
          <table:table-cell office:value-type="float" office:value="-0.012497" calcext:value-type="float">
            <text:p>-0.012497</text:p>
          </table:table-cell>
          <table:table-cell office:value-type="float" office:value="0.016979" calcext:value-type="float">
            <text:p>0.016979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13701" calcext:value-type="float">
            <text:p>0.13701</text:p>
          </table:table-cell>
        </table:table-row>
        <table:table-row table:style-name="ro1">
          <table:table-cell office:value-type="float" office:value="-0.0137" calcext:value-type="float">
            <text:p>-0.0137</text:p>
          </table:table-cell>
          <table:table-cell table:formula="of:=[.I215]*-1" office:value-type="float" office:value="-0.13757" calcext:value-type="float">
            <text:p>-0.13757</text:p>
          </table:table-cell>
          <table:table-cell office:value-type="float" office:value="0.0034922" calcext:value-type="float">
            <text:p>0.0034922</text:p>
          </table:table-cell>
          <table:table-cell office:value-type="float" office:value="-0.016103" calcext:value-type="float">
            <text:p>-0.016103</text:p>
          </table:table-cell>
          <table:table-cell office:value-type="float" office:value="-0.012387" calcext:value-type="float">
            <text:p>-0.012387</text:p>
          </table:table-cell>
          <table:table-cell office:value-type="float" office:value="0.017077" calcext:value-type="float">
            <text:p>0.017077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13757" calcext:value-type="float">
            <text:p>0.13757</text:p>
          </table:table-cell>
        </table:table-row>
        <table:table-row table:style-name="ro1">
          <table:table-cell office:value-type="float" office:value="-0.01327" calcext:value-type="float">
            <text:p>-0.01327</text:p>
          </table:table-cell>
          <table:table-cell table:formula="of:=[.I216]*-1" office:value-type="float" office:value="-0.13853" calcext:value-type="float">
            <text:p>-0.13853</text:p>
          </table:table-cell>
          <table:table-cell office:value-type="float" office:value="0.0034625" calcext:value-type="float">
            <text:p>0.0034625</text:p>
          </table:table-cell>
          <table:table-cell office:value-type="float" office:value="-0.016539" calcext:value-type="float">
            <text:p>-0.016539</text:p>
          </table:table-cell>
          <table:table-cell office:value-type="float" office:value="-0.012316" calcext:value-type="float">
            <text:p>-0.012316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0.99964" calcext:value-type="float">
            <text:p>0.99964</text:p>
          </table:table-cell>
          <table:table-cell/>
          <table:table-cell office:value-type="float" office:value="0.13853" calcext:value-type="float">
            <text:p>0.13853</text:p>
          </table:table-cell>
        </table:table-row>
        <table:table-row table:style-name="ro1">
          <table:table-cell office:value-type="float" office:value="-0.013143" calcext:value-type="float">
            <text:p>-0.013143</text:p>
          </table:table-cell>
          <table:table-cell table:formula="of:=[.I217]*-1" office:value-type="float" office:value="-0.13898" calcext:value-type="float">
            <text:p>-0.13898</text:p>
          </table:table-cell>
          <table:table-cell office:value-type="float" office:value="0.0033283" calcext:value-type="float">
            <text:p>0.0033283</text:p>
          </table:table-cell>
          <table:table-cell office:value-type="float" office:value="-0.017065" calcext:value-type="float">
            <text:p>-0.017065</text:p>
          </table:table-cell>
          <table:table-cell office:value-type="float" office:value="-0.012161" calcext:value-type="float">
            <text:p>-0.012161</text:p>
          </table:table-cell>
          <table:table-cell office:value-type="float" office:value="0.017014" calcext:value-type="float">
            <text:p>0.017014</text:p>
          </table:table-cell>
          <table:table-cell office:value-type="float" office:value="0.99964" calcext:value-type="float">
            <text:p>0.99964</text:p>
          </table:table-cell>
          <table:table-cell/>
          <table:table-cell office:value-type="float" office:value="0.13898" calcext:value-type="float">
            <text:p>0.13898</text:p>
          </table:table-cell>
        </table:table-row>
        <table:table-row table:style-name="ro1">
          <table:table-cell office:value-type="float" office:value="-0.012967" calcext:value-type="float">
            <text:p>-0.012967</text:p>
          </table:table-cell>
          <table:table-cell table:formula="of:=[.I218]*-1" office:value-type="float" office:value="-0.13947" calcext:value-type="float">
            <text:p>-0.13947</text:p>
          </table:table-cell>
          <table:table-cell office:value-type="float" office:value="0.0032976" calcext:value-type="float">
            <text:p>0.0032976</text:p>
          </table:table-cell>
          <table:table-cell office:value-type="float" office:value="-0.017465" calcext:value-type="float">
            <text:p>-0.017465</text:p>
          </table:table-cell>
          <table:table-cell office:value-type="float" office:value="-0.011869" calcext:value-type="float">
            <text:p>-0.011869</text:p>
          </table:table-cell>
          <table:table-cell office:value-type="float" office:value="0.016907" calcext:value-type="float">
            <text:p>0.016907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13947" calcext:value-type="float">
            <text:p>0.13947</text:p>
          </table:table-cell>
        </table:table-row>
        <table:table-row table:style-name="ro1">
          <table:table-cell office:value-type="float" office:value="-0.012769" calcext:value-type="float">
            <text:p>-0.012769</text:p>
          </table:table-cell>
          <table:table-cell table:formula="of:=[.I219]*-1" office:value-type="float" office:value="-0.13994" calcext:value-type="float">
            <text:p>-0.13994</text:p>
          </table:table-cell>
          <table:table-cell office:value-type="float" office:value="0.0032726" calcext:value-type="float">
            <text:p>0.0032726</text:p>
          </table:table-cell>
          <table:table-cell office:value-type="float" office:value="-0.017871" calcext:value-type="float">
            <text:p>-0.017871</text:p>
          </table:table-cell>
          <table:table-cell office:value-type="float" office:value="-0.01149" calcext:value-type="float">
            <text:p>-0.0114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13994" calcext:value-type="float">
            <text:p>0.13994</text:p>
          </table:table-cell>
        </table:table-row>
        <table:table-row table:style-name="ro1">
          <table:table-cell office:value-type="float" office:value="-0.012538" calcext:value-type="float">
            <text:p>-0.012538</text:p>
          </table:table-cell>
          <table:table-cell table:formula="of:=[.I220]*-1" office:value-type="float" office:value="-0.14039" calcext:value-type="float">
            <text:p>-0.14039</text:p>
          </table:table-cell>
          <table:table-cell office:value-type="float" office:value="0.0032264" calcext:value-type="float">
            <text:p>0.0032264</text:p>
          </table:table-cell>
          <table:table-cell office:value-type="float" office:value="-0.018146" calcext:value-type="float">
            <text:p>-0.018146</text:p>
          </table:table-cell>
          <table:table-cell office:value-type="float" office:value="-0.011148" calcext:value-type="float">
            <text:p>-0.011148</text:p>
          </table:table-cell>
          <table:table-cell office:value-type="float" office:value="0.016648" calcext:value-type="float">
            <text:p>0.016648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14039" calcext:value-type="float">
            <text:p>0.14039</text:p>
          </table:table-cell>
        </table:table-row>
        <table:table-row table:style-name="ro1">
          <table:table-cell office:value-type="float" office:value="-0.011851" calcext:value-type="float">
            <text:p>-0.011851</text:p>
          </table:table-cell>
          <table:table-cell table:formula="of:=[.I221]*-1" office:value-type="float" office:value="-0.14138" calcext:value-type="float">
            <text:p>-0.14138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-0.017767" calcext:value-type="float">
            <text:p>-0.017767</text:p>
          </table:table-cell>
          <table:table-cell office:value-type="float" office:value="-0.010992" calcext:value-type="float">
            <text:p>-0.010992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14138" calcext:value-type="float">
            <text:p>0.14138</text:p>
          </table:table-cell>
        </table:table-row>
        <table:table-row table:style-name="ro1">
          <table:table-cell office:value-type="float" office:value="-0.011621" calcext:value-type="float">
            <text:p>-0.011621</text:p>
          </table:table-cell>
          <table:table-cell table:formula="of:=[.I222]*-1" office:value-type="float" office:value="-0.14175" calcext:value-type="float">
            <text:p>-0.14175</text:p>
          </table:table-cell>
          <table:table-cell office:value-type="float" office:value="0.0033932" calcext:value-type="float">
            <text:p>0.0033932</text:p>
          </table:table-cell>
          <table:table-cell office:value-type="float" office:value="-0.017387" calcext:value-type="float">
            <text:p>-0.017387</text:p>
          </table:table-cell>
          <table:table-cell office:value-type="float" office:value="-0.01084" calcext:value-type="float">
            <text:p>-0.01084</text:p>
          </table:table-cell>
          <table:table-cell office:value-type="float" office:value="0.016217" calcext:value-type="float">
            <text:p>0.016217</text:p>
          </table:table-cell>
          <table:table-cell office:value-type="float" office:value="0.99966" calcext:value-type="float">
            <text:p>0.99966</text:p>
          </table:table-cell>
          <table:table-cell/>
          <table:table-cell office:value-type="float" office:value="0.14175" calcext:value-type="float">
            <text:p>0.14175</text:p>
          </table:table-cell>
        </table:table-row>
        <table:table-row table:style-name="ro1">
          <table:table-cell office:value-type="float" office:value="-0.011425" calcext:value-type="float">
            <text:p>-0.011425</text:p>
          </table:table-cell>
          <table:table-cell table:formula="of:=[.I223]*-1" office:value-type="float" office:value="-0.14205" calcext:value-type="float">
            <text:p>-0.14205</text:p>
          </table:table-cell>
          <table:table-cell office:value-type="float" office:value="0.0035197" calcext:value-type="float">
            <text:p>0.0035197</text:p>
          </table:table-cell>
          <table:table-cell office:value-type="float" office:value="-0.017134" calcext:value-type="float">
            <text:p>-0.017134</text:p>
          </table:table-cell>
          <table:table-cell office:value-type="float" office:value="-0.01074" calcext:value-type="float">
            <text:p>-0.01074</text:p>
          </table:table-cell>
          <table:table-cell office:value-type="float" office:value="0.016131" calcext:value-type="float">
            <text:p>0.016131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4205" calcext:value-type="float">
            <text:p>0.14205</text:p>
          </table:table-cell>
        </table:table-row>
        <table:table-row table:style-name="ro1">
          <table:table-cell office:value-type="float" office:value="-0.011244" calcext:value-type="float">
            <text:p>-0.011244</text:p>
          </table:table-cell>
          <table:table-cell table:formula="of:=[.I224]*-1" office:value-type="float" office:value="-0.14228" calcext:value-type="float">
            <text:p>-0.14228</text:p>
          </table:table-cell>
          <table:table-cell office:value-type="float" office:value="0.0036011" calcext:value-type="float">
            <text:p>0.0036011</text:p>
          </table:table-cell>
          <table:table-cell office:value-type="float" office:value="-0.017057" calcext:value-type="float">
            <text:p>-0.017057</text:p>
          </table:table-cell>
          <table:table-cell office:value-type="float" office:value="-0.010558" calcext:value-type="float">
            <text:p>-0.010558</text:p>
          </table:table-cell>
          <table:table-cell office:value-type="float" office:value="0.016006" calcext:value-type="float">
            <text:p>0.016006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4228" calcext:value-type="float">
            <text:p>0.14228</text:p>
          </table:table-cell>
        </table:table-row>
        <table:table-row table:style-name="ro1">
          <table:table-cell office:value-type="float" office:value="-0.011071" calcext:value-type="float">
            <text:p>-0.011071</text:p>
          </table:table-cell>
          <table:table-cell table:formula="of:=[.I225]*-1" office:value-type="float" office:value="-0.14252" calcext:value-type="float">
            <text:p>-0.14252</text:p>
          </table:table-cell>
          <table:table-cell office:value-type="float" office:value="0.0037359" calcext:value-type="float">
            <text:p>0.0037359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-0.010246" calcext:value-type="float">
            <text:p>-0.010246</text:p>
          </table:table-cell>
          <table:table-cell office:value-type="float" office:value="0.015891" calcext:value-type="float">
            <text:p>0.015891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4252" calcext:value-type="float">
            <text:p>0.14252</text:p>
          </table:table-cell>
        </table:table-row>
        <table:table-row table:style-name="ro1">
          <table:table-cell office:value-type="float" office:value="-0.010909" calcext:value-type="float">
            <text:p>-0.010909</text:p>
          </table:table-cell>
          <table:table-cell table:formula="of:=[.I226]*-1" office:value-type="float" office:value="-0.14274" calcext:value-type="float">
            <text:p>-0.14274</text:p>
          </table:table-cell>
          <table:table-cell office:value-type="float" office:value="0.0038889" calcext:value-type="float">
            <text:p>0.0038889</text:p>
          </table:table-cell>
          <table:table-cell office:value-type="float" office:value="-0.016867" calcext:value-type="float">
            <text:p>-0.016867</text:p>
          </table:table-cell>
          <table:table-cell office:value-type="float" office:value="-0.0099759" calcext:value-type="float">
            <text:p>-0.0099759</text:p>
          </table:table-cell>
          <table:table-cell office:value-type="float" office:value="0.015729" calcext:value-type="float">
            <text:p>0.015729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4274" calcext:value-type="float">
            <text:p>0.14274</text:p>
          </table:table-cell>
        </table:table-row>
        <table:table-row table:style-name="ro1">
          <table:table-cell office:value-type="float" office:value="-0.010754" calcext:value-type="float">
            <text:p>-0.010754</text:p>
          </table:table-cell>
          <table:table-cell table:formula="of:=[.I227]*-1" office:value-type="float" office:value="-0.14292" calcext:value-type="float">
            <text:p>-0.14292</text:p>
          </table:table-cell>
          <table:table-cell office:value-type="float" office:value="0.0039358" calcext:value-type="float">
            <text:p>0.0039358</text:p>
          </table:table-cell>
          <table:table-cell office:value-type="float" office:value="-0.017094" calcext:value-type="float">
            <text:p>-0.017094</text:p>
          </table:table-cell>
          <table:table-cell office:value-type="float" office:value="-0.0097609" calcext:value-type="float">
            <text:p>-0.0097609</text:p>
          </table:table-cell>
          <table:table-cell office:value-type="float" office:value="0.015571" calcext:value-type="float">
            <text:p>0.015571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4292" calcext:value-type="float">
            <text:p>0.14292</text:p>
          </table:table-cell>
        </table:table-row>
        <table:table-row table:style-name="ro1">
          <table:table-cell office:value-type="float" office:value="-0.010554" calcext:value-type="float">
            <text:p>-0.010554</text:p>
          </table:table-cell>
          <table:table-cell table:formula="of:=[.I228]*-1" office:value-type="float" office:value="-0.14309" calcext:value-type="float">
            <text:p>-0.14309</text:p>
          </table:table-cell>
          <table:table-cell office:value-type="float" office:value="0.0039264" calcext:value-type="float">
            <text:p>0.0039264</text:p>
          </table:table-cell>
          <table:table-cell office:value-type="float" office:value="-0.017274" calcext:value-type="float">
            <text:p>-0.017274</text:p>
          </table:table-cell>
          <table:table-cell office:value-type="float" office:value="-0.0096718" calcext:value-type="float">
            <text:p>-0.009671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4309" calcext:value-type="float">
            <text:p>0.14309</text:p>
          </table:table-cell>
        </table:table-row>
        <table:table-row table:style-name="ro1">
          <table:table-cell office:value-type="float" office:value="-0.010286" calcext:value-type="float">
            <text:p>-0.010286</text:p>
          </table:table-cell>
          <table:table-cell table:formula="of:=[.I229]*-1" office:value-type="float" office:value="-0.14324" calcext:value-type="float">
            <text:p>-0.14324</text:p>
          </table:table-cell>
          <table:table-cell office:value-type="float" office:value="0.0039328" calcext:value-type="float">
            <text:p>0.0039328</text:p>
          </table:table-cell>
          <table:table-cell office:value-type="float" office:value="-0.017409" calcext:value-type="float">
            <text:p>-0.017409</text:p>
          </table:table-cell>
          <table:table-cell office:value-type="float" office:value="-0.0096219" calcext:value-type="float">
            <text:p>-0.0096219</text:p>
          </table:table-cell>
          <table:table-cell office:value-type="float" office:value="0.015106" calcext:value-type="float">
            <text:p>0.015106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4324" calcext:value-type="float">
            <text:p>0.14324</text:p>
          </table:table-cell>
        </table:table-row>
        <table:table-row table:style-name="ro1">
          <table:table-cell office:value-type="float" office:value="-0.0099977" calcext:value-type="float">
            <text:p>-0.0099977</text:p>
          </table:table-cell>
          <table:table-cell table:formula="of:=[.I230]*-1" office:value-type="float" office:value="-0.14334" calcext:value-type="float">
            <text:p>-0.14334</text:p>
          </table:table-cell>
          <table:table-cell office:value-type="float" office:value="0.0039018" calcext:value-type="float">
            <text:p>0.0039018</text:p>
          </table:table-cell>
          <table:table-cell office:value-type="float" office:value="-0.017588" calcext:value-type="float">
            <text:p>-0.017588</text:p>
          </table:table-cell>
          <table:table-cell office:value-type="float" office:value="-0.0096149" calcext:value-type="float">
            <text:p>-0.0096149</text:p>
          </table:table-cell>
          <table:table-cell office:value-type="float" office:value="0.014805" calcext:value-type="float">
            <text:p>0.014805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4334" calcext:value-type="float">
            <text:p>0.14334</text:p>
          </table:table-cell>
        </table:table-row>
        <table:table-row table:style-name="ro1">
          <table:table-cell office:value-type="float" office:value="-0.0093204" calcext:value-type="float">
            <text:p>-0.0093204</text:p>
          </table:table-cell>
          <table:table-cell table:formula="of:=[.I231]*-1" office:value-type="float" office:value="-0.144" calcext:value-type="float">
            <text:p>-0.144</text:p>
          </table:table-cell>
          <table:table-cell office:value-type="float" office:value="0.0040139" calcext:value-type="float">
            <text:p>0.0040139</text:p>
          </table:table-cell>
          <table:table-cell office:value-type="float" office:value="-0.017594" calcext:value-type="float">
            <text:p>-0.017594</text:p>
          </table:table-cell>
          <table:table-cell office:value-type="float" office:value="-0.0095991" calcext:value-type="float">
            <text:p>-0.0095991</text:p>
          </table:table-cell>
          <table:table-cell office:value-type="float" office:value="0.014461" calcext:value-type="float">
            <text:p>0.014461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-0.0090532" calcext:value-type="float">
            <text:p>-0.0090532</text:p>
          </table:table-cell>
          <table:table-cell table:formula="of:=[.I232]*-1" office:value-type="float" office:value="-0.14407" calcext:value-type="float">
            <text:p>-0.14407</text:p>
          </table:table-cell>
          <table:table-cell office:value-type="float" office:value="0.0041909" calcext:value-type="float">
            <text:p>0.0041909</text:p>
          </table:table-cell>
          <table:table-cell office:value-type="float" office:value="-0.01748" calcext:value-type="float">
            <text:p>-0.01748</text:p>
          </table:table-cell>
          <table:table-cell office:value-type="float" office:value="-0.0093612" calcext:value-type="float">
            <text:p>-0.0093612</text:p>
          </table:table-cell>
          <table:table-cell office:value-type="float" office:value="0.014079" calcext:value-type="float">
            <text:p>0.014079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4407" calcext:value-type="float">
            <text:p>0.14407</text:p>
          </table:table-cell>
        </table:table-row>
        <table:table-row table:style-name="ro1">
          <table:table-cell office:value-type="float" office:value="-0.0087642" calcext:value-type="float">
            <text:p>-0.0087642</text:p>
          </table:table-cell>
          <table:table-cell table:formula="of:=[.I233]*-1" office:value-type="float" office:value="-0.14413" calcext:value-type="float">
            <text:p>-0.14413</text:p>
          </table:table-cell>
          <table:table-cell office:value-type="float" office:value="0.0043719" calcext:value-type="float">
            <text:p>0.0043719</text:p>
          </table:table-cell>
          <table:table-cell office:value-type="float" office:value="-0.017407" calcext:value-type="float">
            <text:p>-0.017407</text:p>
          </table:table-cell>
          <table:table-cell office:value-type="float" office:value="-0.0091698" calcext:value-type="float">
            <text:p>-0.0091698</text:p>
          </table:table-cell>
          <table:table-cell office:value-type="float" office:value="0.013741" calcext:value-type="float">
            <text:p>0.013741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4413" calcext:value-type="float">
            <text:p>0.14413</text:p>
          </table:table-cell>
        </table:table-row>
        <table:table-row table:style-name="ro1">
          <table:table-cell office:value-type="float" office:value="-0.0085371" calcext:value-type="float">
            <text:p>-0.0085371</text:p>
          </table:table-cell>
          <table:table-cell table:formula="of:=[.I234]*-1" office:value-type="float" office:value="-0.14418" calcext:value-type="float">
            <text:p>-0.14418</text:p>
          </table:table-cell>
          <table:table-cell office:value-type="float" office:value="0.0045952" calcext:value-type="float">
            <text:p>0.0045952</text:p>
          </table:table-cell>
          <table:table-cell office:value-type="float" office:value="-0.017291" calcext:value-type="float">
            <text:p>-0.017291</text:p>
          </table:table-cell>
          <table:table-cell office:value-type="float" office:value="-0.0089336" calcext:value-type="float">
            <text:p>-0.0089336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4418" calcext:value-type="float">
            <text:p>0.14418</text:p>
          </table:table-cell>
        </table:table-row>
        <table:table-row table:style-name="ro1">
          <table:table-cell office:value-type="float" office:value="-0.0082866" calcext:value-type="float">
            <text:p>-0.0082866</text:p>
          </table:table-cell>
          <table:table-cell table:formula="of:=[.I235]*-1" office:value-type="float" office:value="-0.14424" calcext:value-type="float">
            <text:p>-0.14424</text:p>
          </table:table-cell>
          <table:table-cell office:value-type="float" office:value="0.0048331" calcext:value-type="float">
            <text:p>0.0048331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87769" calcext:value-type="float">
            <text:p>-0.0087769</text:p>
          </table:table-cell>
          <table:table-cell office:value-type="float" office:value="0.013061" calcext:value-type="float">
            <text:p>0.013061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424" calcext:value-type="float">
            <text:p>0.14424</text:p>
          </table:table-cell>
        </table:table-row>
        <table:table-row table:style-name="ro1">
          <table:table-cell office:value-type="float" office:value="-0.0078535" calcext:value-type="float">
            <text:p>-0.0078535</text:p>
          </table:table-cell>
          <table:table-cell table:formula="of:=[.I236]*-1" office:value-type="float" office:value="-0.14454" calcext:value-type="float">
            <text:p>-0.14454</text:p>
          </table:table-cell>
          <table:table-cell office:value-type="float" office:value="0.0049692" calcext:value-type="float">
            <text:p>0.0049692</text:p>
          </table:table-cell>
          <table:table-cell office:value-type="float" office:value="-0.016758" calcext:value-type="float">
            <text:p>-0.016758</text:p>
          </table:table-cell>
          <table:table-cell office:value-type="float" office:value="-0.0084949" calcext:value-type="float">
            <text:p>-0.0084949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454" calcext:value-type="float">
            <text:p>0.14454</text:p>
          </table:table-cell>
        </table:table-row>
        <table:table-row table:style-name="ro1">
          <table:table-cell office:value-type="float" office:value="-0.0077832" calcext:value-type="float">
            <text:p>-0.0077832</text:p>
          </table:table-cell>
          <table:table-cell table:formula="of:=[.I237]*-1" office:value-type="float" office:value="-0.14445" calcext:value-type="float">
            <text:p>-0.14445</text:p>
          </table:table-cell>
          <table:table-cell office:value-type="float" office:value="0.0051235" calcext:value-type="float">
            <text:p>0.0051235</text:p>
          </table:table-cell>
          <table:table-cell office:value-type="float" office:value="-0.016767" calcext:value-type="float">
            <text:p>-0.016767</text:p>
          </table:table-cell>
          <table:table-cell office:value-type="float" office:value="-0.0083123" calcext:value-type="float">
            <text:p>-0.0083123</text:p>
          </table:table-cell>
          <table:table-cell office:value-type="float" office:value="0.012561" calcext:value-type="float">
            <text:p>0.012561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4445" calcext:value-type="float">
            <text:p>0.14445</text:p>
          </table:table-cell>
        </table:table-row>
        <table:table-row table:style-name="ro1">
          <table:table-cell office:value-type="float" office:value="-0.0076767" calcext:value-type="float">
            <text:p>-0.0076767</text:p>
          </table:table-cell>
          <table:table-cell table:formula="of:=[.I238]*-1" office:value-type="float" office:value="-0.14433" calcext:value-type="float">
            <text:p>-0.14433</text:p>
          </table:table-cell>
          <table:table-cell office:value-type="float" office:value="0.0051704" calcext:value-type="float">
            <text:p>0.0051704</text:p>
          </table:table-cell>
          <table:table-cell office:value-type="float" office:value="-0.017035" calcext:value-type="float">
            <text:p>-0.017035</text:p>
          </table:table-cell>
          <table:table-cell office:value-type="float" office:value="-0.0081444" calcext:value-type="float">
            <text:p>-0.0081444</text:p>
          </table:table-cell>
          <table:table-cell office:value-type="float" office:value="0.012441" calcext:value-type="float">
            <text:p>0.012441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433" calcext:value-type="float">
            <text:p>0.14433</text:p>
          </table:table-cell>
        </table:table-row>
        <table:table-row table:style-name="ro1">
          <table:table-cell office:value-type="float" office:value="-0.0075824" calcext:value-type="float">
            <text:p>-0.0075824</text:p>
          </table:table-cell>
          <table:table-cell table:formula="of:=[.I239]*-1" office:value-type="float" office:value="-0.14421" calcext:value-type="float">
            <text:p>-0.14421</text:p>
          </table:table-cell>
          <table:table-cell office:value-type="float" office:value="0.0051011" calcext:value-type="float">
            <text:p>0.0051011</text:p>
          </table:table-cell>
          <table:table-cell office:value-type="float" office:value="-0.017441" calcext:value-type="float">
            <text:p>-0.017441</text:p>
          </table:table-cell>
          <table:table-cell office:value-type="float" office:value="-0.007766" calcext:value-type="float">
            <text:p>-0.007766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421" calcext:value-type="float">
            <text:p>0.14421</text:p>
          </table:table-cell>
        </table:table-row>
        <table:table-row table:style-name="ro1">
          <table:table-cell office:value-type="float" office:value="-0.0074916" calcext:value-type="float">
            <text:p>-0.0074916</text:p>
          </table:table-cell>
          <table:table-cell table:formula="of:=[.I240]*-1" office:value-type="float" office:value="-0.14405" calcext:value-type="float">
            <text:p>-0.14405</text:p>
          </table:table-cell>
          <table:table-cell office:value-type="float" office:value="0.0050161" calcext:value-type="float">
            <text:p>0.0050161</text:p>
          </table:table-cell>
          <table:table-cell office:value-type="float" office:value="-0.017804" calcext:value-type="float">
            <text:p>-0.017804</text:p>
          </table:table-cell>
          <table:table-cell office:value-type="float" office:value="-0.0073422" calcext:value-type="float">
            <text:p>-0.0073422</text:p>
          </table:table-cell>
          <table:table-cell office:value-type="float" office:value="0.012233" calcext:value-type="float">
            <text:p>0.012233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405" calcext:value-type="float">
            <text:p>0.14405</text:p>
          </table:table-cell>
        </table:table-row>
        <table:table-row table:style-name="ro1">
          <table:table-cell office:value-type="float" office:value="-0.0073586" calcext:value-type="float">
            <text:p>-0.0073586</text:p>
          </table:table-cell>
          <table:table-cell table:formula="of:=[.I241]*-1" office:value-type="float" office:value="-0.14396" calcext:value-type="float">
            <text:p>-0.14396</text:p>
          </table:table-cell>
          <table:table-cell office:value-type="float" office:value="0.0048852" calcext:value-type="float">
            <text:p>0.0048852</text:p>
          </table:table-cell>
          <table:table-cell office:value-type="float" office:value="-0.017804" calcext:value-type="float">
            <text:p>-0.017804</text:p>
          </table:table-cell>
          <table:table-cell office:value-type="float" office:value="-0.0073422" calcext:value-type="float">
            <text:p>-0.0073422</text:p>
          </table:table-cell>
          <table:table-cell office:value-type="float" office:value="0.012233" calcext:value-type="float">
            <text:p>0.012233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396" calcext:value-type="float">
            <text:p>0.14396</text:p>
          </table:table-cell>
        </table:table-row>
        <table:table-row table:style-name="ro1">
          <table:table-cell office:value-type="float" office:value="-0.0073481" calcext:value-type="float">
            <text:p>-0.0073481</text:p>
          </table:table-cell>
          <table:table-cell table:formula="of:=[.I242]*-1" office:value-type="float" office:value="-0.14369" calcext:value-type="float">
            <text:p>-0.14369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-0.01808" calcext:value-type="float">
            <text:p>-0.01808</text:p>
          </table:table-cell>
          <table:table-cell office:value-type="float" office:value="-0.0069198" calcext:value-type="float">
            <text:p>-0.0069198</text:p>
          </table:table-cell>
          <table:table-cell office:value-type="float" office:value="0.012212" calcext:value-type="float">
            <text:p>0.012212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4369" calcext:value-type="float">
            <text:p>0.14369</text:p>
          </table:table-cell>
        </table:table-row>
        <table:table-row table:style-name="ro1">
          <table:table-cell office:value-type="float" office:value="-0.0073159" calcext:value-type="float">
            <text:p>-0.0073159</text:p>
          </table:table-cell>
          <table:table-cell table:formula="of:=[.I243]*-1" office:value-type="float" office:value="-0.14334" calcext:value-type="float">
            <text:p>-0.14334</text:p>
          </table:table-cell>
          <table:table-cell office:value-type="float" office:value="0.0043333" calcext:value-type="float">
            <text:p>0.0043333</text:p>
          </table:table-cell>
          <table:table-cell office:value-type="float" office:value="-0.018823" calcext:value-type="float">
            <text:p>-0.018823</text:p>
          </table:table-cell>
          <table:table-cell office:value-type="float" office:value="-0.006731" calcext:value-type="float">
            <text:p>-0.006731</text:p>
          </table:table-cell>
          <table:table-cell office:value-type="float" office:value="0.012188" calcext:value-type="float">
            <text:p>0.012188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334" calcext:value-type="float">
            <text:p>0.14334</text:p>
          </table:table-cell>
        </table:table-row>
        <table:table-row table:style-name="ro1">
          <table:table-cell office:value-type="float" office:value="-0.0072297" calcext:value-type="float">
            <text:p>-0.0072297</text:p>
          </table:table-cell>
          <table:table-cell table:formula="of:=[.I244]*-1" office:value-type="float" office:value="-0.14292" calcext:value-type="float">
            <text:p>-0.14292</text:p>
          </table:table-cell>
          <table:table-cell office:value-type="float" office:value="0.0039418" calcext:value-type="float">
            <text:p>0.0039418</text:p>
          </table:table-cell>
          <table:table-cell office:value-type="float" office:value="-0.019169" calcext:value-type="float">
            <text:p>-0.019169</text:p>
          </table:table-cell>
          <table:table-cell office:value-type="float" office:value="-0.0067403" calcext:value-type="float">
            <text:p>-0.0067403</text:p>
          </table:table-cell>
          <table:table-cell office:value-type="float" office:value="0.012108" calcext:value-type="float">
            <text:p>0.012108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4292" calcext:value-type="float">
            <text:p>0.14292</text:p>
          </table:table-cell>
        </table:table-row>
        <table:table-row table:style-name="ro1">
          <table:table-cell office:value-type="float" office:value="-0.0071419" calcext:value-type="float">
            <text:p>-0.0071419</text:p>
          </table:table-cell>
          <table:table-cell table:formula="of:=[.I245]*-1" office:value-type="float" office:value="-0.1425" calcext:value-type="float">
            <text:p>-0.1425</text:p>
          </table:table-cell>
          <table:table-cell office:value-type="float" office:value="0.0035239" calcext:value-type="float">
            <text:p>0.0035239</text:p>
          </table:table-cell>
          <table:table-cell office:value-type="float" office:value="-0.019432" calcext:value-type="float">
            <text:p>-0.019432</text:p>
          </table:table-cell>
          <table:table-cell office:value-type="float" office:value="-0.0066577" calcext:value-type="float">
            <text:p>-0.0066577</text:p>
          </table:table-cell>
          <table:table-cell office:value-type="float" office:value="0.011989" calcext:value-type="float">
            <text:p>0.01198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-0.0070991" calcext:value-type="float">
            <text:p>-0.0070991</text:p>
          </table:table-cell>
          <table:table-cell table:formula="of:=[.I246]*-1" office:value-type="float" office:value="-0.14197" calcext:value-type="float">
            <text:p>-0.14197</text:p>
          </table:table-cell>
          <table:table-cell office:value-type="float" office:value="0.0031184" calcext:value-type="float">
            <text:p>0.0031184</text:p>
          </table:table-cell>
          <table:table-cell office:value-type="float" office:value="-0.019432" calcext:value-type="float">
            <text:p>-0.019432</text:p>
          </table:table-cell>
          <table:table-cell office:value-type="float" office:value="-0.0066577" calcext:value-type="float">
            <text:p>-0.0066577</text:p>
          </table:table-cell>
          <table:table-cell office:value-type="float" office:value="0.011989" calcext:value-type="float">
            <text:p>0.01198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4197" calcext:value-type="float">
            <text:p>0.14197</text:p>
          </table:table-cell>
        </table:table-row>
        <table:table-row table:style-name="ro1">
          <table:table-cell office:value-type="float" office:value="-0.006989" calcext:value-type="float">
            <text:p>-0.006989</text:p>
          </table:table-cell>
          <table:table-cell table:formula="of:=[.I247]*-1" office:value-type="float" office:value="-0.14143" calcext:value-type="float">
            <text:p>-0.14143</text:p>
          </table:table-cell>
          <table:table-cell office:value-type="float" office:value="0.0026339" calcext:value-type="float">
            <text:p>0.0026339</text:p>
          </table:table-cell>
          <table:table-cell office:value-type="float" office:value="-0.019741" calcext:value-type="float">
            <text:p>-0.019741</text:p>
          </table:table-cell>
          <table:table-cell office:value-type="float" office:value="-0.0066191" calcext:value-type="float">
            <text:p>-0.0066191</text:p>
          </table:table-cell>
          <table:table-cell office:value-type="float" office:value="0.011819" calcext:value-type="float">
            <text:p>0.011819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4143" calcext:value-type="float">
            <text:p>0.14143</text:p>
          </table:table-cell>
        </table:table-row>
        <table:table-row table:style-name="ro1">
          <table:table-cell office:value-type="float" office:value="-0.006871" calcext:value-type="float">
            <text:p>-0.006871</text:p>
          </table:table-cell>
          <table:table-cell table:formula="of:=[.I248]*-1" office:value-type="float" office:value="-0.14085" calcext:value-type="float">
            <text:p>-0.14085</text:p>
          </table:table-cell>
          <table:table-cell office:value-type="float" office:value="0.0020554" calcext:value-type="float">
            <text:p>0.0020554</text:p>
          </table:table-cell>
          <table:table-cell office:value-type="float" office:value="-0.020616" calcext:value-type="float">
            <text:p>-0.020616</text:p>
          </table:table-cell>
          <table:table-cell office:value-type="float" office:value="-0.0064664" calcext:value-type="float">
            <text:p>-0.0064664</text:p>
          </table:table-cell>
          <table:table-cell office:value-type="float" office:value="0.011538" calcext:value-type="float">
            <text:p>0.011538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4085" calcext:value-type="float">
            <text:p>0.14085</text:p>
          </table:table-cell>
        </table:table-row>
        <table:table-row table:style-name="ro1">
          <table:table-cell office:value-type="float" office:value="-0.0068245" calcext:value-type="float">
            <text:p>-0.0068245</text:p>
          </table:table-cell>
          <table:table-cell table:formula="of:=[.I249]*-1" office:value-type="float" office:value="-0.14016" calcext:value-type="float">
            <text:p>-0.14016</text:p>
          </table:table-cell>
          <table:table-cell office:value-type="float" office:value="0.0015578" calcext:value-type="float">
            <text:p>0.0015578</text:p>
          </table:table-cell>
          <table:table-cell office:value-type="float" office:value="-0.021091" calcext:value-type="float">
            <text:p>-0.021091</text:p>
          </table:table-cell>
          <table:table-cell office:value-type="float" office:value="-0.0064392" calcext:value-type="float">
            <text:p>-0.0064392</text:p>
          </table:table-cell>
          <table:table-cell office:value-type="float" office:value="0.011506" calcext:value-type="float">
            <text:p>0.011506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14016" calcext:value-type="float">
            <text:p>0.14016</text:p>
          </table:table-cell>
        </table:table-row>
        <table:table-row table:style-name="ro1">
          <table:table-cell office:value-type="float" office:value="-0.0067788" calcext:value-type="float">
            <text:p>-0.0067788</text:p>
          </table:table-cell>
          <table:table-cell table:formula="of:=[.I250]*-1" office:value-type="float" office:value="-0.13943" calcext:value-type="float">
            <text:p>-0.13943</text:p>
          </table:table-cell>
          <table:table-cell office:value-type="float" office:value="0.0010846" calcext:value-type="float">
            <text:p>0.0010846</text:p>
          </table:table-cell>
          <table:table-cell office:value-type="float" office:value="-0.021575" calcext:value-type="float">
            <text:p>-0.021575</text:p>
          </table:table-cell>
          <table:table-cell office:value-type="float" office:value="-0.0062405" calcext:value-type="float">
            <text:p>-0.0062405</text:p>
          </table:table-cell>
          <table:table-cell office:value-type="float" office:value="0.011479" calcext:value-type="float">
            <text:p>0.011479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3943" calcext:value-type="float">
            <text:p>0.13943</text:p>
          </table:table-cell>
        </table:table-row>
        <table:table-row table:style-name="ro1">
          <table:table-cell office:value-type="float" office:value="-0.0067838" calcext:value-type="float">
            <text:p>-0.0067838</text:p>
          </table:table-cell>
          <table:table-cell table:formula="of:=[.I251]*-1" office:value-type="float" office:value="-0.13868" calcext:value-type="float">
            <text:p>-0.13868</text:p>
          </table:table-cell>
          <table:table-cell office:value-type="float" office:value="0.00074877" calcext:value-type="float">
            <text:p>0.00074877</text:p>
          </table:table-cell>
          <table:table-cell office:value-type="float" office:value="-0.021575" calcext:value-type="float">
            <text:p>-0.021575</text:p>
          </table:table-cell>
          <table:table-cell office:value-type="float" office:value="-0.0062405" calcext:value-type="float">
            <text:p>-0.0062405</text:p>
          </table:table-cell>
          <table:table-cell office:value-type="float" office:value="0.011479" calcext:value-type="float">
            <text:p>0.011479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13868" calcext:value-type="float">
            <text:p>0.13868</text:p>
          </table:table-cell>
        </table:table-row>
        <table:table-row table:style-name="ro1">
          <table:table-cell office:value-type="float" office:value="-0.0068146" calcext:value-type="float">
            <text:p>-0.0068146</text:p>
          </table:table-cell>
          <table:table-cell table:formula="of:=[.I252]*-1" office:value-type="float" office:value="-0.13788" calcext:value-type="float">
            <text:p>-0.13788</text:p>
          </table:table-cell>
          <table:table-cell office:value-type="float" office:value="0.00047754" calcext:value-type="float">
            <text:p>0.00047754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-0.0058263" calcext:value-type="float">
            <text:p>-0.0058263</text:p>
          </table:table-cell>
          <table:table-cell office:value-type="float" office:value="0.011506" calcext:value-type="float">
            <text:p>0.011506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3788" calcext:value-type="float">
            <text:p>0.13788</text:p>
          </table:table-cell>
        </table:table-row>
        <table:table-row table:style-name="ro1">
          <table:table-cell office:value-type="float" office:value="-0.0067777" calcext:value-type="float">
            <text:p>-0.0067777</text:p>
          </table:table-cell>
          <table:table-cell table:formula="of:=[.I253]*-1" office:value-type="float" office:value="-0.13703" calcext:value-type="float">
            <text:p>-0.13703</text:p>
          </table:table-cell>
          <table:table-cell office:value-type="float" office:value="0.000041463" calcext:value-type="float">
            <text:p>0.000041463</text:p>
          </table:table-cell>
          <table:table-cell office:value-type="float" office:value="-0.02312" calcext:value-type="float">
            <text:p>-0.02312</text:p>
          </table:table-cell>
          <table:table-cell office:value-type="float" office:value="-0.0053116" calcext:value-type="float">
            <text:p>-0.0053116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13703" calcext:value-type="float">
            <text:p>0.13703</text:p>
          </table:table-cell>
        </table:table-row>
        <table:table-row table:style-name="ro1">
          <table:table-cell office:value-type="float" office:value="-0.006793" calcext:value-type="float">
            <text:p>-0.006793</text:p>
          </table:table-cell>
          <table:table-cell table:formula="of:=[.I254]*-1" office:value-type="float" office:value="-0.13619" calcext:value-type="float">
            <text:p>-0.13619</text:p>
          </table:table-cell>
          <table:table-cell office:value-type="float" office:value="-0.00023829" calcext:value-type="float">
            <text:p>-0.00023829</text:p>
          </table:table-cell>
          <table:table-cell office:value-type="float" office:value="-0.02312" calcext:value-type="float">
            <text:p>-0.02312</text:p>
          </table:table-cell>
          <table:table-cell office:value-type="float" office:value="-0.0053116" calcext:value-type="float">
            <text:p>-0.0053116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13619" calcext:value-type="float">
            <text:p>0.13619</text:p>
          </table:table-cell>
        </table:table-row>
        <table:table-row table:style-name="ro1">
          <table:table-cell office:value-type="float" office:value="-0.0067878" calcext:value-type="float">
            <text:p>-0.0067878</text:p>
          </table:table-cell>
          <table:table-cell table:formula="of:=[.I255]*-1" office:value-type="float" office:value="-0.13535" calcext:value-type="float">
            <text:p>-0.13535</text:p>
          </table:table-cell>
          <table:table-cell office:value-type="float" office:value="-0.0006272" calcext:value-type="float">
            <text:p>-0.0006272</text:p>
          </table:table-cell>
          <table:table-cell office:value-type="float" office:value="-0.023769" calcext:value-type="float">
            <text:p>-0.023769</text:p>
          </table:table-cell>
          <table:table-cell office:value-type="float" office:value="-0.0052894" calcext:value-type="float">
            <text:p>-0.0052894</text:p>
          </table:table-cell>
          <table:table-cell office:value-type="float" office:value="0.011561" calcext:value-type="float">
            <text:p>0.011561</text:p>
          </table:table-cell>
          <table:table-cell office:value-type="float" office:value="0.99964" calcext:value-type="float">
            <text:p>0.99964</text:p>
          </table:table-cell>
          <table:table-cell/>
          <table:table-cell office:value-type="float" office:value="0.13535" calcext:value-type="float">
            <text:p>0.13535</text:p>
          </table:table-cell>
        </table:table-row>
        <table:table-row table:style-name="ro1">
          <table:table-cell office:value-type="float" office:value="-0.0059364" calcext:value-type="float">
            <text:p>-0.0059364</text:p>
          </table:table-cell>
          <table:table-cell table:formula="of:=[.I256]*-1" office:value-type="float" office:value="-0.13561" calcext:value-type="float">
            <text:p>-0.13561</text:p>
          </table:table-cell>
          <table:table-cell office:value-type="float" office:value="-0.0010229" calcext:value-type="float">
            <text:p>-0.0010229</text:p>
          </table:table-cell>
          <table:table-cell office:value-type="float" office:value="-0.024342" calcext:value-type="float">
            <text:p>-0.024342</text:p>
          </table:table-cell>
          <table:table-cell office:value-type="float" office:value="-0.005086" calcext:value-type="float">
            <text:p>-0.005086</text:p>
          </table:table-cell>
          <table:table-cell office:value-type="float" office:value="0.011363" calcext:value-type="float">
            <text:p>0.011363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13561" calcext:value-type="float">
            <text:p>0.13561</text:p>
          </table:table-cell>
        </table:table-row>
        <table:table-row table:style-name="ro1">
          <table:table-cell office:value-type="float" office:value="-0.0059382" calcext:value-type="float">
            <text:p>-0.0059382</text:p>
          </table:table-cell>
          <table:table-cell table:formula="of:=[.I257]*-1" office:value-type="float" office:value="-0.13471" calcext:value-type="float">
            <text:p>-0.13471</text:p>
          </table:table-cell>
          <table:table-cell office:value-type="float" office:value="-0.0013577" calcext:value-type="float">
            <text:p>-0.0013577</text:p>
          </table:table-cell>
          <table:table-cell office:value-type="float" office:value="-0.024872" calcext:value-type="float">
            <text:p>-0.024872</text:p>
          </table:table-cell>
          <table:table-cell office:value-type="float" office:value="-0.0048419" calcext:value-type="float">
            <text:p>-0.0048419</text:p>
          </table:table-cell>
          <table:table-cell office:value-type="float" office:value="0.011252" calcext:value-type="float">
            <text:p>0.011252</text:p>
          </table:table-cell>
          <table:table-cell office:value-type="float" office:value="0.99962" calcext:value-type="float">
            <text:p>0.99962</text:p>
          </table:table-cell>
          <table:table-cell/>
          <table:table-cell office:value-type="float" office:value="0.13471" calcext:value-type="float">
            <text:p>0.13471</text:p>
          </table:table-cell>
        </table:table-row>
        <table:table-row table:style-name="ro1">
          <table:table-cell office:value-type="float" office:value="-0.0058507" calcext:value-type="float">
            <text:p>-0.0058507</text:p>
          </table:table-cell>
          <table:table-cell table:formula="of:=[.I258]*-1" office:value-type="float" office:value="-0.13377" calcext:value-type="float">
            <text:p>-0.13377</text:p>
          </table:table-cell>
          <table:table-cell office:value-type="float" office:value="-0.0016501" calcext:value-type="float">
            <text:p>-0.0016501</text:p>
          </table:table-cell>
          <table:table-cell office:value-type="float" office:value="-0.025228" calcext:value-type="float">
            <text:p>-0.025228</text:p>
          </table:table-cell>
          <table:table-cell office:value-type="float" office:value="-0.0045927" calcext:value-type="float">
            <text:p>-0.0045927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13377" calcext:value-type="float">
            <text:p>0.13377</text:p>
          </table:table-cell>
        </table:table-row>
        <table:table-row table:style-name="ro1">
          <table:table-cell office:value-type="float" office:value="-0.0057755" calcext:value-type="float">
            <text:p>-0.0057755</text:p>
          </table:table-cell>
          <table:table-cell table:formula="of:=[.I259]*-1" office:value-type="float" office:value="-0.13281" calcext:value-type="float">
            <text:p>-0.13281</text:p>
          </table:table-cell>
          <table:table-cell office:value-type="float" office:value="-0.0019771" calcext:value-type="float">
            <text:p>-0.0019771</text:p>
          </table:table-cell>
          <table:table-cell office:value-type="float" office:value="-0.025666" calcext:value-type="float">
            <text:p>-0.025666</text:p>
          </table:table-cell>
          <table:table-cell office:value-type="float" office:value="-0.004437" calcext:value-type="float">
            <text:p>-0.004437</text:p>
          </table:table-cell>
          <table:table-cell office:value-type="float" office:value="0.011198" calcext:value-type="float">
            <text:p>0.011198</text:p>
          </table:table-cell>
          <table:table-cell office:value-type="float" office:value="0.9996" calcext:value-type="float">
            <text:p>0.9996</text:p>
          </table:table-cell>
          <table:table-cell/>
          <table:table-cell office:value-type="float" office:value="0.13281" calcext:value-type="float">
            <text:p>0.13281</text:p>
          </table:table-cell>
        </table:table-row>
        <table:table-row table:style-name="ro1">
          <table:table-cell office:value-type="float" office:value="-0.0056103" calcext:value-type="float">
            <text:p>-0.0056103</text:p>
          </table:table-cell>
          <table:table-cell table:formula="of:=[.I260]*-1" office:value-type="float" office:value="-0.13179" calcext:value-type="float">
            <text:p>-0.13179</text:p>
          </table:table-cell>
          <table:table-cell office:value-type="float" office:value="-0.0023688" calcext:value-type="float">
            <text:p>-0.0023688</text:p>
          </table:table-cell>
          <table:table-cell office:value-type="float" office:value="-0.026017" calcext:value-type="float">
            <text:p>-0.026017</text:p>
          </table:table-cell>
          <table:table-cell office:value-type="float" office:value="-0.0042779" calcext:value-type="float">
            <text:p>-0.0042779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99959" calcext:value-type="float">
            <text:p>0.99959</text:p>
          </table:table-cell>
          <table:table-cell/>
          <table:table-cell office:value-type="float" office:value="0.13179" calcext:value-type="float">
            <text:p>0.13179</text:p>
          </table:table-cell>
        </table:table-row>
        <table:table-row table:style-name="ro1">
          <table:table-cell office:value-type="float" office:value="-0.0053445" calcext:value-type="float">
            <text:p>-0.0053445</text:p>
          </table:table-cell>
          <table:table-cell table:formula="of:=[.I261]*-1" office:value-type="float" office:value="-0.13082" calcext:value-type="float">
            <text:p>-0.13082</text:p>
          </table:table-cell>
          <table:table-cell office:value-type="float" office:value="-0.002723" calcext:value-type="float">
            <text:p>-0.002723</text:p>
          </table:table-cell>
          <table:table-cell office:value-type="float" office:value="-0.026365" calcext:value-type="float">
            <text:p>-0.026365</text:p>
          </table:table-cell>
          <table:table-cell office:value-type="float" office:value="-0.004205" calcext:value-type="float">
            <text:p>-0.004205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99958" calcext:value-type="float">
            <text:p>0.99958</text:p>
          </table:table-cell>
          <table:table-cell/>
          <table:table-cell office:value-type="float" office:value="0.13082" calcext:value-type="float">
            <text:p>0.13082</text:p>
          </table:table-cell>
        </table:table-row>
        <table:table-row table:style-name="ro1">
          <table:table-cell office:value-type="float" office:value="-0.0051523" calcext:value-type="float">
            <text:p>-0.0051523</text:p>
          </table:table-cell>
          <table:table-cell table:formula="of:=[.I262]*-1" office:value-type="float" office:value="-0.12972" calcext:value-type="float">
            <text:p>-0.12972</text:p>
          </table:table-cell>
          <table:table-cell office:value-type="float" office:value="-0.003036" calcext:value-type="float">
            <text:p>-0.003036</text:p>
          </table:table-cell>
          <table:table-cell office:value-type="float" office:value="-0.026876" calcext:value-type="float">
            <text:p>-0.026876</text:p>
          </table:table-cell>
          <table:table-cell office:value-type="float" office:value="-0.0043971" calcext:value-type="float">
            <text:p>-0.0043971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99957" calcext:value-type="float">
            <text:p>0.99957</text:p>
          </table:table-cell>
          <table:table-cell/>
          <table:table-cell office:value-type="float" office:value="0.12972" calcext:value-type="float">
            <text:p>0.12972</text:p>
          </table:table-cell>
        </table:table-row>
        <table:table-row table:style-name="ro1">
          <table:table-cell office:value-type="float" office:value="-0.0049332" calcext:value-type="float">
            <text:p>-0.0049332</text:p>
          </table:table-cell>
          <table:table-cell table:formula="of:=[.I263]*-1" office:value-type="float" office:value="-0.12854" calcext:value-type="float">
            <text:p>-0.12854</text:p>
          </table:table-cell>
          <table:table-cell office:value-type="float" office:value="-0.0034113" calcext:value-type="float">
            <text:p>-0.0034113</text:p>
          </table:table-cell>
          <table:table-cell office:value-type="float" office:value="-0.02747" calcext:value-type="float">
            <text:p>-0.02747</text:p>
          </table:table-cell>
          <table:table-cell office:value-type="float" office:value="-0.0046812" calcext:value-type="float">
            <text:p>-0.0046812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99955" calcext:value-type="float">
            <text:p>0.99955</text:p>
          </table:table-cell>
          <table:table-cell/>
          <table:table-cell office:value-type="float" office:value="0.12854" calcext:value-type="float">
            <text:p>0.12854</text:p>
          </table:table-cell>
        </table:table-row>
        <table:table-row table:style-name="ro1">
          <table:table-cell office:value-type="float" office:value="-0.0047388" calcext:value-type="float">
            <text:p>-0.0047388</text:p>
          </table:table-cell>
          <table:table-cell table:formula="of:=[.I264]*-1" office:value-type="float" office:value="-0.1273" calcext:value-type="float">
            <text:p>-0.1273</text:p>
          </table:table-cell>
          <table:table-cell office:value-type="float" office:value="-0.0036557" calcext:value-type="float">
            <text:p>-0.0036557</text:p>
          </table:table-cell>
          <table:table-cell office:value-type="float" office:value="-0.02799" calcext:value-type="float">
            <text:p>-0.02799</text:p>
          </table:table-cell>
          <table:table-cell office:value-type="float" office:value="-0.0046149" calcext:value-type="float">
            <text:p>-0.0046149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0.99953" calcext:value-type="float">
            <text:p>0.99953</text:p>
          </table:table-cell>
          <table:table-cell/>
          <table:table-cell office:value-type="float" office:value="0.1273" calcext:value-type="float">
            <text:p>0.1273</text:p>
          </table:table-cell>
        </table:table-row>
        <table:table-row table:style-name="ro1">
          <table:table-cell office:value-type="float" office:value="-0.0045392" calcext:value-type="float">
            <text:p>-0.0045392</text:p>
          </table:table-cell>
          <table:table-cell table:formula="of:=[.I265]*-1" office:value-type="float" office:value="-0.12603" calcext:value-type="float">
            <text:p>-0.12603</text:p>
          </table:table-cell>
          <table:table-cell office:value-type="float" office:value="-0.0038509" calcext:value-type="float">
            <text:p>-0.0038509</text:p>
          </table:table-cell>
          <table:table-cell office:value-type="float" office:value="-0.028477" calcext:value-type="float">
            <text:p>-0.028477</text:p>
          </table:table-cell>
          <table:table-cell office:value-type="float" office:value="-0.0043276" calcext:value-type="float">
            <text:p>-0.0043276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0.99952" calcext:value-type="float">
            <text:p>0.99952</text:p>
          </table:table-cell>
          <table:table-cell/>
          <table:table-cell office:value-type="float" office:value="0.12603" calcext:value-type="float">
            <text:p>0.12603</text:p>
          </table:table-cell>
        </table:table-row>
        <table:table-row table:style-name="ro1">
          <table:table-cell office:value-type="float" office:value="-0.0042294" calcext:value-type="float">
            <text:p>-0.0042294</text:p>
          </table:table-cell>
          <table:table-cell table:formula="of:=[.I266]*-1" office:value-type="float" office:value="-0.12484" calcext:value-type="float">
            <text:p>-0.12484</text:p>
          </table:table-cell>
          <table:table-cell office:value-type="float" office:value="-0.0039278" calcext:value-type="float">
            <text:p>-0.0039278</text:p>
          </table:table-cell>
          <table:table-cell office:value-type="float" office:value="-0.028935" calcext:value-type="float">
            <text:p>-0.028935</text:p>
          </table:table-cell>
          <table:table-cell office:value-type="float" office:value="-0.0037291" calcext:value-type="float">
            <text:p>-0.0037291</text:p>
          </table:table-cell>
          <table:table-cell office:value-type="float" office:value="0.010984" calcext:value-type="float">
            <text:p>0.010984</text:p>
          </table:table-cell>
          <table:table-cell office:value-type="float" office:value="0.99951" calcext:value-type="float">
            <text:p>0.99951</text:p>
          </table:table-cell>
          <table:table-cell/>
          <table:table-cell office:value-type="float" office:value="0.12484" calcext:value-type="float">
            <text:p>0.12484</text:p>
          </table:table-cell>
        </table:table-row>
        <table:table-row table:style-name="ro1">
          <table:table-cell office:value-type="float" office:value="-0.0039511" calcext:value-type="float">
            <text:p>-0.0039511</text:p>
          </table:table-cell>
          <table:table-cell table:formula="of:=[.I267]*-1" office:value-type="float" office:value="-0.12351" calcext:value-type="float">
            <text:p>-0.12351</text:p>
          </table:table-cell>
          <table:table-cell office:value-type="float" office:value="-0.0039239" calcext:value-type="float">
            <text:p>-0.0039239</text:p>
          </table:table-cell>
          <table:table-cell office:value-type="float" office:value="-0.029486" calcext:value-type="float">
            <text:p>-0.029486</text:p>
          </table:table-cell>
          <table:table-cell office:value-type="float" office:value="-0.0029616" calcext:value-type="float">
            <text:p>-0.0029616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9995" calcext:value-type="float">
            <text:p>0.9995</text:p>
          </table:table-cell>
          <table:table-cell/>
          <table:table-cell office:value-type="float" office:value="0.12351" calcext:value-type="float">
            <text:p>0.12351</text:p>
          </table:table-cell>
        </table:table-row>
        <table:table-row table:style-name="ro1">
          <table:table-cell office:value-type="float" office:value="-0.0036204" calcext:value-type="float">
            <text:p>-0.0036204</text:p>
          </table:table-cell>
          <table:table-cell table:formula="of:=[.I268]*-1" office:value-type="float" office:value="-0.1222" calcext:value-type="float">
            <text:p>-0.1222</text:p>
          </table:table-cell>
          <table:table-cell office:value-type="float" office:value="-0.003929" calcext:value-type="float">
            <text:p>-0.003929</text:p>
          </table:table-cell>
          <table:table-cell office:value-type="float" office:value="-0.029994" calcext:value-type="float">
            <text:p>-0.029994</text:p>
          </table:table-cell>
          <table:table-cell office:value-type="float" office:value="-0.0022341" calcext:value-type="float">
            <text:p>-0.0022341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99949" calcext:value-type="float">
            <text:p>0.99949</text:p>
          </table:table-cell>
          <table:table-cell/>
          <table:table-cell office:value-type="float" office:value="0.1222" calcext:value-type="float">
            <text:p>0.1222</text:p>
          </table:table-cell>
        </table:table-row>
        <table:table-row table:style-name="ro1">
          <table:table-cell office:value-type="float" office:value="-0.003245" calcext:value-type="float">
            <text:p>-0.003245</text:p>
          </table:table-cell>
          <table:table-cell table:formula="of:=[.I269]*-1" office:value-type="float" office:value="-0.12083" calcext:value-type="float">
            <text:p>-0.12083</text:p>
          </table:table-cell>
          <table:table-cell office:value-type="float" office:value="-0.0039413" calcext:value-type="float">
            <text:p>-0.0039413</text:p>
          </table:table-cell>
          <table:table-cell office:value-type="float" office:value="-0.03041" calcext:value-type="float">
            <text:p>-0.03041</text:p>
          </table:table-cell>
          <table:table-cell office:value-type="float" office:value="-0.001669" calcext:value-type="float">
            <text:p>-0.001669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0.99948" calcext:value-type="float">
            <text:p>0.99948</text:p>
          </table:table-cell>
          <table:table-cell/>
          <table:table-cell office:value-type="float" office:value="0.12083" calcext:value-type="float">
            <text:p>0.12083</text:p>
          </table:table-cell>
        </table:table-row>
        <table:table-row table:style-name="ro1">
          <table:table-cell office:value-type="float" office:value="-0.0029072" calcext:value-type="float">
            <text:p>-0.0029072</text:p>
          </table:table-cell>
          <table:table-cell table:formula="of:=[.I270]*-1" office:value-type="float" office:value="-0.11942" calcext:value-type="float">
            <text:p>-0.11942</text:p>
          </table:table-cell>
          <table:table-cell office:value-type="float" office:value="-0.0039628" calcext:value-type="float">
            <text:p>-0.0039628</text:p>
          </table:table-cell>
          <table:table-cell office:value-type="float" office:value="-0.030686" calcext:value-type="float">
            <text:p>-0.030686</text:p>
          </table:table-cell>
          <table:table-cell office:value-type="float" office:value="-0.0014031" calcext:value-type="float">
            <text:p>-0.0014031</text:p>
          </table:table-cell>
          <table:table-cell office:value-type="float" office:value="0.0097356" calcext:value-type="float">
            <text:p>0.0097356</text:p>
          </table:table-cell>
          <table:table-cell office:value-type="float" office:value="0.99948" calcext:value-type="float">
            <text:p>0.99948</text:p>
          </table:table-cell>
          <table:table-cell/>
          <table:table-cell office:value-type="float" office:value="0.11942" calcext:value-type="float">
            <text:p>0.11942</text:p>
          </table:table-cell>
        </table:table-row>
        <table:table-row table:style-name="ro1">
          <table:table-cell office:value-type="float" office:value="-0.0026286" calcext:value-type="float">
            <text:p>-0.0026286</text:p>
          </table:table-cell>
          <table:table-cell table:formula="of:=[.I271]*-1" office:value-type="float" office:value="-0.11796" calcext:value-type="float">
            <text:p>-0.11796</text:p>
          </table:table-cell>
          <table:table-cell office:value-type="float" office:value="-0.0039652" calcext:value-type="float">
            <text:p>-0.0039652</text:p>
          </table:table-cell>
          <table:table-cell office:value-type="float" office:value="-0.031123" calcext:value-type="float">
            <text:p>-0.031123</text:p>
          </table:table-cell>
          <table:table-cell office:value-type="float" office:value="-0.0014036" calcext:value-type="float">
            <text:p>-0.0014036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99947" calcext:value-type="float">
            <text:p>0.99947</text:p>
          </table:table-cell>
          <table:table-cell/>
          <table:table-cell office:value-type="float" office:value="0.11796" calcext:value-type="float">
            <text:p>0.11796</text:p>
          </table:table-cell>
        </table:table-row>
        <table:table-row table:style-name="ro1">
          <table:table-cell office:value-type="float" office:value="-0.0023471" calcext:value-type="float">
            <text:p>-0.0023471</text:p>
          </table:table-cell>
          <table:table-cell table:formula="of:=[.I272]*-1" office:value-type="float" office:value="-0.11647" calcext:value-type="float">
            <text:p>-0.11647</text:p>
          </table:table-cell>
          <table:table-cell office:value-type="float" office:value="-0.0039218" calcext:value-type="float">
            <text:p>-0.0039218</text:p>
          </table:table-cell>
          <table:table-cell office:value-type="float" office:value="-0.031559" calcext:value-type="float">
            <text:p>-0.031559</text:p>
          </table:table-cell>
          <table:table-cell office:value-type="float" office:value="-0.0014082" calcext:value-type="float">
            <text:p>-0.0014082</text:p>
          </table:table-cell>
          <table:table-cell office:value-type="float" office:value="0.0091465" calcext:value-type="float">
            <text:p>0.0091465</text:p>
          </table:table-cell>
          <table:table-cell office:value-type="float" office:value="0.99946" calcext:value-type="float">
            <text:p>0.99946</text:p>
          </table:table-cell>
          <table:table-cell/>
          <table:table-cell office:value-type="float" office:value="0.11647" calcext:value-type="float">
            <text:p>0.11647</text:p>
          </table:table-cell>
        </table:table-row>
        <table:table-row table:style-name="ro1">
          <table:table-cell office:value-type="float" office:value="-0.0020635" calcext:value-type="float">
            <text:p>-0.0020635</text:p>
          </table:table-cell>
          <table:table-cell table:formula="of:=[.I273]*-1" office:value-type="float" office:value="-0.11495" calcext:value-type="float">
            <text:p>-0.11495</text:p>
          </table:table-cell>
          <table:table-cell office:value-type="float" office:value="-0.0039076" calcext:value-type="float">
            <text:p>-0.0039076</text:p>
          </table:table-cell>
          <table:table-cell office:value-type="float" office:value="-0.032037" calcext:value-type="float">
            <text:p>-0.032037</text:p>
          </table:table-cell>
          <table:table-cell office:value-type="float" office:value="-0.0014561" calcext:value-type="float">
            <text:p>-0.0014561</text:p>
          </table:table-cell>
          <table:table-cell office:value-type="float" office:value="0.0088487" calcext:value-type="float">
            <text:p>0.0088487</text:p>
          </table:table-cell>
          <table:table-cell office:value-type="float" office:value="0.99945" calcext:value-type="float">
            <text:p>0.99945</text:p>
          </table:table-cell>
          <table:table-cell/>
          <table:table-cell office:value-type="float" office:value="0.11495" calcext:value-type="float">
            <text:p>0.11495</text:p>
          </table:table-cell>
        </table:table-row>
        <table:table-row table:style-name="ro1">
          <table:table-cell office:value-type="float" office:value="-0.0018623" calcext:value-type="float">
            <text:p>-0.0018623</text:p>
          </table:table-cell>
          <table:table-cell table:formula="of:=[.I274]*-1" office:value-type="float" office:value="-0.11345" calcext:value-type="float">
            <text:p>-0.11345</text:p>
          </table:table-cell>
          <table:table-cell office:value-type="float" office:value="-0.0037562" calcext:value-type="float">
            <text:p>-0.0037562</text:p>
          </table:table-cell>
          <table:table-cell office:value-type="float" office:value="-0.032482" calcext:value-type="float">
            <text:p>-0.032482</text:p>
          </table:table-cell>
          <table:table-cell office:value-type="float" office:value="-0.0012021" calcext:value-type="float">
            <text:p>-0.0012021</text:p>
          </table:table-cell>
          <table:table-cell office:value-type="float" office:value="0.0086091" calcext:value-type="float">
            <text:p>0.0086091</text:p>
          </table:table-cell>
          <table:table-cell office:value-type="float" office:value="0.99943" calcext:value-type="float">
            <text:p>0.99943</text:p>
          </table:table-cell>
          <table:table-cell/>
          <table:table-cell office:value-type="float" office:value="0.11345" calcext:value-type="float">
            <text:p>0.11345</text:p>
          </table:table-cell>
        </table:table-row>
        <table:table-row table:style-name="ro1">
          <table:table-cell office:value-type="float" office:value="-0.0015857" calcext:value-type="float">
            <text:p>-0.0015857</text:p>
          </table:table-cell>
          <table:table-cell table:formula="of:=[.I275]*-1" office:value-type="float" office:value="-0.11195" calcext:value-type="float">
            <text:p>-0.11195</text:p>
          </table:table-cell>
          <table:table-cell office:value-type="float" office:value="-0.0035631" calcext:value-type="float">
            <text:p>-0.0035631</text:p>
          </table:table-cell>
          <table:table-cell office:value-type="float" office:value="-0.032852" calcext:value-type="float">
            <text:p>-0.032852</text:p>
          </table:table-cell>
          <table:table-cell office:value-type="float" office:value="-0.00060429" calcext:value-type="float">
            <text:p>-0.00060429</text:p>
          </table:table-cell>
          <table:table-cell office:value-type="float" office:value="0.0084702" calcext:value-type="float">
            <text:p>0.0084702</text:p>
          </table:table-cell>
          <table:table-cell office:value-type="float" office:value="0.99942" calcext:value-type="float">
            <text:p>0.99942</text:p>
          </table:table-cell>
          <table:table-cell/>
          <table:table-cell office:value-type="float" office:value="0.11195" calcext:value-type="float">
            <text:p>0.11195</text:p>
          </table:table-cell>
        </table:table-row>
        <table:table-row table:style-name="ro1">
          <table:table-cell office:value-type="float" office:value="-0.0013271" calcext:value-type="float">
            <text:p>-0.0013271</text:p>
          </table:table-cell>
          <table:table-cell table:formula="of:=[.I276]*-1" office:value-type="float" office:value="-0.11049" calcext:value-type="float">
            <text:p>-0.11049</text:p>
          </table:table-cell>
          <table:table-cell office:value-type="float" office:value="-0.0033042" calcext:value-type="float">
            <text:p>-0.0033042</text:p>
          </table:table-cell>
          <table:table-cell office:value-type="float" office:value="-0.033142" calcext:value-type="float">
            <text:p>-0.033142</text:p>
          </table:table-cell>
          <table:table-cell office:value-type="float" office:value="0.00016517" calcext:value-type="float">
            <text:p>0.00016517</text:p>
          </table:table-cell>
          <table:table-cell office:value-type="float" office:value="0.0084241" calcext:value-type="float">
            <text:p>0.0084241</text:p>
          </table:table-cell>
          <table:table-cell office:value-type="float" office:value="0.99942" calcext:value-type="float">
            <text:p>0.99942</text:p>
          </table:table-cell>
          <table:table-cell/>
          <table:table-cell office:value-type="float" office:value="0.11049" calcext:value-type="float">
            <text:p>0.11049</text:p>
          </table:table-cell>
        </table:table-row>
        <table:table-row table:style-name="ro1">
          <table:table-cell office:value-type="float" office:value="-0.0010588" calcext:value-type="float">
            <text:p>-0.0010588</text:p>
          </table:table-cell>
          <table:table-cell table:formula="of:=[.I277]*-1" office:value-type="float" office:value="-0.109" calcext:value-type="float">
            <text:p>-0.109</text:p>
          </table:table-cell>
          <table:table-cell office:value-type="float" office:value="-0.0031181" calcext:value-type="float">
            <text:p>-0.0031181</text:p>
          </table:table-cell>
          <table:table-cell office:value-type="float" office:value="-0.033465" calcext:value-type="float">
            <text:p>-0.033465</text:p>
          </table:table-cell>
          <table:table-cell office:value-type="float" office:value="0.0007136" calcext:value-type="float">
            <text:p>0.0007136</text:p>
          </table:table-cell>
          <table:table-cell office:value-type="float" office:value="0.0084548" calcext:value-type="float">
            <text:p>0.0084548</text:p>
          </table:table-cell>
          <table:table-cell office:value-type="float" office:value="0.9994" calcext:value-type="float">
            <text:p>0.9994</text:p>
          </table:table-cell>
          <table:table-cell/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-0.00080312" calcext:value-type="float">
            <text:p>-0.00080312</text:p>
          </table:table-cell>
          <table:table-cell table:formula="of:=[.I278]*-1" office:value-type="float" office:value="-0.10745" calcext:value-type="float">
            <text:p>-0.10745</text:p>
          </table:table-cell>
          <table:table-cell office:value-type="float" office:value="-0.0029746" calcext:value-type="float">
            <text:p>-0.0029746</text:p>
          </table:table-cell>
          <table:table-cell office:value-type="float" office:value="-0.033735" calcext:value-type="float">
            <text:p>-0.033735</text:p>
          </table:table-cell>
          <table:table-cell office:value-type="float" office:value="0.0010443" calcext:value-type="float">
            <text:p>0.0010443</text:p>
          </table:table-cell>
          <table:table-cell office:value-type="float" office:value="0.008561" calcext:value-type="float">
            <text:p>0.008561</text:p>
          </table:table-cell>
          <table:table-cell office:value-type="float" office:value="0.99939" calcext:value-type="float">
            <text:p>0.99939</text:p>
          </table:table-cell>
          <table:table-cell/>
          <table:table-cell office:value-type="float" office:value="0.10745" calcext:value-type="float">
            <text:p>0.10745</text:p>
          </table:table-cell>
        </table:table-row>
        <table:table-row table:style-name="ro1">
          <table:table-cell office:value-type="float" office:value="-0.00059504" calcext:value-type="float">
            <text:p>-0.00059504</text:p>
          </table:table-cell>
          <table:table-cell table:formula="of:=[.I279]*-1" office:value-type="float" office:value="-0.10582" calcext:value-type="float">
            <text:p>-0.10582</text:p>
          </table:table-cell>
          <table:table-cell office:value-type="float" office:value="-0.0028867" calcext:value-type="float">
            <text:p>-0.0028867</text:p>
          </table:table-cell>
          <table:table-cell office:value-type="float" office:value="-0.034171" calcext:value-type="float">
            <text:p>-0.034171</text:p>
          </table:table-cell>
          <table:table-cell office:value-type="float" office:value="0.0011961" calcext:value-type="float">
            <text:p>0.0011961</text:p>
          </table:table-cell>
          <table:table-cell office:value-type="float" office:value="0.0086619" calcext:value-type="float">
            <text:p>0.0086619</text:p>
          </table:table-cell>
          <table:table-cell office:value-type="float" office:value="0.99938" calcext:value-type="float">
            <text:p>0.99938</text:p>
          </table:table-cell>
          <table:table-cell/>
          <table:table-cell office:value-type="float" office:value="0.10582" calcext:value-type="float">
            <text:p>0.10582</text:p>
          </table:table-cell>
        </table:table-row>
        <table:table-row table:style-name="ro1">
          <table:table-cell office:value-type="float" office:value="-0.0003788" calcext:value-type="float">
            <text:p>-0.0003788</text:p>
          </table:table-cell>
          <table:table-cell table:formula="of:=[.I280]*-1" office:value-type="float" office:value="-0.10415" calcext:value-type="float">
            <text:p>-0.10415</text:p>
          </table:table-cell>
          <table:table-cell office:value-type="float" office:value="-0.0027182" calcext:value-type="float">
            <text:p>-0.0027182</text:p>
          </table:table-cell>
          <table:table-cell office:value-type="float" office:value="-0.034653" calcext:value-type="float">
            <text:p>-0.034653</text:p>
          </table:table-cell>
          <table:table-cell office:value-type="float" office:value="0.0013933" calcext:value-type="float">
            <text:p>0.0013933</text:p>
          </table:table-cell>
          <table:table-cell office:value-type="float" office:value="0.0086794" calcext:value-type="float">
            <text:p>0.0086794</text:p>
          </table:table-cell>
          <table:table-cell office:value-type="float" office:value="0.99936" calcext:value-type="float">
            <text:p>0.99936</text:p>
          </table:table-cell>
          <table:table-cell/>
          <table:table-cell office:value-type="float" office:value="0.10415" calcext:value-type="float">
            <text:p>0.10415</text:p>
          </table:table-cell>
        </table:table-row>
        <table:table-row table:style-name="ro1">
          <table:table-cell office:value-type="float" office:value="-0.00037522" calcext:value-type="float">
            <text:p>-0.00037522</text:p>
          </table:table-cell>
          <table:table-cell table:formula="of:=[.I281]*-1" office:value-type="float" office:value="-0.10212" calcext:value-type="float">
            <text:p>-0.10212</text:p>
          </table:table-cell>
          <table:table-cell office:value-type="float" office:value="-0.0025086" calcext:value-type="float">
            <text:p>-0.0025086</text:p>
          </table:table-cell>
          <table:table-cell office:value-type="float" office:value="-0.035138" calcext:value-type="float">
            <text:p>-0.035138</text:p>
          </table:table-cell>
          <table:table-cell office:value-type="float" office:value="0.0015985" calcext:value-type="float">
            <text:p>0.0015985</text:p>
          </table:table-cell>
          <table:table-cell office:value-type="float" office:value="0.0085246" calcext:value-type="float">
            <text:p>0.0085246</text:p>
          </table:table-cell>
          <table:table-cell office:value-type="float" office:value="0.99934" calcext:value-type="float">
            <text:p>0.99934</text:p>
          </table:table-cell>
          <table:table-cell/>
          <table:table-cell office:value-type="float" office:value="0.10212" calcext:value-type="float">
            <text:p>0.10212</text:p>
          </table:table-cell>
        </table:table-row>
        <table:table-row table:style-name="ro1">
          <table:table-cell office:value-type="float" office:value="-0.00018589" calcext:value-type="float">
            <text:p>-0.00018589</text:p>
          </table:table-cell>
          <table:table-cell table:formula="of:=[.I282]*-1" office:value-type="float" office:value="-0.10036" calcext:value-type="float">
            <text:p>-0.10036</text:p>
          </table:table-cell>
          <table:table-cell office:value-type="float" office:value="-0.0021983" calcext:value-type="float">
            <text:p>-0.0021983</text:p>
          </table:table-cell>
          <table:table-cell office:value-type="float" office:value="-0.035497" calcext:value-type="float">
            <text:p>-0.035497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83247" calcext:value-type="float">
            <text:p>0.0083247</text:p>
          </table:table-cell>
          <table:table-cell office:value-type="float" office:value="0.99933" calcext:value-type="float">
            <text:p>0.99933</text:p>
          </table:table-cell>
          <table:table-cell/>
          <table:table-cell office:value-type="float" office:value="0.10036" calcext:value-type="float">
            <text:p>0.10036</text:p>
          </table:table-cell>
        </table:table-row>
        <table:table-row table:style-name="ro1">
          <table:table-cell office:value-type="float" office:value="-0.000036014" calcext:value-type="float">
            <text:p>-0.000036014</text:p>
          </table:table-cell>
          <table:table-cell table:formula="of:=[.I283]*-1" office:value-type="float" office:value="-0.098639" calcext:value-type="float">
            <text:p>-0.098639</text:p>
          </table:table-cell>
          <table:table-cell office:value-type="float" office:value="-0.0018658" calcext:value-type="float">
            <text:p>-0.0018658</text:p>
          </table:table-cell>
          <table:table-cell office:value-type="float" office:value="-0.035814" calcext:value-type="float">
            <text:p>-0.035814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.0080851" calcext:value-type="float">
            <text:p>0.0080851</text:p>
          </table:table-cell>
          <table:table-cell office:value-type="float" office:value="0.99932" calcext:value-type="float">
            <text:p>0.99932</text:p>
          </table:table-cell>
          <table:table-cell/>
          <table:table-cell office:value-type="float" office:value="0.098639" calcext:value-type="float">
            <text:p>0.098639</text:p>
          </table:table-cell>
        </table:table-row>
        <table:table-row table:style-name="ro1">
          <table:table-cell office:value-type="float" office:value="0.00019346" calcext:value-type="float">
            <text:p>0.00019346</text:p>
          </table:table-cell>
          <table:table-cell table:formula="of:=[.I284]*-1" office:value-type="float" office:value="-0.096964" calcext:value-type="float">
            <text:p>-0.096964</text:p>
          </table:table-cell>
          <table:table-cell office:value-type="float" office:value="-0.0014777" calcext:value-type="float">
            <text:p>-0.0014777</text:p>
          </table:table-cell>
          <table:table-cell office:value-type="float" office:value="-0.036004" calcext:value-type="float">
            <text:p>-0.036004</text:p>
          </table:table-cell>
          <table:table-cell office:value-type="float" office:value="0.0025078" calcext:value-type="float">
            <text:p>0.0025078</text:p>
          </table:table-cell>
          <table:table-cell office:value-type="float" office:value="0.0078044" calcext:value-type="float">
            <text:p>0.0078044</text:p>
          </table:table-cell>
          <table:table-cell office:value-type="float" office:value="0.99932" calcext:value-type="float">
            <text:p>0.99932</text:p>
          </table:table-cell>
          <table:table-cell/>
          <table:table-cell office:value-type="float" office:value="0.096964" calcext:value-type="float">
            <text:p>0.096964</text:p>
          </table:table-cell>
        </table:table-row>
        <table:table-row table:style-name="ro1">
          <table:table-cell office:value-type="float" office:value="0.00040452" calcext:value-type="float">
            <text:p>0.00040452</text:p>
          </table:table-cell>
          <table:table-cell table:formula="of:=[.I285]*-1" office:value-type="float" office:value="-0.095317" calcext:value-type="float">
            <text:p>-0.095317</text:p>
          </table:table-cell>
          <table:table-cell office:value-type="float" office:value="-0.0010225" calcext:value-type="float">
            <text:p>-0.0010225</text:p>
          </table:table-cell>
          <table:table-cell office:value-type="float" office:value="-0.036112" calcext:value-type="float">
            <text:p>-0.036112</text:p>
          </table:table-cell>
          <table:table-cell office:value-type="float" office:value="0.0029485" calcext:value-type="float">
            <text:p>0.0029485</text:p>
          </table:table-cell>
          <table:table-cell office:value-type="float" office:value="0.0075222" calcext:value-type="float">
            <text:p>0.0075222</text:p>
          </table:table-cell>
          <table:table-cell office:value-type="float" office:value="0.99932" calcext:value-type="float">
            <text:p>0.99932</text:p>
          </table:table-cell>
          <table:table-cell/>
          <table:table-cell office:value-type="float" office:value="0.095317" calcext:value-type="float">
            <text:p>0.095317</text:p>
          </table:table-cell>
        </table:table-row>
        <table:table-row table:style-name="ro1">
          <table:table-cell office:value-type="float" office:value="-0.00019462" calcext:value-type="float">
            <text:p>-0.00019462</text:p>
          </table:table-cell>
          <table:table-cell table:formula="of:=[.I286]*-1" office:value-type="float" office:value="-0.093248" calcext:value-type="float">
            <text:p>-0.093248</text:p>
          </table:table-cell>
          <table:table-cell office:value-type="float" office:value="-0.0012792" calcext:value-type="float">
            <text:p>-0.0012792</text:p>
          </table:table-cell>
          <table:table-cell office:value-type="float" office:value="-0.036265" calcext:value-type="float">
            <text:p>-0.036265</text:p>
          </table:table-cell>
          <table:table-cell office:value-type="float" office:value="0.0034334" calcext:value-type="float">
            <text:p>0.0034334</text:p>
          </table:table-cell>
          <table:table-cell office:value-type="float" office:value="0.0072017" calcext:value-type="float">
            <text:p>0.0072017</text:p>
          </table:table-cell>
          <table:table-cell office:value-type="float" office:value="0.99931" calcext:value-type="float">
            <text:p>0.99931</text:p>
          </table:table-cell>
          <table:table-cell/>
          <table:table-cell office:value-type="float" office:value="0.093248" calcext:value-type="float">
            <text:p>0.093248</text:p>
          </table:table-cell>
        </table:table-row>
        <table:table-row table:style-name="ro1">
          <table:table-cell office:value-type="float" office:value="0.000037136" calcext:value-type="float">
            <text:p>0.000037136</text:p>
          </table:table-cell>
          <table:table-cell table:formula="of:=[.I287]*-1" office:value-type="float" office:value="-0.091678" calcext:value-type="float">
            <text:p>-0.091678</text:p>
          </table:table-cell>
          <table:table-cell office:value-type="float" office:value="-0.00079353" calcext:value-type="float">
            <text:p>-0.00079353</text:p>
          </table:table-cell>
          <table:table-cell office:value-type="float" office:value="-0.036377" calcext:value-type="float">
            <text:p>-0.036377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68825" calcext:value-type="float">
            <text:p>0.0068825</text:p>
          </table:table-cell>
          <table:table-cell office:value-type="float" office:value="0.99931" calcext:value-type="float">
            <text:p>0.99931</text:p>
          </table:table-cell>
          <table:table-cell/>
          <table:table-cell office:value-type="float" office:value="0.091678" calcext:value-type="float">
            <text:p>0.091678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table:formula="of:=[.I288]*-1" office:value-type="float" office:value="-0.090283" calcext:value-type="float">
            <text:p>-0.090283</text:p>
          </table:table-cell>
          <table:table-cell office:value-type="float" office:value="0.0003377" calcext:value-type="float">
            <text:p>0.0003377</text:p>
          </table:table-cell>
          <table:table-cell office:value-type="float" office:value="-0.036485" calcext:value-type="float">
            <text:p>-0.036485</text:p>
          </table:table-cell>
          <table:table-cell office:value-type="float" office:value="0.0044065" calcext:value-type="float">
            <text:p>0.0044065</text:p>
          </table:table-cell>
          <table:table-cell office:value-type="float" office:value="0.0065593" calcext:value-type="float">
            <text:p>0.0065593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90283" calcext:value-type="float">
            <text:p>0.090283</text:p>
          </table:table-cell>
        </table:table-row>
        <table:table-row table:style-name="ro1">
          <table:table-cell office:value-type="float" office:value="0.0011613" calcext:value-type="float">
            <text:p>0.0011613</text:p>
          </table:table-cell>
          <table:table-cell table:formula="of:=[.I289]*-1" office:value-type="float" office:value="-0.088697" calcext:value-type="float">
            <text:p>-0.088697</text:p>
          </table:table-cell>
          <table:table-cell office:value-type="float" office:value="0.00075099" calcext:value-type="float">
            <text:p>0.00075099</text:p>
          </table:table-cell>
          <table:table-cell office:value-type="float" office:value="-0.036504" calcext:value-type="float">
            <text:p>-0.036504</text:p>
          </table:table-cell>
          <table:table-cell office:value-type="float" office:value="0.0047642" calcext:value-type="float">
            <text:p>0.0047642</text:p>
          </table:table-cell>
          <table:table-cell office:value-type="float" office:value="0.0062718" calcext:value-type="float">
            <text:p>0.0062718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88697" calcext:value-type="float">
            <text:p>0.088697</text:p>
          </table:table-cell>
        </table:table-row>
        <table:table-row table:style-name="ro1">
          <table:table-cell office:value-type="float" office:value="0.0013804" calcext:value-type="float">
            <text:p>0.0013804</text:p>
          </table:table-cell>
          <table:table-cell table:formula="of:=[.I290]*-1" office:value-type="float" office:value="-0.087031" calcext:value-type="float">
            <text:p>-0.087031</text:p>
          </table:table-cell>
          <table:table-cell office:value-type="float" office:value="0.0011922" calcext:value-type="float">
            <text:p>0.0011922</text:p>
          </table:table-cell>
          <table:table-cell office:value-type="float" office:value="-0.036558" calcext:value-type="float">
            <text:p>-0.036558</text:p>
          </table:table-cell>
          <table:table-cell office:value-type="float" office:value="0.0049888" calcext:value-type="float">
            <text:p>0.0049888</text:p>
          </table:table-cell>
          <table:table-cell office:value-type="float" office:value="0.0060691" calcext:value-type="float">
            <text:p>0.0060691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87031" calcext:value-type="float">
            <text:p>0.087031</text:p>
          </table:table-cell>
        </table:table-row>
        <table:table-row table:style-name="ro1">
          <table:table-cell office:value-type="float" office:value="0.00062051" calcext:value-type="float">
            <text:p>0.00062051</text:p>
          </table:table-cell>
          <table:table-cell table:formula="of:=[.I291]*-1" office:value-type="float" office:value="-0.084153" calcext:value-type="float">
            <text:p>-0.084153</text:p>
          </table:table-cell>
          <table:table-cell office:value-type="float" office:value="0.00086248" calcext:value-type="float">
            <text:p>0.00086248</text:p>
          </table:table-cell>
          <table:table-cell office:value-type="float" office:value="-0.036568" calcext:value-type="float">
            <text:p>-0.036568</text:p>
          </table:table-cell>
          <table:table-cell office:value-type="float" office:value="0.0051691" calcext:value-type="float">
            <text:p>0.0051691</text:p>
          </table:table-cell>
          <table:table-cell office:value-type="float" office:value="0.0059048" calcext:value-type="float">
            <text:p>0.0059048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84153" calcext:value-type="float">
            <text:p>0.084153</text:p>
          </table:table-cell>
        </table:table-row>
        <table:table-row table:style-name="ro1">
          <table:table-cell office:value-type="float" office:value="0.00082667" calcext:value-type="float">
            <text:p>0.00082667</text:p>
          </table:table-cell>
          <table:table-cell table:formula="of:=[.I292]*-1" office:value-type="float" office:value="-0.082412" calcext:value-type="float">
            <text:p>-0.082412</text:p>
          </table:table-cell>
          <table:table-cell office:value-type="float" office:value="0.0014015" calcext:value-type="float">
            <text:p>0.0014015</text:p>
          </table:table-cell>
          <table:table-cell office:value-type="float" office:value="-0.036502" calcext:value-type="float">
            <text:p>-0.036502</text:p>
          </table:table-cell>
          <table:table-cell office:value-type="float" office:value="0.0056123" calcext:value-type="float">
            <text:p>0.0056123</text:p>
          </table:table-cell>
          <table:table-cell office:value-type="float" office:value="0.0057061" calcext:value-type="float">
            <text:p>0.0057061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82412" calcext:value-type="float">
            <text:p>0.082412</text:p>
          </table:table-cell>
        </table:table-row>
        <table:table-row table:style-name="ro1">
          <table:table-cell office:value-type="float" office:value="0.0016077" calcext:value-type="float">
            <text:p>0.0016077</text:p>
          </table:table-cell>
          <table:table-cell table:formula="of:=[.I293]*-1" office:value-type="float" office:value="-0.080768" calcext:value-type="float">
            <text:p>-0.080768</text:p>
          </table:table-cell>
          <table:table-cell office:value-type="float" office:value="0.0023512" calcext:value-type="float">
            <text:p>0.0023512</text:p>
          </table:table-cell>
          <table:table-cell office:value-type="float" office:value="-0.036478" calcext:value-type="float">
            <text:p>-0.036478</text:p>
          </table:table-cell>
          <table:table-cell office:value-type="float" office:value="0.0060166" calcext:value-type="float">
            <text:p>0.0060166</text:p>
          </table:table-cell>
          <table:table-cell office:value-type="float" office:value="0.0054238" calcext:value-type="float">
            <text:p>0.0054238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080768" calcext:value-type="float">
            <text:p>0.080768</text:p>
          </table:table-cell>
        </table:table-row>
        <table:table-row table:style-name="ro1">
          <table:table-cell office:value-type="float" office:value="0.0017787" calcext:value-type="float">
            <text:p>0.0017787</text:p>
          </table:table-cell>
          <table:table-cell table:formula="of:=[.I294]*-1" office:value-type="float" office:value="-0.078997" calcext:value-type="float">
            <text:p>-0.078997</text:p>
          </table:table-cell>
          <table:table-cell office:value-type="float" office:value="0.0027834" calcext:value-type="float">
            <text:p>0.0027834</text:p>
          </table:table-cell>
          <table:table-cell office:value-type="float" office:value="-0.036367" calcext:value-type="float">
            <text:p>-0.036367</text:p>
          </table:table-cell>
          <table:table-cell office:value-type="float" office:value="0.0063401" calcext:value-type="float">
            <text:p>0.0063401</text:p>
          </table:table-cell>
          <table:table-cell office:value-type="float" office:value="0.0050463" calcext:value-type="float">
            <text:p>0.0050463</text:p>
          </table:table-cell>
          <table:table-cell office:value-type="float" office:value="0.99931" calcext:value-type="float">
            <text:p>0.99931</text:p>
          </table:table-cell>
          <table:table-cell/>
          <table:table-cell office:value-type="float" office:value="0.078997" calcext:value-type="float">
            <text:p>0.078997</text:p>
          </table:table-cell>
        </table:table-row>
        <table:table-row table:style-name="ro1">
          <table:table-cell office:value-type="float" office:value="0.0023778" calcext:value-type="float">
            <text:p>0.0023778</text:p>
          </table:table-cell>
          <table:table-cell table:formula="of:=[.I295]*-1" office:value-type="float" office:value="-0.079134" calcext:value-type="float">
            <text:p>-0.079134</text:p>
          </table:table-cell>
          <table:table-cell office:value-type="float" office:value="0.0035381" calcext:value-type="float">
            <text:p>0.0035381</text:p>
          </table:table-cell>
          <table:table-cell office:value-type="float" office:value="-0.036044" calcext:value-type="float">
            <text:p>-0.036044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99932" calcext:value-type="float">
            <text:p>0.99932</text:p>
          </table:table-cell>
          <table:table-cell/>
          <table:table-cell office:value-type="float" office:value="0.079134" calcext:value-type="float">
            <text:p>0.079134</text:p>
          </table:table-cell>
        </table:table-row>
        <table:table-row table:style-name="ro1">
          <table:table-cell office:value-type="float" office:value="0.0020541" calcext:value-type="float">
            <text:p>0.0020541</text:p>
          </table:table-cell>
          <table:table-cell table:formula="of:=[.I296]*-1" office:value-type="float" office:value="-0.07733" calcext:value-type="float">
            <text:p>-0.07733</text:p>
          </table:table-cell>
          <table:table-cell office:value-type="float" office:value="0.0033911" calcext:value-type="float">
            <text:p>0.0033911</text:p>
          </table:table-cell>
          <table:table-cell office:value-type="float" office:value="-0.035634" calcext:value-type="float">
            <text:p>-0.035634</text:p>
          </table:table-cell>
          <table:table-cell office:value-type="float" office:value="0.0071031" calcext:value-type="float">
            <text:p>0.0071031</text:p>
          </table:table-cell>
          <table:table-cell office:value-type="float" office:value="0.0041184" calcext:value-type="float">
            <text:p>0.0041184</text:p>
          </table:table-cell>
          <table:table-cell office:value-type="float" office:value="0.99933" calcext:value-type="float">
            <text:p>0.99933</text:p>
          </table:table-cell>
          <table:table-cell/>
          <table:table-cell office:value-type="float" office:value="0.07733" calcext:value-type="float">
            <text:p>0.07733</text:p>
          </table:table-cell>
        </table:table-row>
        <table:table-row table:style-name="ro1">
          <table:table-cell office:value-type="float" office:value="0.0021718" calcext:value-type="float">
            <text:p>0.0021718</text:p>
          </table:table-cell>
          <table:table-cell table:formula="of:=[.I297]*-1" office:value-type="float" office:value="-0.075616" calcext:value-type="float">
            <text:p>-0.075616</text:p>
          </table:table-cell>
          <table:table-cell office:value-type="float" office:value="0.0039884" calcext:value-type="float">
            <text:p>0.0039884</text:p>
          </table:table-cell>
          <table:table-cell office:value-type="float" office:value="-0.035266" calcext:value-type="float">
            <text:p>-0.035266</text:p>
          </table:table-cell>
          <table:table-cell office:value-type="float" office:value="0.0075186" calcext:value-type="float">
            <text:p>0.0075186</text:p>
          </table:table-cell>
          <table:table-cell office:value-type="float" office:value="0.0038269" calcext:value-type="float">
            <text:p>0.0038269</text:p>
          </table:table-cell>
          <table:table-cell office:value-type="float" office:value="0.99934" calcext:value-type="float">
            <text:p>0.99934</text:p>
          </table:table-cell>
          <table:table-cell/>
          <table:table-cell office:value-type="float" office:value="0.075616" calcext:value-type="float">
            <text:p>0.075616</text:p>
          </table:table-cell>
        </table:table-row>
        <table:table-row table:style-name="ro1">
          <table:table-cell office:value-type="float" office:value="0.0026726" calcext:value-type="float">
            <text:p>0.0026726</text:p>
          </table:table-cell>
          <table:table-cell table:formula="of:=[.I298]*-1" office:value-type="float" office:value="-0.074077" calcext:value-type="float">
            <text:p>-0.074077</text:p>
          </table:table-cell>
          <table:table-cell office:value-type="float" office:value="0.0052842" calcext:value-type="float">
            <text:p>0.0052842</text:p>
          </table:table-cell>
          <table:table-cell office:value-type="float" office:value="-0.034899" calcext:value-type="float">
            <text:p>-0.034899</text:p>
          </table:table-cell>
          <table:table-cell office:value-type="float" office:value="0.0080182" calcext:value-type="float">
            <text:p>0.0080182</text:p>
          </table:table-cell>
          <table:table-cell office:value-type="float" office:value="0.0036292" calcext:value-type="float">
            <text:p>0.0036292</text:p>
          </table:table-cell>
          <table:table-cell office:value-type="float" office:value="0.99935" calcext:value-type="float">
            <text:p>0.99935</text:p>
          </table:table-cell>
          <table:table-cell/>
          <table:table-cell office:value-type="float" office:value="0.074077" calcext:value-type="float">
            <text:p>0.074077</text:p>
          </table:table-cell>
        </table:table-row>
        <table:table-row table:style-name="ro1">
          <table:table-cell office:value-type="float" office:value="0.0027703" calcext:value-type="float">
            <text:p>0.0027703</text:p>
          </table:table-cell>
          <table:table-cell table:formula="of:=[.I299]*-1" office:value-type="float" office:value="-0.072432" calcext:value-type="float">
            <text:p>-0.072432</text:p>
          </table:table-cell>
          <table:table-cell office:value-type="float" office:value="0.0058592" calcext:value-type="float">
            <text:p>0.0058592</text:p>
          </table:table-cell>
          <table:table-cell office:value-type="float" office:value="-0.034491" calcext:value-type="float">
            <text:p>-0.034491</text:p>
          </table:table-cell>
          <table:table-cell office:value-type="float" office:value="0.0085595" calcext:value-type="float">
            <text:p>0.0085595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99936" calcext:value-type="float">
            <text:p>0.99936</text:p>
          </table:table-cell>
          <table:table-cell/>
          <table:table-cell office:value-type="float" office:value="0.072432" calcext:value-type="float">
            <text:p>0.072432</text:p>
          </table:table-cell>
        </table:table-row>
        <table:table-row table:style-name="ro1">
          <table:table-cell office:value-type="float" office:value="0.0028489" calcext:value-type="float">
            <text:p>0.0028489</text:p>
          </table:table-cell>
          <table:table-cell table:formula="of:=[.I300]*-1" office:value-type="float" office:value="-0.0708" calcext:value-type="float">
            <text:p>-0.0708</text:p>
          </table:table-cell>
          <table:table-cell office:value-type="float" office:value="0.0064168" calcext:value-type="float">
            <text:p>0.0064168</text:p>
          </table:table-cell>
          <table:table-cell office:value-type="float" office:value="-0.034036" calcext:value-type="float">
            <text:p>-0.034036</text:p>
          </table:table-cell>
          <table:table-cell office:value-type="float" office:value="0.0090585" calcext:value-type="float">
            <text:p>0.0090585</text:p>
          </table:table-cell>
          <table:table-cell office:value-type="float" office:value="0.0033611" calcext:value-type="float">
            <text:p>0.0033611</text:p>
          </table:table-cell>
          <table:table-cell office:value-type="float" office:value="0.99937" calcext:value-type="float">
            <text:p>0.99937</text:p>
          </table:table-cell>
          <table:table-cell/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0.0025959" calcext:value-type="float">
            <text:p>0.0025959</text:p>
          </table:table-cell>
          <table:table-cell table:formula="of:=[.I301]*-1" office:value-type="float" office:value="-0.069024" calcext:value-type="float">
            <text:p>-0.069024</text:p>
          </table:table-cell>
          <table:table-cell office:value-type="float" office:value="0.0062288" calcext:value-type="float">
            <text:p>0.0062288</text:p>
          </table:table-cell>
          <table:table-cell office:value-type="float" office:value="-0.033484" calcext:value-type="float">
            <text:p>-0.033484</text:p>
          </table:table-cell>
          <table:table-cell office:value-type="float" office:value="0.0092952" calcext:value-type="float">
            <text:p>0.0092952</text:p>
          </table:table-cell>
          <table:table-cell office:value-type="float" office:value="0.0033622" calcext:value-type="float">
            <text:p>0.0033622</text:p>
          </table:table-cell>
          <table:table-cell office:value-type="float" office:value="0.99939" calcext:value-type="float">
            <text:p>0.99939</text:p>
          </table:table-cell>
          <table:table-cell/>
          <table:table-cell office:value-type="float" office:value="0.069024" calcext:value-type="float">
            <text:p>0.069024</text:p>
          </table:table-cell>
        </table:table-row>
        <table:table-row table:style-name="ro1">
          <table:table-cell office:value-type="float" office:value="0.0026741" calcext:value-type="float">
            <text:p>0.0026741</text:p>
          </table:table-cell>
          <table:table-cell table:formula="of:=[.I302]*-1" office:value-type="float" office:value="-0.067205" calcext:value-type="float">
            <text:p>-0.067205</text:p>
          </table:table-cell>
          <table:table-cell office:value-type="float" office:value="0.0067784" calcext:value-type="float">
            <text:p>0.0067784</text:p>
          </table:table-cell>
          <table:table-cell office:value-type="float" office:value="-0.032881" calcext:value-type="float">
            <text:p>-0.032881</text:p>
          </table:table-cell>
          <table:table-cell office:value-type="float" office:value="0.0093182" calcext:value-type="float">
            <text:p>0.0093182</text:p>
          </table:table-cell>
          <table:table-cell office:value-type="float" office:value="0.0033526" calcext:value-type="float">
            <text:p>0.0033526</text:p>
          </table:table-cell>
          <table:table-cell office:value-type="float" office:value="0.99941" calcext:value-type="float">
            <text:p>0.99941</text:p>
          </table:table-cell>
          <table:table-cell/>
          <table:table-cell office:value-type="float" office:value="0.067205" calcext:value-type="float">
            <text:p>0.067205</text:p>
          </table:table-cell>
        </table:table-row>
        <table:table-row table:style-name="ro1">
          <table:table-cell office:value-type="float" office:value="0.0028993" calcext:value-type="float">
            <text:p>0.0028993</text:p>
          </table:table-cell>
          <table:table-cell table:formula="of:=[.I303]*-1" office:value-type="float" office:value="-0.065378" calcext:value-type="float">
            <text:p>-0.065378</text:p>
          </table:table-cell>
          <table:table-cell office:value-type="float" office:value="0.0081355" calcext:value-type="float">
            <text:p>0.0081355</text:p>
          </table:table-cell>
          <table:table-cell office:value-type="float" office:value="-0.032145" calcext:value-type="float">
            <text:p>-0.032145</text:p>
          </table:table-cell>
          <table:table-cell office:value-type="float" office:value="0.0092991" calcext:value-type="float">
            <text:p>0.0092991</text:p>
          </table:table-cell>
          <table:table-cell office:value-type="float" office:value="0.0034252" calcext:value-type="float">
            <text:p>0.0034252</text:p>
          </table:table-cell>
          <table:table-cell office:value-type="float" office:value="0.99943" calcext:value-type="float">
            <text:p>0.99943</text:p>
          </table:table-cell>
          <table:table-cell/>
          <table:table-cell office:value-type="float" office:value="0.065378" calcext:value-type="float">
            <text:p>0.065378</text:p>
          </table:table-cell>
        </table:table-row>
        <table:table-row table:style-name="ro1">
          <table:table-cell office:value-type="float" office:value="0.0029097" calcext:value-type="float">
            <text:p>0.0029097</text:p>
          </table:table-cell>
          <table:table-cell table:formula="of:=[.I304]*-1" office:value-type="float" office:value="-0.063441" calcext:value-type="float">
            <text:p>-0.063441</text:p>
          </table:table-cell>
          <table:table-cell office:value-type="float" office:value="0.0087368" calcext:value-type="float">
            <text:p>0.0087368</text:p>
          </table:table-cell>
          <table:table-cell office:value-type="float" office:value="-0.03128" calcext:value-type="float">
            <text:p>-0.03128</text:p>
          </table:table-cell>
          <table:table-cell office:value-type="float" office:value="0.0092489" calcext:value-type="float">
            <text:p>0.0092489</text:p>
          </table:table-cell>
          <table:table-cell office:value-type="float" office:value="0.0033663" calcext:value-type="float">
            <text:p>0.0033663</text:p>
          </table:table-cell>
          <table:table-cell office:value-type="float" office:value="0.99946" calcext:value-type="float">
            <text:p>0.99946</text:p>
          </table:table-cell>
          <table:table-cell/>
          <table:table-cell office:value-type="float" office:value="0.063441" calcext:value-type="float">
            <text:p>0.063441</text:p>
          </table:table-cell>
        </table:table-row>
        <table:table-row table:style-name="ro1">
          <table:table-cell office:value-type="float" office:value="0.002915" calcext:value-type="float">
            <text:p>0.002915</text:p>
          </table:table-cell>
          <table:table-cell table:formula="of:=[.I305]*-1" office:value-type="float" office:value="-0.061452" calcext:value-type="float">
            <text:p>-0.061452</text:p>
          </table:table-cell>
          <table:table-cell office:value-type="float" office:value="0.0094102" calcext:value-type="float">
            <text:p>0.0094102</text:p>
          </table:table-cell>
          <table:table-cell office:value-type="float" office:value="-0.030288" calcext:value-type="float">
            <text:p>-0.030288</text:p>
          </table:table-cell>
          <table:table-cell office:value-type="float" office:value="0.0092477" calcext:value-type="float">
            <text:p>0.0092477</text:p>
          </table:table-cell>
          <table:table-cell office:value-type="float" office:value="0.0032625" calcext:value-type="float">
            <text:p>0.0032625</text:p>
          </table:table-cell>
          <table:table-cell office:value-type="float" office:value="0.99949" calcext:value-type="float">
            <text:p>0.99949</text:p>
          </table:table-cell>
          <table:table-cell/>
          <table:table-cell office:value-type="float" office:value="0.061452" calcext:value-type="float">
            <text:p>0.061452</text:p>
          </table:table-cell>
        </table:table-row>
        <table:table-row table:style-name="ro1">
          <table:table-cell office:value-type="float" office:value="0.0027058" calcext:value-type="float">
            <text:p>0.0027058</text:p>
          </table:table-cell>
          <table:table-cell table:formula="of:=[.I306]*-1" office:value-type="float" office:value="-0.059524" calcext:value-type="float">
            <text:p>-0.059524</text:p>
          </table:table-cell>
          <table:table-cell office:value-type="float" office:value="0.0093545" calcext:value-type="float">
            <text:p>0.0093545</text:p>
          </table:table-cell>
          <table:table-cell office:value-type="float" office:value="-0.029126" calcext:value-type="float">
            <text:p>-0.029126</text:p>
          </table:table-cell>
          <table:table-cell office:value-type="float" office:value="0.0092571" calcext:value-type="float">
            <text:p>0.0092571</text:p>
          </table:table-cell>
          <table:table-cell office:value-type="float" office:value="0.0030698" calcext:value-type="float">
            <text:p>0.0030698</text:p>
          </table:table-cell>
          <table:table-cell office:value-type="float" office:value="0.99953" calcext:value-type="float">
            <text:p>0.99953</text:p>
          </table:table-cell>
          <table:table-cell/>
          <table:table-cell office:value-type="float" office:value="0.059524" calcext:value-type="float">
            <text:p>0.059524</text:p>
          </table:table-cell>
        </table:table-row>
        <table:table-row table:style-name="ro1">
          <table:table-cell office:value-type="float" office:value="0.0026564" calcext:value-type="float">
            <text:p>0.0026564</text:p>
          </table:table-cell>
          <table:table-cell table:formula="of:=[.I307]*-1" office:value-type="float" office:value="-0.057352" calcext:value-type="float">
            <text:p>-0.057352</text:p>
          </table:table-cell>
          <table:table-cell office:value-type="float" office:value="0.010149" calcext:value-type="float">
            <text:p>0.010149</text:p>
          </table:table-cell>
          <table:table-cell office:value-type="float" office:value="-0.027967" calcext:value-type="float">
            <text:p>-0.027967</text:p>
          </table:table-cell>
          <table:table-cell office:value-type="float" office:value="0.0093526" calcext:value-type="float">
            <text:p>0.0093526</text:p>
          </table:table-cell>
          <table:table-cell office:value-type="float" office:value="0.0028811" calcext:value-type="float">
            <text:p>0.0028811</text:p>
          </table:table-cell>
          <table:table-cell office:value-type="float" office:value="0.99956" calcext:value-type="float">
            <text:p>0.99956</text:p>
          </table:table-cell>
          <table:table-cell/>
          <table:table-cell office:value-type="float" office:value="0.057352" calcext:value-type="float">
            <text:p>0.057352</text:p>
          </table:table-cell>
        </table:table-row>
        <table:table-row table:style-name="ro1">
          <table:table-cell office:value-type="float" office:value="0.0029364" calcext:value-type="float">
            <text:p>0.0029364</text:p>
          </table:table-cell>
          <table:table-cell table:formula="of:=[.I308]*-1" office:value-type="float" office:value="-0.055543" calcext:value-type="float">
            <text:p>-0.055543</text:p>
          </table:table-cell>
          <table:table-cell office:value-type="float" office:value="0.011763" calcext:value-type="float">
            <text:p>0.011763</text:p>
          </table:table-cell>
          <table:table-cell office:value-type="float" office:value="-0.026899" calcext:value-type="float">
            <text:p>-0.026899</text:p>
          </table:table-cell>
          <table:table-cell office:value-type="float" office:value="0.0096161" calcext:value-type="float">
            <text:p>0.0096161</text:p>
          </table:table-cell>
          <table:table-cell office:value-type="float" office:value="0.0027466" calcext:value-type="float">
            <text:p>0.0027466</text:p>
          </table:table-cell>
          <table:table-cell office:value-type="float" office:value="0.99959" calcext:value-type="float">
            <text:p>0.99959</text:p>
          </table:table-cell>
          <table:table-cell/>
          <table:table-cell office:value-type="float" office:value="0.055543" calcext:value-type="float">
            <text:p>0.055543</text:p>
          </table:table-cell>
        </table:table-row>
        <table:table-row table:style-name="ro1">
          <table:table-cell office:value-type="float" office:value="0.0029884" calcext:value-type="float">
            <text:p>0.0029884</text:p>
          </table:table-cell>
          <table:table-cell table:formula="of:=[.I309]*-1" office:value-type="float" office:value="-0.053698" calcext:value-type="float">
            <text:p>-0.053698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-0.025879" calcext:value-type="float">
            <text:p>-0.025879</text:p>
          </table:table-cell>
          <table:table-cell office:value-type="float" office:value="0.010004" calcext:value-type="float">
            <text:p>0.010004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53698" calcext:value-type="float">
            <text:p>0.053698</text:p>
          </table:table-cell>
        </table:table-row>
        <table:table-row table:style-name="ro1">
          <table:table-cell office:value-type="float" office:value="0.0030249" calcext:value-type="float">
            <text:p>0.0030249</text:p>
          </table:table-cell>
          <table:table-cell table:formula="of:=[.I310]*-1" office:value-type="float" office:value="-0.051843" calcext:value-type="float">
            <text:p>-0.051843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-0.025028" calcext:value-type="float">
            <text:p>-0.025028</text:p>
          </table:table-cell>
          <table:table-cell office:value-type="float" office:value="0.010302" calcext:value-type="float">
            <text:p>0.010302</text:p>
          </table:table-cell>
          <table:table-cell office:value-type="float" office:value="0.0025309" calcext:value-type="float">
            <text:p>0.0025309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051843" calcext:value-type="float">
            <text:p>0.051843</text:p>
          </table:table-cell>
        </table:table-row>
        <table:table-row table:style-name="ro1">
          <table:table-cell office:value-type="float" office:value="0.0028127" calcext:value-type="float">
            <text:p>0.0028127</text:p>
          </table:table-cell>
          <table:table-cell table:formula="of:=[.I311]*-1" office:value-type="float" office:value="-0.049882" calcext:value-type="float">
            <text:p>-0.049882</text:p>
          </table:table-cell>
          <table:table-cell office:value-type="float" office:value="0.013225" calcext:value-type="float">
            <text:p>0.013225</text:p>
          </table:table-cell>
          <table:table-cell office:value-type="float" office:value="-0.024173" calcext:value-type="float">
            <text:p>-0.024173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0.0025252" calcext:value-type="float">
            <text:p>0.0025252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049882" calcext:value-type="float">
            <text:p>0.049882</text:p>
          </table:table-cell>
        </table:table-row>
        <table:table-row table:style-name="ro1">
          <table:table-cell office:value-type="float" office:value="0.0028824" calcext:value-type="float">
            <text:p>0.0028824</text:p>
          </table:table-cell>
          <table:table-cell table:formula="of:=[.I312]*-1" office:value-type="float" office:value="-0.048145" calcext:value-type="float">
            <text:p>-0.048145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-0.023355" calcext:value-type="float">
            <text:p>-0.023355</text:p>
          </table:table-cell>
          <table:table-cell office:value-type="float" office:value="0.010585" calcext:value-type="float">
            <text:p>0.010585</text:p>
          </table:table-cell>
          <table:table-cell office:value-type="float" office:value="0.0024729" calcext:value-type="float">
            <text:p>0.0024729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048145" calcext:value-type="float">
            <text:p>0.048145</text:p>
          </table:table-cell>
        </table:table-row>
        <table:table-row table:style-name="ro1">
          <table:table-cell office:value-type="float" office:value="0.0031309" calcext:value-type="float">
            <text:p>0.0031309</text:p>
          </table:table-cell>
          <table:table-cell table:formula="of:=[.I313]*-1" office:value-type="float" office:value="-0.046135" calcext:value-type="float">
            <text:p>-0.046135</text:p>
          </table:table-cell>
          <table:table-cell office:value-type="float" office:value="0.015439" calcext:value-type="float">
            <text:p>0.015439</text:p>
          </table:table-cell>
          <table:table-cell office:value-type="float" office:value="-0.022408" calcext:value-type="float">
            <text:p>-0.022408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0.0023718" calcext:value-type="float">
            <text:p>0.0023718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0.046135" calcext:value-type="float">
            <text:p>0.046135</text:p>
          </table:table-cell>
        </table:table-row>
        <table:table-row table:style-name="ro1">
          <table:table-cell office:value-type="float" office:value="0.0031959" calcext:value-type="float">
            <text:p>0.0031959</text:p>
          </table:table-cell>
          <table:table-cell table:formula="of:=[.I314]*-1" office:value-type="float" office:value="-0.044078" calcext:value-type="float">
            <text:p>-0.044078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-0.021418" calcext:value-type="float">
            <text:p>-0.021418</text:p>
          </table:table-cell>
          <table:table-cell office:value-type="float" office:value="0.010631" calcext:value-type="float">
            <text:p>0.010631</text:p>
          </table:table-cell>
          <table:table-cell office:value-type="float" office:value="0.0021405" calcext:value-type="float">
            <text:p>0.0021405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044078" calcext:value-type="float">
            <text:p>0.044078</text:p>
          </table:table-cell>
        </table:table-row>
        <table:table-row table:style-name="ro1">
          <table:table-cell office:value-type="float" office:value="0.0032681" calcext:value-type="float">
            <text:p>0.0032681</text:p>
          </table:table-cell>
          <table:table-cell table:formula="of:=[.I315]*-1" office:value-type="float" office:value="-0.042049" calcext:value-type="float">
            <text:p>-0.042049</text:p>
          </table:table-cell>
          <table:table-cell office:value-type="float" office:value="0.016752" calcext:value-type="float">
            <text:p>0.016752</text:p>
          </table:table-cell>
          <table:table-cell office:value-type="float" office:value="-0.020382" calcext:value-type="float">
            <text:p>-0.02038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018577" calcext:value-type="float">
            <text:p>0.0018577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042049" calcext:value-type="float">
            <text:p>0.042049</text:p>
          </table:table-cell>
        </table:table-row>
        <table:table-row table:style-name="ro1">
          <table:table-cell office:value-type="float" office:value="0.0031615" calcext:value-type="float">
            <text:p>0.0031615</text:p>
          </table:table-cell>
          <table:table-cell table:formula="of:=[.I316]*-1" office:value-type="float" office:value="-0.040057" calcext:value-type="float">
            <text:p>-0.040057</text:p>
          </table:table-cell>
          <table:table-cell office:value-type="float" office:value="0.016757" calcext:value-type="float">
            <text:p>0.016757</text:p>
          </table:table-cell>
          <table:table-cell office:value-type="float" office:value="-0.019263" calcext:value-type="float">
            <text:p>-0.019263</text:p>
          </table:table-cell>
          <table:table-cell office:value-type="float" office:value="0.010564" calcext:value-type="float">
            <text:p>0.010564</text:p>
          </table:table-cell>
          <table:table-cell office:value-type="float" office:value="0.0016263" calcext:value-type="float">
            <text:p>0.0016263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040057" calcext:value-type="float">
            <text:p>0.040057</text:p>
          </table:table-cell>
        </table:table-row>
        <table:table-row table:style-name="ro1">
          <table:table-cell office:value-type="float" office:value="0.0032873" calcext:value-type="float">
            <text:p>0.0032873</text:p>
          </table:table-cell>
          <table:table-cell table:formula="of:=[.I317]*-1" office:value-type="float" office:value="-0.038474" calcext:value-type="float">
            <text:p>-0.038474</text:p>
          </table:table-cell>
          <table:table-cell office:value-type="float" office:value="0.017578" calcext:value-type="float">
            <text:p>0.017578</text:p>
          </table:table-cell>
          <table:table-cell office:value-type="float" office:value="-0.018074" calcext:value-type="float">
            <text:p>-0.018074</text:p>
          </table:table-cell>
          <table:table-cell office:value-type="float" office:value="0.010966" calcext:value-type="float">
            <text:p>0.010966</text:p>
          </table:table-cell>
          <table:table-cell office:value-type="float" office:value="0.0013648" calcext:value-type="float">
            <text:p>0.0013648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038474" calcext:value-type="float">
            <text:p>0.038474</text:p>
          </table:table-cell>
        </table:table-row>
        <table:table-row table:style-name="ro1">
          <table:table-cell office:value-type="float" office:value="0.0035256" calcext:value-type="float">
            <text:p>0.0035256</text:p>
          </table:table-cell>
          <table:table-cell table:formula="of:=[.I318]*-1" office:value-type="float" office:value="-0.036522" calcext:value-type="float">
            <text:p>-0.036522</text:p>
          </table:table-cell>
          <table:table-cell office:value-type="float" office:value="0.019181" calcext:value-type="float">
            <text:p>0.01918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11457" calcext:value-type="float">
            <text:p>0.011457</text:p>
          </table:table-cell>
          <table:table-cell office:value-type="float" office:value="0.0011507" calcext:value-type="float">
            <text:p>0.0011507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036522" calcext:value-type="float">
            <text:p>0.036522</text:p>
          </table:table-cell>
        </table:table-row>
        <table:table-row table:style-name="ro1">
          <table:table-cell office:value-type="float" office:value="0.0036193" calcext:value-type="float">
            <text:p>0.0036193</text:p>
          </table:table-cell>
          <table:table-cell table:formula="of:=[.I319]*-1" office:value-type="float" office:value="-0.034607" calcext:value-type="float">
            <text:p>-0.034607</text:p>
          </table:table-cell>
          <table:table-cell office:value-type="float" office:value="0.019926" calcext:value-type="float">
            <text:p>0.019926</text:p>
          </table:table-cell>
          <table:table-cell office:value-type="float" office:value="-0.015905" calcext:value-type="float">
            <text:p>-0.015905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0.00093267" calcext:value-type="float">
            <text:p>0.00093267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034607" calcext:value-type="float">
            <text:p>0.034607</text:p>
          </table:table-cell>
        </table:table-row>
        <table:table-row table:style-name="ro1">
          <table:table-cell office:value-type="float" office:value="0.0036834" calcext:value-type="float">
            <text:p>0.0036834</text:p>
          </table:table-cell>
          <table:table-cell table:formula="of:=[.I320]*-1" office:value-type="float" office:value="-0.032657" calcext:value-type="float">
            <text:p>-0.032657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-0.015089" calcext:value-type="float">
            <text:p>-0.015089</text:p>
          </table:table-cell>
          <table:table-cell office:value-type="float" office:value="0.011796" calcext:value-type="float">
            <text:p>0.011796</text:p>
          </table:table-cell>
          <table:table-cell office:value-type="float" office:value="0.00083558" calcext:value-type="float">
            <text:p>0.00083558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0.032657" calcext:value-type="float">
            <text:p>0.032657</text:p>
          </table:table-cell>
        </table:table-row>
        <table:table-row table:style-name="ro1">
          <table:table-cell office:value-type="float" office:value="0.003724" calcext:value-type="float">
            <text:p>0.003724</text:p>
          </table:table-cell>
          <table:table-cell table:formula="of:=[.I321]*-1" office:value-type="float" office:value="-0.030737" calcext:value-type="float">
            <text:p>-0.030737</text:p>
          </table:table-cell>
          <table:table-cell office:value-type="float" office:value="0.020469" calcext:value-type="float">
            <text:p>0.020469</text:p>
          </table:table-cell>
          <table:table-cell office:value-type="float" office:value="-0.014137" calcext:value-type="float">
            <text:p>-0.014137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0.00077522" calcext:value-type="float">
            <text:p>0.00077522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030737" calcext:value-type="float">
            <text:p>0.030737</text:p>
          </table:table-cell>
        </table:table-row>
        <table:table-row table:style-name="ro1">
          <table:table-cell office:value-type="float" office:value="0.0038612" calcext:value-type="float">
            <text:p>0.0038612</text:p>
          </table:table-cell>
          <table:table-cell table:formula="of:=[.I322]*-1" office:value-type="float" office:value="-0.028792" calcext:value-type="float">
            <text:p>-0.028792</text:p>
          </table:table-cell>
          <table:table-cell office:value-type="float" office:value="0.021036" calcext:value-type="float">
            <text:p>0.021036</text:p>
          </table:table-cell>
          <table:table-cell office:value-type="float" office:value="-0.013096" calcext:value-type="float">
            <text:p>-0.013096</text:p>
          </table:table-cell>
          <table:table-cell office:value-type="float" office:value="0.011619" calcext:value-type="float">
            <text:p>0.011619</text:p>
          </table:table-cell>
          <table:table-cell office:value-type="float" office:value="0.00070949" calcext:value-type="float">
            <text:p>0.00070949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028792" calcext:value-type="float">
            <text:p>0.028792</text:p>
          </table:table-cell>
        </table:table-row>
        <table:table-row table:style-name="ro1">
          <table:table-cell office:value-type="float" office:value="0.0040292" calcext:value-type="float">
            <text:p>0.0040292</text:p>
          </table:table-cell>
          <table:table-cell table:formula="of:=[.I323]*-1" office:value-type="float" office:value="-0.026717" calcext:value-type="float">
            <text:p>-0.026717</text:p>
          </table:table-cell>
          <table:table-cell office:value-type="float" office:value="0.022423" calcext:value-type="float">
            <text:p>0.022423</text:p>
          </table:table-cell>
          <table:table-cell office:value-type="float" office:value="-0.011968" calcext:value-type="float">
            <text:p>-0.011968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0006424" calcext:value-type="float">
            <text:p>0.0006424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0.026717" calcext:value-type="float">
            <text:p>0.026717</text:p>
          </table:table-cell>
        </table:table-row>
        <table:table-row table:style-name="ro1">
          <table:table-cell office:value-type="float" office:value="0.0041185" calcext:value-type="float">
            <text:p>0.0041185</text:p>
          </table:table-cell>
          <table:table-cell table:formula="of:=[.I324]*-1" office:value-type="float" office:value="-0.024604" calcext:value-type="float">
            <text:p>-0.024604</text:p>
          </table:table-cell>
          <table:table-cell office:value-type="float" office:value="0.023059" calcext:value-type="float">
            <text:p>0.023059</text:p>
          </table:table-cell>
          <table:table-cell office:value-type="float" office:value="-0.010793" calcext:value-type="float">
            <text:p>-0.010793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00061003" calcext:value-type="float">
            <text:p>0.00061003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024604" calcext:value-type="float">
            <text:p>0.024604</text:p>
          </table:table-cell>
        </table:table-row>
        <table:table-row table:style-name="ro1">
          <table:table-cell office:value-type="float" office:value="0.0042906" calcext:value-type="float">
            <text:p>0.0042906</text:p>
          </table:table-cell>
          <table:table-cell table:formula="of:=[.I325]*-1" office:value-type="float" office:value="-0.022468" calcext:value-type="float">
            <text:p>-0.022468</text:p>
          </table:table-cell>
          <table:table-cell office:value-type="float" office:value="0.023731" calcext:value-type="float">
            <text:p>0.023731</text:p>
          </table:table-cell>
          <table:table-cell office:value-type="float" office:value="-0.009666" calcext:value-type="float">
            <text:p>-0.009666</text:p>
          </table:table-cell>
          <table:table-cell office:value-type="float" office:value="0.011106" calcext:value-type="float">
            <text:p>0.011106</text:p>
          </table:table-cell>
          <table:table-cell office:value-type="float" office:value="0.00058434" calcext:value-type="float">
            <text:p>0.00058434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0.022468" calcext:value-type="float">
            <text:p>0.022468</text:p>
          </table:table-cell>
        </table:table-row>
        <table:table-row table:style-name="ro1">
          <table:table-cell office:value-type="float" office:value="0.0042792" calcext:value-type="float">
            <text:p>0.0042792</text:p>
          </table:table-cell>
          <table:table-cell table:formula="of:=[.I326]*-1" office:value-type="float" office:value="-0.020306" calcext:value-type="float">
            <text:p>-0.020306</text:p>
          </table:table-cell>
          <table:table-cell office:value-type="float" office:value="0.023769" calcext:value-type="float">
            <text:p>0.023769</text:p>
          </table:table-cell>
          <table:table-cell office:value-type="float" office:value="-0.0084573" calcext:value-type="float">
            <text:p>-0.0084573</text:p>
          </table:table-cell>
          <table:table-cell office:value-type="float" office:value="0.011239" calcext:value-type="float">
            <text:p>0.011239</text:p>
          </table:table-cell>
          <table:table-cell office:value-type="float" office:value="0.00061738" calcext:value-type="float">
            <text:p>0.00061738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0.020306" calcext:value-type="float">
            <text:p>0.020306</text:p>
          </table:table-cell>
        </table:table-row>
        <table:table-row table:style-name="ro1">
          <table:table-cell office:value-type="float" office:value="0.0044274" calcext:value-type="float">
            <text:p>0.0044274</text:p>
          </table:table-cell>
          <table:table-cell table:formula="of:=[.I327]*-1" office:value-type="float" office:value="-0.018149" calcext:value-type="float">
            <text:p>-0.018149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-0.0072573" calcext:value-type="float">
            <text:p>-0.0072573</text:p>
          </table:table-cell>
          <table:table-cell office:value-type="float" office:value="0.011457" calcext:value-type="float">
            <text:p>0.011457</text:p>
          </table:table-cell>
          <table:table-cell office:value-type="float" office:value="0.0006063" calcext:value-type="float">
            <text:p>0.0006063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0.018149" calcext:value-type="float">
            <text:p>0.018149</text:p>
          </table:table-cell>
        </table:table-row>
        <table:table-row table:style-name="ro1">
          <table:table-cell office:value-type="float" office:value="0.0047469" calcext:value-type="float">
            <text:p>0.0047469</text:p>
          </table:table-cell>
          <table:table-cell table:formula="of:=[.I328]*-1" office:value-type="float" office:value="-0.015996" calcext:value-type="float">
            <text:p>-0.015996</text:p>
          </table:table-cell>
          <table:table-cell office:value-type="float" office:value="0.026017" calcext:value-type="float">
            <text:p>0.026017</text:p>
          </table:table-cell>
          <table:table-cell office:value-type="float" office:value="-0.0061015" calcext:value-type="float">
            <text:p>-0.0061015</text:p>
          </table:table-cell>
          <table:table-cell office:value-type="float" office:value="0.011727" calcext:value-type="float">
            <text:p>0.011727</text:p>
          </table:table-cell>
          <table:table-cell office:value-type="float" office:value="0.00042896" calcext:value-type="float">
            <text:p>0.00042896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0.015996" calcext:value-type="float">
            <text:p>0.015996</text:p>
          </table:table-cell>
        </table:table-row>
        <table:table-row table:style-name="ro1">
          <table:table-cell office:value-type="float" office:value="0.0049283" calcext:value-type="float">
            <text:p>0.0049283</text:p>
          </table:table-cell>
          <table:table-cell table:formula="of:=[.I329]*-1" office:value-type="float" office:value="-0.013907" calcext:value-type="float">
            <text:p>-0.013907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-0.0051183" calcext:value-type="float">
            <text:p>-0.0051183</text:p>
          </table:table-cell>
          <table:table-cell office:value-type="float" office:value="0.011901" calcext:value-type="float">
            <text:p>0.011901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0.013907" calcext:value-type="float">
            <text:p>0.013907</text:p>
          </table:table-cell>
        </table:table-row>
        <table:table-row table:style-name="ro1">
          <table:table-cell office:value-type="float" office:value="0.0051803" calcext:value-type="float">
            <text:p>0.0051803</text:p>
          </table:table-cell>
          <table:table-cell table:formula="of:=[.I330]*-1" office:value-type="float" office:value="-0.011875" calcext:value-type="float">
            <text:p>-0.011875</text:p>
          </table:table-cell>
          <table:table-cell office:value-type="float" office:value="0.027356" calcext:value-type="float">
            <text:p>0.027356</text:p>
          </table:table-cell>
          <table:table-cell office:value-type="float" office:value="-0.0042182" calcext:value-type="float">
            <text:p>-0.0042182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-0.000065148" calcext:value-type="float">
            <text:p>-0.000065148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0.011875" calcext:value-type="float">
            <text:p>0.011875</text:p>
          </table:table-cell>
        </table:table-row>
        <table:table-row table:style-name="ro1">
          <table:table-cell office:value-type="float" office:value="0.0052313" calcext:value-type="float">
            <text:p>0.0052313</text:p>
          </table:table-cell>
          <table:table-cell table:formula="of:=[.I331]*-1" office:value-type="float" office:value="-0.009873" calcext:value-type="float">
            <text:p>-0.009873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-0.0034054" calcext:value-type="float">
            <text:p>-0.0034054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-0.00033451" calcext:value-type="float">
            <text:p>-0.00033451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0.009873" calcext:value-type="float">
            <text:p>0.009873</text:p>
          </table:table-cell>
        </table:table-row>
        <table:table-row table:style-name="ro1">
          <table:table-cell office:value-type="float" office:value="0.0054718" calcext:value-type="float">
            <text:p>0.0054718</text:p>
          </table:table-cell>
          <table:table-cell table:formula="of:=[.I332]*-1" office:value-type="float" office:value="-0.0088789" calcext:value-type="float">
            <text:p>-0.0088789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-0.0025467" calcext:value-type="float">
            <text:p>-0.0025467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-0.00064799" calcext:value-type="float">
            <text:p>-0.00064799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0.0088789" calcext:value-type="float">
            <text:p>0.0088789</text:p>
          </table:table-cell>
        </table:table-row>
        <table:table-row table:style-name="ro1">
          <table:table-cell office:value-type="float" office:value="0.0058581" calcext:value-type="float">
            <text:p>0.0058581</text:p>
          </table:table-cell>
          <table:table-cell table:formula="of:=[.I333]*-1" office:value-type="float" office:value="-0.0070748" calcext:value-type="float">
            <text:p>-0.0070748</text:p>
          </table:table-cell>
          <table:table-cell office:value-type="float" office:value="0.028878" calcext:value-type="float">
            <text:p>0.028878</text:p>
          </table:table-cell>
          <table:table-cell office:value-type="float" office:value="-0.0016426" calcext:value-type="float">
            <text:p>-0.0016426</text:p>
          </table:table-cell>
          <table:table-cell office:value-type="float" office:value="0.012049" calcext:value-type="float">
            <text:p>0.012049</text:p>
          </table:table-cell>
          <table:table-cell office:value-type="float" office:value="-0.0010128" calcext:value-type="float">
            <text:p>-0.0010128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70748" calcext:value-type="float">
            <text:p>0.0070748</text:p>
          </table:table-cell>
        </table:table-row>
        <table:table-row table:style-name="ro1">
          <table:table-cell office:value-type="float" office:value="0.0059429" calcext:value-type="float">
            <text:p>0.0059429</text:p>
          </table:table-cell>
          <table:table-cell table:formula="of:=[.I334]*-1" office:value-type="float" office:value="-0.0052754" calcext:value-type="float">
            <text:p>-0.0052754</text:p>
          </table:table-cell>
          <table:table-cell office:value-type="float" office:value="0.028949" calcext:value-type="float">
            <text:p>0.028949</text:p>
          </table:table-cell>
          <table:table-cell office:value-type="float" office:value="-0.00081869" calcext:value-type="float">
            <text:p>-0.00081869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-0.0013356" calcext:value-type="float">
            <text:p>-0.0013356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52754" calcext:value-type="float">
            <text:p>0.0052754</text:p>
          </table:table-cell>
        </table:table-row>
        <table:table-row table:style-name="ro1">
          <table:table-cell office:value-type="float" office:value="0.0061521" calcext:value-type="float">
            <text:p>0.0061521</text:p>
          </table:table-cell>
          <table:table-cell table:formula="of:=[.I335]*-1" office:value-type="float" office:value="-0.00355" calcext:value-type="float">
            <text:p>-0.00355</text:p>
          </table:table-cell>
          <table:table-cell office:value-type="float" office:value="0.029612" calcext:value-type="float">
            <text:p>0.029612</text:p>
          </table:table-cell>
          <table:table-cell office:value-type="float" office:value="-0.000082248" calcext:value-type="float">
            <text:p>-0.000082248</text:p>
          </table:table-cell>
          <table:table-cell office:value-type="float" office:value="0.011704" calcext:value-type="float">
            <text:p>0.011704</text:p>
          </table:table-cell>
          <table:table-cell office:value-type="float" office:value="-0.0016156" calcext:value-type="float">
            <text:p>-0.0016156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355" calcext:value-type="float">
            <text:p>0.00355</text:p>
          </table:table-cell>
        </table:table-row>
        <table:table-row table:style-name="ro1">
          <table:table-cell office:value-type="float" office:value="0.0061677" calcext:value-type="float">
            <text:p>0.0061677</text:p>
          </table:table-cell>
          <table:table-cell table:formula="of:=[.I336]*-1" office:value-type="float" office:value="-0.0019433" calcext:value-type="float">
            <text:p>-0.0019433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.00047798" calcext:value-type="float">
            <text:p>0.00047798</text:p>
          </table:table-cell>
          <table:table-cell office:value-type="float" office:value="0.011694" calcext:value-type="float">
            <text:p>0.011694</text:p>
          </table:table-cell>
          <table:table-cell office:value-type="float" office:value="-0.0018402" calcext:value-type="float">
            <text:p>-0.0018402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19433" calcext:value-type="float">
            <text:p>0.0019433</text:p>
          </table:table-cell>
        </table:table-row>
        <table:table-row table:style-name="ro1">
          <table:table-cell office:value-type="float" office:value="0.006205" calcext:value-type="float">
            <text:p>0.006205</text:p>
          </table:table-cell>
          <table:table-cell table:formula="of:=[.I337]*-1" office:value-type="float" office:value="-0.00044236" calcext:value-type="float">
            <text:p>-0.00044236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0081926" calcext:value-type="float">
            <text:p>0.00081926</text:p>
          </table:table-cell>
          <table:table-cell office:value-type="float" office:value="0.011793" calcext:value-type="float">
            <text:p>0.011793</text:p>
          </table:table-cell>
          <table:table-cell office:value-type="float" office:value="-0.0018416" calcext:value-type="float">
            <text:p>-0.0018416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0.00044236" calcext:value-type="float">
            <text:p>0.00044236</text:p>
          </table:table-cell>
        </table:table-row>
        <table:table-row table:style-name="ro1">
          <table:table-cell office:value-type="float" office:value="0.0062346" calcext:value-type="float">
            <text:p>0.0062346</text:p>
          </table:table-cell>
          <table:table-cell table:formula="of:=[.I338]*-1" office:value-type="float" office:value="0.00095878" calcext:value-type="float">
            <text:p>0.00095878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008988" calcext:value-type="float">
            <text:p>0.0008988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-0.001835" calcext:value-type="float">
            <text:p>-0.001835</text:p>
          </table:table-cell>
          <table:table-cell office:value-type="float" office:value="0.99993" calcext:value-type="float">
            <text:p>0.99993</text:p>
          </table:table-cell>
          <table:table-cell/>
          <table:table-cell office:value-type="float" office:value="-0.00095878" calcext:value-type="float">
            <text:p>-0.00095878</text:p>
          </table:table-cell>
        </table:table-row>
        <table:table-row table:style-name="ro1">
          <table:table-cell office:value-type="float" office:value="0.0062133" calcext:value-type="float">
            <text:p>0.0062133</text:p>
          </table:table-cell>
          <table:table-cell table:formula="of:=[.I339]*-1" office:value-type="float" office:value="0.0022503" calcext:value-type="float">
            <text:p>0.0022503</text:p>
          </table:table-cell>
          <table:table-cell office:value-type="float" office:value="0.030883" calcext:value-type="float">
            <text:p>0.030883</text:p>
          </table:table-cell>
          <table:table-cell office:value-type="float" office:value="0.00088559" calcext:value-type="float">
            <text:p>0.00088559</text:p>
          </table:table-cell>
          <table:table-cell office:value-type="float" office:value="0.012313" calcext:value-type="float">
            <text:p>0.012313</text:p>
          </table:table-cell>
          <table:table-cell office:value-type="float" office:value="-0.001819" calcext:value-type="float">
            <text:p>-0.001819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22503" calcext:value-type="float">
            <text:p>-0.0022503</text:p>
          </table:table-cell>
        </table:table-row>
        <table:table-row table:style-name="ro1">
          <table:table-cell office:value-type="float" office:value="0.0061651" calcext:value-type="float">
            <text:p>0.0061651</text:p>
          </table:table-cell>
          <table:table-cell table:formula="of:=[.I340]*-1" office:value-type="float" office:value="0.0035851" calcext:value-type="float">
            <text:p>0.0035851</text:p>
          </table:table-cell>
          <table:table-cell office:value-type="float" office:value="0.032053" calcext:value-type="float">
            <text:p>0.032053</text:p>
          </table:table-cell>
          <table:table-cell office:value-type="float" office:value="0.00087975" calcext:value-type="float">
            <text:p>0.00087975</text:p>
          </table:table-cell>
          <table:table-cell office:value-type="float" office:value="0.012566" calcext:value-type="float">
            <text:p>0.012566</text:p>
          </table:table-cell>
          <table:table-cell office:value-type="float" office:value="-0.0016762" calcext:value-type="float">
            <text:p>-0.0016762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35851" calcext:value-type="float">
            <text:p>-0.0035851</text:p>
          </table:table-cell>
        </table:table-row>
        <table:table-row table:style-name="ro1">
          <table:table-cell office:value-type="float" office:value="0.0061714" calcext:value-type="float">
            <text:p>0.0061714</text:p>
          </table:table-cell>
          <table:table-cell table:formula="of:=[.I341]*-1" office:value-type="float" office:value="0.0049107" calcext:value-type="float">
            <text:p>0.0049107</text:p>
          </table:table-cell>
          <table:table-cell office:value-type="float" office:value="0.032067" calcext:value-type="float">
            <text:p>0.032067</text:p>
          </table:table-cell>
          <table:table-cell office:value-type="float" office:value="0.00091593" calcext:value-type="float">
            <text:p>0.00091593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-0.0015807" calcext:value-type="float">
            <text:p>-0.0015807</text:p>
          </table:table-cell>
          <table:table-cell office:value-type="float" office:value="0.99992" calcext:value-type="float">
            <text:p>0.99992</text:p>
          </table:table-cell>
          <table:table-cell/>
          <table:table-cell office:value-type="float" office:value="-0.0049107" calcext:value-type="float">
            <text:p>-0.0049107</text:p>
          </table:table-cell>
        </table:table-row>
        <table:table-row table:style-name="ro1">
          <table:table-cell office:value-type="float" office:value="0.0062048" calcext:value-type="float">
            <text:p>0.0062048</text:p>
          </table:table-cell>
          <table:table-cell table:formula="of:=[.I342]*-1" office:value-type="float" office:value="0.0066926" calcext:value-type="float">
            <text:p>0.0066926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0099352" calcext:value-type="float">
            <text:p>0.00099352</text:p>
          </table:table-cell>
          <table:table-cell office:value-type="float" office:value="0.013037" calcext:value-type="float">
            <text:p>0.013037</text:p>
          </table:table-cell>
          <table:table-cell office:value-type="float" office:value="-0.0014839" calcext:value-type="float">
            <text:p>-0.0014839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066926" calcext:value-type="float">
            <text:p>-0.0066926</text:p>
          </table:table-cell>
        </table:table-row>
        <table:table-row table:style-name="ro1">
          <table:table-cell office:value-type="float" office:value="0.0061679" calcext:value-type="float">
            <text:p>0.0061679</text:p>
          </table:table-cell>
          <table:table-cell table:formula="of:=[.I343]*-1" office:value-type="float" office:value="0.0080312" calcext:value-type="float">
            <text:p>0.0080312</text:p>
          </table:table-cell>
          <table:table-cell office:value-type="float" office:value="0.035274" calcext:value-type="float">
            <text:p>0.035274</text:p>
          </table:table-cell>
          <table:table-cell office:value-type="float" office:value="0.0012066" calcext:value-type="float">
            <text:p>0.0012066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-0.0014366" calcext:value-type="float">
            <text:p>-0.0014366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080312" calcext:value-type="float">
            <text:p>-0.0080312</text:p>
          </table:table-cell>
        </table:table-row>
        <table:table-row table:style-name="ro1">
          <table:table-cell office:value-type="float" office:value="0.00617" calcext:value-type="float">
            <text:p>0.00617</text:p>
          </table:table-cell>
          <table:table-cell table:formula="of:=[.I344]*-1" office:value-type="float" office:value="0.0091446" calcext:value-type="float">
            <text:p>0.0091446</text:p>
          </table:table-cell>
          <table:table-cell office:value-type="float" office:value="0.036087" calcext:value-type="float">
            <text:p>0.036087</text:p>
          </table:table-cell>
          <table:table-cell office:value-type="float" office:value="0.0014632" calcext:value-type="float">
            <text:p>0.0014632</text:p>
          </table:table-cell>
          <table:table-cell office:value-type="float" office:value="0.013272" calcext:value-type="float">
            <text:p>0.013272</text:p>
          </table:table-cell>
          <table:table-cell office:value-type="float" office:value="-0.0014781" calcext:value-type="float">
            <text:p>-0.0014781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091446" calcext:value-type="float">
            <text:p>-0.0091446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table:formula="of:=[.I345]*-1" office:value-type="float" office:value="0.010178" calcext:value-type="float">
            <text:p>0.010178</text:p>
          </table:table-cell>
          <table:table-cell office:value-type="float" office:value="0.036892" calcext:value-type="float">
            <text:p>0.036892</text:p>
          </table:table-cell>
          <table:table-cell office:value-type="float" office:value="0.0017216" calcext:value-type="float">
            <text:p>0.0017216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-0.0014822" calcext:value-type="float">
            <text:p>-0.0014822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10178" calcext:value-type="float">
            <text:p>-0.010178</text:p>
          </table:table-cell>
        </table:table-row>
        <table:table-row table:style-name="ro1">
          <table:table-cell office:value-type="float" office:value="0.0060415" calcext:value-type="float">
            <text:p>0.0060415</text:p>
          </table:table-cell>
          <table:table-cell table:formula="of:=[.I346]*-1" office:value-type="float" office:value="0.010877" calcext:value-type="float">
            <text:p>0.010877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0.0033821" calcext:value-type="float">
            <text:p>0.003382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0.0013893" calcext:value-type="float">
            <text:p>-0.0013893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10877" calcext:value-type="float">
            <text:p>-0.010877</text:p>
          </table:table-cell>
        </table:table-row>
        <table:table-row table:style-name="ro1">
          <table:table-cell office:value-type="float" office:value="0.0059252" calcext:value-type="float">
            <text:p>0.0059252</text:p>
          </table:table-cell>
          <table:table-cell table:formula="of:=[.I347]*-1" office:value-type="float" office:value="0.011516" calcext:value-type="float">
            <text:p>0.011516</text:p>
          </table:table-cell>
          <table:table-cell office:value-type="float" office:value="0.038407" calcext:value-type="float">
            <text:p>0.038407</text:p>
          </table:table-cell>
          <table:table-cell office:value-type="float" office:value="0.0049606" calcext:value-type="float">
            <text:p>0.0049606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-0.0011641" calcext:value-type="float">
            <text:p>-0.0011641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11516" calcext:value-type="float">
            <text:p>-0.011516</text:p>
          </table:table-cell>
        </table:table-row>
        <table:table-row table:style-name="ro1">
          <table:table-cell office:value-type="float" office:value="0.0056549" calcext:value-type="float">
            <text:p>0.0056549</text:p>
          </table:table-cell>
          <table:table-cell table:formula="of:=[.I348]*-1" office:value-type="float" office:value="0.012277" calcext:value-type="float">
            <text:p>0.012277</text:p>
          </table:table-cell>
          <table:table-cell office:value-type="float" office:value="0.040493" calcext:value-type="float">
            <text:p>0.040493</text:p>
          </table:table-cell>
          <table:table-cell office:value-type="float" office:value="0.0065839" calcext:value-type="float">
            <text:p>0.0065839</text:p>
          </table:table-cell>
          <table:table-cell office:value-type="float" office:value="0.015347" calcext:value-type="float">
            <text:p>0.015347</text:p>
          </table:table-cell>
          <table:table-cell office:value-type="float" office:value="-0.00094167" calcext:value-type="float">
            <text:p>-0.00094167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12277" calcext:value-type="float">
            <text:p>-0.012277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table:formula="of:=[.I349]*-1" office:value-type="float" office:value="0.012697" calcext:value-type="float">
            <text:p>0.012697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0.0068529" calcext:value-type="float">
            <text:p>0.0068529</text:p>
          </table:table-cell>
          <table:table-cell office:value-type="float" office:value="0.015173" calcext:value-type="float">
            <text:p>0.015173</text:p>
          </table:table-cell>
          <table:table-cell office:value-type="float" office:value="-0.00069528" calcext:value-type="float">
            <text:p>-0.00069528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12697" calcext:value-type="float">
            <text:p>-0.012697</text:p>
          </table:table-cell>
        </table:table-row>
        <table:table-row table:style-name="ro1">
          <table:table-cell office:value-type="float" office:value="0.0054073" calcext:value-type="float">
            <text:p>0.0054073</text:p>
          </table:table-cell>
          <table:table-cell table:formula="of:=[.I350]*-1" office:value-type="float" office:value="0.013132" calcext:value-type="float">
            <text:p>0.013132</text:p>
          </table:table-cell>
          <table:table-cell office:value-type="float" office:value="0.041341" calcext:value-type="float">
            <text:p>0.041341</text:p>
          </table:table-cell>
          <table:table-cell office:value-type="float" office:value="0.0070772" calcext:value-type="float">
            <text:p>0.0070772</text:p>
          </table:table-cell>
          <table:table-cell office:value-type="float" office:value="0.015039" calcext:value-type="float">
            <text:p>0.015039</text:p>
          </table:table-cell>
          <table:table-cell office:value-type="float" office:value="-0.00044621" calcext:value-type="float">
            <text:p>-0.00044621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13132" calcext:value-type="float">
            <text:p>-0.013132</text:p>
          </table:table-cell>
        </table:table-row>
        <table:table-row table:style-name="ro1">
          <table:table-cell office:value-type="float" office:value="0.0051498" calcext:value-type="float">
            <text:p>0.0051498</text:p>
          </table:table-cell>
          <table:table-cell table:formula="of:=[.I351]*-1" office:value-type="float" office:value="0.013557" calcext:value-type="float">
            <text:p>0.013557</text:p>
          </table:table-cell>
          <table:table-cell office:value-type="float" office:value="0.041953" calcext:value-type="float">
            <text:p>0.041953</text:p>
          </table:table-cell>
          <table:table-cell office:value-type="float" office:value="0.0073044" calcext:value-type="float">
            <text:p>0.0073044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-0.00015243" calcext:value-type="float">
            <text:p>-0.00015243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13557" calcext:value-type="float">
            <text:p>-0.013557</text:p>
          </table:table-cell>
        </table:table-row>
        <table:table-row table:style-name="ro1">
          <table:table-cell office:value-type="float" office:value="0.0048062" calcext:value-type="float">
            <text:p>0.0048062</text:p>
          </table:table-cell>
          <table:table-cell table:formula="of:=[.I352]*-1" office:value-type="float" office:value="0.014179" calcext:value-type="float">
            <text:p>0.014179</text:p>
          </table:table-cell>
          <table:table-cell office:value-type="float" office:value="0.042449" calcext:value-type="float">
            <text:p>0.042449</text:p>
          </table:table-cell>
          <table:table-cell office:value-type="float" office:value="0.0073926" calcext:value-type="float">
            <text:p>0.0073926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0.00019481" calcext:value-type="float">
            <text:p>0.00019481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14179" calcext:value-type="float">
            <text:p>-0.014179</text:p>
          </table:table-cell>
        </table:table-row>
        <table:table-row table:style-name="ro1">
          <table:table-cell office:value-type="float" office:value="0.004153" calcext:value-type="float">
            <text:p>0.004153</text:p>
          </table:table-cell>
          <table:table-cell table:formula="of:=[.I353]*-1" office:value-type="float" office:value="0.014486" calcext:value-type="float">
            <text:p>0.014486</text:p>
          </table:table-cell>
          <table:table-cell office:value-type="float" office:value="0.042728" calcext:value-type="float">
            <text:p>0.042728</text:p>
          </table:table-cell>
          <table:table-cell office:value-type="float" office:value="0.0080762" calcext:value-type="float">
            <text:p>0.0080762</text:p>
          </table:table-cell>
          <table:table-cell office:value-type="float" office:value="0.015418" calcext:value-type="float">
            <text:p>0.015418</text:p>
          </table:table-cell>
          <table:table-cell office:value-type="float" office:value="0.00063798" calcext:value-type="float">
            <text:p>0.00063798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4486" calcext:value-type="float">
            <text:p>-0.014486</text:p>
          </table:table-cell>
        </table:table-row>
        <table:table-row table:style-name="ro1">
          <table:table-cell office:value-type="float" office:value="0.0040817" calcext:value-type="float">
            <text:p>0.0040817</text:p>
          </table:table-cell>
          <table:table-cell table:formula="of:=[.I354]*-1" office:value-type="float" office:value="0.014624" calcext:value-type="float">
            <text:p>0.014624</text:p>
          </table:table-cell>
          <table:table-cell office:value-type="float" office:value="0.042714" calcext:value-type="float">
            <text:p>0.042714</text:p>
          </table:table-cell>
          <table:table-cell office:value-type="float" office:value="0.0079901" calcext:value-type="float">
            <text:p>0.0079901</text:p>
          </table:table-cell>
          <table:table-cell office:value-type="float" office:value="0.015566" calcext:value-type="float">
            <text:p>0.015566</text:p>
          </table:table-cell>
          <table:table-cell office:value-type="float" office:value="0.0010781" calcext:value-type="float">
            <text:p>0.0010781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4624" calcext:value-type="float">
            <text:p>-0.014624</text:p>
          </table:table-cell>
        </table:table-row>
        <table:table-row table:style-name="ro1">
          <table:table-cell office:value-type="float" office:value="0.0034953" calcext:value-type="float">
            <text:p>0.0034953</text:p>
          </table:table-cell>
          <table:table-cell table:formula="of:=[.I355]*-1" office:value-type="float" office:value="0.014905" calcext:value-type="float">
            <text:p>0.014905</text:p>
          </table:table-cell>
          <table:table-cell office:value-type="float" office:value="0.042781" calcext:value-type="float">
            <text:p>0.042781</text:p>
          </table:table-cell>
          <table:table-cell office:value-type="float" office:value="0.0078673" calcext:value-type="float">
            <text:p>0.0078673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4905" calcext:value-type="float">
            <text:p>-0.014905</text:p>
          </table:table-cell>
        </table:table-row>
        <table:table-row table:style-name="ro1">
          <table:table-cell office:value-type="float" office:value="0.0034364" calcext:value-type="float">
            <text:p>0.0034364</text:p>
          </table:table-cell>
          <table:table-cell table:formula="of:=[.I356]*-1" office:value-type="float" office:value="0.015127" calcext:value-type="float">
            <text:p>0.015127</text:p>
          </table:table-cell>
          <table:table-cell office:value-type="float" office:value="0.042707" calcext:value-type="float">
            <text:p>0.042707</text:p>
          </table:table-cell>
          <table:table-cell office:value-type="float" office:value="0.0076617" calcext:value-type="float">
            <text:p>0.0076617</text:p>
          </table:table-cell>
          <table:table-cell office:value-type="float" office:value="0.015505" calcext:value-type="float">
            <text:p>0.015505</text:p>
          </table:table-cell>
          <table:table-cell office:value-type="float" office:value="0.0021173" calcext:value-type="float">
            <text:p>0.0021173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5127" calcext:value-type="float">
            <text:p>-0.015127</text:p>
          </table:table-cell>
        </table:table-row>
        <table:table-row table:style-name="ro1">
          <table:table-cell office:value-type="float" office:value="0.0031297" calcext:value-type="float">
            <text:p>0.0031297</text:p>
          </table:table-cell>
          <table:table-cell table:formula="of:=[.I357]*-1" office:value-type="float" office:value="0.015392" calcext:value-type="float">
            <text:p>0.015392</text:p>
          </table:table-cell>
          <table:table-cell office:value-type="float" office:value="0.042715" calcext:value-type="float">
            <text:p>0.042715</text:p>
          </table:table-cell>
          <table:table-cell office:value-type="float" office:value="0.0074547" calcext:value-type="float">
            <text:p>0.0074547</text:p>
          </table:table-cell>
          <table:table-cell office:value-type="float" office:value="0.015433" calcext:value-type="float">
            <text:p>0.015433</text:p>
          </table:table-cell>
          <table:table-cell office:value-type="float" office:value="0.0025494" calcext:value-type="float">
            <text:p>0.002549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5392" calcext:value-type="float">
            <text:p>-0.015392</text:p>
          </table:table-cell>
        </table:table-row>
        <table:table-row table:style-name="ro1">
          <table:table-cell office:value-type="float" office:value="0.0026493" calcext:value-type="float">
            <text:p>0.0026493</text:p>
          </table:table-cell>
          <table:table-cell table:formula="of:=[.I358]*-1" office:value-type="float" office:value="0.015723" calcext:value-type="float">
            <text:p>0.015723</text:p>
          </table:table-cell>
          <table:table-cell office:value-type="float" office:value="0.042968" calcext:value-type="float">
            <text:p>0.042968</text:p>
          </table:table-cell>
          <table:table-cell office:value-type="float" office:value="0.0075478" calcext:value-type="float">
            <text:p>0.0075478</text:p>
          </table:table-cell>
          <table:table-cell office:value-type="float" office:value="0.015424" calcext:value-type="float">
            <text:p>0.015424</text:p>
          </table:table-cell>
          <table:table-cell office:value-type="float" office:value="0.0028513" calcext:value-type="float">
            <text:p>0.0028513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5723" calcext:value-type="float">
            <text:p>-0.015723</text:p>
          </table:table-cell>
        </table:table-row>
        <table:table-row table:style-name="ro1">
          <table:table-cell office:value-type="float" office:value="0.0023904" calcext:value-type="float">
            <text:p>0.0023904</text:p>
          </table:table-cell>
          <table:table-cell table:formula="of:=[.I359]*-1" office:value-type="float" office:value="0.015935" calcext:value-type="float">
            <text:p>0.015935</text:p>
          </table:table-cell>
          <table:table-cell office:value-type="float" office:value="0.043197" calcext:value-type="float">
            <text:p>0.043197</text:p>
          </table:table-cell>
          <table:table-cell office:value-type="float" office:value="0.0079427" calcext:value-type="float">
            <text:p>0.0079427</text:p>
          </table:table-cell>
          <table:table-cell office:value-type="float" office:value="0.015386" calcext:value-type="float">
            <text:p>0.015386</text:p>
          </table:table-cell>
          <table:table-cell office:value-type="float" office:value="0.0030602" calcext:value-type="float">
            <text:p>0.0030602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15935" calcext:value-type="float">
            <text:p>-0.015935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table:formula="of:=[.I360]*-1" office:value-type="float" office:value="0.016153" calcext:value-type="float">
            <text:p>0.016153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0032163" calcext:value-type="float">
            <text:p>0.0032163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16153" calcext:value-type="float">
            <text:p>-0.016153</text:p>
          </table:table-cell>
        </table:table-row>
        <table:table-row table:style-name="ro1">
          <table:table-cell office:value-type="float" office:value="0.0021294" calcext:value-type="float">
            <text:p>0.0021294</text:p>
          </table:table-cell>
          <table:table-cell table:formula="of:=[.I361]*-1" office:value-type="float" office:value="0.016262" calcext:value-type="float">
            <text:p>0.016262</text:p>
          </table:table-cell>
          <table:table-cell office:value-type="float" office:value="0.043548" calcext:value-type="float">
            <text:p>0.043548</text:p>
          </table:table-cell>
          <table:table-cell office:value-type="float" office:value="0.0090344" calcext:value-type="float">
            <text:p>0.0090344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033364" calcext:value-type="float">
            <text:p>0.0033364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16262" calcext:value-type="float">
            <text:p>-0.016262</text:p>
          </table:table-cell>
        </table:table-row>
        <table:table-row table:style-name="ro1">
          <table:table-cell office:value-type="float" office:value="0.0020388" calcext:value-type="float">
            <text:p>0.0020388</text:p>
          </table:table-cell>
          <table:table-cell table:formula="of:=[.I362]*-1" office:value-type="float" office:value="0.01765" calcext:value-type="float">
            <text:p>0.01765</text:p>
          </table:table-cell>
          <table:table-cell office:value-type="float" office:value="0.043861" calcext:value-type="float">
            <text:p>0.043861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0.0034577" calcext:value-type="float">
            <text:p>0.0034577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-0.01765" calcext:value-type="float">
            <text:p>-0.01765</text:p>
          </table:table-cell>
        </table:table-row>
        <table:table-row table:style-name="ro1">
          <table:table-cell office:value-type="float" office:value="0.0018652" calcext:value-type="float">
            <text:p>0.0018652</text:p>
          </table:table-cell>
          <table:table-cell table:formula="of:=[.I363]*-1" office:value-type="float" office:value="0.017796" calcext:value-type="float">
            <text:p>0.017796</text:p>
          </table:table-cell>
          <table:table-cell office:value-type="float" office:value="0.044153" calcext:value-type="float">
            <text:p>0.044153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15413" calcext:value-type="float">
            <text:p>0.015413</text:p>
          </table:table-cell>
          <table:table-cell office:value-type="float" office:value="0.0035843" calcext:value-type="float">
            <text:p>0.0035843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-0.017796" calcext:value-type="float">
            <text:p>-0.017796</text:p>
          </table:table-cell>
        </table:table-row>
        <table:table-row table:style-name="ro1">
          <table:table-cell office:value-type="float" office:value="0.0017121" calcext:value-type="float">
            <text:p>0.0017121</text:p>
          </table:table-cell>
          <table:table-cell table:formula="of:=[.I364]*-1" office:value-type="float" office:value="0.017925" calcext:value-type="float">
            <text:p>0.017925</text:p>
          </table:table-cell>
          <table:table-cell office:value-type="float" office:value="0.044348" calcext:value-type="float">
            <text:p>0.044348</text:p>
          </table:table-cell>
          <table:table-cell office:value-type="float" office:value="0.010632" calcext:value-type="float">
            <text:p>0.010632</text:p>
          </table:table-cell>
          <table:table-cell office:value-type="float" office:value="0.015459" calcext:value-type="float">
            <text:p>0.015459</text:p>
          </table:table-cell>
          <table:table-cell office:value-type="float" office:value="0.0037139" calcext:value-type="float">
            <text:p>0.0037139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-0.017925" calcext:value-type="float">
            <text:p>-0.017925</text:p>
          </table:table-cell>
        </table:table-row>
        <table:table-row table:style-name="ro1">
          <table:table-cell office:value-type="float" office:value="0.0015707" calcext:value-type="float">
            <text:p>0.0015707</text:p>
          </table:table-cell>
          <table:table-cell table:formula="of:=[.I365]*-1" office:value-type="float" office:value="0.018006" calcext:value-type="float">
            <text:p>0.018006</text:p>
          </table:table-cell>
          <table:table-cell office:value-type="float" office:value="0.044543" calcext:value-type="float">
            <text:p>0.044543</text:p>
          </table:table-cell>
          <table:table-cell office:value-type="float" office:value="0.010633" calcext:value-type="float">
            <text:p>0.010633</text:p>
          </table:table-cell>
          <table:table-cell office:value-type="float" office:value="0.015533" calcext:value-type="float">
            <text:p>0.015533</text:p>
          </table:table-cell>
          <table:table-cell office:value-type="float" office:value="0.0039763" calcext:value-type="float">
            <text:p>0.0039763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18006" calcext:value-type="float">
            <text:p>-0.018006</text:p>
          </table:table-cell>
        </table:table-row>
        <table:table-row table:style-name="ro1">
          <table:table-cell office:value-type="float" office:value="0.0014651" calcext:value-type="float">
            <text:p>0.0014651</text:p>
          </table:table-cell>
          <table:table-cell table:formula="of:=[.I366]*-1" office:value-type="float" office:value="0.018068" calcext:value-type="float">
            <text:p>0.018068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.015728" calcext:value-type="float">
            <text:p>0.015728</text:p>
          </table:table-cell>
          <table:table-cell office:value-type="float" office:value="0.0042481" calcext:value-type="float">
            <text:p>0.0042481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18068" calcext:value-type="float">
            <text:p>-0.018068</text:p>
          </table:table-cell>
        </table:table-row>
        <table:table-row table:style-name="ro1">
          <table:table-cell office:value-type="float" office:value="0.0012987" calcext:value-type="float">
            <text:p>0.0012987</text:p>
          </table:table-cell>
          <table:table-cell table:formula="of:=[.I367]*-1" office:value-type="float" office:value="0.017689" calcext:value-type="float">
            <text:p>0.017689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45239" calcext:value-type="float">
            <text:p>0.0045239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17689" calcext:value-type="float">
            <text:p>-0.017689</text:p>
          </table:table-cell>
        </table:table-row>
        <table:table-row table:style-name="ro1">
          <table:table-cell office:value-type="float" office:value="0.0010917" calcext:value-type="float">
            <text:p>0.0010917</text:p>
          </table:table-cell>
          <table:table-cell table:formula="of:=[.I368]*-1" office:value-type="float" office:value="0.017856" calcext:value-type="float">
            <text:p>0.017856</text:p>
          </table:table-cell>
          <table:table-cell office:value-type="float" office:value="0.045043" calcext:value-type="float">
            <text:p>0.045043</text:p>
          </table:table-cell>
          <table:table-cell office:value-type="float" office:value="0.010186" calcext:value-type="float">
            <text:p>0.010186</text:p>
          </table:table-cell>
          <table:table-cell office:value-type="float" office:value="0.016259" calcext:value-type="float">
            <text:p>0.016259</text:p>
          </table:table-cell>
          <table:table-cell office:value-type="float" office:value="0.004753" calcext:value-type="float">
            <text:p>0.004753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17856" calcext:value-type="float">
            <text:p>-0.017856</text:p>
          </table:table-cell>
        </table:table-row>
        <table:table-row table:style-name="ro1">
          <table:table-cell office:value-type="float" office:value="0.001046" calcext:value-type="float">
            <text:p>0.001046</text:p>
          </table:table-cell>
          <table:table-cell table:formula="of:=[.I369]*-1" office:value-type="float" office:value="0.017927" calcext:value-type="float">
            <text:p>0.017927</text:p>
          </table:table-cell>
          <table:table-cell office:value-type="float" office:value="0.045119" calcext:value-type="float">
            <text:p>0.045119</text:p>
          </table:table-cell>
          <table:table-cell office:value-type="float" office:value="0.010353" calcext:value-type="float">
            <text:p>0.010353</text:p>
          </table:table-cell>
          <table:table-cell office:value-type="float" office:value="0.016434" calcext:value-type="float">
            <text:p>0.016434</text:p>
          </table:table-cell>
          <table:table-cell office:value-type="float" office:value="0.0048444" calcext:value-type="float">
            <text:p>0.0048444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17927" calcext:value-type="float">
            <text:p>-0.017927</text:p>
          </table:table-cell>
        </table:table-row>
        <table:table-row table:style-name="ro1">
          <table:table-cell office:value-type="float" office:value="0.00097342" calcext:value-type="float">
            <text:p>0.00097342</text:p>
          </table:table-cell>
          <table:table-cell table:formula="of:=[.I370]*-1" office:value-type="float" office:value="0.018055" calcext:value-type="float">
            <text:p>0.018055</text:p>
          </table:table-cell>
          <table:table-cell office:value-type="float" office:value="0.04536" calcext:value-type="float">
            <text:p>0.04536</text:p>
          </table:table-cell>
          <table:table-cell office:value-type="float" office:value="0.010694" calcext:value-type="float">
            <text:p>0.010694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0.0048428" calcext:value-type="float">
            <text:p>0.0048428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-0.018055" calcext:value-type="float">
            <text:p>-0.018055</text:p>
          </table:table-cell>
        </table:table-row>
        <table:table-row table:style-name="ro1">
          <table:table-cell office:value-type="float" office:value="0.00085599" calcext:value-type="float">
            <text:p>0.00085599</text:p>
          </table:table-cell>
          <table:table-cell table:formula="of:=[.I371]*-1" office:value-type="float" office:value="0.018144" calcext:value-type="float">
            <text:p>0.018144</text:p>
          </table:table-cell>
          <table:table-cell office:value-type="float" office:value="0.04557" calcext:value-type="float">
            <text:p>0.04557</text:p>
          </table:table-cell>
          <table:table-cell office:value-type="float" office:value="0.011085" calcext:value-type="float">
            <text:p>0.011085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048423" calcext:value-type="float">
            <text:p>0.0048423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-0.018144" calcext:value-type="float">
            <text:p>-0.018144</text:p>
          </table:table-cell>
        </table:table-row>
        <table:table-row table:style-name="ro1">
          <table:table-cell office:value-type="float" office:value="0.00072233" calcext:value-type="float">
            <text:p>0.00072233</text:p>
          </table:table-cell>
          <table:table-cell table:formula="of:=[.I372]*-1" office:value-type="float" office:value="0.017328" calcext:value-type="float">
            <text:p>0.017328</text:p>
          </table:table-cell>
          <table:table-cell office:value-type="float" office:value="0.045794" calcext:value-type="float">
            <text:p>0.045794</text:p>
          </table:table-cell>
          <table:table-cell office:value-type="float" office:value="0.011429" calcext:value-type="float">
            <text:p>0.011429</text:p>
          </table:table-cell>
          <table:table-cell office:value-type="float" office:value="0.016606" calcext:value-type="float">
            <text:p>0.016606</text:p>
          </table:table-cell>
          <table:table-cell office:value-type="float" office:value="0.0048368" calcext:value-type="float">
            <text:p>0.0048368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-0.017328" calcext:value-type="float">
            <text:p>-0.017328</text:p>
          </table:table-cell>
        </table:table-row>
        <table:table-row table:style-name="ro1">
          <table:table-cell office:value-type="float" office:value="0.0005889" calcext:value-type="float">
            <text:p>0.0005889</text:p>
          </table:table-cell>
          <table:table-cell table:formula="of:=[.I373]*-1" office:value-type="float" office:value="0.0174" calcext:value-type="float">
            <text:p>0.0174</text:p>
          </table:table-cell>
          <table:table-cell office:value-type="float" office:value="0.046049" calcext:value-type="float">
            <text:p>0.046049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0.016746" calcext:value-type="float">
            <text:p>0.016746</text:p>
          </table:table-cell>
          <table:table-cell office:value-type="float" office:value="0.0048379" calcext:value-type="float">
            <text:p>0.0048379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0.00051498" calcext:value-type="float">
            <text:p>0.00051498</text:p>
          </table:table-cell>
          <table:table-cell table:formula="of:=[.I374]*-1" office:value-type="float" office:value="0.017421" calcext:value-type="float">
            <text:p>0.017421</text:p>
          </table:table-cell>
          <table:table-cell office:value-type="float" office:value="0.04633" calcext:value-type="float">
            <text:p>0.04633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48444" calcext:value-type="float">
            <text:p>0.0048444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-0.017421" calcext:value-type="float">
            <text:p>-0.017421</text:p>
          </table:table-cell>
        </table:table-row>
        <table:table-row table:style-name="ro1">
          <table:table-cell office:value-type="float" office:value="0.000482" calcext:value-type="float">
            <text:p>0.000482</text:p>
          </table:table-cell>
          <table:table-cell table:formula="of:=[.I375]*-1" office:value-type="float" office:value="0.017402" calcext:value-type="float">
            <text:p>0.017402</text:p>
          </table:table-cell>
          <table:table-cell office:value-type="float" office:value="0.046533" calcext:value-type="float">
            <text:p>0.046533</text:p>
          </table:table-cell>
          <table:table-cell office:value-type="float" office:value="0.011925" calcext:value-type="float">
            <text:p>0.011925</text:p>
          </table:table-cell>
          <table:table-cell office:value-type="float" office:value="0.017227" calcext:value-type="float">
            <text:p>0.017227</text:p>
          </table:table-cell>
          <table:table-cell office:value-type="float" office:value="0.0049013" calcext:value-type="float">
            <text:p>0.0049013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-0.017402" calcext:value-type="float">
            <text:p>-0.017402</text:p>
          </table:table-cell>
        </table:table-row>
        <table:table-row table:style-name="ro1">
          <table:table-cell office:value-type="float" office:value="0.00048444" calcext:value-type="float">
            <text:p>0.00048444</text:p>
          </table:table-cell>
          <table:table-cell table:formula="of:=[.I376]*-1" office:value-type="float" office:value="0.017353" calcext:value-type="float">
            <text:p>0.017353</text:p>
          </table:table-cell>
          <table:table-cell office:value-type="float" office:value="0.04676" calcext:value-type="float">
            <text:p>0.04676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49092" calcext:value-type="float">
            <text:p>0.0049092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-0.017353" calcext:value-type="float">
            <text:p>-0.017353</text:p>
          </table:table-cell>
        </table:table-row>
        <table:table-row table:style-name="ro1">
          <table:table-cell office:value-type="float" office:value="0.00039529" calcext:value-type="float">
            <text:p>0.00039529</text:p>
          </table:table-cell>
          <table:table-cell table:formula="of:=[.I377]*-1" office:value-type="float" office:value="0.016523" calcext:value-type="float">
            <text:p>0.016523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12036" calcext:value-type="float">
            <text:p>0.012036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0.0049211" calcext:value-type="float">
            <text:p>0.0049211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-0.016523" calcext:value-type="float">
            <text:p>-0.016523</text:p>
          </table:table-cell>
        </table:table-row>
        <table:table-row table:style-name="ro1">
          <table:table-cell office:value-type="float" office:value="0.00039003" calcext:value-type="float">
            <text:p>0.00039003</text:p>
          </table:table-cell>
          <table:table-cell table:formula="of:=[.I378]*-1" office:value-type="float" office:value="0.016489" calcext:value-type="float">
            <text:p>0.016489</text:p>
          </table:table-cell>
          <table:table-cell office:value-type="float" office:value="0.047374" calcext:value-type="float">
            <text:p>0.047374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0.018022" calcext:value-type="float">
            <text:p>0.018022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-0.016489" calcext:value-type="float">
            <text:p>-0.016489</text:p>
          </table:table-cell>
        </table:table-row>
        <table:table-row table:style-name="ro1">
          <table:table-cell office:value-type="float" office:value="0.00034497" calcext:value-type="float">
            <text:p>0.00034497</text:p>
          </table:table-cell>
          <table:table-cell table:formula="of:=[.I379]*-1" office:value-type="float" office:value="0.016393" calcext:value-type="float">
            <text:p>0.016393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8348" calcext:value-type="float">
            <text:p>0.018348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-0.016393" calcext:value-type="float">
            <text:p>-0.016393</text:p>
          </table:table-cell>
        </table:table-row>
        <table:table-row table:style-name="ro1">
          <table:table-cell office:value-type="float" office:value="0.00035681" calcext:value-type="float">
            <text:p>0.00035681</text:p>
          </table:table-cell>
          <table:table-cell table:formula="of:=[.I380]*-1" office:value-type="float" office:value="0.016245" calcext:value-type="float">
            <text:p>0.016245</text:p>
          </table:table-cell>
          <table:table-cell office:value-type="float" office:value="0.048072" calcext:value-type="float">
            <text:p>0.048072</text:p>
          </table:table-cell>
          <table:table-cell office:value-type="float" office:value="0.013254" calcext:value-type="float">
            <text:p>0.013254</text:p>
          </table:table-cell>
          <table:table-cell office:value-type="float" office:value="0.018585" calcext:value-type="float">
            <text:p>0.018585</text:p>
          </table:table-cell>
          <table:table-cell office:value-type="float" office:value="0.0046842" calcext:value-type="float">
            <text:p>0.0046842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-0.016245" calcext:value-type="float">
            <text:p>-0.016245</text:p>
          </table:table-cell>
        </table:table-row>
        <table:table-row table:style-name="ro1">
          <table:table-cell office:value-type="float" office:value="0.00034361" calcext:value-type="float">
            <text:p>0.00034361</text:p>
          </table:table-cell>
          <table:table-cell table:formula="of:=[.I381]*-1" office:value-type="float" office:value="0.016056" calcext:value-type="float">
            <text:p>0.016056</text:p>
          </table:table-cell>
          <table:table-cell office:value-type="float" office:value="0.048354" calcext:value-type="float">
            <text:p>0.048354</text:p>
          </table:table-cell>
          <table:table-cell office:value-type="float" office:value="0.013554" calcext:value-type="float">
            <text:p>0.013554</text:p>
          </table:table-cell>
          <table:table-cell office:value-type="float" office:value="0.018647" calcext:value-type="float">
            <text:p>0.018647</text:p>
          </table:table-cell>
          <table:table-cell office:value-type="float" office:value="0.004554" calcext:value-type="float">
            <text:p>0.004554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6056" calcext:value-type="float">
            <text:p>-0.016056</text:p>
          </table:table-cell>
        </table:table-row>
        <table:table-row table:style-name="ro1">
          <table:table-cell office:value-type="float" office:value="0.00032699" calcext:value-type="float">
            <text:p>0.00032699</text:p>
          </table:table-cell>
          <table:table-cell table:formula="of:=[.I382]*-1" office:value-type="float" office:value="0.015832" calcext:value-type="float">
            <text:p>0.015832</text:p>
          </table:table-cell>
          <table:table-cell office:value-type="float" office:value="0.048527" calcext:value-type="float">
            <text:p>0.048527</text:p>
          </table:table-cell>
          <table:table-cell office:value-type="float" office:value="0.013771" calcext:value-type="float">
            <text:p>0.013771</text:p>
          </table:table-cell>
          <table:table-cell office:value-type="float" office:value="0.018612" calcext:value-type="float">
            <text:p>0.018612</text:p>
          </table:table-cell>
          <table:table-cell office:value-type="float" office:value="0.0045485" calcext:value-type="float">
            <text:p>0.0045485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5832" calcext:value-type="float">
            <text:p>-0.015832</text:p>
          </table:table-cell>
        </table:table-row>
        <table:table-row table:style-name="ro1">
          <table:table-cell office:value-type="float" office:value="0.00025363" calcext:value-type="float">
            <text:p>0.00025363</text:p>
          </table:table-cell>
          <table:table-cell table:formula="of:=[.I383]*-1" office:value-type="float" office:value="0.015543" calcext:value-type="float">
            <text:p>0.015543</text:p>
          </table:table-cell>
          <table:table-cell office:value-type="float" office:value="0.048698" calcext:value-type="float">
            <text:p>0.048698</text:p>
          </table:table-cell>
          <table:table-cell office:value-type="float" office:value="0.013771" calcext:value-type="float">
            <text:p>0.013771</text:p>
          </table:table-cell>
          <table:table-cell office:value-type="float" office:value="0.018612" calcext:value-type="float">
            <text:p>0.018612</text:p>
          </table:table-cell>
          <table:table-cell office:value-type="float" office:value="0.0045485" calcext:value-type="float">
            <text:p>0.0045485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5543" calcext:value-type="float">
            <text:p>-0.015543</text:p>
          </table:table-cell>
        </table:table-row>
        <table:table-row table:style-name="ro1">
          <table:table-cell office:value-type="float" office:value="0.00024796" calcext:value-type="float">
            <text:p>0.00024796</text:p>
          </table:table-cell>
          <table:table-cell table:formula="of:=[.I384]*-1" office:value-type="float" office:value="0.015235" calcext:value-type="float">
            <text:p>0.015235</text:p>
          </table:table-cell>
          <table:table-cell office:value-type="float" office:value="0.048816" calcext:value-type="float">
            <text:p>0.048816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0.018695" calcext:value-type="float">
            <text:p>0.018695</text:p>
          </table:table-cell>
          <table:table-cell office:value-type="float" office:value="0.0045539" calcext:value-type="float">
            <text:p>0.004553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5235" calcext:value-type="float">
            <text:p>-0.015235</text:p>
          </table:table-cell>
        </table:table-row>
        <table:table-row table:style-name="ro1">
          <table:table-cell office:value-type="float" office:value="0.00025633" calcext:value-type="float">
            <text:p>0.00025633</text:p>
          </table:table-cell>
          <table:table-cell table:formula="of:=[.I385]*-1" office:value-type="float" office:value="0.014948" calcext:value-type="float">
            <text:p>0.014948</text:p>
          </table:table-cell>
          <table:table-cell office:value-type="float" office:value="0.049011" calcext:value-type="float">
            <text:p>0.049011</text:p>
          </table:table-cell>
          <table:table-cell office:value-type="float" office:value="0.013808" calcext:value-type="float">
            <text:p>0.013808</text:p>
          </table:table-cell>
          <table:table-cell office:value-type="float" office:value="0.018832" calcext:value-type="float">
            <text:p>0.018832</text:p>
          </table:table-cell>
          <table:table-cell office:value-type="float" office:value="0.0045166" calcext:value-type="float">
            <text:p>0.0045166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4948" calcext:value-type="float">
            <text:p>-0.014948</text:p>
          </table:table-cell>
        </table:table-row>
        <table:table-row table:style-name="ro1">
          <table:table-cell office:value-type="float" office:value="0.0002262" calcext:value-type="float">
            <text:p>0.0002262</text:p>
          </table:table-cell>
          <table:table-cell table:formula="of:=[.I386]*-1" office:value-type="float" office:value="0.014683" calcext:value-type="float">
            <text:p>0.014683</text:p>
          </table:table-cell>
          <table:table-cell office:value-type="float" office:value="0.049264" calcext:value-type="float">
            <text:p>0.049264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019016" calcext:value-type="float">
            <text:p>0.019016</text:p>
          </table:table-cell>
          <table:table-cell office:value-type="float" office:value="0.0043907" calcext:value-type="float">
            <text:p>0.0043907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-0.014683" calcext:value-type="float">
            <text:p>-0.014683</text:p>
          </table:table-cell>
        </table:table-row>
        <table:table-row table:style-name="ro1">
          <table:table-cell office:value-type="float" office:value="0.00021286" calcext:value-type="float">
            <text:p>0.00021286</text:p>
          </table:table-cell>
          <table:table-cell table:formula="of:=[.I387]*-1" office:value-type="float" office:value="0.014046" calcext:value-type="float">
            <text:p>0.014046</text:p>
          </table:table-cell>
          <table:table-cell office:value-type="float" office:value="0.049566" calcext:value-type="float">
            <text:p>0.049566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9122" calcext:value-type="float">
            <text:p>0.019122</text:p>
          </table:table-cell>
          <table:table-cell office:value-type="float" office:value="0.0042618" calcext:value-type="float">
            <text:p>0.0042618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-0.014046" calcext:value-type="float">
            <text:p>-0.014046</text:p>
          </table:table-cell>
        </table:table-row>
        <table:table-row table:style-name="ro1">
          <table:table-cell office:value-type="float" office:value="0.00023208" calcext:value-type="float">
            <text:p>0.00023208</text:p>
          </table:table-cell>
          <table:table-cell table:formula="of:=[.I388]*-1" office:value-type="float" office:value="0.013571" calcext:value-type="float">
            <text:p>0.013571</text:p>
          </table:table-cell>
          <table:table-cell office:value-type="float" office:value="0.049834" calcext:value-type="float">
            <text:p>0.049834</text:p>
          </table:table-cell>
          <table:table-cell office:value-type="float" office:value="0.014568" calcext:value-type="float">
            <text:p>0.014568</text:p>
          </table:table-cell>
          <table:table-cell office:value-type="float" office:value="0.019143" calcext:value-type="float">
            <text:p>0.019143</text:p>
          </table:table-cell>
          <table:table-cell office:value-type="float" office:value="0.0040442" calcext:value-type="float">
            <text:p>0.0040442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-0.013571" calcext:value-type="float">
            <text:p>-0.013571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table:formula="of:=[.I389]*-1" office:value-type="float" office:value="0.013052" calcext:value-type="float">
            <text:p>0.013052</text:p>
          </table:table-cell>
          <table:table-cell office:value-type="float" office:value="0.050012" calcext:value-type="float">
            <text:p>0.050012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038651" calcext:value-type="float">
            <text:p>0.0038651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-0.013052" calcext:value-type="float">
            <text:p>-0.013052</text:p>
          </table:table-cell>
        </table:table-row>
        <table:table-row table:style-name="ro1">
          <table:table-cell office:value-type="float" office:value="0.0003583" calcext:value-type="float">
            <text:p>0.0003583</text:p>
          </table:table-cell>
          <table:table-cell table:formula="of:=[.I390]*-1" office:value-type="float" office:value="0.012434" calcext:value-type="float">
            <text:p>0.012434</text:p>
          </table:table-cell>
          <table:table-cell office:value-type="float" office:value="0.050192" calcext:value-type="float">
            <text:p>0.050192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9138" calcext:value-type="float">
            <text:p>0.019138</text:p>
          </table:table-cell>
          <table:table-cell office:value-type="float" office:value="0.0036438" calcext:value-type="float">
            <text:p>0.0036438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-0.012434" calcext:value-type="float">
            <text:p>-0.012434</text:p>
          </table:table-cell>
        </table:table-row>
        <table:table-row table:style-name="ro1">
          <table:table-cell office:value-type="float" office:value="0.0004553" calcext:value-type="float">
            <text:p>0.0004553</text:p>
          </table:table-cell>
          <table:table-cell table:formula="of:=[.I391]*-1" office:value-type="float" office:value="0.011785" calcext:value-type="float">
            <text:p>0.011785</text:p>
          </table:table-cell>
          <table:table-cell office:value-type="float" office:value="0.050367" calcext:value-type="float">
            <text:p>0.050367</text:p>
          </table:table-cell>
          <table:table-cell office:value-type="float" office:value="0.015464" calcext:value-type="float">
            <text:p>0.015464</text:p>
          </table:table-cell>
          <table:table-cell office:value-type="float" office:value="0.019162" calcext:value-type="float">
            <text:p>0.019162</text:p>
          </table:table-cell>
          <table:table-cell office:value-type="float" office:value="0.0034247" calcext:value-type="float">
            <text:p>0.0034247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-0.011785" calcext:value-type="float">
            <text:p>-0.011785</text:p>
          </table:table-cell>
        </table:table-row>
        <table:table-row table:style-name="ro1">
          <table:table-cell office:value-type="float" office:value="0.00056349" calcext:value-type="float">
            <text:p>0.00056349</text:p>
          </table:table-cell>
          <table:table-cell table:formula="of:=[.I392]*-1" office:value-type="float" office:value="0.010157" calcext:value-type="float">
            <text:p>0.010157</text:p>
          </table:table-cell>
          <table:table-cell office:value-type="float" office:value="0.050597" calcext:value-type="float">
            <text:p>0.050597</text:p>
          </table:table-cell>
          <table:table-cell office:value-type="float" office:value="0.015849" calcext:value-type="float">
            <text:p>0.015849</text:p>
          </table:table-cell>
          <table:table-cell office:value-type="float" office:value="0.019146" calcext:value-type="float">
            <text:p>0.019146</text:p>
          </table:table-cell>
          <table:table-cell office:value-type="float" office:value="0.0031581" calcext:value-type="float">
            <text:p>0.0031581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-0.010157" calcext:value-type="float">
            <text:p>-0.010157</text:p>
          </table:table-cell>
        </table:table-row>
        <table:table-row table:style-name="ro1">
          <table:table-cell office:value-type="float" office:value="0.00070918" calcext:value-type="float">
            <text:p>0.00070918</text:p>
          </table:table-cell>
          <table:table-cell table:formula="of:=[.I393]*-1" office:value-type="float" office:value="0.0094457" calcext:value-type="float">
            <text:p>0.0094457</text:p>
          </table:table-cell>
          <table:table-cell office:value-type="float" office:value="0.050796" calcext:value-type="float">
            <text:p>0.050796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19173" calcext:value-type="float">
            <text:p>0.019173</text:p>
          </table:table-cell>
          <table:table-cell office:value-type="float" office:value="0.0029377" calcext:value-type="float">
            <text:p>0.0029377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-0.0094457" calcext:value-type="float">
            <text:p>-0.0094457</text:p>
          </table:table-cell>
        </table:table-row>
        <table:table-row table:style-name="ro1">
          <table:table-cell office:value-type="float" office:value="0.00087197" calcext:value-type="float">
            <text:p>0.00087197</text:p>
          </table:table-cell>
          <table:table-cell table:formula="of:=[.I394]*-1" office:value-type="float" office:value="0.008621" calcext:value-type="float">
            <text:p>0.008621</text:p>
          </table:table-cell>
          <table:table-cell office:value-type="float" office:value="0.051052" calcext:value-type="float">
            <text:p>0.051052</text:p>
          </table:table-cell>
          <table:table-cell office:value-type="float" office:value="0.016493" calcext:value-type="float">
            <text:p>0.016493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27111" calcext:value-type="float">
            <text:p>0.0027111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-0.008621" calcext:value-type="float">
            <text:p>-0.008621</text:p>
          </table:table-cell>
        </table:table-row>
        <table:table-row table:style-name="ro1">
          <table:table-cell office:value-type="float" office:value="0.0011147" calcext:value-type="float">
            <text:p>0.0011147</text:p>
          </table:table-cell>
          <table:table-cell table:formula="of:=[.I395]*-1" office:value-type="float" office:value="0.0077398" calcext:value-type="float">
            <text:p>0.0077398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016753" calcext:value-type="float">
            <text:p>0.016753</text:p>
          </table:table-cell>
          <table:table-cell office:value-type="float" office:value="0.018915" calcext:value-type="float">
            <text:p>0.018915</text:p>
          </table:table-cell>
          <table:table-cell office:value-type="float" office:value="0.0023545" calcext:value-type="float">
            <text:p>0.0023545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-0.0077398" calcext:value-type="float">
            <text:p>-0.0077398</text:p>
          </table:table-cell>
        </table:table-row>
        <table:table-row table:style-name="ro1">
          <table:table-cell office:value-type="float" office:value="0.0013913" calcext:value-type="float">
            <text:p>0.0013913</text:p>
          </table:table-cell>
          <table:table-cell table:formula="of:=[.I396]*-1" office:value-type="float" office:value="0.0067901" calcext:value-type="float">
            <text:p>0.0067901</text:p>
          </table:table-cell>
          <table:table-cell office:value-type="float" office:value="0.051546" calcext:value-type="float">
            <text:p>0.051546</text:p>
          </table:table-cell>
          <table:table-cell office:value-type="float" office:value="0.017186" calcext:value-type="float">
            <text:p>0.017186</text:p>
          </table:table-cell>
          <table:table-cell office:value-type="float" office:value="0.018778" calcext:value-type="float">
            <text:p>0.018778</text:p>
          </table:table-cell>
          <table:table-cell office:value-type="float" office:value="0.0019537" calcext:value-type="float">
            <text:p>0.0019537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-0.0067901" calcext:value-type="float">
            <text:p>-0.0067901</text:p>
          </table:table-cell>
        </table:table-row>
        <table:table-row table:style-name="ro1">
          <table:table-cell office:value-type="float" office:value="0.0016437" calcext:value-type="float">
            <text:p>0.0016437</text:p>
          </table:table-cell>
          <table:table-cell table:formula="of:=[.I397]*-1" office:value-type="float" office:value="0.005398" calcext:value-type="float">
            <text:p>0.005398</text:p>
          </table:table-cell>
          <table:table-cell office:value-type="float" office:value="0.051963" calcext:value-type="float">
            <text:p>0.051963</text:p>
          </table:table-cell>
          <table:table-cell office:value-type="float" office:value="0.017836" calcext:value-type="float">
            <text:p>0.017836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014126" calcext:value-type="float">
            <text:p>0.0014126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-0.005398" calcext:value-type="float">
            <text:p>-0.005398</text:p>
          </table:table-cell>
        </table:table-row>
        <table:table-row table:style-name="ro1">
          <table:table-cell office:value-type="float" office:value="0.0019337" calcext:value-type="float">
            <text:p>0.0019337</text:p>
          </table:table-cell>
          <table:table-cell table:formula="of:=[.I398]*-1" office:value-type="float" office:value="0.0042412" calcext:value-type="float">
            <text:p>0.0042412</text:p>
          </table:table-cell>
          <table:table-cell office:value-type="float" office:value="0.052389" calcext:value-type="float">
            <text:p>0.052389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92" calcext:value-type="float">
            <text:p>0.018192</text:p>
          </table:table-cell>
          <table:table-cell office:value-type="float" office:value="0.0008648" calcext:value-type="float">
            <text:p>0.0008648</text:p>
          </table:table-cell>
          <table:table-cell office:value-type="float" office:value="0.99966" calcext:value-type="float">
            <text:p>0.99966</text:p>
          </table:table-cell>
          <table:table-cell/>
          <table:table-cell office:value-type="float" office:value="-0.0042412" calcext:value-type="float">
            <text:p>-0.0042412</text:p>
          </table:table-cell>
        </table:table-row>
        <table:table-row table:style-name="ro1">
          <table:table-cell office:value-type="float" office:value="0.0022335" calcext:value-type="float">
            <text:p>0.0022335</text:p>
          </table:table-cell>
          <table:table-cell table:formula="of:=[.I399]*-1" office:value-type="float" office:value="0.0030577" calcext:value-type="float">
            <text:p>0.0030577</text:p>
          </table:table-cell>
          <table:table-cell office:value-type="float" office:value="0.052825" calcext:value-type="float">
            <text:p>0.052825</text:p>
          </table:table-cell>
          <table:table-cell office:value-type="float" office:value="0.019446" calcext:value-type="float">
            <text:p>0.019446</text:p>
          </table:table-cell>
          <table:table-cell office:value-type="float" office:value="0.017819" calcext:value-type="float">
            <text:p>0.017819</text:p>
          </table:table-cell>
          <table:table-cell office:value-type="float" office:value="0.00027427" calcext:value-type="float">
            <text:p>0.00027427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-0.0030577" calcext:value-type="float">
            <text:p>-0.0030577</text:p>
          </table:table-cell>
        </table:table-row>
        <table:table-row table:style-name="ro1">
          <table:table-cell office:value-type="float" office:value="0.0025877" calcext:value-type="float">
            <text:p>0.0025877</text:p>
          </table:table-cell>
          <table:table-cell table:formula="of:=[.I400]*-1" office:value-type="float" office:value="0.0018394" calcext:value-type="float">
            <text:p>0.0018394</text:p>
          </table:table-cell>
          <table:table-cell office:value-type="float" office:value="0.053305" calcext:value-type="float">
            <text:p>0.053305</text:p>
          </table:table-cell>
          <table:table-cell office:value-type="float" office:value="0.020305" calcext:value-type="float">
            <text:p>0.020305</text:p>
          </table:table-cell>
          <table:table-cell office:value-type="float" office:value="0.017629" calcext:value-type="float">
            <text:p>0.017629</text:p>
          </table:table-cell>
          <table:table-cell office:value-type="float" office:value="-0.00052666" calcext:value-type="float">
            <text:p>-0.00052666</text:p>
          </table:table-cell>
          <table:table-cell office:value-type="float" office:value="0.99964" calcext:value-type="float">
            <text:p>0.99964</text:p>
          </table:table-cell>
          <table:table-cell/>
          <table:table-cell office:value-type="float" office:value="-0.0018394" calcext:value-type="float">
            <text:p>-0.0018394</text:p>
          </table:table-cell>
        </table:table-row>
        <table:table-row table:style-name="ro1">
          <table:table-cell office:value-type="float" office:value="0.0029279" calcext:value-type="float">
            <text:p>0.0029279</text:p>
          </table:table-cell>
          <table:table-cell table:formula="of:=[.I401]*-1" office:value-type="float" office:value="0.00061425" calcext:value-type="float">
            <text:p>0.00061425</text:p>
          </table:table-cell>
          <table:table-cell office:value-type="float" office:value="0.053864" calcext:value-type="float">
            <text:p>0.053864</text:p>
          </table:table-cell>
          <table:table-cell office:value-type="float" office:value="0.020815" calcext:value-type="float">
            <text:p>0.020815</text:p>
          </table:table-cell>
          <table:table-cell office:value-type="float" office:value="0.017602" calcext:value-type="float">
            <text:p>0.017602</text:p>
          </table:table-cell>
          <table:table-cell office:value-type="float" office:value="-0.0013556" calcext:value-type="float">
            <text:p>-0.0013556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-0.00061425" calcext:value-type="float">
            <text:p>-0.00061425</text:p>
          </table:table-cell>
        </table:table-row>
        <table:table-row table:style-name="ro1">
          <table:table-cell office:value-type="float" office:value="0.0032423" calcext:value-type="float">
            <text:p>0.0032423</text:p>
          </table:table-cell>
          <table:table-cell table:formula="of:=[.I402]*-1" office:value-type="float" office:value="0.00017003" calcext:value-type="float">
            <text:p>0.00017003</text:p>
          </table:table-cell>
          <table:table-cell office:value-type="float" office:value="0.054542" calcext:value-type="float">
            <text:p>0.054542</text:p>
          </table:table-cell>
          <table:table-cell office:value-type="float" office:value="0.021281" calcext:value-type="float">
            <text:p>0.021281</text:p>
          </table:table-cell>
          <table:table-cell office:value-type="float" office:value="0.017441" calcext:value-type="float">
            <text:p>0.017441</text:p>
          </table:table-cell>
          <table:table-cell office:value-type="float" office:value="-0.0021931" calcext:value-type="float">
            <text:p>-0.0021931</text:p>
          </table:table-cell>
          <table:table-cell office:value-type="float" office:value="0.99962" calcext:value-type="float">
            <text:p>0.99962</text:p>
          </table:table-cell>
          <table:table-cell/>
          <table:table-cell office:value-type="float" office:value="-0.00017003" calcext:value-type="float">
            <text:p>-0.00017003</text:p>
          </table:table-cell>
        </table:table-row>
        <table:table-row table:style-name="ro1">
          <table:table-cell office:value-type="float" office:value="0.003534" calcext:value-type="float">
            <text:p>0.003534</text:p>
          </table:table-cell>
          <table:table-cell table:formula="of:=[.I403]*-1" office:value-type="float" office:value="-0.0011084" calcext:value-type="float">
            <text:p>-0.0011084</text:p>
          </table:table-cell>
          <table:table-cell office:value-type="float" office:value="0.055186" calcext:value-type="float">
            <text:p>0.055186</text:p>
          </table:table-cell>
          <table:table-cell office:value-type="float" office:value="0.021674" calcext:value-type="float">
            <text:p>0.021674</text:p>
          </table:table-cell>
          <table:table-cell office:value-type="float" office:value="0.017023" calcext:value-type="float">
            <text:p>0.017023</text:p>
          </table:table-cell>
          <table:table-cell office:value-type="float" office:value="-0.0030828" calcext:value-type="float">
            <text:p>-0.0030828</text:p>
          </table:table-cell>
          <table:table-cell office:value-type="float" office:value="0.99962" calcext:value-type="float">
            <text:p>0.99962</text:p>
          </table:table-cell>
          <table:table-cell/>
          <table:table-cell office:value-type="float" office:value="0.0011084" calcext:value-type="float">
            <text:p>0.0011084</text:p>
          </table:table-cell>
        </table:table-row>
        <table:table-row table:style-name="ro1">
          <table:table-cell office:value-type="float" office:value="0.0038551" calcext:value-type="float">
            <text:p>0.0038551</text:p>
          </table:table-cell>
          <table:table-cell table:formula="of:=[.I404]*-1" office:value-type="float" office:value="-0.0026859" calcext:value-type="float">
            <text:p>-0.0026859</text:p>
          </table:table-cell>
          <table:table-cell office:value-type="float" office:value="0.055383" calcext:value-type="float">
            <text:p>0.055383</text:p>
          </table:table-cell>
          <table:table-cell office:value-type="float" office:value="0.021985" calcext:value-type="float">
            <text:p>0.021985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-0.003889" calcext:value-type="float">
            <text:p>-0.003889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026859" calcext:value-type="float">
            <text:p>0.0026859</text:p>
          </table:table-cell>
        </table:table-row>
        <table:table-row table:style-name="ro1">
          <table:table-cell office:value-type="float" office:value="0.0042095" calcext:value-type="float">
            <text:p>0.0042095</text:p>
          </table:table-cell>
          <table:table-cell table:formula="of:=[.I405]*-1" office:value-type="float" office:value="-0.004276" calcext:value-type="float">
            <text:p>-0.004276</text:p>
          </table:table-cell>
          <table:table-cell office:value-type="float" office:value="0.055474" calcext:value-type="float">
            <text:p>0.055474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.015917" calcext:value-type="float">
            <text:p>0.015917</text:p>
          </table:table-cell>
          <table:table-cell office:value-type="float" office:value="-0.0048299" calcext:value-type="float">
            <text:p>-0.0048299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04276" calcext:value-type="float">
            <text:p>0.004276</text:p>
          </table:table-cell>
        </table:table-row>
        <table:table-row table:style-name="ro1">
          <table:table-cell office:value-type="float" office:value="0.00455" calcext:value-type="float">
            <text:p>0.00455</text:p>
          </table:table-cell>
          <table:table-cell table:formula="of:=[.I406]*-1" office:value-type="float" office:value="-0.0060026" calcext:value-type="float">
            <text:p>-0.0060026</text:p>
          </table:table-cell>
          <table:table-cell office:value-type="float" office:value="0.055474" calcext:value-type="float">
            <text:p>0.055474</text:p>
          </table:table-cell>
          <table:table-cell office:value-type="float" office:value="0.022689" calcext:value-type="float">
            <text:p>0.022689</text:p>
          </table:table-cell>
          <table:table-cell office:value-type="float" office:value="0.015331" calcext:value-type="float">
            <text:p>0.015331</text:p>
          </table:table-cell>
          <table:table-cell office:value-type="float" office:value="-0.0058583" calcext:value-type="float">
            <text:p>-0.0058583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060026" calcext:value-type="float">
            <text:p>0.0060026</text:p>
          </table:table-cell>
        </table:table-row>
        <table:table-row table:style-name="ro1">
          <table:table-cell office:value-type="float" office:value="0.0048635" calcext:value-type="float">
            <text:p>0.0048635</text:p>
          </table:table-cell>
          <table:table-cell table:formula="of:=[.I407]*-1" office:value-type="float" office:value="-0.0076059" calcext:value-type="float">
            <text:p>-0.0076059</text:p>
          </table:table-cell>
          <table:table-cell office:value-type="float" office:value="0.055576" calcext:value-type="float">
            <text:p>0.055576</text:p>
          </table:table-cell>
          <table:table-cell office:value-type="float" office:value="0.023638" calcext:value-type="float">
            <text:p>0.023638</text:p>
          </table:table-cell>
          <table:table-cell office:value-type="float" office:value="0.015065" calcext:value-type="float">
            <text:p>0.015065</text:p>
          </table:table-cell>
          <table:table-cell office:value-type="float" office:value="-0.0067923" calcext:value-type="float">
            <text:p>-0.0067923</text:p>
          </table:table-cell>
          <table:table-cell office:value-type="float" office:value="0.99958" calcext:value-type="float">
            <text:p>0.99958</text:p>
          </table:table-cell>
          <table:table-cell/>
          <table:table-cell office:value-type="float" office:value="0.0076059" calcext:value-type="float">
            <text:p>0.0076059</text:p>
          </table:table-cell>
        </table:table-row>
        <table:table-row table:style-name="ro1">
          <table:table-cell office:value-type="float" office:value="0.0051869" calcext:value-type="float">
            <text:p>0.0051869</text:p>
          </table:table-cell>
          <table:table-cell table:formula="of:=[.I408]*-1" office:value-type="float" office:value="-0.0094194" calcext:value-type="float">
            <text:p>-0.0094194</text:p>
          </table:table-cell>
          <table:table-cell office:value-type="float" office:value="0.055698" calcext:value-type="float">
            <text:p>0.055698</text:p>
          </table:table-cell>
          <table:table-cell office:value-type="float" office:value="0.024328" calcext:value-type="float">
            <text:p>0.024328</text:p>
          </table:table-cell>
          <table:table-cell office:value-type="float" office:value="0.014783" calcext:value-type="float">
            <text:p>0.014783</text:p>
          </table:table-cell>
          <table:table-cell office:value-type="float" office:value="-0.0075944" calcext:value-type="float">
            <text:p>-0.0075944</text:p>
          </table:table-cell>
          <table:table-cell office:value-type="float" office:value="0.99957" calcext:value-type="float">
            <text:p>0.99957</text:p>
          </table:table-cell>
          <table:table-cell/>
          <table:table-cell office:value-type="float" office:value="0.0094194" calcext:value-type="float">
            <text:p>0.0094194</text:p>
          </table:table-cell>
        </table:table-row>
        <table:table-row table:style-name="ro1">
          <table:table-cell office:value-type="float" office:value="0.0054649" calcext:value-type="float">
            <text:p>0.0054649</text:p>
          </table:table-cell>
          <table:table-cell table:formula="of:=[.I409]*-1" office:value-type="float" office:value="-0.011316" calcext:value-type="float">
            <text:p>-0.011316</text:p>
          </table:table-cell>
          <table:table-cell office:value-type="float" office:value="0.055792" calcext:value-type="float">
            <text:p>0.055792</text:p>
          </table:table-cell>
          <table:table-cell office:value-type="float" office:value="0.024544" calcext:value-type="float">
            <text:p>0.024544</text:p>
          </table:table-cell>
          <table:table-cell office:value-type="float" office:value="0.014436" calcext:value-type="float">
            <text:p>0.014436</text:p>
          </table:table-cell>
          <table:table-cell office:value-type="float" office:value="-0.0083495" calcext:value-type="float">
            <text:p>-0.0083495</text:p>
          </table:table-cell>
          <table:table-cell office:value-type="float" office:value="0.99956" calcext:value-type="float">
            <text:p>0.99956</text:p>
          </table:table-cell>
          <table:table-cell/>
          <table:table-cell office:value-type="float" office:value="0.011316" calcext:value-type="float">
            <text:p>0.011316</text:p>
          </table:table-cell>
        </table:table-row>
        <table:table-row table:style-name="ro1">
          <table:table-cell office:value-type="float" office:value="0.0058541" calcext:value-type="float">
            <text:p>0.0058541</text:p>
          </table:table-cell>
          <table:table-cell table:formula="of:=[.I410]*-1" office:value-type="float" office:value="-0.013207" calcext:value-type="float">
            <text:p>-0.013207</text:p>
          </table:table-cell>
          <table:table-cell office:value-type="float" office:value="0.055885" calcext:value-type="float">
            <text:p>0.055885</text:p>
          </table:table-cell>
          <table:table-cell office:value-type="float" office:value="0.024805" calcext:value-type="float">
            <text:p>0.024805</text:p>
          </table:table-cell>
          <table:table-cell office:value-type="float" office:value="0.014134" calcext:value-type="float">
            <text:p>0.014134</text:p>
          </table:table-cell>
          <table:table-cell office:value-type="float" office:value="-0.0090588" calcext:value-type="float">
            <text:p>-0.0090588</text:p>
          </table:table-cell>
          <table:table-cell office:value-type="float" office:value="0.99955" calcext:value-type="float">
            <text:p>0.99955</text:p>
          </table:table-cell>
          <table:table-cell/>
          <table:table-cell office:value-type="float" office:value="0.013207" calcext:value-type="float">
            <text:p>0.013207</text:p>
          </table:table-cell>
        </table:table-row>
        <table:table-row table:style-name="ro1">
          <table:table-cell office:value-type="float" office:value="0.0062184" calcext:value-type="float">
            <text:p>0.0062184</text:p>
          </table:table-cell>
          <table:table-cell table:formula="of:=[.I411]*-1" office:value-type="float" office:value="-0.015087" calcext:value-type="float">
            <text:p>-0.015087</text:p>
          </table:table-cell>
          <table:table-cell office:value-type="float" office:value="0.055953" calcext:value-type="float">
            <text:p>0.055953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013838" calcext:value-type="float">
            <text:p>0.013838</text:p>
          </table:table-cell>
          <table:table-cell office:value-type="float" office:value="-0.0098557" calcext:value-type="float">
            <text:p>-0.0098557</text:p>
          </table:table-cell>
          <table:table-cell office:value-type="float" office:value="0.99954" calcext:value-type="float">
            <text:p>0.99954</text:p>
          </table:table-cell>
          <table:table-cell/>
          <table:table-cell office:value-type="float" office:value="0.015087" calcext:value-type="float">
            <text:p>0.015087</text:p>
          </table:table-cell>
        </table:table-row>
        <table:table-row table:style-name="ro1">
          <table:table-cell office:value-type="float" office:value="0.0065568" calcext:value-type="float">
            <text:p>0.0065568</text:p>
          </table:table-cell>
          <table:table-cell table:formula="of:=[.I412]*-1" office:value-type="float" office:value="-0.016887" calcext:value-type="float">
            <text:p>-0.016887</text:p>
          </table:table-cell>
          <table:table-cell office:value-type="float" office:value="0.056122" calcext:value-type="float">
            <text:p>0.056122</text:p>
          </table:table-cell>
          <table:table-cell office:value-type="float" office:value="0.025579" calcext:value-type="float">
            <text:p>0.025579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99952" calcext:value-type="float">
            <text:p>0.99952</text:p>
          </table:table-cell>
          <table:table-cell/>
          <table:table-cell office:value-type="float" office:value="0.016887" calcext:value-type="float">
            <text:p>0.016887</text:p>
          </table:table-cell>
        </table:table-row>
        <table:table-row table:style-name="ro1">
          <table:table-cell office:value-type="float" office:value="0.0069361" calcext:value-type="float">
            <text:p>0.0069361</text:p>
          </table:table-cell>
          <table:table-cell table:formula="of:=[.I413]*-1" office:value-type="float" office:value="-0.018922" calcext:value-type="float">
            <text:p>-0.018922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26313" calcext:value-type="float">
            <text:p>0.026313</text:p>
          </table:table-cell>
          <table:table-cell office:value-type="float" office:value="0.013398" calcext:value-type="float">
            <text:p>0.013398</text:p>
          </table:table-cell>
          <table:table-cell office:value-type="float" office:value="-0.011492" calcext:value-type="float">
            <text:p>-0.011492</text:p>
          </table:table-cell>
          <table:table-cell office:value-type="float" office:value="0.9995" calcext:value-type="float">
            <text:p>0.9995</text:p>
          </table:table-cell>
          <table:table-cell/>
          <table:table-cell office:value-type="float" office:value="0.018922" calcext:value-type="float">
            <text:p>0.018922</text:p>
          </table:table-cell>
        </table:table-row>
        <table:table-row table:style-name="ro1">
          <table:table-cell office:value-type="float" office:value="0.0073353" calcext:value-type="float">
            <text:p>0.0073353</text:p>
          </table:table-cell>
          <table:table-cell table:formula="of:=[.I414]*-1" office:value-type="float" office:value="-0.021068" calcext:value-type="float">
            <text:p>-0.021068</text:p>
          </table:table-cell>
          <table:table-cell office:value-type="float" office:value="0.056586" calcext:value-type="float">
            <text:p>0.056586</text:p>
          </table:table-cell>
          <table:table-cell office:value-type="float" office:value="0.027133" calcext:value-type="float">
            <text:p>0.027133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-0.012298" calcext:value-type="float">
            <text:p>-0.012298</text:p>
          </table:table-cell>
          <table:table-cell office:value-type="float" office:value="0.99947" calcext:value-type="float">
            <text:p>0.99947</text:p>
          </table:table-cell>
          <table:table-cell/>
          <table:table-cell office:value-type="float" office:value="0.021068" calcext:value-type="float">
            <text:p>0.021068</text:p>
          </table:table-cell>
        </table:table-row>
        <table:table-row table:style-name="ro1">
          <table:table-cell office:value-type="float" office:value="0.0077306" calcext:value-type="float">
            <text:p>0.0077306</text:p>
          </table:table-cell>
          <table:table-cell table:formula="of:=[.I415]*-1" office:value-type="float" office:value="-0.023137" calcext:value-type="float">
            <text:p>-0.023137</text:p>
          </table:table-cell>
          <table:table-cell office:value-type="float" office:value="0.056641" calcext:value-type="float">
            <text:p>0.056641</text:p>
          </table:table-cell>
          <table:table-cell office:value-type="float" office:value="0.027538" calcext:value-type="float">
            <text:p>0.027538</text:p>
          </table:table-cell>
          <table:table-cell office:value-type="float" office:value="0.012403" calcext:value-type="float">
            <text:p>0.012403</text:p>
          </table:table-cell>
          <table:table-cell office:value-type="float" office:value="-0.013242" calcext:value-type="float">
            <text:p>-0.013242</text:p>
          </table:table-cell>
          <table:table-cell office:value-type="float" office:value="0.99946" calcext:value-type="float">
            <text:p>0.99946</text:p>
          </table:table-cell>
          <table:table-cell/>
          <table:table-cell office:value-type="float" office:value="0.023137" calcext:value-type="float">
            <text:p>0.023137</text:p>
          </table:table-cell>
        </table:table-row>
        <table:table-row table:style-name="ro1">
          <table:table-cell office:value-type="float" office:value="0.008029" calcext:value-type="float">
            <text:p>0.008029</text:p>
          </table:table-cell>
          <table:table-cell table:formula="of:=[.I416]*-1" office:value-type="float" office:value="-0.02522" calcext:value-type="float">
            <text:p>-0.02522</text:p>
          </table:table-cell>
          <table:table-cell office:value-type="float" office:value="0.056654" calcext:value-type="float">
            <text:p>0.056654</text:p>
          </table:table-cell>
          <table:table-cell office:value-type="float" office:value="0.027981" calcext:value-type="float">
            <text:p>0.027981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-0.014191" calcext:value-type="float">
            <text:p>-0.014191</text:p>
          </table:table-cell>
          <table:table-cell office:value-type="float" office:value="0.99944" calcext:value-type="float">
            <text:p>0.99944</text:p>
          </table:table-cell>
          <table:table-cell/>
          <table:table-cell office:value-type="float" office:value="0.02522" calcext:value-type="float">
            <text:p>0.02522</text:p>
          </table:table-cell>
        </table:table-row>
        <table:table-row table:style-name="ro1">
          <table:table-cell office:value-type="float" office:value="0.0084139" calcext:value-type="float">
            <text:p>0.0084139</text:p>
          </table:table-cell>
          <table:table-cell table:formula="of:=[.I417]*-1" office:value-type="float" office:value="-0.02759" calcext:value-type="float">
            <text:p>-0.02759</text:p>
          </table:table-cell>
          <table:table-cell office:value-type="float" office:value="0.056648" calcext:value-type="float">
            <text:p>0.056648</text:p>
          </table:table-cell>
          <table:table-cell office:value-type="float" office:value="0.028418" calcext:value-type="float">
            <text:p>0.02841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-0.015083" calcext:value-type="float">
            <text:p>-0.015083</text:p>
          </table:table-cell>
          <table:table-cell office:value-type="float" office:value="0.99942" calcext:value-type="float">
            <text:p>0.99942</text:p>
          </table:table-cell>
          <table:table-cell/>
          <table:table-cell office:value-type="float" office:value="0.02759" calcext:value-type="float">
            <text:p>0.02759</text:p>
          </table:table-cell>
        </table:table-row>
        <table:table-row table:style-name="ro1">
          <table:table-cell office:value-type="float" office:value="0.0087373" calcext:value-type="float">
            <text:p>0.0087373</text:p>
          </table:table-cell>
          <table:table-cell table:formula="of:=[.I418]*-1" office:value-type="float" office:value="-0.029695" calcext:value-type="float">
            <text:p>-0.029695</text:p>
          </table:table-cell>
          <table:table-cell office:value-type="float" office:value="0.056748" calcext:value-type="float">
            <text:p>0.056748</text:p>
          </table:table-cell>
          <table:table-cell office:value-type="float" office:value="0.028932" calcext:value-type="float">
            <text:p>0.028932</text:p>
          </table:table-cell>
          <table:table-cell office:value-type="float" office:value="0.011022" calcext:value-type="float">
            <text:p>0.011022</text:p>
          </table:table-cell>
          <table:table-cell office:value-type="float" office:value="-0.015878" calcext:value-type="float">
            <text:p>-0.015878</text:p>
          </table:table-cell>
          <table:table-cell office:value-type="float" office:value="0.99939" calcext:value-type="float">
            <text:p>0.99939</text:p>
          </table:table-cell>
          <table:table-cell/>
          <table:table-cell office:value-type="float" office:value="0.029695" calcext:value-type="float">
            <text:p>0.029695</text:p>
          </table:table-cell>
        </table:table-row>
        <table:table-row table:style-name="ro1">
          <table:table-cell office:value-type="float" office:value="0.0091203" calcext:value-type="float">
            <text:p>0.0091203</text:p>
          </table:table-cell>
          <table:table-cell table:formula="of:=[.I419]*-1" office:value-type="float" office:value="-0.031891" calcext:value-type="float">
            <text:p>-0.031891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-0.016617" calcext:value-type="float">
            <text:p>-0.016617</text:p>
          </table:table-cell>
          <table:table-cell office:value-type="float" office:value="0.99937" calcext:value-type="float">
            <text:p>0.99937</text:p>
          </table:table-cell>
          <table:table-cell/>
          <table:table-cell office:value-type="float" office:value="0.031891" calcext:value-type="float">
            <text:p>0.031891</text:p>
          </table:table-cell>
        </table:table-row>
        <table:table-row table:style-name="ro1">
          <table:table-cell office:value-type="float" office:value="0.0094354" calcext:value-type="float">
            <text:p>0.0094354</text:p>
          </table:table-cell>
          <table:table-cell table:formula="of:=[.I420]*-1" office:value-type="float" office:value="-0.034117" calcext:value-type="float">
            <text:p>-0.034117</text:p>
          </table:table-cell>
          <table:table-cell office:value-type="float" office:value="0.056932" calcext:value-type="float">
            <text:p>0.056932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-0.017316" calcext:value-type="float">
            <text:p>-0.017316</text:p>
          </table:table-cell>
          <table:table-cell office:value-type="float" office:value="0.99935" calcext:value-type="float">
            <text:p>0.99935</text:p>
          </table:table-cell>
          <table:table-cell/>
          <table:table-cell office:value-type="float" office:value="0.034117" calcext:value-type="float">
            <text:p>0.034117</text:p>
          </table:table-cell>
        </table:table-row>
        <table:table-row table:style-name="ro1">
          <table:table-cell office:value-type="float" office:value="0.0098518" calcext:value-type="float">
            <text:p>0.0098518</text:p>
          </table:table-cell>
          <table:table-cell table:formula="of:=[.I421]*-1" office:value-type="float" office:value="-0.036424" calcext:value-type="float">
            <text:p>-0.036424</text:p>
          </table:table-cell>
          <table:table-cell office:value-type="float" office:value="0.057064" calcext:value-type="float">
            <text:p>0.057064</text:p>
          </table:table-cell>
          <table:table-cell office:value-type="float" office:value="0.029949" calcext:value-type="float">
            <text:p>0.029949</text:p>
          </table:table-cell>
          <table:table-cell office:value-type="float" office:value="0.010816" calcext:value-type="float">
            <text:p>0.010816</text:p>
          </table:table-cell>
          <table:table-cell office:value-type="float" office:value="-0.01802" calcext:value-type="float">
            <text:p>-0.01802</text:p>
          </table:table-cell>
          <table:table-cell office:value-type="float" office:value="0.99933" calcext:value-type="float">
            <text:p>0.99933</text:p>
          </table:table-cell>
          <table:table-cell/>
          <table:table-cell office:value-type="float" office:value="0.036424" calcext:value-type="float">
            <text:p>0.036424</text:p>
          </table:table-cell>
        </table:table-row>
        <table:table-row table:style-name="ro1">
          <table:table-cell office:value-type="float" office:value="0.010217" calcext:value-type="float">
            <text:p>0.010217</text:p>
          </table:table-cell>
          <table:table-cell table:formula="of:=[.I422]*-1" office:value-type="float" office:value="-0.038883" calcext:value-type="float">
            <text:p>-0.038883</text:p>
          </table:table-cell>
          <table:table-cell office:value-type="float" office:value="0.057105" calcext:value-type="float">
            <text:p>0.05710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0426" calcext:value-type="float">
            <text:p>0.010426</text:p>
          </table:table-cell>
          <table:table-cell office:value-type="float" office:value="-0.018648" calcext:value-type="float">
            <text:p>-0.018648</text:p>
          </table:table-cell>
          <table:table-cell office:value-type="float" office:value="0.99931" calcext:value-type="float">
            <text:p>0.99931</text:p>
          </table:table-cell>
          <table:table-cell/>
          <table:table-cell office:value-type="float" office:value="0.038883" calcext:value-type="float">
            <text:p>0.038883</text:p>
          </table:table-cell>
        </table:table-row>
        <table:table-row table:style-name="ro1">
          <table:table-cell office:value-type="float" office:value="0.010591" calcext:value-type="float">
            <text:p>0.010591</text:p>
          </table:table-cell>
          <table:table-cell table:formula="of:=[.I423]*-1" office:value-type="float" office:value="-0.041353" calcext:value-type="float">
            <text:p>-0.041353</text:p>
          </table:table-cell>
          <table:table-cell office:value-type="float" office:value="0.057221" calcext:value-type="float">
            <text:p>0.057221</text:p>
          </table:table-cell>
          <table:table-cell office:value-type="float" office:value="0.030655" calcext:value-type="float">
            <text:p>0.030655</text:p>
          </table:table-cell>
          <table:table-cell office:value-type="float" office:value="0.0099503" calcext:value-type="float">
            <text:p>0.0099503</text:p>
          </table:table-cell>
          <table:table-cell office:value-type="float" office:value="-0.019281" calcext:value-type="float">
            <text:p>-0.019281</text:p>
          </table:table-cell>
          <table:table-cell office:value-type="float" office:value="0.99929" calcext:value-type="float">
            <text:p>0.99929</text:p>
          </table:table-cell>
          <table:table-cell/>
          <table:table-cell office:value-type="float" office:value="0.041353" calcext:value-type="float">
            <text:p>0.041353</text:p>
          </table:table-cell>
        </table:table-row>
        <table:table-row table:style-name="ro1">
          <table:table-cell office:value-type="float" office:value="0.01092" calcext:value-type="float">
            <text:p>0.01092</text:p>
          </table:table-cell>
          <table:table-cell table:formula="of:=[.I424]*-1" office:value-type="float" office:value="-0.043837" calcext:value-type="float">
            <text:p>-0.043837</text:p>
          </table:table-cell>
          <table:table-cell office:value-type="float" office:value="0.057263" calcext:value-type="float">
            <text:p>0.057263</text:p>
          </table:table-cell>
          <table:table-cell office:value-type="float" office:value="0.031179" calcext:value-type="float">
            <text:p>0.031179</text:p>
          </table:table-cell>
          <table:table-cell office:value-type="float" office:value="0.0095743" calcext:value-type="float">
            <text:p>0.0095743</text:p>
          </table:table-cell>
          <table:table-cell office:value-type="float" office:value="-0.02004" calcext:value-type="float">
            <text:p>-0.02004</text:p>
          </table:table-cell>
          <table:table-cell office:value-type="float" office:value="0.99927" calcext:value-type="float">
            <text:p>0.99927</text:p>
          </table:table-cell>
          <table:table-cell/>
          <table:table-cell office:value-type="float" office:value="0.043837" calcext:value-type="float">
            <text:p>0.043837</text:p>
          </table:table-cell>
        </table:table-row>
        <table:table-row table:style-name="ro1">
          <table:table-cell office:value-type="float" office:value="0.011182" calcext:value-type="float">
            <text:p>0.011182</text:p>
          </table:table-cell>
          <table:table-cell table:formula="of:=[.I425]*-1" office:value-type="float" office:value="-0.046322" calcext:value-type="float">
            <text:p>-0.046322</text:p>
          </table:table-cell>
          <table:table-cell office:value-type="float" office:value="0.057329" calcext:value-type="float">
            <text:p>0.057329</text:p>
          </table:table-cell>
          <table:table-cell office:value-type="float" office:value="0.031793" calcext:value-type="float">
            <text:p>0.031793</text:p>
          </table:table-cell>
          <table:table-cell office:value-type="float" office:value="0.0089409" calcext:value-type="float">
            <text:p>0.0089409</text:p>
          </table:table-cell>
          <table:table-cell office:value-type="float" office:value="-0.020814" calcext:value-type="float">
            <text:p>-0.020814</text:p>
          </table:table-cell>
          <table:table-cell office:value-type="float" office:value="0.99924" calcext:value-type="float">
            <text:p>0.99924</text:p>
          </table:table-cell>
          <table:table-cell/>
          <table:table-cell office:value-type="float" office:value="0.046322" calcext:value-type="float">
            <text:p>0.046322</text:p>
          </table:table-cell>
        </table:table-row>
        <table:table-row table:style-name="ro1">
          <table:table-cell office:value-type="float" office:value="0.011373" calcext:value-type="float">
            <text:p>0.011373</text:p>
          </table:table-cell>
          <table:table-cell table:formula="of:=[.I426]*-1" office:value-type="float" office:value="-0.048738" calcext:value-type="float">
            <text:p>-0.048738</text:p>
          </table:table-cell>
          <table:table-cell office:value-type="float" office:value="0.057343" calcext:value-type="float">
            <text:p>0.057343</text:p>
          </table:table-cell>
          <table:table-cell office:value-type="float" office:value="0.032385" calcext:value-type="float">
            <text:p>0.032385</text:p>
          </table:table-cell>
          <table:table-cell office:value-type="float" office:value="0.0080878" calcext:value-type="float">
            <text:p>0.0080878</text:p>
          </table:table-cell>
          <table:table-cell office:value-type="float" office:value="-0.021466" calcext:value-type="float">
            <text:p>-0.021466</text:p>
          </table:table-cell>
          <table:table-cell office:value-type="float" office:value="0.99921" calcext:value-type="float">
            <text:p>0.99921</text:p>
          </table:table-cell>
          <table:table-cell/>
          <table:table-cell office:value-type="float" office:value="0.048738" calcext:value-type="float">
            <text:p>0.048738</text:p>
          </table:table-cell>
        </table:table-row>
        <table:table-row table:style-name="ro1">
          <table:table-cell office:value-type="float" office:value="0.011453" calcext:value-type="float">
            <text:p>0.011453</text:p>
          </table:table-cell>
          <table:table-cell table:formula="of:=[.I427]*-1" office:value-type="float" office:value="-0.051133" calcext:value-type="float">
            <text:p>-0.051133</text:p>
          </table:table-cell>
          <table:table-cell office:value-type="float" office:value="0.057399" calcext:value-type="float">
            <text:p>0.057399</text:p>
          </table:table-cell>
          <table:table-cell office:value-type="float" office:value="0.032752" calcext:value-type="float">
            <text:p>0.032752</text:p>
          </table:table-cell>
          <table:table-cell office:value-type="float" office:value="0.0073455" calcext:value-type="float">
            <text:p>0.0073455</text:p>
          </table:table-cell>
          <table:table-cell office:value-type="float" office:value="-0.021938" calcext:value-type="float">
            <text:p>-0.021938</text:p>
          </table:table-cell>
          <table:table-cell office:value-type="float" office:value="0.9992" calcext:value-type="float">
            <text:p>0.9992</text:p>
          </table:table-cell>
          <table:table-cell/>
          <table:table-cell office:value-type="float" office:value="0.051133" calcext:value-type="float">
            <text:p>0.051133</text:p>
          </table:table-cell>
        </table:table-row>
        <table:table-row table:style-name="ro1">
          <table:table-cell office:value-type="float" office:value="0.011581" calcext:value-type="float">
            <text:p>0.011581</text:p>
          </table:table-cell>
          <table:table-cell table:formula="of:=[.I428]*-1" office:value-type="float" office:value="-0.053597" calcext:value-type="float">
            <text:p>-0.053597</text:p>
          </table:table-cell>
          <table:table-cell office:value-type="float" office:value="0.057556" calcext:value-type="float">
            <text:p>0.057556</text:p>
          </table:table-cell>
          <table:table-cell office:value-type="float" office:value="0.033022" calcext:value-type="float">
            <text:p>0.033022</text:p>
          </table:table-cell>
          <table:table-cell office:value-type="float" office:value="0.0069406" calcext:value-type="float">
            <text:p>0.0069406</text:p>
          </table:table-cell>
          <table:table-cell office:value-type="float" office:value="-0.022307" calcext:value-type="float">
            <text:p>-0.022307</text:p>
          </table:table-cell>
          <table:table-cell office:value-type="float" office:value="0.99918" calcext:value-type="float">
            <text:p>0.99918</text:p>
          </table:table-cell>
          <table:table-cell/>
          <table:table-cell office:value-type="float" office:value="0.053597" calcext:value-type="float">
            <text:p>0.053597</text:p>
          </table:table-cell>
        </table:table-row>
        <table:table-row table:style-name="ro1">
          <table:table-cell office:value-type="float" office:value="0.011709" calcext:value-type="float">
            <text:p>0.011709</text:p>
          </table:table-cell>
          <table:table-cell table:formula="of:=[.I429]*-1" office:value-type="float" office:value="-0.056096" calcext:value-type="float">
            <text:p>-0.056096</text:p>
          </table:table-cell>
          <table:table-cell office:value-type="float" office:value="0.057676" calcext:value-type="float">
            <text:p>0.057676</text:p>
          </table:table-cell>
          <table:table-cell office:value-type="float" office:value="0.033113" calcext:value-type="float">
            <text:p>0.033113</text:p>
          </table:table-cell>
          <table:table-cell office:value-type="float" office:value="0.0066124" calcext:value-type="float">
            <text:p>0.0066124</text:p>
          </table:table-cell>
          <table:table-cell office:value-type="float" office:value="-0.022626" calcext:value-type="float">
            <text:p>-0.022626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56096" calcext:value-type="float">
            <text:p>0.056096</text:p>
          </table:table-cell>
        </table:table-row>
        <table:table-row table:style-name="ro1">
          <table:table-cell office:value-type="float" office:value="0.011832" calcext:value-type="float">
            <text:p>0.011832</text:p>
          </table:table-cell>
          <table:table-cell table:formula="of:=[.I430]*-1" office:value-type="float" office:value="-0.058589" calcext:value-type="float">
            <text:p>-0.058589</text:p>
          </table:table-cell>
          <table:table-cell office:value-type="float" office:value="0.057831" calcext:value-type="float">
            <text:p>0.057831</text:p>
          </table:table-cell>
          <table:table-cell office:value-type="float" office:value="0.033164" calcext:value-type="float">
            <text:p>0.033164</text:p>
          </table:table-cell>
          <table:table-cell office:value-type="float" office:value="0.0063245" calcext:value-type="float">
            <text:p>0.0063245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58589" calcext:value-type="float">
            <text:p>0.058589</text:p>
          </table:table-cell>
        </table:table-row>
        <table:table-row table:style-name="ro1">
          <table:table-cell office:value-type="float" office:value="0.012037" calcext:value-type="float">
            <text:p>0.012037</text:p>
          </table:table-cell>
          <table:table-cell table:formula="of:=[.I431]*-1" office:value-type="float" office:value="-0.061175" calcext:value-type="float">
            <text:p>-0.061175</text:p>
          </table:table-cell>
          <table:table-cell office:value-type="float" office:value="0.05788" calcext:value-type="float">
            <text:p>0.05788</text:p>
          </table:table-cell>
          <table:table-cell office:value-type="float" office:value="0.033041" calcext:value-type="float">
            <text:p>0.033041</text:p>
          </table:table-cell>
          <table:table-cell office:value-type="float" office:value="0.0060232" calcext:value-type="float">
            <text:p>0.0060232</text:p>
          </table:table-cell>
          <table:table-cell office:value-type="float" office:value="-0.023042" calcext:value-type="float">
            <text:p>-0.023042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61175" calcext:value-type="float">
            <text:p>0.061175</text:p>
          </table:table-cell>
        </table:table-row>
        <table:table-row table:style-name="ro1">
          <table:table-cell office:value-type="float" office:value="0.012188" calcext:value-type="float">
            <text:p>0.012188</text:p>
          </table:table-cell>
          <table:table-cell table:formula="of:=[.I432]*-1" office:value-type="float" office:value="-0.063779" calcext:value-type="float">
            <text:p>-0.063779</text:p>
          </table:table-cell>
          <table:table-cell office:value-type="float" office:value="0.057907" calcext:value-type="float">
            <text:p>0.057907</text:p>
          </table:table-cell>
          <table:table-cell office:value-type="float" office:value="0.032931" calcext:value-type="float">
            <text:p>0.032931</text:p>
          </table:table-cell>
          <table:table-cell office:value-type="float" office:value="0.0054664" calcext:value-type="float">
            <text:p>0.0054664</text:p>
          </table:table-cell>
          <table:table-cell office:value-type="float" office:value="-0.023239" calcext:value-type="float">
            <text:p>-0.023239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63779" calcext:value-type="float">
            <text:p>0.063779</text:p>
          </table:table-cell>
        </table:table-row>
        <table:table-row table:style-name="ro1">
          <table:table-cell office:value-type="float" office:value="0.012411" calcext:value-type="float">
            <text:p>0.012411</text:p>
          </table:table-cell>
          <table:table-cell table:formula="of:=[.I433]*-1" office:value-type="float" office:value="-0.066465" calcext:value-type="float">
            <text:p>-0.066465</text:p>
          </table:table-cell>
          <table:table-cell office:value-type="float" office:value="0.057874" calcext:value-type="float">
            <text:p>0.057874</text:p>
          </table:table-cell>
          <table:table-cell office:value-type="float" office:value="0.032859" calcext:value-type="float">
            <text:p>0.032859</text:p>
          </table:table-cell>
          <table:table-cell office:value-type="float" office:value="0.0049554" calcext:value-type="float">
            <text:p>0.0049554</text:p>
          </table:table-cell>
          <table:table-cell office:value-type="float" office:value="-0.023478" calcext:value-type="float">
            <text:p>-0.023478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66465" calcext:value-type="float">
            <text:p>0.066465</text:p>
          </table:table-cell>
        </table:table-row>
        <table:table-row table:style-name="ro1">
          <table:table-cell office:value-type="float" office:value="0.012576" calcext:value-type="float">
            <text:p>0.012576</text:p>
          </table:table-cell>
          <table:table-cell table:formula="of:=[.I434]*-1" office:value-type="float" office:value="-0.069115" calcext:value-type="float">
            <text:p>-0.069115</text:p>
          </table:table-cell>
          <table:table-cell office:value-type="float" office:value="0.057848" calcext:value-type="float">
            <text:p>0.057848</text:p>
          </table:table-cell>
          <table:table-cell office:value-type="float" office:value="0.032836" calcext:value-type="float">
            <text:p>0.032836</text:p>
          </table:table-cell>
          <table:table-cell office:value-type="float" office:value="0.0043238" calcext:value-type="float">
            <text:p>0.0043238</text:p>
          </table:table-cell>
          <table:table-cell office:value-type="float" office:value="-0.023852" calcext:value-type="float">
            <text:p>-0.023852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69115" calcext:value-type="float">
            <text:p>0.069115</text:p>
          </table:table-cell>
        </table:table-row>
        <table:table-row table:style-name="ro1">
          <table:table-cell office:value-type="float" office:value="0.012698" calcext:value-type="float">
            <text:p>0.012698</text:p>
          </table:table-cell>
          <table:table-cell table:formula="of:=[.I435]*-1" office:value-type="float" office:value="-0.071774" calcext:value-type="float">
            <text:p>-0.071774</text:p>
          </table:table-cell>
          <table:table-cell office:value-type="float" office:value="0.057894" calcext:value-type="float">
            <text:p>0.057894</text:p>
          </table:table-cell>
          <table:table-cell office:value-type="float" office:value="0.033162" calcext:value-type="float">
            <text:p>0.033162</text:p>
          </table:table-cell>
          <table:table-cell office:value-type="float" office:value="0.0035369" calcext:value-type="float">
            <text:p>0.0035369</text:p>
          </table:table-cell>
          <table:table-cell office:value-type="float" office:value="-0.024326" calcext:value-type="float">
            <text:p>-0.024326</text:p>
          </table:table-cell>
          <table:table-cell office:value-type="float" office:value="0.99915" calcext:value-type="float">
            <text:p>0.99915</text:p>
          </table:table-cell>
          <table:table-cell/>
          <table:table-cell office:value-type="float" office:value="0.071774" calcext:value-type="float">
            <text:p>0.071774</text:p>
          </table:table-cell>
        </table:table-row>
        <table:table-row table:style-name="ro1">
          <table:table-cell office:value-type="float" office:value="0.01281" calcext:value-type="float">
            <text:p>0.01281</text:p>
          </table:table-cell>
          <table:table-cell table:formula="of:=[.I436]*-1" office:value-type="float" office:value="-0.074394" calcext:value-type="float">
            <text:p>-0.074394</text:p>
          </table:table-cell>
          <table:table-cell office:value-type="float" office:value="0.057886" calcext:value-type="float">
            <text:p>0.057886</text:p>
          </table:table-cell>
          <table:table-cell office:value-type="float" office:value="0.033612" calcext:value-type="float">
            <text:p>0.033612</text:p>
          </table:table-cell>
          <table:table-cell office:value-type="float" office:value="0.0029691" calcext:value-type="float">
            <text:p>0.0029691</text:p>
          </table:table-cell>
          <table:table-cell office:value-type="float" office:value="-0.024747" calcext:value-type="float">
            <text:p>-0.024747</text:p>
          </table:table-cell>
          <table:table-cell office:value-type="float" office:value="0.99912" calcext:value-type="float">
            <text:p>0.99912</text:p>
          </table:table-cell>
          <table:table-cell/>
          <table:table-cell office:value-type="float" office:value="0.074394" calcext:value-type="float">
            <text:p>0.074394</text:p>
          </table:table-cell>
        </table:table-row>
        <table:table-row table:style-name="ro1">
          <table:table-cell office:value-type="float" office:value="0.013185" calcext:value-type="float">
            <text:p>0.013185</text:p>
          </table:table-cell>
          <table:table-cell table:formula="of:=[.I437]*-1" office:value-type="float" office:value="-0.077806" calcext:value-type="float">
            <text:p>-0.077806</text:p>
          </table:table-cell>
          <table:table-cell office:value-type="float" office:value="0.057929" calcext:value-type="float">
            <text:p>0.057929</text:p>
          </table:table-cell>
          <table:table-cell office:value-type="float" office:value="0.034009" calcext:value-type="float">
            <text:p>0.034009</text:p>
          </table:table-cell>
          <table:table-cell office:value-type="float" office:value="0.0026122" calcext:value-type="float">
            <text:p>0.0026122</text:p>
          </table:table-cell>
          <table:table-cell office:value-type="float" office:value="-0.025115" calcext:value-type="float">
            <text:p>-0.025115</text:p>
          </table:table-cell>
          <table:table-cell office:value-type="float" office:value="0.9991" calcext:value-type="float">
            <text:p>0.9991</text:p>
          </table:table-cell>
          <table:table-cell/>
          <table:table-cell office:value-type="float" office:value="0.077806" calcext:value-type="float">
            <text:p>0.077806</text:p>
          </table:table-cell>
        </table:table-row>
        <table:table-row table:style-name="ro1">
          <table:table-cell office:value-type="float" office:value="0.013337" calcext:value-type="float">
            <text:p>0.013337</text:p>
          </table:table-cell>
          <table:table-cell table:formula="of:=[.I438]*-1" office:value-type="float" office:value="-0.080403" calcext:value-type="float">
            <text:p>-0.080403</text:p>
          </table:table-cell>
          <table:table-cell office:value-type="float" office:value="0.05795" calcext:value-type="float">
            <text:p>0.05795</text:p>
          </table:table-cell>
          <table:table-cell office:value-type="float" office:value="0.034365" calcext:value-type="float">
            <text:p>0.034365</text:p>
          </table:table-cell>
          <table:table-cell office:value-type="float" office:value="0.0022955" calcext:value-type="float">
            <text:p>0.0022955</text:p>
          </table:table-cell>
          <table:table-cell office:value-type="float" office:value="-0.025437" calcext:value-type="float">
            <text:p>-0.025437</text:p>
          </table:table-cell>
          <table:table-cell office:value-type="float" office:value="0.99908" calcext:value-type="float">
            <text:p>0.99908</text:p>
          </table:table-cell>
          <table:table-cell/>
          <table:table-cell office:value-type="float" office:value="0.080403" calcext:value-type="float">
            <text:p>0.080403</text:p>
          </table:table-cell>
        </table:table-row>
        <table:table-row table:style-name="ro1">
          <table:table-cell office:value-type="float" office:value="0.013493" calcext:value-type="float">
            <text:p>0.013493</text:p>
          </table:table-cell>
          <table:table-cell table:formula="of:=[.I439]*-1" office:value-type="float" office:value="-0.083072" calcext:value-type="float">
            <text:p>-0.083072</text:p>
          </table:table-cell>
          <table:table-cell office:value-type="float" office:value="0.057914" calcext:value-type="float">
            <text:p>0.057914</text:p>
          </table:table-cell>
          <table:table-cell office:value-type="float" office:value="0.034197" calcext:value-type="float">
            <text:p>0.034197</text:p>
          </table:table-cell>
          <table:table-cell office:value-type="float" office:value="0.0020357" calcext:value-type="float">
            <text:p>0.0020357</text:p>
          </table:table-cell>
          <table:table-cell office:value-type="float" office:value="-0.025577" calcext:value-type="float">
            <text:p>-0.025577</text:p>
          </table:table-cell>
          <table:table-cell office:value-type="float" office:value="0.99909" calcext:value-type="float">
            <text:p>0.99909</text:p>
          </table:table-cell>
          <table:table-cell/>
          <table:table-cell office:value-type="float" office:value="0.083072" calcext:value-type="float">
            <text:p>0.083072</text:p>
          </table:table-cell>
        </table:table-row>
        <table:table-row table:style-name="ro1">
          <table:table-cell office:value-type="float" office:value="0.013679" calcext:value-type="float">
            <text:p>0.013679</text:p>
          </table:table-cell>
          <table:table-cell table:formula="of:=[.I440]*-1" office:value-type="float" office:value="-0.085746" calcext:value-type="float">
            <text:p>-0.085746</text:p>
          </table:table-cell>
          <table:table-cell office:value-type="float" office:value="0.057796" calcext:value-type="float">
            <text:p>0.057796</text:p>
          </table:table-cell>
          <table:table-cell office:value-type="float" office:value="0.033687" calcext:value-type="float">
            <text:p>0.033687</text:p>
          </table:table-cell>
          <table:table-cell office:value-type="float" office:value="0.0018369" calcext:value-type="float">
            <text:p>0.0018369</text:p>
          </table:table-cell>
          <table:table-cell office:value-type="float" office:value="-0.025449" calcext:value-type="float">
            <text:p>-0.025449</text:p>
          </table:table-cell>
          <table:table-cell office:value-type="float" office:value="0.99911" calcext:value-type="float">
            <text:p>0.99911</text:p>
          </table:table-cell>
          <table:table-cell/>
          <table:table-cell office:value-type="float" office:value="0.085746" calcext:value-type="float">
            <text:p>0.085746</text:p>
          </table:table-cell>
        </table:table-row>
        <table:table-row table:style-name="ro1">
          <table:table-cell office:value-type="float" office:value="0.013793" calcext:value-type="float">
            <text:p>0.013793</text:p>
          </table:table-cell>
          <table:table-cell table:formula="of:=[.I441]*-1" office:value-type="float" office:value="-0.088293" calcext:value-type="float">
            <text:p>-0.088293</text:p>
          </table:table-cell>
          <table:table-cell office:value-type="float" office:value="0.057625" calcext:value-type="float">
            <text:p>0.057625</text:p>
          </table:table-cell>
          <table:table-cell office:value-type="float" office:value="0.03291" calcext:value-type="float">
            <text:p>0.03291</text:p>
          </table:table-cell>
          <table:table-cell office:value-type="float" office:value="0.0018827" calcext:value-type="float">
            <text:p>0.0018827</text:p>
          </table:table-cell>
          <table:table-cell office:value-type="float" office:value="-0.025219" calcext:value-type="float">
            <text:p>-0.025219</text:p>
          </table:table-cell>
          <table:table-cell office:value-type="float" office:value="0.99914" calcext:value-type="float">
            <text:p>0.99914</text:p>
          </table:table-cell>
          <table:table-cell/>
          <table:table-cell office:value-type="float" office:value="0.088293" calcext:value-type="float">
            <text:p>0.088293</text:p>
          </table:table-cell>
        </table:table-row>
        <table:table-row table:style-name="ro1">
          <table:table-cell office:value-type="float" office:value="0.014137" calcext:value-type="float">
            <text:p>0.014137</text:p>
          </table:table-cell>
          <table:table-cell table:formula="of:=[.I442]*-1" office:value-type="float" office:value="-0.090976" calcext:value-type="float">
            <text:p>-0.090976</text:p>
          </table:table-cell>
          <table:table-cell office:value-type="float" office:value="0.057423" calcext:value-type="float">
            <text:p>0.057423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0021055" calcext:value-type="float">
            <text:p>0.0021055</text:p>
          </table:table-cell>
          <table:table-cell office:value-type="float" office:value="-0.025153" calcext:value-type="float">
            <text:p>-0.025153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90976" calcext:value-type="float">
            <text:p>0.090976</text:p>
          </table:table-cell>
        </table:table-row>
        <table:table-row table:style-name="ro1">
          <table:table-cell office:value-type="float" office:value="0.014502" calcext:value-type="float">
            <text:p>0.014502</text:p>
          </table:table-cell>
          <table:table-cell table:formula="of:=[.I443]*-1" office:value-type="float" office:value="-0.093377" calcext:value-type="float">
            <text:p>-0.093377</text:p>
          </table:table-cell>
          <table:table-cell office:value-type="float" office:value="0.057252" calcext:value-type="float">
            <text:p>0.057252</text:p>
          </table:table-cell>
          <table:table-cell office:value-type="float" office:value="0.031509" calcext:value-type="float">
            <text:p>0.031509</text:p>
          </table:table-cell>
          <table:table-cell office:value-type="float" office:value="0.0022673" calcext:value-type="float">
            <text:p>0.0022673</text:p>
          </table:table-cell>
          <table:table-cell office:value-type="float" office:value="-0.025354" calcext:value-type="float">
            <text:p>-0.025354</text:p>
          </table:table-cell>
          <table:table-cell office:value-type="float" office:value="0.99918" calcext:value-type="float">
            <text:p>0.99918</text:p>
          </table:table-cell>
          <table:table-cell/>
          <table:table-cell office:value-type="float" office:value="0.093377" calcext:value-type="float">
            <text:p>0.093377</text:p>
          </table:table-cell>
        </table:table-row>
        <table:table-row table:style-name="ro1">
          <table:table-cell office:value-type="float" office:value="0.014943" calcext:value-type="float">
            <text:p>0.014943</text:p>
          </table:table-cell>
          <table:table-cell table:formula="of:=[.I444]*-1" office:value-type="float" office:value="-0.095755" calcext:value-type="float">
            <text:p>-0.095755</text:p>
          </table:table-cell>
          <table:table-cell office:value-type="float" office:value="0.057097" calcext:value-type="float">
            <text:p>0.057097</text:p>
          </table:table-cell>
          <table:table-cell office:value-type="float" office:value="0.031288" calcext:value-type="float">
            <text:p>0.031288</text:p>
          </table:table-cell>
          <table:table-cell office:value-type="float" office:value="0.0021551" calcext:value-type="float">
            <text:p>0.0021551</text:p>
          </table:table-cell>
          <table:table-cell office:value-type="float" office:value="-0.025917" calcext:value-type="float">
            <text:p>-0.025917</text:p>
          </table:table-cell>
          <table:table-cell office:value-type="float" office:value="0.99917" calcext:value-type="float">
            <text:p>0.99917</text:p>
          </table:table-cell>
          <table:table-cell/>
          <table:table-cell office:value-type="float" office:value="0.095755" calcext:value-type="float">
            <text:p>0.095755</text:p>
          </table:table-cell>
        </table:table-row>
        <table:table-row table:style-name="ro1">
          <table:table-cell office:value-type="float" office:value="0.015467" calcext:value-type="float">
            <text:p>0.015467</text:p>
          </table:table-cell>
          <table:table-cell table:formula="of:=[.I445]*-1" office:value-type="float" office:value="-0.098132" calcext:value-type="float">
            <text:p>-0.098132</text:p>
          </table:table-cell>
          <table:table-cell office:value-type="float" office:value="0.056994" calcext:value-type="float">
            <text:p>0.056994</text:p>
          </table:table-cell>
          <table:table-cell office:value-type="float" office:value="0.031199" calcext:value-type="float">
            <text:p>0.031199</text:p>
          </table:table-cell>
          <table:table-cell office:value-type="float" office:value="0.0018445" calcext:value-type="float">
            <text:p>0.0018445</text:p>
          </table:table-cell>
          <table:table-cell office:value-type="float" office:value="-0.026752" calcext:value-type="float">
            <text:p>-0.026752</text:p>
          </table:table-cell>
          <table:table-cell office:value-type="float" office:value="0.99915" calcext:value-type="float">
            <text:p>0.99915</text:p>
          </table:table-cell>
          <table:table-cell/>
          <table:table-cell office:value-type="float" office:value="0.098132" calcext:value-type="float">
            <text:p>0.098132</text:p>
          </table:table-cell>
        </table:table-row>
        <table:table-row table:style-name="ro1">
          <table:table-cell office:value-type="float" office:value="0.015995" calcext:value-type="float">
            <text:p>0.015995</text:p>
          </table:table-cell>
          <table:table-cell table:formula="of:=[.I446]*-1" office:value-type="float" office:value="-0.10057" calcext:value-type="float">
            <text:p>-0.10057</text:p>
          </table:table-cell>
          <table:table-cell office:value-type="float" office:value="0.056775" calcext:value-type="float">
            <text:p>0.056775</text:p>
          </table:table-cell>
          <table:table-cell office:value-type="float" office:value="0.031204" calcext:value-type="float">
            <text:p>0.031204</text:p>
          </table:table-cell>
          <table:table-cell office:value-type="float" office:value="0.0014497" calcext:value-type="float">
            <text:p>0.0014497</text:p>
          </table:table-cell>
          <table:table-cell office:value-type="float" office:value="-0.027547" calcext:value-type="float">
            <text:p>-0.027547</text:p>
          </table:table-cell>
          <table:table-cell office:value-type="float" office:value="0.99913" calcext:value-type="float">
            <text:p>0.99913</text:p>
          </table:table-cell>
          <table:table-cell/>
          <table:table-cell office:value-type="float" office:value="0.10057" calcext:value-type="float">
            <text:p>0.10057</text:p>
          </table:table-cell>
        </table:table-row>
        <table:table-row table:style-name="ro1">
          <table:table-cell office:value-type="float" office:value="0.016892" calcext:value-type="float">
            <text:p>0.016892</text:p>
          </table:table-cell>
          <table:table-cell table:formula="of:=[.I447]*-1" office:value-type="float" office:value="-0.10366" calcext:value-type="float">
            <text:p>-0.10366</text:p>
          </table:table-cell>
          <table:table-cell office:value-type="float" office:value="0.056573" calcext:value-type="float">
            <text:p>0.056573</text:p>
          </table:table-cell>
          <table:table-cell office:value-type="float" office:value="0.031037" calcext:value-type="float">
            <text:p>0.031037</text:p>
          </table:table-cell>
          <table:table-cell office:value-type="float" office:value="0.00095951" calcext:value-type="float">
            <text:p>0.00095951</text:p>
          </table:table-cell>
          <table:table-cell office:value-type="float" office:value="-0.028302" calcext:value-type="float">
            <text:p>-0.028302</text:p>
          </table:table-cell>
          <table:table-cell office:value-type="float" office:value="0.99912" calcext:value-type="float">
            <text:p>0.99912</text:p>
          </table:table-cell>
          <table:table-cell/>
          <table:table-cell office:value-type="float" office:value="0.10366" calcext:value-type="float">
            <text:p>0.10366</text:p>
          </table:table-cell>
        </table:table-row>
        <table:table-row table:style-name="ro1">
          <table:table-cell office:value-type="float" office:value="0.017502" calcext:value-type="float">
            <text:p>0.017502</text:p>
          </table:table-cell>
          <table:table-cell table:formula="of:=[.I448]*-1" office:value-type="float" office:value="-0.10619" calcext:value-type="float">
            <text:p>-0.10619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30788" calcext:value-type="float">
            <text:p>0.030788</text:p>
          </table:table-cell>
          <table:table-cell office:value-type="float" office:value="0.00054286" calcext:value-type="float">
            <text:p>0.00054286</text:p>
          </table:table-cell>
          <table:table-cell office:value-type="float" office:value="-0.028836" calcext:value-type="float">
            <text:p>-0.028836</text:p>
          </table:table-cell>
          <table:table-cell office:value-type="float" office:value="0.99911" calcext:value-type="float">
            <text:p>0.99911</text:p>
          </table:table-cell>
          <table:table-cell/>
          <table:table-cell office:value-type="float" office:value="0.10619" calcext:value-type="float">
            <text:p>0.10619</text:p>
          </table:table-cell>
        </table:table-row>
        <table:table-row table:style-name="ro1">
          <table:table-cell office:value-type="float" office:value="0.017979" calcext:value-type="float">
            <text:p>0.017979</text:p>
          </table:table-cell>
          <table:table-cell table:formula="of:=[.I449]*-1" office:value-type="float" office:value="-0.10876" calcext:value-type="float">
            <text:p>-0.10876</text:p>
          </table:table-cell>
          <table:table-cell office:value-type="float" office:value="0.056192" calcext:value-type="float">
            <text:p>0.056192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0010491" calcext:value-type="float">
            <text:p>0.00010491</text:p>
          </table:table-cell>
          <table:table-cell office:value-type="float" office:value="-0.029066" calcext:value-type="float">
            <text:p>-0.029066</text:p>
          </table:table-cell>
          <table:table-cell office:value-type="float" office:value="0.99912" calcext:value-type="float">
            <text:p>0.99912</text:p>
          </table:table-cell>
          <table:table-cell/>
          <table:table-cell office:value-type="float" office:value="0.10876" calcext:value-type="float">
            <text:p>0.10876</text:p>
          </table:table-cell>
        </table:table-row>
        <table:table-row table:style-name="ro1">
          <table:table-cell office:value-type="float" office:value="0.018326" calcext:value-type="float">
            <text:p>0.018326</text:p>
          </table:table-cell>
          <table:table-cell table:formula="of:=[.I450]*-1" office:value-type="float" office:value="-0.11125" calcext:value-type="float">
            <text:p>-0.11125</text:p>
          </table:table-cell>
          <table:table-cell office:value-type="float" office:value="0.055879" calcext:value-type="float">
            <text:p>0.055879</text:p>
          </table:table-cell>
          <table:table-cell office:value-type="float" office:value="0.029513" calcext:value-type="float">
            <text:p>0.029513</text:p>
          </table:table-cell>
          <table:table-cell office:value-type="float" office:value="-0.00011375" calcext:value-type="float">
            <text:p>-0.00011375</text:p>
          </table:table-cell>
          <table:table-cell office:value-type="float" office:value="-0.028805" calcext:value-type="float">
            <text:p>-0.028805</text:p>
          </table:table-cell>
          <table:table-cell office:value-type="float" office:value="0.99915" calcext:value-type="float">
            <text:p>0.99915</text:p>
          </table:table-cell>
          <table:table-cell/>
          <table:table-cell office:value-type="float" office:value="0.11125" calcext:value-type="float">
            <text:p>0.11125</text:p>
          </table:table-cell>
        </table:table-row>
        <table:table-row table:style-name="ro1">
          <table:table-cell office:value-type="float" office:value="0.018565" calcext:value-type="float">
            <text:p>0.018565</text:p>
          </table:table-cell>
          <table:table-cell table:formula="of:=[.I451]*-1" office:value-type="float" office:value="-0.1137" calcext:value-type="float">
            <text:p>-0.1137</text:p>
          </table:table-cell>
          <table:table-cell office:value-type="float" office:value="0.055565" calcext:value-type="float">
            <text:p>0.055565</text:p>
          </table:table-cell>
          <table:table-cell office:value-type="float" office:value="0.028301" calcext:value-type="float">
            <text:p>0.028301</text:p>
          </table:table-cell>
          <table:table-cell office:value-type="float" office:value="0.000073149" calcext:value-type="float">
            <text:p>0.000073149</text:p>
          </table:table-cell>
          <table:table-cell office:value-type="float" office:value="-0.02826" calcext:value-type="float">
            <text:p>-0.02826</text:p>
          </table:table-cell>
          <table:table-cell office:value-type="float" office:value="0.9992" calcext:value-type="float">
            <text:p>0.9992</text:p>
          </table:table-cell>
          <table:table-cell/>
          <table:table-cell office:value-type="float" office:value="0.1137" calcext:value-type="float">
            <text:p>0.1137</text:p>
          </table:table-cell>
        </table:table-row>
        <table:table-row table:style-name="ro1">
          <table:table-cell office:value-type="float" office:value="0.018856" calcext:value-type="float">
            <text:p>0.018856</text:p>
          </table:table-cell>
          <table:table-cell table:formula="of:=[.I452]*-1" office:value-type="float" office:value="-0.11623" calcext:value-type="float">
            <text:p>-0.11623</text:p>
          </table:table-cell>
          <table:table-cell office:value-type="float" office:value="0.055329" calcext:value-type="float">
            <text:p>0.055329</text:p>
          </table:table-cell>
          <table:table-cell office:value-type="float" office:value="0.027123" calcext:value-type="float">
            <text:p>0.027123</text:p>
          </table:table-cell>
          <table:table-cell office:value-type="float" office:value="0.00056592" calcext:value-type="float">
            <text:p>0.00056592</text:p>
          </table:table-cell>
          <table:table-cell office:value-type="float" office:value="-0.027744" calcext:value-type="float">
            <text:p>-0.027744</text:p>
          </table:table-cell>
          <table:table-cell office:value-type="float" office:value="0.99925" calcext:value-type="float">
            <text:p>0.99925</text:p>
          </table:table-cell>
          <table:table-cell/>
          <table:table-cell office:value-type="float" office:value="0.11623" calcext:value-type="float">
            <text:p>0.11623</text:p>
          </table:table-cell>
        </table:table-row>
        <table:table-row table:style-name="ro1">
          <table:table-cell office:value-type="float" office:value="0.019094" calcext:value-type="float">
            <text:p>0.019094</text:p>
          </table:table-cell>
          <table:table-cell table:formula="of:=[.I453]*-1" office:value-type="float" office:value="-0.11855" calcext:value-type="float">
            <text:p>-0.11855</text:p>
          </table:table-cell>
          <table:table-cell office:value-type="float" office:value="0.055099" calcext:value-type="float">
            <text:p>0.055099</text:p>
          </table:table-cell>
          <table:table-cell office:value-type="float" office:value="0.026293" calcext:value-type="float">
            <text:p>0.026293</text:p>
          </table:table-cell>
          <table:table-cell office:value-type="float" office:value="0.00081872" calcext:value-type="float">
            <text:p>0.00081872</text:p>
          </table:table-cell>
          <table:table-cell office:value-type="float" office:value="-0.027375" calcext:value-type="float">
            <text:p>-0.027375</text:p>
          </table:table-cell>
          <table:table-cell office:value-type="float" office:value="0.99928" calcext:value-type="float">
            <text:p>0.99928</text:p>
          </table:table-cell>
          <table:table-cell/>
          <table:table-cell office:value-type="float" office:value="0.11855" calcext:value-type="float">
            <text:p>0.11855</text:p>
          </table:table-cell>
        </table:table-row>
        <table:table-row table:style-name="ro1">
          <table:table-cell office:value-type="float" office:value="0.019296" calcext:value-type="float">
            <text:p>0.019296</text:p>
          </table:table-cell>
          <table:table-cell table:formula="of:=[.I454]*-1" office:value-type="float" office:value="-0.12076" calcext:value-type="float">
            <text:p>-0.12076</text:p>
          </table:table-cell>
          <table:table-cell office:value-type="float" office:value="0.054951" calcext:value-type="float">
            <text:p>0.054951</text:p>
          </table:table-cell>
          <table:table-cell office:value-type="float" office:value="0.025832" calcext:value-type="float">
            <text:p>0.025832</text:p>
          </table:table-cell>
          <table:table-cell office:value-type="float" office:value="0.00048837" calcext:value-type="float">
            <text:p>0.00048837</text:p>
          </table:table-cell>
          <table:table-cell office:value-type="float" office:value="-0.027168" calcext:value-type="float">
            <text:p>-0.027168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12076" calcext:value-type="float">
            <text:p>0.12076</text:p>
          </table:table-cell>
        </table:table-row>
        <table:table-row table:style-name="ro1">
          <table:table-cell office:value-type="float" office:value="0.019528" calcext:value-type="float">
            <text:p>0.019528</text:p>
          </table:table-cell>
          <table:table-cell table:formula="of:=[.I455]*-1" office:value-type="float" office:value="-0.12286" calcext:value-type="float">
            <text:p>-0.12286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-0.000035129" calcext:value-type="float">
            <text:p>-0.000035129</text:p>
          </table:table-cell>
          <table:table-cell office:value-type="float" office:value="-0.02719" calcext:value-type="float">
            <text:p>-0.02719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12286" calcext:value-type="float">
            <text:p>0.12286</text:p>
          </table:table-cell>
        </table:table-row>
        <table:table-row table:style-name="ro1">
          <table:table-cell office:value-type="float" office:value="0.019756" calcext:value-type="float">
            <text:p>0.019756</text:p>
          </table:table-cell>
          <table:table-cell table:formula="of:=[.I456]*-1" office:value-type="float" office:value="-0.12486" calcext:value-type="float">
            <text:p>-0.12486</text:p>
          </table:table-cell>
          <table:table-cell office:value-type="float" office:value="0.054836" calcext:value-type="float">
            <text:p>0.054836</text:p>
          </table:table-cell>
          <table:table-cell office:value-type="float" office:value="0.025873" calcext:value-type="float">
            <text:p>0.025873</text:p>
          </table:table-cell>
          <table:table-cell office:value-type="float" office:value="-0.00062359" calcext:value-type="float">
            <text:p>-0.00062359</text:p>
          </table:table-cell>
          <table:table-cell office:value-type="float" office:value="-0.027393" calcext:value-type="float">
            <text:p>-0.027393</text:p>
          </table:table-cell>
          <table:table-cell office:value-type="float" office:value="0.99929" calcext:value-type="float">
            <text:p>0.99929</text:p>
          </table:table-cell>
          <table:table-cell/>
          <table:table-cell office:value-type="float" office:value="0.12486" calcext:value-type="float">
            <text:p>0.12486</text:p>
          </table:table-cell>
        </table:table-row>
        <table:table-row table:style-name="ro1">
          <table:table-cell office:value-type="float" office:value="0.020082" calcext:value-type="float">
            <text:p>0.020082</text:p>
          </table:table-cell>
          <table:table-cell table:formula="of:=[.I457]*-1" office:value-type="float" office:value="-0.12691" calcext:value-type="float">
            <text:p>-0.12691</text:p>
          </table:table-cell>
          <table:table-cell office:value-type="float" office:value="0.054861" calcext:value-type="float">
            <text:p>0.054861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-0.0012468" calcext:value-type="float">
            <text:p>-0.0012468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99927" calcext:value-type="float">
            <text:p>0.99927</text:p>
          </table:table-cell>
          <table:table-cell/>
          <table:table-cell office:value-type="float" office:value="0.12691" calcext:value-type="float">
            <text:p>0.12691</text:p>
          </table:table-cell>
        </table:table-row>
        <table:table-row table:style-name="ro1">
          <table:table-cell office:value-type="float" office:value="0.020343" calcext:value-type="float">
            <text:p>0.020343</text:p>
          </table:table-cell>
          <table:table-cell table:formula="of:=[.I458]*-1" office:value-type="float" office:value="-0.12891" calcext:value-type="float">
            <text:p>-0.12891</text:p>
          </table:table-cell>
          <table:table-cell office:value-type="float" office:value="0.05496" calcext:value-type="float">
            <text:p>0.05496</text:p>
          </table:table-cell>
          <table:table-cell office:value-type="float" office:value="0.026737" calcext:value-type="float">
            <text:p>0.026737</text:p>
          </table:table-cell>
          <table:table-cell office:value-type="float" office:value="-0.0018267" calcext:value-type="float">
            <text:p>-0.0018267</text:p>
          </table:table-cell>
          <table:table-cell office:value-type="float" office:value="-0.027763" calcext:value-type="float">
            <text:p>-0.027763</text:p>
          </table:table-cell>
          <table:table-cell office:value-type="float" office:value="0.99926" calcext:value-type="float">
            <text:p>0.99926</text:p>
          </table:table-cell>
          <table:table-cell/>
          <table:table-cell office:value-type="float" office:value="0.12891" calcext:value-type="float">
            <text:p>0.12891</text:p>
          </table:table-cell>
        </table:table-row>
        <table:table-row table:style-name="ro1">
          <table:table-cell office:value-type="float" office:value="0.020518" calcext:value-type="float">
            <text:p>0.020518</text:p>
          </table:table-cell>
          <table:table-cell table:formula="of:=[.I459]*-1" office:value-type="float" office:value="-0.13086" calcext:value-type="float">
            <text:p>-0.13086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0.0271" calcext:value-type="float">
            <text:p>0.0271</text:p>
          </table:table-cell>
          <table:table-cell office:value-type="float" office:value="-0.0022417" calcext:value-type="float">
            <text:p>-0.0022417</text:p>
          </table:table-cell>
          <table:table-cell office:value-type="float" office:value="-0.027831" calcext:value-type="float">
            <text:p>-0.027831</text:p>
          </table:table-cell>
          <table:table-cell office:value-type="float" office:value="0.99924" calcext:value-type="float">
            <text:p>0.99924</text:p>
          </table:table-cell>
          <table:table-cell/>
          <table:table-cell office:value-type="float" office:value="0.13086" calcext:value-type="float">
            <text:p>0.13086</text:p>
          </table:table-cell>
        </table:table-row>
        <table:table-row table:style-name="ro1">
          <table:table-cell office:value-type="float" office:value="0.020678" calcext:value-type="float">
            <text:p>0.020678</text:p>
          </table:table-cell>
          <table:table-cell table:formula="of:=[.I460]*-1" office:value-type="float" office:value="-0.13282" calcext:value-type="float">
            <text:p>-0.13282</text:p>
          </table:table-cell>
          <table:table-cell office:value-type="float" office:value="0.055356" calcext:value-type="float">
            <text:p>0.055356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-0.0026218" calcext:value-type="float">
            <text:p>-0.0026218</text:p>
          </table:table-cell>
          <table:table-cell office:value-type="float" office:value="-0.027767" calcext:value-type="float">
            <text:p>-0.027767</text:p>
          </table:table-cell>
          <table:table-cell office:value-type="float" office:value="0.99923" calcext:value-type="float">
            <text:p>0.99923</text:p>
          </table:table-cell>
          <table:table-cell/>
          <table:table-cell office:value-type="float" office:value="0.13282" calcext:value-type="float">
            <text:p>0.13282</text:p>
          </table:table-cell>
        </table:table-row>
        <table:table-row table:style-name="ro1">
          <table:table-cell office:value-type="float" office:value="0.020831" calcext:value-type="float">
            <text:p>0.020831</text:p>
          </table:table-cell>
          <table:table-cell table:formula="of:=[.I461]*-1" office:value-type="float" office:value="-0.13478" calcext:value-type="float">
            <text:p>-0.13478</text:p>
          </table:table-cell>
          <table:table-cell office:value-type="float" office:value="0.05558" calcext:value-type="float">
            <text:p>0.05558</text:p>
          </table:table-cell>
          <table:table-cell office:value-type="float" office:value="0.027737" calcext:value-type="float">
            <text:p>0.027737</text:p>
          </table:table-cell>
          <table:table-cell office:value-type="float" office:value="-0.003088" calcext:value-type="float">
            <text:p>-0.003088</text:p>
          </table:table-cell>
          <table:table-cell office:value-type="float" office:value="-0.027707" calcext:value-type="float">
            <text:p>-0.027707</text:p>
          </table:table-cell>
          <table:table-cell office:value-type="float" office:value="0.99923" calcext:value-type="float">
            <text:p>0.99923</text:p>
          </table:table-cell>
          <table:table-cell/>
          <table:table-cell office:value-type="float" office:value="0.13478" calcext:value-type="float">
            <text:p>0.13478</text:p>
          </table:table-cell>
        </table:table-row>
        <table:table-row table:style-name="ro1">
          <table:table-cell office:value-type="float" office:value="0.020925" calcext:value-type="float">
            <text:p>0.020925</text:p>
          </table:table-cell>
          <table:table-cell table:formula="of:=[.I462]*-1" office:value-type="float" office:value="-0.13682" calcext:value-type="float">
            <text:p>-0.13682</text:p>
          </table:table-cell>
          <table:table-cell office:value-type="float" office:value="0.055718" calcext:value-type="float">
            <text:p>0.055718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-0.0037319" calcext:value-type="float">
            <text:p>-0.0037319</text:p>
          </table:table-cell>
          <table:table-cell office:value-type="float" office:value="-0.027525" calcext:value-type="float">
            <text:p>-0.027525</text:p>
          </table:table-cell>
          <table:table-cell office:value-type="float" office:value="0.99922" calcext:value-type="float">
            <text:p>0.99922</text:p>
          </table:table-cell>
          <table:table-cell/>
          <table:table-cell office:value-type="float" office:value="0.13682" calcext:value-type="float">
            <text:p>0.13682</text:p>
          </table:table-cell>
        </table:table-row>
        <table:table-row table:style-name="ro1">
          <table:table-cell office:value-type="float" office:value="0.020932" calcext:value-type="float">
            <text:p>0.020932</text:p>
          </table:table-cell>
          <table:table-cell table:formula="of:=[.I463]*-1" office:value-type="float" office:value="-0.13879" calcext:value-type="float">
            <text:p>-0.13879</text:p>
          </table:table-cell>
          <table:table-cell office:value-type="float" office:value="0.055732" calcext:value-type="float">
            <text:p>0.055732</text:p>
          </table:table-cell>
          <table:table-cell office:value-type="float" office:value="0.028278" calcext:value-type="float">
            <text:p>0.028278</text:p>
          </table:table-cell>
          <table:table-cell office:value-type="float" office:value="-0.0045206" calcext:value-type="float">
            <text:p>-0.0045206</text:p>
          </table:table-cell>
          <table:table-cell office:value-type="float" office:value="-0.027133" calcext:value-type="float">
            <text:p>-0.027133</text:p>
          </table:table-cell>
          <table:table-cell office:value-type="float" office:value="0.99922" calcext:value-type="float">
            <text:p>0.99922</text:p>
          </table:table-cell>
          <table:table-cell/>
          <table:table-cell office:value-type="float" office:value="0.13879" calcext:value-type="float">
            <text:p>0.13879</text:p>
          </table:table-cell>
        </table:table-row>
        <table:table-row table:style-name="ro1">
          <table:table-cell office:value-type="float" office:value="0.020853" calcext:value-type="float">
            <text:p>0.020853</text:p>
          </table:table-cell>
          <table:table-cell table:formula="of:=[.I464]*-1" office:value-type="float" office:value="-0.14075" calcext:value-type="float">
            <text:p>-0.14075</text:p>
          </table:table-cell>
          <table:table-cell office:value-type="float" office:value="0.055739" calcext:value-type="float">
            <text:p>0.055739</text:p>
          </table:table-cell>
          <table:table-cell office:value-type="float" office:value="0.028486" calcext:value-type="float">
            <text:p>0.028486</text:p>
          </table:table-cell>
          <table:table-cell office:value-type="float" office:value="-0.0052312" calcext:value-type="float">
            <text:p>-0.0052312</text:p>
          </table:table-cell>
          <table:table-cell office:value-type="float" office:value="-0.026564" calcext:value-type="float">
            <text:p>-0.026564</text:p>
          </table:table-cell>
          <table:table-cell office:value-type="float" office:value="0.99923" calcext:value-type="float">
            <text:p>0.99923</text:p>
          </table:table-cell>
          <table:table-cell/>
          <table:table-cell office:value-type="float" office:value="0.14075" calcext:value-type="float">
            <text:p>0.14075</text:p>
          </table:table-cell>
        </table:table-row>
        <table:table-row table:style-name="ro1">
          <table:table-cell office:value-type="float" office:value="0.020758" calcext:value-type="float">
            <text:p>0.020758</text:p>
          </table:table-cell>
          <table:table-cell table:formula="of:=[.I465]*-1" office:value-type="float" office:value="-0.14269" calcext:value-type="float">
            <text:p>-0.14269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28648" calcext:value-type="float">
            <text:p>0.028648</text:p>
          </table:table-cell>
          <table:table-cell office:value-type="float" office:value="-0.0058117" calcext:value-type="float">
            <text:p>-0.0058117</text:p>
          </table:table-cell>
          <table:table-cell office:value-type="float" office:value="-0.026031" calcext:value-type="float">
            <text:p>-0.026031</text:p>
          </table:table-cell>
          <table:table-cell office:value-type="float" office:value="0.99923" calcext:value-type="float">
            <text:p>0.99923</text:p>
          </table:table-cell>
          <table:table-cell/>
          <table:table-cell office:value-type="float" office:value="0.14269" calcext:value-type="float">
            <text:p>0.14269</text:p>
          </table:table-cell>
        </table:table-row>
        <table:table-row table:style-name="ro1">
          <table:table-cell office:value-type="float" office:value="0.020614" calcext:value-type="float">
            <text:p>0.020614</text:p>
          </table:table-cell>
          <table:table-cell table:formula="of:=[.I466]*-1" office:value-type="float" office:value="-0.14453" calcext:value-type="float">
            <text:p>-0.14453</text:p>
          </table:table-cell>
          <table:table-cell office:value-type="float" office:value="0.055707" calcext:value-type="float">
            <text:p>0.055707</text:p>
          </table:table-cell>
          <table:table-cell office:value-type="float" office:value="0.028931" calcext:value-type="float">
            <text:p>0.028931</text:p>
          </table:table-cell>
          <table:table-cell office:value-type="float" office:value="-0.0062564" calcext:value-type="float">
            <text:p>-0.0062564</text:p>
          </table:table-cell>
          <table:table-cell office:value-type="float" office:value="-0.025538" calcext:value-type="float">
            <text:p>-0.025538</text:p>
          </table:table-cell>
          <table:table-cell office:value-type="float" office:value="0.99924" calcext:value-type="float">
            <text:p>0.99924</text:p>
          </table:table-cell>
          <table:table-cell/>
          <table:table-cell office:value-type="float" office:value="0.14453" calcext:value-type="float">
            <text:p>0.14453</text:p>
          </table:table-cell>
        </table:table-row>
        <table:table-row table:style-name="ro1">
          <table:table-cell office:value-type="float" office:value="0.020029" calcext:value-type="float">
            <text:p>0.020029</text:p>
          </table:table-cell>
          <table:table-cell table:formula="of:=[.I467]*-1" office:value-type="float" office:value="-0.14574" calcext:value-type="float">
            <text:p>-0.14574</text:p>
          </table:table-cell>
          <table:table-cell office:value-type="float" office:value="0.055732" calcext:value-type="float">
            <text:p>0.055732</text:p>
          </table:table-cell>
          <table:table-cell office:value-type="float" office:value="0.029171" calcext:value-type="float">
            <text:p>0.029171</text:p>
          </table:table-cell>
          <table:table-cell office:value-type="float" office:value="-0.0066572" calcext:value-type="float">
            <text:p>-0.0066572</text:p>
          </table:table-cell>
          <table:table-cell office:value-type="float" office:value="-0.025085" calcext:value-type="float">
            <text:p>-0.025085</text:p>
          </table:table-cell>
          <table:table-cell office:value-type="float" office:value="0.99924" calcext:value-type="float">
            <text:p>0.99924</text:p>
          </table:table-cell>
          <table:table-cell/>
          <table:table-cell office:value-type="float" office:value="0.14574" calcext:value-type="float">
            <text:p>0.14574</text:p>
          </table:table-cell>
        </table:table-row>
        <table:table-row table:style-name="ro1">
          <table:table-cell office:value-type="float" office:value="0.019837" calcext:value-type="float">
            <text:p>0.019837</text:p>
          </table:table-cell>
          <table:table-cell table:formula="of:=[.I468]*-1" office:value-type="float" office:value="-0.14748" calcext:value-type="float">
            <text:p>-0.14748</text:p>
          </table:table-cell>
          <table:table-cell office:value-type="float" office:value="0.055777" calcext:value-type="float">
            <text:p>0.055777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-0.0070185" calcext:value-type="float">
            <text:p>-0.0070185</text:p>
          </table:table-cell>
          <table:table-cell office:value-type="float" office:value="-0.024671" calcext:value-type="float">
            <text:p>-0.024671</text:p>
          </table:table-cell>
          <table:table-cell office:value-type="float" office:value="0.99924" calcext:value-type="float">
            <text:p>0.99924</text:p>
          </table:table-cell>
          <table:table-cell/>
          <table:table-cell office:value-type="float" office:value="0.14748" calcext:value-type="float">
            <text:p>0.14748</text:p>
          </table:table-cell>
        </table:table-row>
        <table:table-row table:style-name="ro1">
          <table:table-cell office:value-type="float" office:value="0.019737" calcext:value-type="float">
            <text:p>0.019737</text:p>
          </table:table-cell>
          <table:table-cell table:formula="of:=[.I469]*-1" office:value-type="float" office:value="-0.14918" calcext:value-type="float">
            <text:p>-0.14918</text:p>
          </table:table-cell>
          <table:table-cell office:value-type="float" office:value="0.055748" calcext:value-type="float">
            <text:p>0.055748</text:p>
          </table:table-cell>
          <table:table-cell office:value-type="float" office:value="0.029174" calcext:value-type="float">
            <text:p>0.029174</text:p>
          </table:table-cell>
          <table:table-cell office:value-type="float" office:value="-0.0076058" calcext:value-type="float">
            <text:p>-0.0076058</text:p>
          </table:table-cell>
          <table:table-cell office:value-type="float" office:value="-0.024222" calcext:value-type="float">
            <text:p>-0.024222</text:p>
          </table:table-cell>
          <table:table-cell office:value-type="float" office:value="0.99925" calcext:value-type="float">
            <text:p>0.99925</text:p>
          </table:table-cell>
          <table:table-cell/>
          <table:table-cell office:value-type="float" office:value="0.14918" calcext:value-type="float">
            <text:p>0.14918</text:p>
          </table:table-cell>
        </table:table-row>
        <table:table-row table:style-name="ro1">
          <table:table-cell office:value-type="float" office:value="0.019682" calcext:value-type="float">
            <text:p>0.019682</text:p>
          </table:table-cell>
          <table:table-cell table:formula="of:=[.I470]*-1" office:value-type="float" office:value="-0.15086" calcext:value-type="float">
            <text:p>-0.15086</text:p>
          </table:table-cell>
          <table:table-cell office:value-type="float" office:value="0.055683" calcext:value-type="float">
            <text:p>0.055683</text:p>
          </table:table-cell>
          <table:table-cell office:value-type="float" office:value="0.028942" calcext:value-type="float">
            <text:p>0.028942</text:p>
          </table:table-cell>
          <table:table-cell office:value-type="float" office:value="-0.0081527" calcext:value-type="float">
            <text:p>-0.0081527</text:p>
          </table:table-cell>
          <table:table-cell office:value-type="float" office:value="-0.023811" calcext:value-type="float">
            <text:p>-0.023811</text:p>
          </table:table-cell>
          <table:table-cell office:value-type="float" office:value="0.99926" calcext:value-type="float">
            <text:p>0.99926</text:p>
          </table:table-cell>
          <table:table-cell/>
          <table:table-cell office:value-type="float" office:value="0.15086" calcext:value-type="float">
            <text:p>0.15086</text:p>
          </table:table-cell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table:formula="of:=[.I471]*-1" office:value-type="float" office:value="-0.15246" calcext:value-type="float">
            <text:p>-0.15246</text:p>
          </table:table-cell>
          <table:table-cell office:value-type="float" office:value="0.055513" calcext:value-type="float">
            <text:p>0.055513</text:p>
          </table:table-cell>
          <table:table-cell office:value-type="float" office:value="0.028664" calcext:value-type="float">
            <text:p>0.028664</text:p>
          </table:table-cell>
          <table:table-cell office:value-type="float" office:value="-0.0086502" calcext:value-type="float">
            <text:p>-0.0086502</text:p>
          </table:table-cell>
          <table:table-cell office:value-type="float" office:value="-0.023571" calcext:value-type="float">
            <text:p>-0.023571</text:p>
          </table:table-cell>
          <table:table-cell office:value-type="float" office:value="0.99927" calcext:value-type="float">
            <text:p>0.99927</text:p>
          </table:table-cell>
          <table:table-cell/>
          <table:table-cell office:value-type="float" office:value="0.15246" calcext:value-type="float">
            <text:p>0.15246</text:p>
          </table:table-cell>
        </table:table-row>
        <table:table-row table:style-name="ro1">
          <table:table-cell office:value-type="float" office:value="0.019612" calcext:value-type="float">
            <text:p>0.019612</text:p>
          </table:table-cell>
          <table:table-cell table:formula="of:=[.I472]*-1" office:value-type="float" office:value="-0.15398" calcext:value-type="float">
            <text:p>-0.15398</text:p>
          </table:table-cell>
          <table:table-cell office:value-type="float" office:value="0.055319" calcext:value-type="float">
            <text:p>0.055319</text:p>
          </table:table-cell>
          <table:table-cell office:value-type="float" office:value="0.028292" calcext:value-type="float">
            <text:p>0.028292</text:p>
          </table:table-cell>
          <table:table-cell office:value-type="float" office:value="-0.0090633" calcext:value-type="float">
            <text:p>-0.0090633</text:p>
          </table:table-cell>
          <table:table-cell office:value-type="float" office:value="-0.023368" calcext:value-type="float">
            <text:p>-0.023368</text:p>
          </table:table-cell>
          <table:table-cell office:value-type="float" office:value="0.99929" calcext:value-type="float">
            <text:p>0.99929</text:p>
          </table:table-cell>
          <table:table-cell/>
          <table:table-cell office:value-type="float" office:value="0.15398" calcext:value-type="float">
            <text:p>0.15398</text:p>
          </table:table-cell>
        </table:table-row>
        <table:table-row table:style-name="ro1">
          <table:table-cell office:value-type="float" office:value="0.019484" calcext:value-type="float">
            <text:p>0.019484</text:p>
          </table:table-cell>
          <table:table-cell table:formula="of:=[.I473]*-1" office:value-type="float" office:value="-0.15559" calcext:value-type="float">
            <text:p>-0.15559</text:p>
          </table:table-cell>
          <table:table-cell office:value-type="float" office:value="0.055042" calcext:value-type="float">
            <text:p>0.055042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-0.0093154" calcext:value-type="float">
            <text:p>-0.0093154</text:p>
          </table:table-cell>
          <table:table-cell office:value-type="float" office:value="-0.022985" calcext:value-type="float">
            <text:p>-0.022985</text:p>
          </table:table-cell>
          <table:table-cell office:value-type="float" office:value="0.9993" calcext:value-type="float">
            <text:p>0.9993</text:p>
          </table:table-cell>
          <table:table-cell/>
          <table:table-cell office:value-type="float" office:value="0.15559" calcext:value-type="float">
            <text:p>0.15559</text:p>
          </table:table-cell>
        </table:table-row>
        <table:table-row table:style-name="ro1">
          <table:table-cell office:value-type="float" office:value="0.01927" calcext:value-type="float">
            <text:p>0.01927</text:p>
          </table:table-cell>
          <table:table-cell table:formula="of:=[.I474]*-1" office:value-type="float" office:value="-0.15718" calcext:value-type="float">
            <text:p>-0.15718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-0.0094389" calcext:value-type="float">
            <text:p>-0.0094389</text:p>
          </table:table-cell>
          <table:table-cell office:value-type="float" office:value="-0.022467" calcext:value-type="float">
            <text:p>-0.022467</text:p>
          </table:table-cell>
          <table:table-cell office:value-type="float" office:value="0.99932" calcext:value-type="float">
            <text:p>0.99932</text:p>
          </table:table-cell>
          <table:table-cell/>
          <table:table-cell office:value-type="float" office:value="0.15718" calcext:value-type="float">
            <text:p>0.15718</text:p>
          </table:table-cell>
        </table:table-row>
        <table:table-row table:style-name="ro1">
          <table:table-cell office:value-type="float" office:value="0.019069" calcext:value-type="float">
            <text:p>0.019069</text:p>
          </table:table-cell>
          <table:table-cell table:formula="of:=[.I475]*-1" office:value-type="float" office:value="-0.1587" calcext:value-type="float">
            <text:p>-0.1587</text:p>
          </table:table-cell>
          <table:table-cell office:value-type="float" office:value="0.054735" calcext:value-type="float">
            <text:p>0.054735</text:p>
          </table:table-cell>
          <table:table-cell office:value-type="float" office:value="0.027161" calcext:value-type="float">
            <text:p>0.027161</text:p>
          </table:table-cell>
          <table:table-cell office:value-type="float" office:value="-0.009398" calcext:value-type="float">
            <text:p>-0.009398</text:p>
          </table:table-cell>
          <table:table-cell office:value-type="float" office:value="-0.021768" calcext:value-type="float">
            <text:p>-0.021768</text:p>
          </table:table-cell>
          <table:table-cell office:value-type="float" office:value="0.99935" calcext:value-type="float">
            <text:p>0.99935</text:p>
          </table:table-cell>
          <table:table-cell/>
          <table:table-cell office:value-type="float" office:value="0.1587" calcext:value-type="float">
            <text:p>0.1587</text:p>
          </table:table-cell>
        </table:table-row>
        <table:table-row table:style-name="ro1">
          <table:table-cell office:value-type="float" office:value="0.018859" calcext:value-type="float">
            <text:p>0.018859</text:p>
          </table:table-cell>
          <table:table-cell table:formula="of:=[.I476]*-1" office:value-type="float" office:value="-0.16023" calcext:value-type="float">
            <text:p>-0.16023</text:p>
          </table:table-cell>
          <table:table-cell office:value-type="float" office:value="0.054532" calcext:value-type="float">
            <text:p>0.054532</text:p>
          </table:table-cell>
          <table:table-cell office:value-type="float" office:value="0.026864" calcext:value-type="float">
            <text:p>0.026864</text:p>
          </table:table-cell>
          <table:table-cell office:value-type="float" office:value="-0.0093187" calcext:value-type="float">
            <text:p>-0.0093187</text:p>
          </table:table-cell>
          <table:table-cell office:value-type="float" office:value="-0.02094" calcext:value-type="float">
            <text:p>-0.02094</text:p>
          </table:table-cell>
          <table:table-cell office:value-type="float" office:value="0.99938" calcext:value-type="float">
            <text:p>0.99938</text:p>
          </table:table-cell>
          <table:table-cell/>
          <table:table-cell office:value-type="float" office:value="0.16023" calcext:value-type="float">
            <text:p>0.16023</text:p>
          </table:table-cell>
        </table:table-row>
        <table:table-row table:style-name="ro1">
          <table:table-cell office:value-type="float" office:value="0.018973" calcext:value-type="float">
            <text:p>0.018973</text:p>
          </table:table-cell>
          <table:table-cell table:formula="of:=[.I477]*-1" office:value-type="float" office:value="-0.16203" calcext:value-type="float">
            <text:p>-0.16203</text:p>
          </table:table-cell>
          <table:table-cell office:value-type="float" office:value="0.054223" calcext:value-type="float">
            <text:p>0.054223</text:p>
          </table:table-cell>
          <table:table-cell office:value-type="float" office:value="0.026577" calcext:value-type="float">
            <text:p>0.026577</text:p>
          </table:table-cell>
          <table:table-cell office:value-type="float" office:value="-0.0093249" calcext:value-type="float">
            <text:p>-0.0093249</text:p>
          </table:table-cell>
          <table:table-cell office:value-type="float" office:value="-0.020114" calcext:value-type="float">
            <text:p>-0.020114</text:p>
          </table:table-cell>
          <table:table-cell office:value-type="float" office:value="0.9994" calcext:value-type="float">
            <text:p>0.9994</text:p>
          </table:table-cell>
          <table:table-cell/>
          <table:table-cell office:value-type="float" office:value="0.16203" calcext:value-type="float">
            <text:p>0.16203</text:p>
          </table:table-cell>
        </table:table-row>
        <table:table-row table:style-name="ro1">
          <table:table-cell office:value-type="float" office:value="0.018762" calcext:value-type="float">
            <text:p>0.018762</text:p>
          </table:table-cell>
          <table:table-cell table:formula="of:=[.I478]*-1" office:value-type="float" office:value="-0.16347" calcext:value-type="float">
            <text:p>-0.16347</text:p>
          </table:table-cell>
          <table:table-cell office:value-type="float" office:value="0.053834" calcext:value-type="float">
            <text:p>0.053834</text:p>
          </table:table-cell>
          <table:table-cell office:value-type="float" office:value="0.026245" calcext:value-type="float">
            <text:p>0.026245</text:p>
          </table:table-cell>
          <table:table-cell office:value-type="float" office:value="-0.0094586" calcext:value-type="float">
            <text:p>-0.0094586</text:p>
          </table:table-cell>
          <table:table-cell office:value-type="float" office:value="-0.019381" calcext:value-type="float">
            <text:p>-0.019381</text:p>
          </table:table-cell>
          <table:table-cell office:value-type="float" office:value="0.99942" calcext:value-type="float">
            <text:p>0.99942</text:p>
          </table:table-cell>
          <table:table-cell/>
          <table:table-cell office:value-type="float" office:value="0.16347" calcext:value-type="float">
            <text:p>0.16347</text:p>
          </table:table-cell>
        </table:table-row>
        <table:table-row table:style-name="ro1">
          <table:table-cell office:value-type="float" office:value="0.01856" calcext:value-type="float">
            <text:p>0.01856</text:p>
          </table:table-cell>
          <table:table-cell table:formula="of:=[.I479]*-1" office:value-type="float" office:value="-0.16489" calcext:value-type="float">
            <text:p>-0.16489</text:p>
          </table:table-cell>
          <table:table-cell office:value-type="float" office:value="0.053336" calcext:value-type="float">
            <text:p>0.053336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-0.0095474" calcext:value-type="float">
            <text:p>-0.0095474</text:p>
          </table:table-cell>
          <table:table-cell office:value-type="float" office:value="-0.018858" calcext:value-type="float">
            <text:p>-0.018858</text:p>
          </table:table-cell>
          <table:table-cell office:value-type="float" office:value="0.99945" calcext:value-type="float">
            <text:p>0.99945</text:p>
          </table:table-cell>
          <table:table-cell/>
          <table:table-cell office:value-type="float" office:value="0.16489" calcext:value-type="float">
            <text:p>0.16489</text:p>
          </table:table-cell>
        </table:table-row>
        <table:table-row table:style-name="ro1">
          <table:table-cell office:value-type="float" office:value="0.018303" calcext:value-type="float">
            <text:p>0.018303</text:p>
          </table:table-cell>
          <table:table-cell table:formula="of:=[.I480]*-1" office:value-type="float" office:value="-0.16627" calcext:value-type="float">
            <text:p>-0.16627</text:p>
          </table:table-cell>
          <table:table-cell office:value-type="float" office:value="0.052847" calcext:value-type="float">
            <text:p>0.052847</text:p>
          </table:table-cell>
          <table:table-cell office:value-type="float" office:value="0.024697" calcext:value-type="float">
            <text:p>0.024697</text:p>
          </table:table-cell>
          <table:table-cell office:value-type="float" office:value="-0.0094716" calcext:value-type="float">
            <text:p>-0.0094716</text:p>
          </table:table-cell>
          <table:table-cell office:value-type="float" office:value="-0.018539" calcext:value-type="float">
            <text:p>-0.018539</text:p>
          </table:table-cell>
          <table:table-cell office:value-type="float" office:value="0.99948" calcext:value-type="float">
            <text:p>0.99948</text:p>
          </table:table-cell>
          <table:table-cell/>
          <table:table-cell office:value-type="float" office:value="0.16627" calcext:value-type="float">
            <text:p>0.16627</text:p>
          </table:table-cell>
        </table:table-row>
        <table:table-row table:style-name="ro1">
          <table:table-cell office:value-type="float" office:value="0.018181" calcext:value-type="float">
            <text:p>0.018181</text:p>
          </table:table-cell>
          <table:table-cell table:formula="of:=[.I481]*-1" office:value-type="float" office:value="-0.1677" calcext:value-type="float">
            <text:p>-0.1677</text:p>
          </table:table-cell>
          <table:table-cell office:value-type="float" office:value="0.052298" calcext:value-type="float">
            <text:p>0.052298</text:p>
          </table:table-cell>
          <table:table-cell office:value-type="float" office:value="0.023472" calcext:value-type="float">
            <text:p>0.023472</text:p>
          </table:table-cell>
          <table:table-cell office:value-type="float" office:value="-0.0090079" calcext:value-type="float">
            <text:p>-0.0090079</text:p>
          </table:table-cell>
          <table:table-cell office:value-type="float" office:value="-0.018369" calcext:value-type="float">
            <text:p>-0.018369</text:p>
          </table:table-cell>
          <table:table-cell office:value-type="float" office:value="0.99952" calcext:value-type="float">
            <text:p>0.99952</text:p>
          </table:table-cell>
          <table:table-cell/>
          <table:table-cell office:value-type="float" office:value="0.1677" calcext:value-type="float">
            <text:p>0.1677</text:p>
          </table:table-cell>
        </table:table-row>
        <table:table-row table:style-name="ro1">
          <table:table-cell office:value-type="float" office:value="0.018301" calcext:value-type="float">
            <text:p>0.018301</text:p>
          </table:table-cell>
          <table:table-cell table:formula="of:=[.I482]*-1" office:value-type="float" office:value="-0.16935" calcext:value-type="float">
            <text:p>-0.16935</text:p>
          </table:table-cell>
          <table:table-cell office:value-type="float" office:value="0.051736" calcext:value-type="float">
            <text:p>0.051736</text:p>
          </table:table-cell>
          <table:table-cell office:value-type="float" office:value="0.022152" calcext:value-type="float">
            <text:p>0.022152</text:p>
          </table:table-cell>
          <table:table-cell office:value-type="float" office:value="-0.008293" calcext:value-type="float">
            <text:p>-0.008293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9956" calcext:value-type="float">
            <text:p>0.99956</text:p>
          </table:table-cell>
          <table:table-cell/>
          <table:table-cell office:value-type="float" office:value="0.16935" calcext:value-type="float">
            <text:p>0.16935</text:p>
          </table:table-cell>
        </table:table-row>
        <table:table-row table:style-name="ro1">
          <table:table-cell office:value-type="float" office:value="0.018242" calcext:value-type="float">
            <text:p>0.018242</text:p>
          </table:table-cell>
          <table:table-cell table:formula="of:=[.I483]*-1" office:value-type="float" office:value="-0.17068" calcext:value-type="float">
            <text:p>-0.17068</text:p>
          </table:table-cell>
          <table:table-cell office:value-type="float" office:value="0.051152" calcext:value-type="float">
            <text:p>0.051152</text:p>
          </table:table-cell>
          <table:table-cell office:value-type="float" office:value="0.020868" calcext:value-type="float">
            <text:p>0.020868</text:p>
          </table:table-cell>
          <table:table-cell office:value-type="float" office:value="-0.0075341" calcext:value-type="float">
            <text:p>-0.0075341</text:p>
          </table:table-cell>
          <table:table-cell office:value-type="float" office:value="-0.01783" calcext:value-type="float">
            <text:p>-0.01783</text:p>
          </table:table-cell>
          <table:table-cell office:value-type="float" office:value="0.99959" calcext:value-type="float">
            <text:p>0.99959</text:p>
          </table:table-cell>
          <table:table-cell/>
          <table:table-cell office:value-type="float" office:value="0.17068" calcext:value-type="float">
            <text:p>0.17068</text:p>
          </table:table-cell>
        </table:table-row>
        <table:table-row table:style-name="ro1">
          <table:table-cell office:value-type="float" office:value="0.018078" calcext:value-type="float">
            <text:p>0.018078</text:p>
          </table:table-cell>
          <table:table-cell table:formula="of:=[.I484]*-1" office:value-type="float" office:value="-0.17193" calcext:value-type="float">
            <text:p>-0.17193</text:p>
          </table:table-cell>
          <table:table-cell office:value-type="float" office:value="0.05068" calcext:value-type="float">
            <text:p>0.05068</text:p>
          </table:table-cell>
          <table:table-cell office:value-type="float" office:value="0.019546" calcext:value-type="float">
            <text:p>0.019546</text:p>
          </table:table-cell>
          <table:table-cell office:value-type="float" office:value="-0.006737" calcext:value-type="float">
            <text:p>-0.006737</text:p>
          </table:table-cell>
          <table:table-cell office:value-type="float" office:value="-0.017471" calcext:value-type="float">
            <text:p>-0.017471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17193" calcext:value-type="float">
            <text:p>0.17193</text:p>
          </table:table-cell>
        </table:table-row>
        <table:table-row table:style-name="ro1">
          <table:table-cell office:value-type="float" office:value="0.017932" calcext:value-type="float">
            <text:p>0.017932</text:p>
          </table:table-cell>
          <table:table-cell table:formula="of:=[.I485]*-1" office:value-type="float" office:value="-0.17311" calcext:value-type="float">
            <text:p>-0.17311</text:p>
          </table:table-cell>
          <table:table-cell office:value-type="float" office:value="0.050213" calcext:value-type="float">
            <text:p>0.050213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-0.0059014" calcext:value-type="float">
            <text:p>-0.0059014</text:p>
          </table:table-cell>
          <table:table-cell office:value-type="float" office:value="-0.016981" calcext:value-type="float">
            <text:p>-0.016981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17311" calcext:value-type="float">
            <text:p>0.17311</text:p>
          </table:table-cell>
        </table:table-row>
        <table:table-row table:style-name="ro1">
          <table:table-cell office:value-type="float" office:value="0.017793" calcext:value-type="float">
            <text:p>0.017793</text:p>
          </table:table-cell>
          <table:table-cell table:formula="of:=[.I486]*-1" office:value-type="float" office:value="-0.17418" calcext:value-type="float">
            <text:p>-0.17418</text:p>
          </table:table-cell>
          <table:table-cell office:value-type="float" office:value="0.049795" calcext:value-type="float">
            <text:p>0.049795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-0.0051089" calcext:value-type="float">
            <text:p>-0.0051089</text:p>
          </table:table-cell>
          <table:table-cell office:value-type="float" office:value="-0.01645" calcext:value-type="float">
            <text:p>-0.01645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7418" calcext:value-type="float">
            <text:p>0.17418</text:p>
          </table:table-cell>
        </table:table-row>
        <table:table-row table:style-name="ro1">
          <table:table-cell office:value-type="float" office:value="0.017962" calcext:value-type="float">
            <text:p>0.017962</text:p>
          </table:table-cell>
          <table:table-cell table:formula="of:=[.I487]*-1" office:value-type="float" office:value="-0.17552" calcext:value-type="float">
            <text:p>-0.17552</text:p>
          </table:table-cell>
          <table:table-cell office:value-type="float" office:value="0.04935" calcext:value-type="float">
            <text:p>0.04935</text:p>
          </table:table-cell>
          <table:table-cell office:value-type="float" office:value="0.015836" calcext:value-type="float">
            <text:p>0.015836</text:p>
          </table:table-cell>
          <table:table-cell office:value-type="float" office:value="-0.0041854" calcext:value-type="float">
            <text:p>-0.0041854</text:p>
          </table:table-cell>
          <table:table-cell office:value-type="float" office:value="-0.015914" calcext:value-type="float">
            <text:p>-0.015914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7552" calcext:value-type="float">
            <text:p>0.17552</text:p>
          </table:table-cell>
        </table:table-row>
        <table:table-row table:style-name="ro1">
          <table:table-cell office:value-type="float" office:value="0.017878" calcext:value-type="float">
            <text:p>0.017878</text:p>
          </table:table-cell>
          <table:table-cell table:formula="of:=[.I488]*-1" office:value-type="float" office:value="-0.17655" calcext:value-type="float">
            <text:p>-0.17655</text:p>
          </table:table-cell>
          <table:table-cell office:value-type="float" office:value="0.049057" calcext:value-type="float">
            <text:p>0.049057</text:p>
          </table:table-cell>
          <table:table-cell office:value-type="float" office:value="0.014808" calcext:value-type="float">
            <text:p>0.014808</text:p>
          </table:table-cell>
          <table:table-cell office:value-type="float" office:value="-0.0031652" calcext:value-type="float">
            <text:p>-0.0031652</text:p>
          </table:table-cell>
          <table:table-cell office:value-type="float" office:value="-0.015462" calcext:value-type="float">
            <text:p>-0.015462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7655" calcext:value-type="float">
            <text:p>0.17655</text:p>
          </table:table-cell>
        </table:table-row>
        <table:table-row table:style-name="ro1">
          <table:table-cell office:value-type="float" office:value="0.017833" calcext:value-type="float">
            <text:p>0.017833</text:p>
          </table:table-cell>
          <table:table-cell table:formula="of:=[.I489]*-1" office:value-type="float" office:value="-0.17754" calcext:value-type="float">
            <text:p>-0.17754</text:p>
          </table:table-cell>
          <table:table-cell office:value-type="float" office:value="0.048821" calcext:value-type="float">
            <text:p>0.048821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-0.0021823" calcext:value-type="float">
            <text:p>-0.0021823</text:p>
          </table:table-cell>
          <table:table-cell office:value-type="float" office:value="-0.015099" calcext:value-type="float">
            <text:p>-0.015099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17754" calcext:value-type="float">
            <text:p>0.17754</text:p>
          </table:table-cell>
        </table:table-row>
        <table:table-row table:style-name="ro1">
          <table:table-cell office:value-type="float" office:value="0.017808" calcext:value-type="float">
            <text:p>0.017808</text:p>
          </table:table-cell>
          <table:table-cell table:formula="of:=[.I490]*-1" office:value-type="float" office:value="-0.17847" calcext:value-type="float">
            <text:p>-0.17847</text:p>
          </table:table-cell>
          <table:table-cell office:value-type="float" office:value="0.048691" calcext:value-type="float">
            <text:p>0.048691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-0.0013685" calcext:value-type="float">
            <text:p>-0.0013685</text:p>
          </table:table-cell>
          <table:table-cell office:value-type="float" office:value="-0.014746" calcext:value-type="float">
            <text:p>-0.014746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17847" calcext:value-type="float">
            <text:p>0.17847</text:p>
          </table:table-cell>
        </table:table-row>
        <table:table-row table:style-name="ro1">
          <table:table-cell office:value-type="float" office:value="0.017793" calcext:value-type="float">
            <text:p>0.017793</text:p>
          </table:table-cell>
          <table:table-cell table:formula="of:=[.I491]*-1" office:value-type="float" office:value="-0.17934" calcext:value-type="float">
            <text:p>-0.17934</text:p>
          </table:table-cell>
          <table:table-cell office:value-type="float" office:value="0.048466" calcext:value-type="float">
            <text:p>0.048466</text:p>
          </table:table-cell>
          <table:table-cell office:value-type="float" office:value="0.012046" calcext:value-type="float">
            <text:p>0.012046</text:p>
          </table:table-cell>
          <table:table-cell office:value-type="float" office:value="-0.00072693" calcext:value-type="float">
            <text:p>-0.00072693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0.17934" calcext:value-type="float">
            <text:p>0.17934</text:p>
          </table:table-cell>
        </table:table-row>
        <table:table-row table:style-name="ro1">
          <table:table-cell office:value-type="float" office:value="0.017938" calcext:value-type="float">
            <text:p>0.017938</text:p>
          </table:table-cell>
          <table:table-cell table:formula="of:=[.I492]*-1" office:value-type="float" office:value="-0.18012" calcext:value-type="float">
            <text:p>-0.18012</text:p>
          </table:table-cell>
          <table:table-cell office:value-type="float" office:value="0.048551" calcext:value-type="float">
            <text:p>0.048551</text:p>
          </table:table-cell>
          <table:table-cell office:value-type="float" office:value="0.012046" calcext:value-type="float">
            <text:p>0.012046</text:p>
          </table:table-cell>
          <table:table-cell office:value-type="float" office:value="-0.00072693" calcext:value-type="float">
            <text:p>-0.00072693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0.18012" calcext:value-type="float">
            <text:p>0.18012</text:p>
          </table:table-cell>
        </table:table-row>
        <table:table-row table:style-name="ro1">
          <table:table-cell office:value-type="float" office:value="0.018158" calcext:value-type="float">
            <text:p>0.018158</text:p>
          </table:table-cell>
          <table:table-cell table:formula="of:=[.I493]*-1" office:value-type="float" office:value="-0.18094" calcext:value-type="float">
            <text:p>-0.18094</text:p>
          </table:table-cell>
          <table:table-cell office:value-type="float" office:value="0.04829" calcext:value-type="float">
            <text:p>0.04829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-0.00081486" calcext:value-type="float">
            <text:p>-0.00081486</text:p>
          </table:table-cell>
          <table:table-cell office:value-type="float" office:value="-0.014158" calcext:value-type="float">
            <text:p>-0.014158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18094" calcext:value-type="float">
            <text:p>0.18094</text:p>
          </table:table-cell>
        </table:table-row>
        <table:table-row table:style-name="ro1">
          <table:table-cell office:value-type="float" office:value="0.018386" calcext:value-type="float">
            <text:p>0.018386</text:p>
          </table:table-cell>
          <table:table-cell table:formula="of:=[.I494]*-1" office:value-type="float" office:value="-0.18172" calcext:value-type="float">
            <text:p>-0.18172</text:p>
          </table:table-cell>
          <table:table-cell office:value-type="float" office:value="0.047079" calcext:value-type="float">
            <text:p>0.047079</text:p>
          </table:table-cell>
          <table:table-cell office:value-type="float" office:value="0.0067631" calcext:value-type="float">
            <text:p>0.0067631</text:p>
          </table:table-cell>
          <table:table-cell office:value-type="float" office:value="-0.00151" calcext:value-type="float">
            <text:p>-0.00151</text:p>
          </table:table-cell>
          <table:table-cell office:value-type="float" office:value="-0.014008" calcext:value-type="float">
            <text:p>-0.014008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172" calcext:value-type="float">
            <text:p>0.18172</text:p>
          </table:table-cell>
        </table:table-row>
        <table:table-row table:style-name="ro1">
          <table:table-cell office:value-type="float" office:value="0.018683" calcext:value-type="float">
            <text:p>0.018683</text:p>
          </table:table-cell>
          <table:table-cell table:formula="of:=[.I495]*-1" office:value-type="float" office:value="-0.1825" calcext:value-type="float">
            <text:p>-0.1825</text:p>
          </table:table-cell>
          <table:table-cell office:value-type="float" office:value="0.046675" calcext:value-type="float">
            <text:p>0.046675</text:p>
          </table:table-cell>
          <table:table-cell office:value-type="float" office:value="0.0067631" calcext:value-type="float">
            <text:p>0.0067631</text:p>
          </table:table-cell>
          <table:table-cell office:value-type="float" office:value="-0.00151" calcext:value-type="float">
            <text:p>-0.00151</text:p>
          </table:table-cell>
          <table:table-cell office:value-type="float" office:value="-0.014008" calcext:value-type="float">
            <text:p>-0.014008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0.018984" calcext:value-type="float">
            <text:p>0.018984</text:p>
          </table:table-cell>
          <table:table-cell table:formula="of:=[.I496]*-1" office:value-type="float" office:value="-0.18309" calcext:value-type="float">
            <text:p>-0.18309</text:p>
          </table:table-cell>
          <table:table-cell office:value-type="float" office:value="0.045851" calcext:value-type="float">
            <text:p>0.045851</text:p>
          </table:table-cell>
          <table:table-cell office:value-type="float" office:value="0.0054418" calcext:value-type="float">
            <text:p>0.0054418</text:p>
          </table:table-cell>
          <table:table-cell office:value-type="float" office:value="-0.0020364" calcext:value-type="float">
            <text:p>-0.0020364</text:p>
          </table:table-cell>
          <table:table-cell office:value-type="float" office:value="-0.014013" calcext:value-type="float">
            <text:p>-0.014013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309" calcext:value-type="float">
            <text:p>0.18309</text:p>
          </table:table-cell>
        </table:table-row>
        <table:table-row table:style-name="ro1">
          <table:table-cell office:value-type="float" office:value="0.0194" calcext:value-type="float">
            <text:p>0.0194</text:p>
          </table:table-cell>
          <table:table-cell table:formula="of:=[.I497]*-1" office:value-type="float" office:value="-0.18371" calcext:value-type="float">
            <text:p>-0.18371</text:p>
          </table:table-cell>
          <table:table-cell office:value-type="float" office:value="0.045511" calcext:value-type="float">
            <text:p>0.045511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-0.0018219" calcext:value-type="float">
            <text:p>-0.0018219</text:p>
          </table:table-cell>
          <table:table-cell office:value-type="float" office:value="-0.014087" calcext:value-type="float">
            <text:p>-0.014087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0.18371" calcext:value-type="float">
            <text:p>0.18371</text:p>
          </table:table-cell>
        </table:table-row>
        <table:table-row table:style-name="ro1">
          <table:table-cell office:value-type="float" office:value="0.019757" calcext:value-type="float">
            <text:p>0.019757</text:p>
          </table:table-cell>
          <table:table-cell table:formula="of:=[.I498]*-1" office:value-type="float" office:value="-0.18443" calcext:value-type="float">
            <text:p>-0.18443</text:p>
          </table:table-cell>
          <table:table-cell office:value-type="float" office:value="0.045475" calcext:value-type="float">
            <text:p>0.045475</text:p>
          </table:table-cell>
          <table:table-cell office:value-type="float" office:value="0.0052904" calcext:value-type="float">
            <text:p>0.0052904</text:p>
          </table:table-cell>
          <table:table-cell office:value-type="float" office:value="-0.0015555" calcext:value-type="float">
            <text:p>-0.0015555</text:p>
          </table:table-cell>
          <table:table-cell office:value-type="float" office:value="-0.014247" calcext:value-type="float">
            <text:p>-0.014247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443" calcext:value-type="float">
            <text:p>0.18443</text:p>
          </table:table-cell>
        </table:table-row>
        <table:table-row table:style-name="ro1">
          <table:table-cell office:value-type="float" office:value="0.020185" calcext:value-type="float">
            <text:p>0.020185</text:p>
          </table:table-cell>
          <table:table-cell table:formula="of:=[.I499]*-1" office:value-type="float" office:value="-0.1851" calcext:value-type="float">
            <text:p>-0.1851</text:p>
          </table:table-cell>
          <table:table-cell office:value-type="float" office:value="0.045485" calcext:value-type="float">
            <text:p>0.045485</text:p>
          </table:table-cell>
          <table:table-cell office:value-type="float" office:value="0.0053176" calcext:value-type="float">
            <text:p>0.0053176</text:p>
          </table:table-cell>
          <table:table-cell office:value-type="float" office:value="-0.0012469" calcext:value-type="float">
            <text:p>-0.0012469</text:p>
          </table:table-cell>
          <table:table-cell office:value-type="float" office:value="-0.014364" calcext:value-type="float">
            <text:p>-0.014364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0.020645" calcext:value-type="float">
            <text:p>0.020645</text:p>
          </table:table-cell>
          <table:table-cell table:formula="of:=[.I500]*-1" office:value-type="float" office:value="-0.18575" calcext:value-type="float">
            <text:p>-0.18575</text:p>
          </table:table-cell>
          <table:table-cell office:value-type="float" office:value="0.045593" calcext:value-type="float">
            <text:p>0.045593</text:p>
          </table:table-cell>
          <table:table-cell office:value-type="float" office:value="0.0054345" calcext:value-type="float">
            <text:p>0.0054345</text:p>
          </table:table-cell>
          <table:table-cell office:value-type="float" office:value="-0.0010146" calcext:value-type="float">
            <text:p>-0.0010146</text:p>
          </table:table-cell>
          <table:table-cell office:value-type="float" office:value="-0.014614" calcext:value-type="float">
            <text:p>-0.014614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0.18575" calcext:value-type="float">
            <text:p>0.18575</text:p>
          </table:table-cell>
        </table:table-row>
        <table:table-row table:style-name="ro1">
          <table:table-cell office:value-type="float" office:value="0.021079" calcext:value-type="float">
            <text:p>0.021079</text:p>
          </table:table-cell>
          <table:table-cell table:formula="of:=[.I501]*-1" office:value-type="float" office:value="-0.18624" calcext:value-type="float">
            <text:p>-0.18624</text:p>
          </table:table-cell>
          <table:table-cell office:value-type="float" office:value="0.045576" calcext:value-type="float">
            <text:p>0.045576</text:p>
          </table:table-cell>
          <table:table-cell office:value-type="float" office:value="0.0054686" calcext:value-type="float">
            <text:p>0.0054686</text:p>
          </table:table-cell>
          <table:table-cell office:value-type="float" office:value="-0.00087175" calcext:value-type="float">
            <text:p>-0.00087175</text:p>
          </table:table-cell>
          <table:table-cell office:value-type="float" office:value="-0.014868" calcext:value-type="float">
            <text:p>-0.014868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18624" calcext:value-type="float">
            <text:p>0.18624</text:p>
          </table:table-cell>
        </table:table-row>
        <table:table-row table:style-name="ro1">
          <table:table-cell office:value-type="float" office:value="0.021501" calcext:value-type="float">
            <text:p>0.021501</text:p>
          </table:table-cell>
          <table:table-cell table:formula="of:=[.I502]*-1" office:value-type="float" office:value="-0.18665" calcext:value-type="float">
            <text:p>-0.18665</text:p>
          </table:table-cell>
          <table:table-cell office:value-type="float" office:value="0.045572" calcext:value-type="float">
            <text:p>0.045572</text:p>
          </table:table-cell>
          <table:table-cell office:value-type="float" office:value="0.0055013" calcext:value-type="float">
            <text:p>0.0055013</text:p>
          </table:table-cell>
          <table:table-cell office:value-type="float" office:value="-0.00072489" calcext:value-type="float">
            <text:p>-0.00072489</text:p>
          </table:table-cell>
          <table:table-cell office:value-type="float" office:value="-0.015207" calcext:value-type="float">
            <text:p>-0.015207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0.18665" calcext:value-type="float">
            <text:p>0.18665</text:p>
          </table:table-cell>
        </table:table-row>
        <table:table-row table:style-name="ro1">
          <table:table-cell office:value-type="float" office:value="0.021993" calcext:value-type="float">
            <text:p>0.021993</text:p>
          </table:table-cell>
          <table:table-cell table:formula="of:=[.I503]*-1" office:value-type="float" office:value="-0.18705" calcext:value-type="float">
            <text:p>-0.18705</text:p>
          </table:table-cell>
          <table:table-cell office:value-type="float" office:value="0.045545" calcext:value-type="float">
            <text:p>0.045545</text:p>
          </table:table-cell>
          <table:table-cell office:value-type="float" office:value="0.0054508" calcext:value-type="float">
            <text:p>0.0054508</text:p>
          </table:table-cell>
          <table:table-cell office:value-type="float" office:value="-0.00058268" calcext:value-type="float">
            <text:p>-0.00058268</text:p>
          </table:table-cell>
          <table:table-cell office:value-type="float" office:value="-0.015501" calcext:value-type="float">
            <text:p>-0.015501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0.18705" calcext:value-type="float">
            <text:p>0.18705</text:p>
          </table:table-cell>
        </table:table-row>
        <table:table-row table:style-name="ro1">
          <table:table-cell office:value-type="float" office:value="0.02254" calcext:value-type="float">
            <text:p>0.02254</text:p>
          </table:table-cell>
          <table:table-cell table:formula="of:=[.I504]*-1" office:value-type="float" office:value="-0.18745" calcext:value-type="float">
            <text:p>-0.18745</text:p>
          </table:table-cell>
          <table:table-cell office:value-type="float" office:value="0.045429" calcext:value-type="float">
            <text:p>0.045429</text:p>
          </table:table-cell>
          <table:table-cell office:value-type="float" office:value="0.0053977" calcext:value-type="float">
            <text:p>0.0053977</text:p>
          </table:table-cell>
          <table:table-cell office:value-type="float" office:value="-0.00052393" calcext:value-type="float">
            <text:p>-0.00052393</text:p>
          </table:table-cell>
          <table:table-cell office:value-type="float" office:value="-0.015887" calcext:value-type="float">
            <text:p>-0.015887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0.18745" calcext:value-type="float">
            <text:p>0.18745</text:p>
          </table:table-cell>
        </table:table-row>
        <table:table-row table:style-name="ro1">
          <table:table-cell office:value-type="float" office:value="0.023046" calcext:value-type="float">
            <text:p>0.023046</text:p>
          </table:table-cell>
          <table:table-cell table:formula="of:=[.I505]*-1" office:value-type="float" office:value="-0.18777" calcext:value-type="float">
            <text:p>-0.18777</text:p>
          </table:table-cell>
          <table:table-cell office:value-type="float" office:value="0.045374" calcext:value-type="float">
            <text:p>0.045374</text:p>
          </table:table-cell>
          <table:table-cell office:value-type="float" office:value="0.0055199" calcext:value-type="float">
            <text:p>0.0055199</text:p>
          </table:table-cell>
          <table:table-cell office:value-type="float" office:value="-0.00045991" calcext:value-type="float">
            <text:p>-0.00045991</text:p>
          </table:table-cell>
          <table:table-cell office:value-type="float" office:value="-0.016232" calcext:value-type="float">
            <text:p>-0.016232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18777" calcext:value-type="float">
            <text:p>0.18777</text:p>
          </table:table-cell>
        </table:table-row>
        <table:table-row table:style-name="ro1">
          <table:table-cell office:value-type="float" office:value="0.023602" calcext:value-type="float">
            <text:p>0.023602</text:p>
          </table:table-cell>
          <table:table-cell table:formula="of:=[.I506]*-1" office:value-type="float" office:value="-0.18808" calcext:value-type="float">
            <text:p>-0.18808</text:p>
          </table:table-cell>
          <table:table-cell office:value-type="float" office:value="0.045176" calcext:value-type="float">
            <text:p>0.045176</text:p>
          </table:table-cell>
          <table:table-cell office:value-type="float" office:value="0.0052147" calcext:value-type="float">
            <text:p>0.0052147</text:p>
          </table:table-cell>
          <table:table-cell office:value-type="float" office:value="-0.00049856" calcext:value-type="float">
            <text:p>-0.00049856</text:p>
          </table:table-cell>
          <table:table-cell office:value-type="float" office:value="-0.016574" calcext:value-type="float">
            <text:p>-0.01657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0.18808" calcext:value-type="float">
            <text:p>0.18808</text:p>
          </table:table-cell>
        </table:table-row>
        <table:table-row table:style-name="ro1">
          <table:table-cell office:value-type="float" office:value="0.024248" calcext:value-type="float">
            <text:p>0.024248</text:p>
          </table:table-cell>
          <table:table-cell table:formula="of:=[.I507]*-1" office:value-type="float" office:value="-0.18838" calcext:value-type="float">
            <text:p>-0.18838</text:p>
          </table:table-cell>
          <table:table-cell office:value-type="float" office:value="0.045086" calcext:value-type="float">
            <text:p>0.045086</text:p>
          </table:table-cell>
          <table:table-cell office:value-type="float" office:value="0.0051603" calcext:value-type="float">
            <text:p>0.0051603</text:p>
          </table:table-cell>
          <table:table-cell office:value-type="float" office:value="-0.00043582" calcext:value-type="float">
            <text:p>-0.00043582</text:p>
          </table:table-cell>
          <table:table-cell office:value-type="float" office:value="-0.017046" calcext:value-type="float">
            <text:p>-0.017046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0.18838" calcext:value-type="float">
            <text:p>0.18838</text:p>
          </table:table-cell>
        </table:table-row>
        <table:table-row table:style-name="ro1">
          <table:table-cell office:value-type="float" office:value="0.024856" calcext:value-type="float">
            <text:p>0.024856</text:p>
          </table:table-cell>
          <table:table-cell table:formula="of:=[.I508]*-1" office:value-type="float" office:value="-0.18864" calcext:value-type="float">
            <text:p>-0.18864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052379" calcext:value-type="float">
            <text:p>0.0052379</text:p>
          </table:table-cell>
          <table:table-cell office:value-type="float" office:value="-0.00032372" calcext:value-type="float">
            <text:p>-0.00032372</text:p>
          </table:table-cell>
          <table:table-cell office:value-type="float" office:value="-0.017517" calcext:value-type="float">
            <text:p>-0.017517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18864" calcext:value-type="float">
            <text:p>0.18864</text:p>
          </table:table-cell>
        </table:table-row>
        <table:table-row table:style-name="ro1">
          <table:table-cell office:value-type="float" office:value="0.02536" calcext:value-type="float">
            <text:p>0.02536</text:p>
          </table:table-cell>
          <table:table-cell table:formula="of:=[.I509]*-1" office:value-type="float" office:value="-0.18883" calcext:value-type="float">
            <text:p>-0.18883</text:p>
          </table:table-cell>
          <table:table-cell office:value-type="float" office:value="0.045002" calcext:value-type="float">
            <text:p>0.045002</text:p>
          </table:table-cell>
          <table:table-cell office:value-type="float" office:value="0.0053953" calcext:value-type="float">
            <text:p>0.0053953</text:p>
          </table:table-cell>
          <table:table-cell office:value-type="float" office:value="-0.0001275" calcext:value-type="float">
            <text:p>-0.0001275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0.18883" calcext:value-type="float">
            <text:p>0.18883</text:p>
          </table:table-cell>
        </table:table-row>
        <table:table-row table:style-name="ro1">
          <table:table-cell office:value-type="float" office:value="0.02584" calcext:value-type="float">
            <text:p>0.02584</text:p>
          </table:table-cell>
          <table:table-cell table:formula="of:=[.I510]*-1" office:value-type="float" office:value="-0.18901" calcext:value-type="float">
            <text:p>-0.18901</text:p>
          </table:table-cell>
          <table:table-cell office:value-type="float" office:value="0.044992" calcext:value-type="float">
            <text:p>0.044992</text:p>
          </table:table-cell>
          <table:table-cell office:value-type="float" office:value="0.0056949" calcext:value-type="float">
            <text:p>0.0056949</text:p>
          </table:table-cell>
          <table:table-cell office:value-type="float" office:value="-0.00022518" calcext:value-type="float">
            <text:p>-0.00022518</text:p>
          </table:table-cell>
          <table:table-cell office:value-type="float" office:value="-0.018341" calcext:value-type="float">
            <text:p>-0.018341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0.18901" calcext:value-type="float">
            <text:p>0.18901</text:p>
          </table:table-cell>
        </table:table-row>
        <table:table-row table:style-name="ro1">
          <table:table-cell office:value-type="float" office:value="0.02624" calcext:value-type="float">
            <text:p>0.02624</text:p>
          </table:table-cell>
          <table:table-cell table:formula="of:=[.I511]*-1" office:value-type="float" office:value="-0.18913" calcext:value-type="float">
            <text:p>-0.18913</text:p>
          </table:table-cell>
          <table:table-cell office:value-type="float" office:value="0.044966" calcext:value-type="float">
            <text:p>0.044966</text:p>
          </table:table-cell>
          <table:table-cell office:value-type="float" office:value="0.0057789" calcext:value-type="float">
            <text:p>0.0057789</text:p>
          </table:table-cell>
          <table:table-cell office:value-type="float" office:value="-0.00029204" calcext:value-type="float">
            <text:p>-0.00029204</text:p>
          </table:table-cell>
          <table:table-cell office:value-type="float" office:value="-0.018691" calcext:value-type="float">
            <text:p>-0.018691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0.18913" calcext:value-type="float">
            <text:p>0.18913</text:p>
          </table:table-cell>
        </table:table-row>
        <table:table-row table:style-name="ro1">
          <table:table-cell office:value-type="float" office:value="0.026967" calcext:value-type="float">
            <text:p>0.026967</text:p>
          </table:table-cell>
          <table:table-cell table:formula="of:=[.I512]*-1" office:value-type="float" office:value="-0.18959" calcext:value-type="float">
            <text:p>-0.18959</text:p>
          </table:table-cell>
          <table:table-cell office:value-type="float" office:value="0.044946" calcext:value-type="float">
            <text:p>0.044946</text:p>
          </table:table-cell>
          <table:table-cell office:value-type="float" office:value="0.0056907" calcext:value-type="float">
            <text:p>0.0056907</text:p>
          </table:table-cell>
          <table:table-cell office:value-type="float" office:value="-0.00036551" calcext:value-type="float">
            <text:p>-0.00036551</text:p>
          </table:table-cell>
          <table:table-cell office:value-type="float" office:value="-0.019039" calcext:value-type="float">
            <text:p>-0.019039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18959" calcext:value-type="float">
            <text:p>0.18959</text:p>
          </table:table-cell>
        </table:table-row>
        <table:table-row table:style-name="ro1">
          <table:table-cell office:value-type="float" office:value="0.027346" calcext:value-type="float">
            <text:p>0.027346</text:p>
          </table:table-cell>
          <table:table-cell table:formula="of:=[.I513]*-1" office:value-type="float" office:value="-0.18972" calcext:value-type="float">
            <text:p>-0.18972</text:p>
          </table:table-cell>
          <table:table-cell office:value-type="float" office:value="0.045021" calcext:value-type="float">
            <text:p>0.045021</text:p>
          </table:table-cell>
          <table:table-cell office:value-type="float" office:value="0.0056853" calcext:value-type="float">
            <text:p>0.0056853</text:p>
          </table:table-cell>
          <table:table-cell office:value-type="float" office:value="-0.00034952" calcext:value-type="float">
            <text:p>-0.00034952</text:p>
          </table:table-cell>
          <table:table-cell office:value-type="float" office:value="-0.019383" calcext:value-type="float">
            <text:p>-0.019383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0.18972" calcext:value-type="float">
            <text:p>0.18972</text:p>
          </table:table-cell>
        </table:table-row>
        <table:table-row table:style-name="ro1">
          <table:table-cell office:value-type="float" office:value="0.027765" calcext:value-type="float">
            <text:p>0.027765</text:p>
          </table:table-cell>
          <table:table-cell table:formula="of:=[.I514]*-1" office:value-type="float" office:value="-0.18981" calcext:value-type="float">
            <text:p>-0.1898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7647" calcext:value-type="float">
            <text:p>0.0057647</text:p>
          </table:table-cell>
          <table:table-cell office:value-type="float" office:value="-0.00032624" calcext:value-type="float">
            <text:p>-0.00032624</text:p>
          </table:table-cell>
          <table:table-cell office:value-type="float" office:value="-0.019816" calcext:value-type="float">
            <text:p>-0.019816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0.18981" calcext:value-type="float">
            <text:p>0.18981</text:p>
          </table:table-cell>
        </table:table-row>
        <table:table-row table:style-name="ro1">
          <table:table-cell office:value-type="float" office:value="0.028229" calcext:value-type="float">
            <text:p>0.028229</text:p>
          </table:table-cell>
          <table:table-cell table:formula="of:=[.I515]*-1" office:value-type="float" office:value="-0.18994" calcext:value-type="float">
            <text:p>-0.18994</text:p>
          </table:table-cell>
          <table:table-cell office:value-type="float" office:value="0.04487" calcext:value-type="float">
            <text:p>0.04487</text:p>
          </table:table-cell>
          <table:table-cell office:value-type="float" office:value="0.0054548" calcext:value-type="float">
            <text:p>0.0054548</text:p>
          </table:table-cell>
          <table:table-cell office:value-type="float" office:value="-0.00027473" calcext:value-type="float">
            <text:p>-0.00027473</text:p>
          </table:table-cell>
          <table:table-cell office:value-type="float" office:value="-0.02024" calcext:value-type="float">
            <text:p>-0.02024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18994" calcext:value-type="float">
            <text:p>0.18994</text:p>
          </table:table-cell>
        </table:table-row>
        <table:table-row table:style-name="ro1">
          <table:table-cell office:value-type="float" office:value="0.028679" calcext:value-type="float">
            <text:p>0.028679</text:p>
          </table:table-cell>
          <table:table-cell table:formula="of:=[.I516]*-1" office:value-type="float" office:value="-0.18998" calcext:value-type="float">
            <text:p>-0.18998</text:p>
          </table:table-cell>
          <table:table-cell office:value-type="float" office:value="0.044624" calcext:value-type="float">
            <text:p>0.044624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-0.00013842" calcext:value-type="float">
            <text:p>-0.00013842</text:p>
          </table:table-cell>
          <table:table-cell office:value-type="float" office:value="-0.020662" calcext:value-type="float">
            <text:p>-0.020662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8998" calcext:value-type="float">
            <text:p>0.18998</text:p>
          </table:table-cell>
        </table:table-row>
        <table:table-row table:style-name="ro1">
          <table:table-cell office:value-type="float" office:value="0.029268" calcext:value-type="float">
            <text:p>0.029268</text:p>
          </table:table-cell>
          <table:table-cell table:formula="of:=[.I517]*-1" office:value-type="float" office:value="-0.1901" calcext:value-type="float">
            <text:p>-0.1901</text:p>
          </table:table-cell>
          <table:table-cell office:value-type="float" office:value="0.044331" calcext:value-type="float">
            <text:p>0.044331</text:p>
          </table:table-cell>
          <table:table-cell office:value-type="float" office:value="0.0048208" calcext:value-type="float">
            <text:p>0.0048208</text:p>
          </table:table-cell>
          <table:table-cell office:value-type="float" office:value="0.000085386" calcext:value-type="float">
            <text:p>0.000085386</text:p>
          </table:table-cell>
          <table:table-cell office:value-type="float" office:value="-0.021078" calcext:value-type="float">
            <text:p>-0.021078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float" office:value="0.02968" calcext:value-type="float">
            <text:p>0.02968</text:p>
          </table:table-cell>
          <table:table-cell table:formula="of:=[.I518]*-1" office:value-type="float" office:value="-0.18999" calcext:value-type="float">
            <text:p>-0.18999</text:p>
          </table:table-cell>
          <table:table-cell office:value-type="float" office:value="0.043865" calcext:value-type="float">
            <text:p>0.04386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042678" calcext:value-type="float">
            <text:p>0.00042678</text:p>
          </table:table-cell>
          <table:table-cell office:value-type="float" office:value="-0.021358" calcext:value-type="float">
            <text:p>-0.021358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18999" calcext:value-type="float">
            <text:p>0.18999</text:p>
          </table:table-cell>
        </table:table-row>
        <table:table-row table:style-name="ro1">
          <table:table-cell office:value-type="float" office:value="0.030035" calcext:value-type="float">
            <text:p>0.030035</text:p>
          </table:table-cell>
          <table:table-cell table:formula="of:=[.I519]*-1" office:value-type="float" office:value="-0.18977" calcext:value-type="float">
            <text:p>-0.18977</text:p>
          </table:table-cell>
          <table:table-cell office:value-type="float" office:value="0.043325" calcext:value-type="float">
            <text:p>0.043325</text:p>
          </table:table-cell>
          <table:table-cell office:value-type="float" office:value="0.0036623" calcext:value-type="float">
            <text:p>0.0036623</text:p>
          </table:table-cell>
          <table:table-cell office:value-type="float" office:value="0.00076099" calcext:value-type="float">
            <text:p>0.00076099</text:p>
          </table:table-cell>
          <table:table-cell office:value-type="float" office:value="-0.021677" calcext:value-type="float">
            <text:p>-0.021677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18977" calcext:value-type="float">
            <text:p>0.18977</text:p>
          </table:table-cell>
        </table:table-row>
        <table:table-row table:style-name="ro1">
          <table:table-cell office:value-type="float" office:value="0.030347" calcext:value-type="float">
            <text:p>0.030347</text:p>
          </table:table-cell>
          <table:table-cell table:formula="of:=[.I520]*-1" office:value-type="float" office:value="-0.18944" calcext:value-type="float">
            <text:p>-0.18944</text:p>
          </table:table-cell>
          <table:table-cell office:value-type="float" office:value="0.043179" calcext:value-type="float">
            <text:p>0.043179</text:p>
          </table:table-cell>
          <table:table-cell office:value-type="float" office:value="0.0036201" calcext:value-type="float">
            <text:p>0.0036201</text:p>
          </table:table-cell>
          <table:table-cell office:value-type="float" office:value="0.00064211" calcext:value-type="float">
            <text:p>0.00064211</text:p>
          </table:table-cell>
          <table:table-cell office:value-type="float" office:value="-0.021941" calcext:value-type="float">
            <text:p>-0.021941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8944" calcext:value-type="float">
            <text:p>0.18944</text:p>
          </table:table-cell>
        </table:table-row>
        <table:table-row table:style-name="ro1">
          <table:table-cell office:value-type="float" office:value="0.030653" calcext:value-type="float">
            <text:p>0.030653</text:p>
          </table:table-cell>
          <table:table-cell table:formula="of:=[.I521]*-1" office:value-type="float" office:value="-0.18908" calcext:value-type="float">
            <text:p>-0.18908</text:p>
          </table:table-cell>
          <table:table-cell office:value-type="float" office:value="0.043001" calcext:value-type="float">
            <text:p>0.043001</text:p>
          </table:table-cell>
          <table:table-cell office:value-type="float" office:value="0.0036279" calcext:value-type="float">
            <text:p>0.0036279</text:p>
          </table:table-cell>
          <table:table-cell office:value-type="float" office:value="0.00031349" calcext:value-type="float">
            <text:p>0.00031349</text:p>
          </table:table-cell>
          <table:table-cell office:value-type="float" office:value="-0.022302" calcext:value-type="float">
            <text:p>-0.022302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8908" calcext:value-type="float">
            <text:p>0.18908</text:p>
          </table:table-cell>
        </table:table-row>
        <table:table-row table:style-name="ro1">
          <table:table-cell office:value-type="float" office:value="0.03131" calcext:value-type="float">
            <text:p>0.03131</text:p>
          </table:table-cell>
          <table:table-cell table:formula="of:=[.I522]*-1" office:value-type="float" office:value="-0.18907" calcext:value-type="float">
            <text:p>-0.18907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-0.00010128" calcext:value-type="float">
            <text:p>-0.00010128</text:p>
          </table:table-cell>
          <table:table-cell office:value-type="float" office:value="-0.022667" calcext:value-type="float">
            <text:p>-0.022667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8907" calcext:value-type="float">
            <text:p>0.18907</text:p>
          </table:table-cell>
        </table:table-row>
        <table:table-row table:style-name="ro1">
          <table:table-cell office:value-type="float" office:value="0.031555" calcext:value-type="float">
            <text:p>0.031555</text:p>
          </table:table-cell>
          <table:table-cell table:formula="of:=[.I523]*-1" office:value-type="float" office:value="-0.18867" calcext:value-type="float">
            <text:p>-0.18867</text:p>
          </table:table-cell>
          <table:table-cell office:value-type="float" office:value="0.042587" calcext:value-type="float">
            <text:p>0.042587</text:p>
          </table:table-cell>
          <table:table-cell office:value-type="float" office:value="0.0036486" calcext:value-type="float">
            <text:p>0.0036486</text:p>
          </table:table-cell>
          <table:table-cell office:value-type="float" office:value="-0.00051872" calcext:value-type="float">
            <text:p>-0.00051872</text:p>
          </table:table-cell>
          <table:table-cell office:value-type="float" office:value="-0.022989" calcext:value-type="float">
            <text:p>-0.022989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8867" calcext:value-type="float">
            <text:p>0.18867</text:p>
          </table:table-cell>
        </table:table-row>
        <table:table-row table:style-name="ro1">
          <table:table-cell office:value-type="float" office:value="0.031773" calcext:value-type="float">
            <text:p>0.031773</text:p>
          </table:table-cell>
          <table:table-cell table:formula="of:=[.I524]*-1" office:value-type="float" office:value="-0.18825" calcext:value-type="float">
            <text:p>-0.18825</text:p>
          </table:table-cell>
          <table:table-cell office:value-type="float" office:value="0.042034" calcext:value-type="float">
            <text:p>0.042034</text:p>
          </table:table-cell>
          <table:table-cell office:value-type="float" office:value="0.0031677" calcext:value-type="float">
            <text:p>0.0031677</text:p>
          </table:table-cell>
          <table:table-cell office:value-type="float" office:value="-0.00048448" calcext:value-type="float">
            <text:p>-0.00048448</text:p>
          </table:table-cell>
          <table:table-cell office:value-type="float" office:value="-0.023196" calcext:value-type="float">
            <text:p>-0.023196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8825" calcext:value-type="float">
            <text:p>0.18825</text:p>
          </table:table-cell>
        </table:table-row>
        <table:table-row table:style-name="ro1">
          <table:table-cell office:value-type="float" office:value="0.0318" calcext:value-type="float">
            <text:p>0.0318</text:p>
          </table:table-cell>
          <table:table-cell table:formula="of:=[.I525]*-1" office:value-type="float" office:value="-0.18786" calcext:value-type="float">
            <text:p>-0.18786</text:p>
          </table:table-cell>
          <table:table-cell office:value-type="float" office:value="0.041606" calcext:value-type="float">
            <text:p>0.041606</text:p>
          </table:table-cell>
          <table:table-cell office:value-type="float" office:value="0.0026416" calcext:value-type="float">
            <text:p>0.0026416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23353" calcext:value-type="float">
            <text:p>-0.023353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8786" calcext:value-type="float">
            <text:p>0.18786</text:p>
          </table:table-cell>
        </table:table-row>
        <table:table-row table:style-name="ro1">
          <table:table-cell office:value-type="float" office:value="0.031829" calcext:value-type="float">
            <text:p>0.031829</text:p>
          </table:table-cell>
          <table:table-cell table:formula="of:=[.I526]*-1" office:value-type="float" office:value="-0.18745" calcext:value-type="float">
            <text:p>-0.18745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0.0019378" calcext:value-type="float">
            <text:p>0.0019378</text:p>
          </table:table-cell>
          <table:table-cell office:value-type="float" office:value="-0.000008475" calcext:value-type="float">
            <text:p>-0.000008475</text:p>
          </table:table-cell>
          <table:table-cell office:value-type="float" office:value="-0.023284" calcext:value-type="float">
            <text:p>-0.023284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8745" calcext:value-type="float">
            <text:p>0.18745</text:p>
          </table:table-cell>
        </table:table-row>
        <table:table-row table:style-name="ro1">
          <table:table-cell office:value-type="float" office:value="0.03187" calcext:value-type="float">
            <text:p>0.03187</text:p>
          </table:table-cell>
          <table:table-cell table:formula="of:=[.I527]*-1" office:value-type="float" office:value="-0.18699" calcext:value-type="float">
            <text:p>-0.18699</text:p>
          </table:table-cell>
          <table:table-cell office:value-type="float" office:value="0.040525" calcext:value-type="float">
            <text:p>0.040525</text:p>
          </table:table-cell>
          <table:table-cell office:value-type="float" office:value="0.0011506" calcext:value-type="float">
            <text:p>0.0011506</text:p>
          </table:table-cell>
          <table:table-cell office:value-type="float" office:value="0.00029574" calcext:value-type="float">
            <text:p>0.00029574</text:p>
          </table:table-cell>
          <table:table-cell office:value-type="float" office:value="-0.023042" calcext:value-type="float">
            <text:p>-0.023042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8699" calcext:value-type="float">
            <text:p>0.18699</text:p>
          </table:table-cell>
        </table:table-row>
        <table:table-row table:style-name="ro1">
          <table:table-cell office:value-type="float" office:value="0.031814" calcext:value-type="float">
            <text:p>0.031814</text:p>
          </table:table-cell>
          <table:table-cell table:formula="of:=[.I528]*-1" office:value-type="float" office:value="-0.18636" calcext:value-type="float">
            <text:p>-0.18636</text:p>
          </table:table-cell>
          <table:table-cell office:value-type="float" office:value="0.039878" calcext:value-type="float">
            <text:p>0.039878</text:p>
          </table:table-cell>
          <table:table-cell office:value-type="float" office:value="0.00036947" calcext:value-type="float">
            <text:p>0.00036947</text:p>
          </table:table-cell>
          <table:table-cell office:value-type="float" office:value="0.00051251" calcext:value-type="float">
            <text:p>0.00051251</text:p>
          </table:table-cell>
          <table:table-cell office:value-type="float" office:value="-0.02276" calcext:value-type="float">
            <text:p>-0.02276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8636" calcext:value-type="float">
            <text:p>0.18636</text:p>
          </table:table-cell>
        </table:table-row>
        <table:table-row table:style-name="ro1">
          <table:table-cell office:value-type="float" office:value="0.031739" calcext:value-type="float">
            <text:p>0.031739</text:p>
          </table:table-cell>
          <table:table-cell table:formula="of:=[.I529]*-1" office:value-type="float" office:value="-0.18568" calcext:value-type="float">
            <text:p>-0.18568</text:p>
          </table:table-cell>
          <table:table-cell office:value-type="float" office:value="0.039229" calcext:value-type="float">
            <text:p>0.039229</text:p>
          </table:table-cell>
          <table:table-cell office:value-type="float" office:value="-0.00032824" calcext:value-type="float">
            <text:p>-0.00032824</text:p>
          </table:table-cell>
          <table:table-cell office:value-type="float" office:value="0.00073387" calcext:value-type="float">
            <text:p>0.00073387</text:p>
          </table:table-cell>
          <table:table-cell office:value-type="float" office:value="-0.022523" calcext:value-type="float">
            <text:p>-0.022523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8568" calcext:value-type="float">
            <text:p>0.18568</text:p>
          </table:table-cell>
        </table:table-row>
        <table:table-row table:style-name="ro1">
          <table:table-cell office:value-type="float" office:value="0.031658" calcext:value-type="float">
            <text:p>0.031658</text:p>
          </table:table-cell>
          <table:table-cell table:formula="of:=[.I530]*-1" office:value-type="float" office:value="-0.18504" calcext:value-type="float">
            <text:p>-0.18504</text:p>
          </table:table-cell>
          <table:table-cell office:value-type="float" office:value="0.038616" calcext:value-type="float">
            <text:p>0.038616</text:p>
          </table:table-cell>
          <table:table-cell office:value-type="float" office:value="-0.0011055" calcext:value-type="float">
            <text:p>-0.0011055</text:p>
          </table:table-cell>
          <table:table-cell office:value-type="float" office:value="0.00077964" calcext:value-type="float">
            <text:p>0.00077964</text:p>
          </table:table-cell>
          <table:table-cell office:value-type="float" office:value="-0.022293" calcext:value-type="float">
            <text:p>-0.022293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8504" calcext:value-type="float">
            <text:p>0.18504</text:p>
          </table:table-cell>
        </table:table-row>
        <table:table-row table:style-name="ro1">
          <table:table-cell office:value-type="float" office:value="0.031507" calcext:value-type="float">
            <text:p>0.031507</text:p>
          </table:table-cell>
          <table:table-cell table:formula="of:=[.I531]*-1" office:value-type="float" office:value="-0.18431" calcext:value-type="float">
            <text:p>-0.18431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-0.0020004" calcext:value-type="float">
            <text:p>-0.0020004</text:p>
          </table:table-cell>
          <table:table-cell office:value-type="float" office:value="0.00051893" calcext:value-type="float">
            <text:p>0.00051893</text:p>
          </table:table-cell>
          <table:table-cell office:value-type="float" office:value="-0.022075" calcext:value-type="float">
            <text:p>-0.022075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8431" calcext:value-type="float">
            <text:p>0.18431</text:p>
          </table:table-cell>
        </table:table-row>
        <table:table-row table:style-name="ro1">
          <table:table-cell office:value-type="float" office:value="0.031547" calcext:value-type="float">
            <text:p>0.031547</text:p>
          </table:table-cell>
          <table:table-cell table:formula="of:=[.I532]*-1" office:value-type="float" office:value="-0.18376" calcext:value-type="float">
            <text:p>-0.18376</text:p>
          </table:table-cell>
          <table:table-cell office:value-type="float" office:value="0.037041" calcext:value-type="float">
            <text:p>0.037041</text:p>
          </table:table-cell>
          <table:table-cell office:value-type="float" office:value="-0.0028887" calcext:value-type="float">
            <text:p>-0.0028887</text:p>
          </table:table-cell>
          <table:table-cell office:value-type="float" office:value="0.000085936" calcext:value-type="float">
            <text:p>0.000085936</text:p>
          </table:table-cell>
          <table:table-cell office:value-type="float" office:value="-0.021865" calcext:value-type="float">
            <text:p>-0.021865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18376" calcext:value-type="float">
            <text:p>0.18376</text:p>
          </table:table-cell>
        </table:table-row>
        <table:table-row table:style-name="ro1">
          <table:table-cell office:value-type="float" office:value="0.031348" calcext:value-type="float">
            <text:p>0.031348</text:p>
          </table:table-cell>
          <table:table-cell table:formula="of:=[.I533]*-1" office:value-type="float" office:value="-0.1829" calcext:value-type="float">
            <text:p>-0.1829</text:p>
          </table:table-cell>
          <table:table-cell office:value-type="float" office:value="0.03652" calcext:value-type="float">
            <text:p>0.03652</text:p>
          </table:table-cell>
          <table:table-cell office:value-type="float" office:value="-0.0032128" calcext:value-type="float">
            <text:p>-0.0032128</text:p>
          </table:table-cell>
          <table:table-cell office:value-type="float" office:value="-0.00037001" calcext:value-type="float">
            <text:p>-0.00037001</text:p>
          </table:table-cell>
          <table:table-cell office:value-type="float" office:value="-0.021621" calcext:value-type="float">
            <text:p>-0.021621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1829" calcext:value-type="float">
            <text:p>0.1829</text:p>
          </table:table-cell>
        </table:table-row>
        <table:table-row table:style-name="ro1">
          <table:table-cell office:value-type="float" office:value="0.031132" calcext:value-type="float">
            <text:p>0.031132</text:p>
          </table:table-cell>
          <table:table-cell table:formula="of:=[.I534]*-1" office:value-type="float" office:value="-0.182" calcext:value-type="float">
            <text:p>-0.182</text:p>
          </table:table-cell>
          <table:table-cell office:value-type="float" office:value="0.035993" calcext:value-type="float">
            <text:p>0.035993</text:p>
          </table:table-cell>
          <table:table-cell office:value-type="float" office:value="-0.0035401" calcext:value-type="float">
            <text:p>-0.0035401</text:p>
          </table:table-cell>
          <table:table-cell office:value-type="float" office:value="-0.00073981" calcext:value-type="float">
            <text:p>-0.00073981</text:p>
          </table:table-cell>
          <table:table-cell office:value-type="float" office:value="-0.021374" calcext:value-type="float">
            <text:p>-0.021374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0.03089" calcext:value-type="float">
            <text:p>0.03089</text:p>
          </table:table-cell>
          <table:table-cell table:formula="of:=[.I535]*-1" office:value-type="float" office:value="-0.18095" calcext:value-type="float">
            <text:p>-0.18095</text:p>
          </table:table-cell>
          <table:table-cell office:value-type="float" office:value="0.035393" calcext:value-type="float">
            <text:p>0.035393</text:p>
          </table:table-cell>
          <table:table-cell office:value-type="float" office:value="-0.0039628" calcext:value-type="float">
            <text:p>-0.0039628</text:p>
          </table:table-cell>
          <table:table-cell office:value-type="float" office:value="-0.00093927" calcext:value-type="float">
            <text:p>-0.00093927</text:p>
          </table:table-cell>
          <table:table-cell office:value-type="float" office:value="-0.02116" calcext:value-type="float">
            <text:p>-0.02116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8095" calcext:value-type="float">
            <text:p>0.18095</text:p>
          </table:table-cell>
        </table:table-row>
        <table:table-row table:style-name="ro1">
          <table:table-cell office:value-type="float" office:value="0.031097" calcext:value-type="float">
            <text:p>0.031097</text:p>
          </table:table-cell>
          <table:table-cell table:formula="of:=[.I536]*-1" office:value-type="float" office:value="-0.181" calcext:value-type="float">
            <text:p>-0.181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0044296" calcext:value-type="float">
            <text:p>-0.0044296</text:p>
          </table:table-cell>
          <table:table-cell office:value-type="float" office:value="-0.0010165" calcext:value-type="float">
            <text:p>-0.0010165</text:p>
          </table:table-cell>
          <table:table-cell office:value-type="float" office:value="-0.020811" calcext:value-type="float">
            <text:p>-0.020811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0.030894" calcext:value-type="float">
            <text:p>0.030894</text:p>
          </table:table-cell>
          <table:table-cell table:formula="of:=[.I537]*-1" office:value-type="float" office:value="-0.17992" calcext:value-type="float">
            <text:p>-0.17992</text:p>
          </table:table-cell>
          <table:table-cell office:value-type="float" office:value="0.034768" calcext:value-type="float">
            <text:p>0.034768</text:p>
          </table:table-cell>
          <table:table-cell office:value-type="float" office:value="-0.0049411" calcext:value-type="float">
            <text:p>-0.0049411</text:p>
          </table:table-cell>
          <table:table-cell office:value-type="float" office:value="-0.0010523" calcext:value-type="float">
            <text:p>-0.0010523</text:p>
          </table:table-cell>
          <table:table-cell office:value-type="float" office:value="-0.020458" calcext:value-type="float">
            <text:p>-0.020458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17992" calcext:value-type="float">
            <text:p>0.17992</text:p>
          </table:table-cell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table:formula="of:=[.I538]*-1" office:value-type="float" office:value="-0.17886" calcext:value-type="float">
            <text:p>-0.17886</text:p>
          </table:table-cell>
          <table:table-cell office:value-type="float" office:value="0.034158" calcext:value-type="float">
            <text:p>0.034158</text:p>
          </table:table-cell>
          <table:table-cell office:value-type="float" office:value="-0.005586" calcext:value-type="float">
            <text:p>-0.005586</text:p>
          </table:table-cell>
          <table:table-cell office:value-type="float" office:value="-0.0010486" calcext:value-type="float">
            <text:p>-0.0010486</text:p>
          </table:table-cell>
          <table:table-cell office:value-type="float" office:value="-0.020146" calcext:value-type="float">
            <text:p>-0.020146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17886" calcext:value-type="float">
            <text:p>0.17886</text:p>
          </table:table-cell>
        </table:table-row>
        <table:table-row table:style-name="ro1">
          <table:table-cell office:value-type="float" office:value="0.030421" calcext:value-type="float">
            <text:p>0.030421</text:p>
          </table:table-cell>
          <table:table-cell table:formula="of:=[.I539]*-1" office:value-type="float" office:value="-0.17759" calcext:value-type="float">
            <text:p>-0.17759</text:p>
          </table:table-cell>
          <table:table-cell office:value-type="float" office:value="0.033233" calcext:value-type="float">
            <text:p>0.033233</text:p>
          </table:table-cell>
          <table:table-cell office:value-type="float" office:value="-0.0067427" calcext:value-type="float">
            <text:p>-0.0067427</text:p>
          </table:table-cell>
          <table:table-cell office:value-type="float" office:value="-0.0012331" calcext:value-type="float">
            <text:p>-0.0012331</text:p>
          </table:table-cell>
          <table:table-cell office:value-type="float" office:value="-0.01992" calcext:value-type="float">
            <text:p>-0.01992</text:p>
          </table:table-cell>
          <table:table-cell office:value-type="float" office:value="0.99978" calcext:value-type="float">
            <text:p>0.99978</text:p>
          </table:table-cell>
          <table:table-cell/>
          <table:table-cell office:value-type="float" office:value="0.17759" calcext:value-type="float">
            <text:p>0.17759</text:p>
          </table:table-cell>
        </table:table-row>
        <table:table-row table:style-name="ro1">
          <table:table-cell office:value-type="float" office:value="0.030224" calcext:value-type="float">
            <text:p>0.030224</text:p>
          </table:table-cell>
          <table:table-cell table:formula="of:=[.I540]*-1" office:value-type="float" office:value="-0.17633" calcext:value-type="float">
            <text:p>-0.17633</text:p>
          </table:table-cell>
          <table:table-cell office:value-type="float" office:value="0.032411" calcext:value-type="float">
            <text:p>0.032411</text:p>
          </table:table-cell>
          <table:table-cell office:value-type="float" office:value="-0.0076883" calcext:value-type="float">
            <text:p>-0.0076883</text:p>
          </table:table-cell>
          <table:table-cell office:value-type="float" office:value="-0.0013582" calcext:value-type="float">
            <text:p>-0.0013582</text:p>
          </table:table-cell>
          <table:table-cell office:value-type="float" office:value="-0.019867" calcext:value-type="float">
            <text:p>-0.019867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7633" calcext:value-type="float">
            <text:p>0.17633</text:p>
          </table:table-cell>
        </table:table-row>
        <table:table-row table:style-name="ro1">
          <table:table-cell office:value-type="float" office:value="0.029984" calcext:value-type="float">
            <text:p>0.029984</text:p>
          </table:table-cell>
          <table:table-cell table:formula="of:=[.I541]*-1" office:value-type="float" office:value="-0.175" calcext:value-type="float">
            <text:p>-0.175</text:p>
          </table:table-cell>
          <table:table-cell office:value-type="float" office:value="0.031651" calcext:value-type="float">
            <text:p>0.031651</text:p>
          </table:table-cell>
          <table:table-cell office:value-type="float" office:value="-0.0085412" calcext:value-type="float">
            <text:p>-0.0085412</text:p>
          </table:table-cell>
          <table:table-cell office:value-type="float" office:value="-0.0016523" calcext:value-type="float">
            <text:p>-0.0016523</text:p>
          </table:table-cell>
          <table:table-cell office:value-type="float" office:value="-0.019824" calcext:value-type="float">
            <text:p>-0.019824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0.029766" calcext:value-type="float">
            <text:p>0.029766</text:p>
          </table:table-cell>
          <table:table-cell table:formula="of:=[.I542]*-1" office:value-type="float" office:value="-0.17362" calcext:value-type="float">
            <text:p>-0.17362</text:p>
          </table:table-cell>
          <table:table-cell office:value-type="float" office:value="0.030876" calcext:value-type="float">
            <text:p>0.030876</text:p>
          </table:table-cell>
          <table:table-cell office:value-type="float" office:value="-0.0093517" calcext:value-type="float">
            <text:p>-0.0093517</text:p>
          </table:table-cell>
          <table:table-cell office:value-type="float" office:value="-0.0018991" calcext:value-type="float">
            <text:p>-0.0018991</text:p>
          </table:table-cell>
          <table:table-cell office:value-type="float" office:value="-0.019822" calcext:value-type="float">
            <text:p>-0.019822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0.17362" calcext:value-type="float">
            <text:p>0.17362</text:p>
          </table:table-cell>
        </table:table-row>
        <table:table-row table:style-name="ro1">
          <table:table-cell office:value-type="float" office:value="0.030458" calcext:value-type="float">
            <text:p>0.030458</text:p>
          </table:table-cell>
          <table:table-cell table:formula="of:=[.I543]*-1" office:value-type="float" office:value="-0.17327" calcext:value-type="float">
            <text:p>-0.17327</text:p>
          </table:table-cell>
          <table:table-cell office:value-type="float" office:value="0.030175" calcext:value-type="float">
            <text:p>0.030175</text:p>
          </table:table-cell>
          <table:table-cell office:value-type="float" office:value="-0.010217" calcext:value-type="float">
            <text:p>-0.010217</text:p>
          </table:table-cell>
          <table:table-cell office:value-type="float" office:value="-0.0019334" calcext:value-type="float">
            <text:p>-0.0019334</text:p>
          </table:table-cell>
          <table:table-cell office:value-type="float" office:value="-0.01981" calcext:value-type="float">
            <text:p>-0.01981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0.17327" calcext:value-type="float">
            <text:p>0.17327</text:p>
          </table:table-cell>
        </table:table-row>
        <table:table-row table:style-name="ro1">
          <table:table-cell office:value-type="float" office:value="0.030196" calcext:value-type="float">
            <text:p>0.030196</text:p>
          </table:table-cell>
          <table:table-cell table:formula="of:=[.I544]*-1" office:value-type="float" office:value="-0.17182" calcext:value-type="float">
            <text:p>-0.17182</text:p>
          </table:table-cell>
          <table:table-cell office:value-type="float" office:value="0.029558" calcext:value-type="float">
            <text:p>0.029558</text:p>
          </table:table-cell>
          <table:table-cell office:value-type="float" office:value="-0.011005" calcext:value-type="float">
            <text:p>-0.011005</text:p>
          </table:table-cell>
          <table:table-cell office:value-type="float" office:value="-0.0016185" calcext:value-type="float">
            <text:p>-0.0016185</text:p>
          </table:table-cell>
          <table:table-cell office:value-type="float" office:value="-0.019783" calcext:value-type="float">
            <text:p>-0.019783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7182" calcext:value-type="float">
            <text:p>0.17182</text:p>
          </table:table-cell>
        </table:table-row>
        <table:table-row table:style-name="ro1">
          <table:table-cell office:value-type="float" office:value="0.029923" calcext:value-type="float">
            <text:p>0.029923</text:p>
          </table:table-cell>
          <table:table-cell table:formula="of:=[.I545]*-1" office:value-type="float" office:value="-0.17041" calcext:value-type="float">
            <text:p>-0.17041</text:p>
          </table:table-cell>
          <table:table-cell office:value-type="float" office:value="0.029041" calcext:value-type="float">
            <text:p>0.029041</text:p>
          </table:table-cell>
          <table:table-cell office:value-type="float" office:value="-0.011799" calcext:value-type="float">
            <text:p>-0.011799</text:p>
          </table:table-cell>
          <table:table-cell office:value-type="float" office:value="-0.0011354" calcext:value-type="float">
            <text:p>-0.0011354</text:p>
          </table:table-cell>
          <table:table-cell office:value-type="float" office:value="-0.019661" calcext:value-type="float">
            <text:p>-0.019661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17041" calcext:value-type="float">
            <text:p>0.17041</text:p>
          </table:table-cell>
        </table:table-row>
        <table:table-row table:style-name="ro1">
          <table:table-cell office:value-type="float" office:value="0.029632" calcext:value-type="float">
            <text:p>0.029632</text:p>
          </table:table-cell>
          <table:table-cell table:formula="of:=[.I546]*-1" office:value-type="float" office:value="-0.16898" calcext:value-type="float">
            <text:p>-0.16898</text:p>
          </table:table-cell>
          <table:table-cell office:value-type="float" office:value="0.028523" calcext:value-type="float">
            <text:p>0.028523</text:p>
          </table:table-cell>
          <table:table-cell office:value-type="float" office:value="-0.012426" calcext:value-type="float">
            <text:p>-0.012426</text:p>
          </table:table-cell>
          <table:table-cell office:value-type="float" office:value="-0.00055543" calcext:value-type="float">
            <text:p>-0.00055543</text:p>
          </table:table-cell>
          <table:table-cell office:value-type="float" office:value="-0.019623" calcext:value-type="float">
            <text:p>-0.019623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6898" calcext:value-type="float">
            <text:p>0.16898</text:p>
          </table:table-cell>
        </table:table-row>
        <table:table-row table:style-name="ro1">
          <table:table-cell office:value-type="float" office:value="0.029249" calcext:value-type="float">
            <text:p>0.029249</text:p>
          </table:table-cell>
          <table:table-cell table:formula="of:=[.I547]*-1" office:value-type="float" office:value="-0.16747" calcext:value-type="float">
            <text:p>-0.16747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13003" calcext:value-type="float">
            <text:p>-0.013003</text:p>
          </table:table-cell>
          <table:table-cell office:value-type="float" office:value="-0.00010704" calcext:value-type="float">
            <text:p>-0.00010704</text:p>
          </table:table-cell>
          <table:table-cell office:value-type="float" office:value="-0.019507" calcext:value-type="float">
            <text:p>-0.019507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6747" calcext:value-type="float">
            <text:p>0.16747</text:p>
          </table:table-cell>
        </table:table-row>
        <table:table-row table:style-name="ro1">
          <table:table-cell office:value-type="float" office:value="0.028904" calcext:value-type="float">
            <text:p>0.028904</text:p>
          </table:table-cell>
          <table:table-cell table:formula="of:=[.I548]*-1" office:value-type="float" office:value="-0.16603" calcext:value-type="float">
            <text:p>-0.16603</text:p>
          </table:table-cell>
          <table:table-cell office:value-type="float" office:value="0.027556" calcext:value-type="float">
            <text:p>0.027556</text:p>
          </table:table-cell>
          <table:table-cell office:value-type="float" office:value="-0.013445" calcext:value-type="float">
            <text:p>-0.013445</text:p>
          </table:table-cell>
          <table:table-cell office:value-type="float" office:value="0.00021038" calcext:value-type="float">
            <text:p>0.00021038</text:p>
          </table:table-cell>
          <table:table-cell office:value-type="float" office:value="-0.019269" calcext:value-type="float">
            <text:p>-0.01926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6603" calcext:value-type="float">
            <text:p>0.16603</text:p>
          </table:table-cell>
        </table:table-row>
        <table:table-row table:style-name="ro1">
          <table:table-cell office:value-type="float" office:value="0.028503" calcext:value-type="float">
            <text:p>0.028503</text:p>
          </table:table-cell>
          <table:table-cell table:formula="of:=[.I549]*-1" office:value-type="float" office:value="-0.16444" calcext:value-type="float">
            <text:p>-0.16444</text:p>
          </table:table-cell>
          <table:table-cell office:value-type="float" office:value="0.027065" calcext:value-type="float">
            <text:p>0.027065</text:p>
          </table:table-cell>
          <table:table-cell office:value-type="float" office:value="-0.013881" calcext:value-type="float">
            <text:p>-0.013881</text:p>
          </table:table-cell>
          <table:table-cell office:value-type="float" office:value="0.00044034" calcext:value-type="float">
            <text:p>0.00044034</text:p>
          </table:table-cell>
          <table:table-cell office:value-type="float" office:value="-0.018992" calcext:value-type="float">
            <text:p>-0.018992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6444" calcext:value-type="float">
            <text:p>0.16444</text:p>
          </table:table-cell>
        </table:table-row>
        <table:table-row table:style-name="ro1">
          <table:table-cell office:value-type="float" office:value="0.028056" calcext:value-type="float">
            <text:p>0.028056</text:p>
          </table:table-cell>
          <table:table-cell table:formula="of:=[.I550]*-1" office:value-type="float" office:value="-0.16277" calcext:value-type="float">
            <text:p>-0.16277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-0.014311" calcext:value-type="float">
            <text:p>-0.014311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-0.018723" calcext:value-type="float">
            <text:p>-0.018723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6277" calcext:value-type="float">
            <text:p>0.16277</text:p>
          </table:table-cell>
        </table:table-row>
        <table:table-row table:style-name="ro1">
          <table:table-cell office:value-type="float" office:value="0.027636" calcext:value-type="float">
            <text:p>0.027636</text:p>
          </table:table-cell>
          <table:table-cell table:formula="of:=[.I551]*-1" office:value-type="float" office:value="-0.16103" calcext:value-type="float">
            <text:p>-0.16103</text:p>
          </table:table-cell>
          <table:table-cell office:value-type="float" office:value="0.025773" calcext:value-type="float">
            <text:p>0.025773</text:p>
          </table:table-cell>
          <table:table-cell office:value-type="float" office:value="-0.014822" calcext:value-type="float">
            <text:p>-0.014822</text:p>
          </table:table-cell>
          <table:table-cell office:value-type="float" office:value="0.00037736" calcext:value-type="float">
            <text:p>0.00037736</text:p>
          </table:table-cell>
          <table:table-cell office:value-type="float" office:value="-0.018418" calcext:value-type="float">
            <text:p>-0.018418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6103" calcext:value-type="float">
            <text:p>0.16103</text:p>
          </table:table-cell>
        </table:table-row>
        <table:table-row table:style-name="ro1">
          <table:table-cell office:value-type="float" office:value="0.02721" calcext:value-type="float">
            <text:p>0.02721</text:p>
          </table:table-cell>
          <table:table-cell table:formula="of:=[.I552]*-1" office:value-type="float" office:value="-0.15928" calcext:value-type="float">
            <text:p>-0.15928</text:p>
          </table:table-cell>
          <table:table-cell office:value-type="float" office:value="0.025056" calcext:value-type="float">
            <text:p>0.025056</text:p>
          </table:table-cell>
          <table:table-cell office:value-type="float" office:value="-0.015504" calcext:value-type="float">
            <text:p>-0.015504</text:p>
          </table:table-cell>
          <table:table-cell office:value-type="float" office:value="0.00025282" calcext:value-type="float">
            <text:p>0.00025282</text:p>
          </table:table-cell>
          <table:table-cell office:value-type="float" office:value="-0.018153" calcext:value-type="float">
            <text:p>-0.018153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5928" calcext:value-type="float">
            <text:p>0.15928</text:p>
          </table:table-cell>
        </table:table-row>
        <table:table-row table:style-name="ro1">
          <table:table-cell office:value-type="float" office:value="0.026604" calcext:value-type="float">
            <text:p>0.026604</text:p>
          </table:table-cell>
          <table:table-cell table:formula="of:=[.I553]*-1" office:value-type="float" office:value="-0.15727" calcext:value-type="float">
            <text:p>-0.15727</text:p>
          </table:table-cell>
          <table:table-cell office:value-type="float" office:value="0.024364" calcext:value-type="float">
            <text:p>0.024364</text:p>
          </table:table-cell>
          <table:table-cell office:value-type="float" office:value="-0.01631" calcext:value-type="float">
            <text:p>-0.01631</text:p>
          </table:table-cell>
          <table:table-cell office:value-type="float" office:value="-0.0000058972" calcext:value-type="float">
            <text:p>-5.8972E-06</text:p>
          </table:table-cell>
          <table:table-cell office:value-type="float" office:value="-0.017892" calcext:value-type="float">
            <text:p>-0.017892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5727" calcext:value-type="float">
            <text:p>0.15727</text:p>
          </table:table-cell>
        </table:table-row>
        <table:table-row table:style-name="ro1">
          <table:table-cell office:value-type="float" office:value="0.026035" calcext:value-type="float">
            <text:p>0.026035</text:p>
          </table:table-cell>
          <table:table-cell table:formula="of:=[.I554]*-1" office:value-type="float" office:value="-0.15536" calcext:value-type="float">
            <text:p>-0.15536</text:p>
          </table:table-cell>
          <table:table-cell office:value-type="float" office:value="0.023772" calcext:value-type="float">
            <text:p>0.023772</text:p>
          </table:table-cell>
          <table:table-cell office:value-type="float" office:value="-0.016686" calcext:value-type="float">
            <text:p>-0.016686</text:p>
          </table:table-cell>
          <table:table-cell office:value-type="float" office:value="-0.00025079" calcext:value-type="float">
            <text:p>-0.00025079</text:p>
          </table:table-cell>
          <table:table-cell office:value-type="float" office:value="-0.017596" calcext:value-type="float">
            <text:p>-0.017596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5536" calcext:value-type="float">
            <text:p>0.15536</text:p>
          </table:table-cell>
        </table:table-row>
        <table:table-row table:style-name="ro1">
          <table:table-cell office:value-type="float" office:value="0.025425" calcext:value-type="float">
            <text:p>0.025425</text:p>
          </table:table-cell>
          <table:table-cell table:formula="of:=[.I555]*-1" office:value-type="float" office:value="-0.15335" calcext:value-type="float">
            <text:p>-0.15335</text:p>
          </table:table-cell>
          <table:table-cell office:value-type="float" office:value="0.023264" calcext:value-type="float">
            <text:p>0.023264</text:p>
          </table:table-cell>
          <table:table-cell office:value-type="float" office:value="-0.016811" calcext:value-type="float">
            <text:p>-0.016811</text:p>
          </table:table-cell>
          <table:table-cell office:value-type="float" office:value="-0.00022599" calcext:value-type="float">
            <text:p>-0.00022599</text:p>
          </table:table-cell>
          <table:table-cell office:value-type="float" office:value="-0.017289" calcext:value-type="float">
            <text:p>-0.017289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5335" calcext:value-type="float">
            <text:p>0.15335</text:p>
          </table:table-cell>
        </table:table-row>
        <table:table-row table:style-name="ro1">
          <table:table-cell office:value-type="float" office:value="0.024841" calcext:value-type="float">
            <text:p>0.024841</text:p>
          </table:table-cell>
          <table:table-cell table:formula="of:=[.I556]*-1" office:value-type="float" office:value="-0.15131" calcext:value-type="float">
            <text:p>-0.15131</text:p>
          </table:table-cell>
          <table:table-cell office:value-type="float" office:value="0.022818" calcext:value-type="float">
            <text:p>0.022818</text:p>
          </table:table-cell>
          <table:table-cell office:value-type="float" office:value="-0.016812" calcext:value-type="float">
            <text:p>-0.016812</text:p>
          </table:table-cell>
          <table:table-cell office:value-type="float" office:value="-0.00006967" calcext:value-type="float">
            <text:p>-0.00006967</text:p>
          </table:table-cell>
          <table:table-cell office:value-type="float" office:value="-0.016937" calcext:value-type="float">
            <text:p>-0.016937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5131" calcext:value-type="float">
            <text:p>0.15131</text:p>
          </table:table-cell>
        </table:table-row>
        <table:table-row table:style-name="ro1">
          <table:table-cell office:value-type="float" office:value="0.024233" calcext:value-type="float">
            <text:p>0.024233</text:p>
          </table:table-cell>
          <table:table-cell table:formula="of:=[.I557]*-1" office:value-type="float" office:value="-0.14921" calcext:value-type="float">
            <text:p>-0.14921</text:p>
          </table:table-cell>
          <table:table-cell office:value-type="float" office:value="0.022625" calcext:value-type="float">
            <text:p>0.022625</text:p>
          </table:table-cell>
          <table:table-cell office:value-type="float" office:value="-0.016638" calcext:value-type="float">
            <text:p>-0.016638</text:p>
          </table:table-cell>
          <table:table-cell office:value-type="float" office:value="0.0000070929" calcext:value-type="float">
            <text:p>7.0929E-06</text:p>
          </table:table-cell>
          <table:table-cell office:value-type="float" office:value="-0.01659" calcext:value-type="float">
            <text:p>-0.0165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4921" calcext:value-type="float">
            <text:p>0.14921</text:p>
          </table:table-cell>
        </table:table-row>
        <table:table-row table:style-name="ro1">
          <table:table-cell office:value-type="float" office:value="0.023716" calcext:value-type="float">
            <text:p>0.023716</text:p>
          </table:table-cell>
          <table:table-cell table:formula="of:=[.I558]*-1" office:value-type="float" office:value="-0.14707" calcext:value-type="float">
            <text:p>-0.14707</text:p>
          </table:table-cell>
          <table:table-cell office:value-type="float" office:value="0.02238" calcext:value-type="float">
            <text:p>0.02238</text:p>
          </table:table-cell>
          <table:table-cell office:value-type="float" office:value="-0.016589" calcext:value-type="float">
            <text:p>-0.016589</text:p>
          </table:table-cell>
          <table:table-cell office:value-type="float" office:value="-0.000046323" calcext:value-type="float">
            <text:p>-0.000046323</text:p>
          </table:table-cell>
          <table:table-cell office:value-type="float" office:value="-0.016335" calcext:value-type="float">
            <text:p>-0.016335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707" calcext:value-type="float">
            <text:p>0.14707</text:p>
          </table:table-cell>
        </table:table-row>
        <table:table-row table:style-name="ro1">
          <table:table-cell office:value-type="float" office:value="0.023207" calcext:value-type="float">
            <text:p>0.023207</text:p>
          </table:table-cell>
          <table:table-cell table:formula="of:=[.I559]*-1" office:value-type="float" office:value="-0.14494" calcext:value-type="float">
            <text:p>-0.14494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-0.016493" calcext:value-type="float">
            <text:p>-0.016493</text:p>
          </table:table-cell>
          <table:table-cell office:value-type="float" office:value="-0.00022331" calcext:value-type="float">
            <text:p>-0.00022331</text:p>
          </table:table-cell>
          <table:table-cell office:value-type="float" office:value="-0.016172" calcext:value-type="float">
            <text:p>-0.016172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494" calcext:value-type="float">
            <text:p>0.14494</text:p>
          </table:table-cell>
        </table:table-row>
        <table:table-row table:style-name="ro1">
          <table:table-cell office:value-type="float" office:value="0.022804" calcext:value-type="float">
            <text:p>0.022804</text:p>
          </table:table-cell>
          <table:table-cell table:formula="of:=[.I560]*-1" office:value-type="float" office:value="-0.14276" calcext:value-type="float">
            <text:p>-0.14276</text:p>
          </table:table-cell>
          <table:table-cell office:value-type="float" office:value="0.021873" calcext:value-type="float">
            <text:p>0.021873</text:p>
          </table:table-cell>
          <table:table-cell office:value-type="float" office:value="-0.016556" calcext:value-type="float">
            <text:p>-0.016556</text:p>
          </table:table-cell>
          <table:table-cell office:value-type="float" office:value="-0.00082967" calcext:value-type="float">
            <text:p>-0.00082967</text:p>
          </table:table-cell>
          <table:table-cell office:value-type="float" office:value="-0.016198" calcext:value-type="float">
            <text:p>-0.016198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276" calcext:value-type="float">
            <text:p>0.14276</text:p>
          </table:table-cell>
        </table:table-row>
        <table:table-row table:style-name="ro1">
          <table:table-cell office:value-type="float" office:value="0.022464" calcext:value-type="float">
            <text:p>0.022464</text:p>
          </table:table-cell>
          <table:table-cell table:formula="of:=[.I561]*-1" office:value-type="float" office:value="-0.14052" calcext:value-type="float">
            <text:p>-0.14052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-0.016449" calcext:value-type="float">
            <text:p>-0.016449</text:p>
          </table:table-cell>
          <table:table-cell office:value-type="float" office:value="-0.0014254" calcext:value-type="float">
            <text:p>-0.0014254</text:p>
          </table:table-cell>
          <table:table-cell office:value-type="float" office:value="-0.016314" calcext:value-type="float">
            <text:p>-0.016314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4052" calcext:value-type="float">
            <text:p>0.14052</text:p>
          </table:table-cell>
        </table:table-row>
        <table:table-row table:style-name="ro1">
          <table:table-cell office:value-type="float" office:value="0.022118" calcext:value-type="float">
            <text:p>0.022118</text:p>
          </table:table-cell>
          <table:table-cell table:formula="of:=[.I562]*-1" office:value-type="float" office:value="-0.1383" calcext:value-type="float">
            <text:p>-0.1383</text:p>
          </table:table-cell>
          <table:table-cell office:value-type="float" office:value="0.021545" calcext:value-type="float">
            <text:p>0.021545</text:p>
          </table:table-cell>
          <table:table-cell office:value-type="float" office:value="-0.01618" calcext:value-type="float">
            <text:p>-0.01618</text:p>
          </table:table-cell>
          <table:table-cell office:value-type="float" office:value="-0.0017547" calcext:value-type="float">
            <text:p>-0.0017547</text:p>
          </table:table-cell>
          <table:table-cell office:value-type="float" office:value="-0.016464" calcext:value-type="float">
            <text:p>-0.016464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383" calcext:value-type="float">
            <text:p>0.1383</text:p>
          </table:table-cell>
        </table:table-row>
        <table:table-row table:style-name="ro1">
          <table:table-cell office:value-type="float" office:value="0.021772" calcext:value-type="float">
            <text:p>0.021772</text:p>
          </table:table-cell>
          <table:table-cell table:formula="of:=[.I563]*-1" office:value-type="float" office:value="-0.13599" calcext:value-type="float">
            <text:p>-0.13599</text:p>
          </table:table-cell>
          <table:table-cell office:value-type="float" office:value="0.021434" calcext:value-type="float">
            <text:p>0.021434</text:p>
          </table:table-cell>
          <table:table-cell office:value-type="float" office:value="-0.015959" calcext:value-type="float">
            <text:p>-0.015959</text:p>
          </table:table-cell>
          <table:table-cell office:value-type="float" office:value="-0.0019513" calcext:value-type="float">
            <text:p>-0.0019513</text:p>
          </table:table-cell>
          <table:table-cell office:value-type="float" office:value="-0.016692" calcext:value-type="float">
            <text:p>-0.016692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3599" calcext:value-type="float">
            <text:p>0.13599</text:p>
          </table:table-cell>
        </table:table-row>
        <table:table-row table:style-name="ro1">
          <table:table-cell office:value-type="float" office:value="0.021406" calcext:value-type="float">
            <text:p>0.021406</text:p>
          </table:table-cell>
          <table:table-cell table:formula="of:=[.I564]*-1" office:value-type="float" office:value="-0.13369" calcext:value-type="float">
            <text:p>-0.13369</text:p>
          </table:table-cell>
          <table:table-cell office:value-type="float" office:value="0.021342" calcext:value-type="float">
            <text:p>0.021342</text:p>
          </table:table-cell>
          <table:table-cell office:value-type="float" office:value="-0.015787" calcext:value-type="float">
            <text:p>-0.015787</text:p>
          </table:table-cell>
          <table:table-cell office:value-type="float" office:value="-0.0020254" calcext:value-type="float">
            <text:p>-0.0020254</text:p>
          </table:table-cell>
          <table:table-cell office:value-type="float" office:value="-0.016829" calcext:value-type="float">
            <text:p>-0.016829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3369" calcext:value-type="float">
            <text:p>0.13369</text:p>
          </table:table-cell>
        </table:table-row>
        <table:table-row table:style-name="ro1">
          <table:table-cell office:value-type="float" office:value="0.021138" calcext:value-type="float">
            <text:p>0.021138</text:p>
          </table:table-cell>
          <table:table-cell table:formula="of:=[.I565]*-1" office:value-type="float" office:value="-0.13141" calcext:value-type="float">
            <text:p>-0.13141</text:p>
          </table:table-cell>
          <table:table-cell office:value-type="float" office:value="0.021235" calcext:value-type="float">
            <text:p>0.021235</text:p>
          </table:table-cell>
          <table:table-cell office:value-type="float" office:value="-0.015666" calcext:value-type="float">
            <text:p>-0.015666</text:p>
          </table:table-cell>
          <table:table-cell office:value-type="float" office:value="-0.0017985" calcext:value-type="float">
            <text:p>-0.0017985</text:p>
          </table:table-cell>
          <table:table-cell office:value-type="float" office:value="-0.016949" calcext:value-type="float">
            <text:p>-0.016949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3141" calcext:value-type="float">
            <text:p>0.13141</text:p>
          </table:table-cell>
        </table:table-row>
        <table:table-row table:style-name="ro1">
          <table:table-cell office:value-type="float" office:value="0.020852" calcext:value-type="float">
            <text:p>0.020852</text:p>
          </table:table-cell>
          <table:table-cell table:formula="of:=[.I566]*-1" office:value-type="float" office:value="-0.12917" calcext:value-type="float">
            <text:p>-0.12917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-0.015677" calcext:value-type="float">
            <text:p>-0.015677</text:p>
          </table:table-cell>
          <table:table-cell office:value-type="float" office:value="-0.001536" calcext:value-type="float">
            <text:p>-0.001536</text:p>
          </table:table-cell>
          <table:table-cell office:value-type="float" office:value="-0.017023" calcext:value-type="float">
            <text:p>-0.017023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2917" calcext:value-type="float">
            <text:p>0.12917</text:p>
          </table:table-cell>
        </table:table-row>
        <table:table-row table:style-name="ro1">
          <table:table-cell office:value-type="float" office:value="0.020655" calcext:value-type="float">
            <text:p>0.020655</text:p>
          </table:table-cell>
          <table:table-cell table:formula="of:=[.I567]*-1" office:value-type="float" office:value="-0.12697" calcext:value-type="float">
            <text:p>-0.12697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-0.015869" calcext:value-type="float">
            <text:p>-0.015869</text:p>
          </table:table-cell>
          <table:table-cell office:value-type="float" office:value="-0.0011039" calcext:value-type="float">
            <text:p>-0.0011039</text:p>
          </table:table-cell>
          <table:table-cell office:value-type="float" office:value="-0.017173" calcext:value-type="float">
            <text:p>-0.017173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12697" calcext:value-type="float">
            <text:p>0.12697</text:p>
          </table:table-cell>
        </table:table-row>
        <table:table-row table:style-name="ro1">
          <table:table-cell office:value-type="float" office:value="0.020394" calcext:value-type="float">
            <text:p>0.020394</text:p>
          </table:table-cell>
          <table:table-cell table:formula="of:=[.I568]*-1" office:value-type="float" office:value="-0.12467" calcext:value-type="float">
            <text:p>-0.12467</text:p>
          </table:table-cell>
          <table:table-cell office:value-type="float" office:value="0.020859" calcext:value-type="float">
            <text:p>0.020859</text:p>
          </table:table-cell>
          <table:table-cell office:value-type="float" office:value="-0.016106" calcext:value-type="float">
            <text:p>-0.016106</text:p>
          </table:table-cell>
          <table:table-cell office:value-type="float" office:value="-0.00055217" calcext:value-type="float">
            <text:p>-0.00055217</text:p>
          </table:table-cell>
          <table:table-cell office:value-type="float" office:value="-0.017144" calcext:value-type="float">
            <text:p>-0.017144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2467" calcext:value-type="float">
            <text:p>0.12467</text:p>
          </table:table-cell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table:formula="of:=[.I569]*-1" office:value-type="float" office:value="-0.12245" calcext:value-type="float">
            <text:p>-0.12245</text:p>
          </table:table-cell>
          <table:table-cell office:value-type="float" office:value="0.020734" calcext:value-type="float">
            <text:p>0.020734</text:p>
          </table:table-cell>
          <table:table-cell office:value-type="float" office:value="-0.016346" calcext:value-type="float">
            <text:p>-0.016346</text:p>
          </table:table-cell>
          <table:table-cell office:value-type="float" office:value="0.000085703" calcext:value-type="float">
            <text:p>0.000085703</text:p>
          </table:table-cell>
          <table:table-cell office:value-type="float" office:value="-0.01711" calcext:value-type="float">
            <text:p>-0.01711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2245" calcext:value-type="float">
            <text:p>0.12245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table:formula="of:=[.I570]*-1" office:value-type="float" office:value="-0.12025" calcext:value-type="float">
            <text:p>-0.12025</text:p>
          </table:table-cell>
          <table:table-cell office:value-type="float" office:value="0.02067" calcext:value-type="float">
            <text:p>0.02067</text:p>
          </table:table-cell>
          <table:table-cell office:value-type="float" office:value="-0.016542" calcext:value-type="float">
            <text:p>-0.016542</text:p>
          </table:table-cell>
          <table:table-cell office:value-type="float" office:value="0.0007603" calcext:value-type="float">
            <text:p>0.0007603</text:p>
          </table:table-cell>
          <table:table-cell office:value-type="float" office:value="-0.016903" calcext:value-type="float">
            <text:p>-0.016903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2025" calcext:value-type="float">
            <text:p>0.12025</text:p>
          </table:table-cell>
        </table:table-row>
        <table:table-row table:style-name="ro1">
          <table:table-cell office:value-type="float" office:value="0.019895" calcext:value-type="float">
            <text:p>0.019895</text:p>
          </table:table-cell>
          <table:table-cell table:formula="of:=[.I571]*-1" office:value-type="float" office:value="-0.11789" calcext:value-type="float">
            <text:p>-0.11789</text:p>
          </table:table-cell>
          <table:table-cell office:value-type="float" office:value="0.020553" calcext:value-type="float">
            <text:p>0.020553</text:p>
          </table:table-cell>
          <table:table-cell office:value-type="float" office:value="-0.016692" calcext:value-type="float">
            <text:p>-0.016692</text:p>
          </table:table-cell>
          <table:table-cell office:value-type="float" office:value="0.0013153" calcext:value-type="float">
            <text:p>0.0013153</text:p>
          </table:table-cell>
          <table:table-cell office:value-type="float" office:value="-0.016875" calcext:value-type="float">
            <text:p>-0.016875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11789" calcext:value-type="float">
            <text:p>0.11789</text:p>
          </table:table-cell>
        </table:table-row>
        <table:table-row table:style-name="ro1">
          <table:table-cell office:value-type="float" office:value="0.019807" calcext:value-type="float">
            <text:p>0.019807</text:p>
          </table:table-cell>
          <table:table-cell table:formula="of:=[.I572]*-1" office:value-type="float" office:value="-0.11546" calcext:value-type="float">
            <text:p>-0.11546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-0.016753" calcext:value-type="float">
            <text:p>-0.016753</text:p>
          </table:table-cell>
          <table:table-cell office:value-type="float" office:value="0.0017093" calcext:value-type="float">
            <text:p>0.0017093</text:p>
          </table:table-cell>
          <table:table-cell office:value-type="float" office:value="-0.017028" calcext:value-type="float">
            <text:p>-0.017028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1546" calcext:value-type="float">
            <text:p>0.11546</text:p>
          </table:table-cell>
        </table:table-row>
        <table:table-row table:style-name="ro1">
          <table:table-cell office:value-type="float" office:value="0.019666" calcext:value-type="float">
            <text:p>0.019666</text:p>
          </table:table-cell>
          <table:table-cell table:formula="of:=[.I573]*-1" office:value-type="float" office:value="-0.11294" calcext:value-type="float">
            <text:p>-0.11294</text:p>
          </table:table-cell>
          <table:table-cell office:value-type="float" office:value="0.020329" calcext:value-type="float">
            <text:p>0.02032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17787" calcext:value-type="float">
            <text:p>0.0017787</text:p>
          </table:table-cell>
          <table:table-cell office:value-type="float" office:value="-0.017332" calcext:value-type="float">
            <text:p>-0.017332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1294" calcext:value-type="float">
            <text:p>0.11294</text:p>
          </table:table-cell>
        </table:table-row>
        <table:table-row table:style-name="ro1">
          <table:table-cell office:value-type="float" office:value="0.019558" calcext:value-type="float">
            <text:p>0.019558</text:p>
          </table:table-cell>
          <table:table-cell table:formula="of:=[.I574]*-1" office:value-type="float" office:value="-0.11044" calcext:value-type="float">
            <text:p>-0.11044</text:p>
          </table:table-cell>
          <table:table-cell office:value-type="float" office:value="0.020259" calcext:value-type="float">
            <text:p>0.020259</text:p>
          </table:table-cell>
          <table:table-cell office:value-type="float" office:value="-0.016123" calcext:value-type="float">
            <text:p>-0.016123</text:p>
          </table:table-cell>
          <table:table-cell office:value-type="float" office:value="0.0018953" calcext:value-type="float">
            <text:p>0.0018953</text:p>
          </table:table-cell>
          <table:table-cell office:value-type="float" office:value="-0.017722" calcext:value-type="float">
            <text:p>-0.017722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1044" calcext:value-type="float">
            <text:p>0.11044</text:p>
          </table:table-cell>
        </table:table-row>
        <table:table-row table:style-name="ro1">
          <table:table-cell office:value-type="float" office:value="0.019369" calcext:value-type="float">
            <text:p>0.019369</text:p>
          </table:table-cell>
          <table:table-cell table:formula="of:=[.I575]*-1" office:value-type="float" office:value="-0.10803" calcext:value-type="float">
            <text:p>-0.10803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-0.015919" calcext:value-type="float">
            <text:p>-0.015919</text:p>
          </table:table-cell>
          <table:table-cell office:value-type="float" office:value="0.0021336" calcext:value-type="float">
            <text:p>0.0021336</text:p>
          </table:table-cell>
          <table:table-cell office:value-type="float" office:value="-0.018016" calcext:value-type="float">
            <text:p>-0.018016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10803" calcext:value-type="float">
            <text:p>0.10803</text:p>
          </table:table-cell>
        </table:table-row>
        <table:table-row table:style-name="ro1">
          <table:table-cell office:value-type="float" office:value="0.019176" calcext:value-type="float">
            <text:p>0.019176</text:p>
          </table:table-cell>
          <table:table-cell table:formula="of:=[.I576]*-1" office:value-type="float" office:value="-0.10573" calcext:value-type="float">
            <text:p>-0.10573</text:p>
          </table:table-cell>
          <table:table-cell office:value-type="float" office:value="0.020369" calcext:value-type="float">
            <text:p>0.020369</text:p>
          </table:table-cell>
          <table:table-cell office:value-type="float" office:value="-0.015814" calcext:value-type="float">
            <text:p>-0.015814</text:p>
          </table:table-cell>
          <table:table-cell office:value-type="float" office:value="0.0026256" calcext:value-type="float">
            <text:p>0.0026256</text:p>
          </table:table-cell>
          <table:table-cell office:value-type="float" office:value="-0.018298" calcext:value-type="float">
            <text:p>-0.018298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0573" calcext:value-type="float">
            <text:p>0.10573</text:p>
          </table:table-cell>
        </table:table-row>
        <table:table-row table:style-name="ro1">
          <table:table-cell office:value-type="float" office:value="0.018976" calcext:value-type="float">
            <text:p>0.018976</text:p>
          </table:table-cell>
          <table:table-cell table:formula="of:=[.I577]*-1" office:value-type="float" office:value="-0.10347" calcext:value-type="float">
            <text:p>-0.10347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-0.01571" calcext:value-type="float">
            <text:p>-0.01571</text:p>
          </table:table-cell>
          <table:table-cell office:value-type="float" office:value="0.0032903" calcext:value-type="float">
            <text:p>0.0032903</text:p>
          </table:table-cell>
          <table:table-cell office:value-type="float" office:value="-0.018527" calcext:value-type="float">
            <text:p>-0.018527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0347" calcext:value-type="float">
            <text:p>0.10347</text:p>
          </table:table-cell>
        </table:table-row>
        <table:table-row table:style-name="ro1">
          <table:table-cell office:value-type="float" office:value="0.018897" calcext:value-type="float">
            <text:p>0.018897</text:p>
          </table:table-cell>
          <table:table-cell table:formula="of:=[.I578]*-1" office:value-type="float" office:value="-0.1014" calcext:value-type="float">
            <text:p>-0.1014</text:p>
          </table:table-cell>
          <table:table-cell office:value-type="float" office:value="0.020825" calcext:value-type="float">
            <text:p>0.020825</text:p>
          </table:table-cell>
          <table:table-cell office:value-type="float" office:value="-0.015566" calcext:value-type="float">
            <text:p>-0.015566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-0.018717" calcext:value-type="float">
            <text:p>-0.018717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0.018745" calcext:value-type="float">
            <text:p>0.018745</text:p>
          </table:table-cell>
          <table:table-cell table:formula="of:=[.I579]*-1" office:value-type="float" office:value="-0.099173" calcext:value-type="float">
            <text:p>-0.099173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-0.015194" calcext:value-type="float">
            <text:p>-0.015194</text:p>
          </table:table-cell>
          <table:table-cell office:value-type="float" office:value="0.0043965" calcext:value-type="float">
            <text:p>0.0043965</text:p>
          </table:table-cell>
          <table:table-cell office:value-type="float" office:value="-0.018657" calcext:value-type="float">
            <text:p>-0.018657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099173" calcext:value-type="float">
            <text:p>0.099173</text:p>
          </table:table-cell>
        </table:table-row>
        <table:table-row table:style-name="ro1">
          <table:table-cell office:value-type="float" office:value="0.018724" calcext:value-type="float">
            <text:p>0.018724</text:p>
          </table:table-cell>
          <table:table-cell table:formula="of:=[.I580]*-1" office:value-type="float" office:value="-0.096955" calcext:value-type="float">
            <text:p>-0.096955</text:p>
          </table:table-cell>
          <table:table-cell office:value-type="float" office:value="0.02117" calcext:value-type="float">
            <text:p>0.02117</text:p>
          </table:table-cell>
          <table:table-cell office:value-type="float" office:value="-0.014816" calcext:value-type="float">
            <text:p>-0.014816</text:p>
          </table:table-cell>
          <table:table-cell office:value-type="float" office:value="0.0047088" calcext:value-type="float">
            <text:p>0.0047088</text:p>
          </table:table-cell>
          <table:table-cell office:value-type="float" office:value="-0.018563" calcext:value-type="float">
            <text:p>-0.018563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096955" calcext:value-type="float">
            <text:p>0.096955</text:p>
          </table:table-cell>
        </table:table-row>
        <table:table-row table:style-name="ro1">
          <table:table-cell office:value-type="float" office:value="0.018645" calcext:value-type="float">
            <text:p>0.018645</text:p>
          </table:table-cell>
          <table:table-cell table:formula="of:=[.I581]*-1" office:value-type="float" office:value="-0.094637" calcext:value-type="float">
            <text:p>-0.094637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-0.014389" calcext:value-type="float">
            <text:p>-0.014389</text:p>
          </table:table-cell>
          <table:table-cell office:value-type="float" office:value="0.0048895" calcext:value-type="float">
            <text:p>0.0048895</text:p>
          </table:table-cell>
          <table:table-cell office:value-type="float" office:value="-0.018389" calcext:value-type="float">
            <text:p>-0.01838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94637" calcext:value-type="float">
            <text:p>0.094637</text:p>
          </table:table-cell>
        </table:table-row>
        <table:table-row table:style-name="ro1">
          <table:table-cell office:value-type="float" office:value="0.018604" calcext:value-type="float">
            <text:p>0.018604</text:p>
          </table:table-cell>
          <table:table-cell table:formula="of:=[.I582]*-1" office:value-type="float" office:value="-0.092304" calcext:value-type="float">
            <text:p>-0.092304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-0.013966" calcext:value-type="float">
            <text:p>-0.013966</text:p>
          </table:table-cell>
          <table:table-cell office:value-type="float" office:value="0.0051632" calcext:value-type="float">
            <text:p>0.0051632</text:p>
          </table:table-cell>
          <table:table-cell office:value-type="float" office:value="-0.018339" calcext:value-type="float">
            <text:p>-0.01833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92304" calcext:value-type="float">
            <text:p>0.092304</text:p>
          </table:table-cell>
        </table:table-row>
        <table:table-row table:style-name="ro1">
          <table:table-cell office:value-type="float" office:value="0.018555" calcext:value-type="float">
            <text:p>0.018555</text:p>
          </table:table-cell>
          <table:table-cell table:formula="of:=[.I583]*-1" office:value-type="float" office:value="-0.089886" calcext:value-type="float">
            <text:p>-0.089886</text:p>
          </table:table-cell>
          <table:table-cell office:value-type="float" office:value="0.021858" calcext:value-type="float">
            <text:p>0.021858</text:p>
          </table:table-cell>
          <table:table-cell office:value-type="float" office:value="-0.013378" calcext:value-type="float">
            <text:p>-0.013378</text:p>
          </table:table-cell>
          <table:table-cell office:value-type="float" office:value="0.0055417" calcext:value-type="float">
            <text:p>0.0055417</text:p>
          </table:table-cell>
          <table:table-cell office:value-type="float" office:value="-0.018547" calcext:value-type="float">
            <text:p>-0.018547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89886" calcext:value-type="float">
            <text:p>0.089886</text:p>
          </table:table-cell>
        </table:table-row>
        <table:table-row table:style-name="ro1">
          <table:table-cell office:value-type="float" office:value="0.018499" calcext:value-type="float">
            <text:p>0.018499</text:p>
          </table:table-cell>
          <table:table-cell table:formula="of:=[.I584]*-1" office:value-type="float" office:value="-0.087427" calcext:value-type="float">
            <text:p>-0.087427</text:p>
          </table:table-cell>
          <table:table-cell office:value-type="float" office:value="0.022241" calcext:value-type="float">
            <text:p>0.022241</text:p>
          </table:table-cell>
          <table:table-cell office:value-type="float" office:value="-0.01266" calcext:value-type="float">
            <text:p>-0.01266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-0.018979" calcext:value-type="float">
            <text:p>-0.01897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87427" calcext:value-type="float">
            <text:p>0.087427</text:p>
          </table:table-cell>
        </table:table-row>
        <table:table-row table:style-name="ro1">
          <table:table-cell office:value-type="float" office:value="0.018539" calcext:value-type="float">
            <text:p>0.018539</text:p>
          </table:table-cell>
          <table:table-cell table:formula="of:=[.I585]*-1" office:value-type="float" office:value="-0.084965" calcext:value-type="float">
            <text:p>-0.084965</text:p>
          </table:table-cell>
          <table:table-cell office:value-type="float" office:value="0.022629" calcext:value-type="float">
            <text:p>0.022629</text:p>
          </table:table-cell>
          <table:table-cell office:value-type="float" office:value="-0.011937" calcext:value-type="float">
            <text:p>-0.011937</text:p>
          </table:table-cell>
          <table:table-cell office:value-type="float" office:value="0.0059029" calcext:value-type="float">
            <text:p>0.0059029</text:p>
          </table:table-cell>
          <table:table-cell office:value-type="float" office:value="-0.019547" calcext:value-type="float">
            <text:p>-0.019547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84965" calcext:value-type="float">
            <text:p>0.084965</text:p>
          </table:table-cell>
        </table:table-row>
        <table:table-row table:style-name="ro1">
          <table:table-cell office:value-type="float" office:value="0.018598" calcext:value-type="float">
            <text:p>0.018598</text:p>
          </table:table-cell>
          <table:table-cell table:formula="of:=[.I586]*-1" office:value-type="float" office:value="-0.082537" calcext:value-type="float">
            <text:p>-0.082537</text:p>
          </table:table-cell>
          <table:table-cell office:value-type="float" office:value="0.023115" calcext:value-type="float">
            <text:p>0.023115</text:p>
          </table:table-cell>
          <table:table-cell office:value-type="float" office:value="-0.011123" calcext:value-type="float">
            <text:p>-0.011123</text:p>
          </table:table-cell>
          <table:table-cell office:value-type="float" office:value="0.0059111" calcext:value-type="float">
            <text:p>0.0059111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82537" calcext:value-type="float">
            <text:p>0.082537</text:p>
          </table:table-cell>
        </table:table-row>
        <table:table-row table:style-name="ro1">
          <table:table-cell office:value-type="float" office:value="0.018709" calcext:value-type="float">
            <text:p>0.018709</text:p>
          </table:table-cell>
          <table:table-cell table:formula="of:=[.I587]*-1" office:value-type="float" office:value="-0.080161" calcext:value-type="float">
            <text:p>-0.080161</text:p>
          </table:table-cell>
          <table:table-cell office:value-type="float" office:value="0.023623" calcext:value-type="float">
            <text:p>0.023623</text:p>
          </table:table-cell>
          <table:table-cell office:value-type="float" office:value="-0.010309" calcext:value-type="float">
            <text:p>-0.010309</text:p>
          </table:table-cell>
          <table:table-cell office:value-type="float" office:value="0.0059222" calcext:value-type="float">
            <text:p>0.0059222</text:p>
          </table:table-cell>
          <table:table-cell office:value-type="float" office:value="-0.02048" calcext:value-type="float">
            <text:p>-0.02048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80161" calcext:value-type="float">
            <text:p>0.080161</text:p>
          </table:table-cell>
        </table:table-row>
        <table:table-row table:style-name="ro1">
          <table:table-cell office:value-type="float" office:value="0.019116" calcext:value-type="float">
            <text:p>0.019116</text:p>
          </table:table-cell>
          <table:table-cell table:formula="of:=[.I588]*-1" office:value-type="float" office:value="-0.078654" calcext:value-type="float">
            <text:p>-0.078654</text:p>
          </table:table-cell>
          <table:table-cell office:value-type="float" office:value="0.024074" calcext:value-type="float">
            <text:p>0.024074</text:p>
          </table:table-cell>
          <table:table-cell office:value-type="float" office:value="-0.0094939" calcext:value-type="float">
            <text:p>-0.0094939</text:p>
          </table:table-cell>
          <table:table-cell office:value-type="float" office:value="0.0059263" calcext:value-type="float">
            <text:p>0.0059263</text:p>
          </table:table-cell>
          <table:table-cell office:value-type="float" office:value="-0.020839" calcext:value-type="float">
            <text:p>-0.02083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78654" calcext:value-type="float">
            <text:p>0.078654</text:p>
          </table:table-cell>
        </table:table-row>
        <table:table-row table:style-name="ro1">
          <table:table-cell office:value-type="float" office:value="0.019207" calcext:value-type="float">
            <text:p>0.019207</text:p>
          </table:table-cell>
          <table:table-cell table:formula="of:=[.I589]*-1" office:value-type="float" office:value="-0.076166" calcext:value-type="float">
            <text:p>-0.076166</text:p>
          </table:table-cell>
          <table:table-cell office:value-type="float" office:value="0.024547" calcext:value-type="float">
            <text:p>0.024547</text:p>
          </table:table-cell>
          <table:table-cell office:value-type="float" office:value="-0.0085458" calcext:value-type="float">
            <text:p>-0.0085458</text:p>
          </table:table-cell>
          <table:table-cell office:value-type="float" office:value="0.0058912" calcext:value-type="float">
            <text:p>0.0058912</text:p>
          </table:table-cell>
          <table:table-cell office:value-type="float" office:value="-0.021158" calcext:value-type="float">
            <text:p>-0.021158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76166" calcext:value-type="float">
            <text:p>0.076166</text:p>
          </table:table-cell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table:formula="of:=[.I590]*-1" office:value-type="float" office:value="-0.073581" calcext:value-type="float">
            <text:p>-0.073581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-0.0075536" calcext:value-type="float">
            <text:p>-0.0075536</text:p>
          </table:table-cell>
          <table:table-cell office:value-type="float" office:value="0.0058928" calcext:value-type="float">
            <text:p>0.0058928</text:p>
          </table:table-cell>
          <table:table-cell office:value-type="float" office:value="-0.021304" calcext:value-type="float">
            <text:p>-0.021304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073581" calcext:value-type="float">
            <text:p>0.073581</text:p>
          </table:table-cell>
        </table:table-row>
        <table:table-row table:style-name="ro1">
          <table:table-cell office:value-type="float" office:value="0.019283" calcext:value-type="float">
            <text:p>0.019283</text:p>
          </table:table-cell>
          <table:table-cell table:formula="of:=[.I591]*-1" office:value-type="float" office:value="-0.07091" calcext:value-type="float">
            <text:p>-0.07091</text:p>
          </table:table-cell>
          <table:table-cell office:value-type="float" office:value="0.025516" calcext:value-type="float">
            <text:p>0.025516</text:p>
          </table:table-cell>
          <table:table-cell office:value-type="float" office:value="-0.0065184" calcext:value-type="float">
            <text:p>-0.0065184</text:p>
          </table:table-cell>
          <table:table-cell office:value-type="float" office:value="0.0059351" calcext:value-type="float">
            <text:p>0.0059351</text:p>
          </table:table-cell>
          <table:table-cell office:value-type="float" office:value="-0.021362" calcext:value-type="float">
            <text:p>-0.021362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07091" calcext:value-type="float">
            <text:p>0.07091</text:p>
          </table:table-cell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table:formula="of:=[.I592]*-1" office:value-type="float" office:value="-0.068266" calcext:value-type="float">
            <text:p>-0.068266</text:p>
          </table:table-cell>
          <table:table-cell office:value-type="float" office:value="0.02603" calcext:value-type="float">
            <text:p>0.02603</text:p>
          </table:table-cell>
          <table:table-cell office:value-type="float" office:value="-0.0054918" calcext:value-type="float">
            <text:p>-0.0054918</text:p>
          </table:table-cell>
          <table:table-cell office:value-type="float" office:value="0.0062318" calcext:value-type="float">
            <text:p>0.0062318</text:p>
          </table:table-cell>
          <table:table-cell office:value-type="float" office:value="-0.021321" calcext:value-type="float">
            <text:p>-0.021321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068266" calcext:value-type="float">
            <text:p>0.068266</text:p>
          </table:table-cell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table:formula="of:=[.I593]*-1" office:value-type="float" office:value="-0.065685" calcext:value-type="float">
            <text:p>-0.065685</text:p>
          </table:table-cell>
          <table:table-cell office:value-type="float" office:value="0.026634" calcext:value-type="float">
            <text:p>0.026634</text:p>
          </table:table-cell>
          <table:table-cell office:value-type="float" office:value="-0.0045593" calcext:value-type="float">
            <text:p>-0.0045593</text:p>
          </table:table-cell>
          <table:table-cell office:value-type="float" office:value="0.0067015" calcext:value-type="float">
            <text:p>0.0067015</text:p>
          </table:table-cell>
          <table:table-cell office:value-type="float" office:value="-0.021357" calcext:value-type="float">
            <text:p>-0.021357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065685" calcext:value-type="float">
            <text:p>0.065685</text:p>
          </table:table-cell>
        </table:table-row>
        <table:table-row table:style-name="ro1">
          <table:table-cell office:value-type="float" office:value="0.019207" calcext:value-type="float">
            <text:p>0.019207</text:p>
          </table:table-cell>
          <table:table-cell table:formula="of:=[.I594]*-1" office:value-type="float" office:value="-0.063118" calcext:value-type="float">
            <text:p>-0.063118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037564" calcext:value-type="float">
            <text:p>-0.0037564</text:p>
          </table:table-cell>
          <table:table-cell office:value-type="float" office:value="0.0072054" calcext:value-type="float">
            <text:p>0.0072054</text:p>
          </table:table-cell>
          <table:table-cell office:value-type="float" office:value="-0.021303" calcext:value-type="float">
            <text:p>-0.021303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063118" calcext:value-type="float">
            <text:p>0.063118</text:p>
          </table:table-cell>
        </table:table-row>
        <table:table-row table:style-name="ro1">
          <table:table-cell office:value-type="float" office:value="0.019203" calcext:value-type="float">
            <text:p>0.019203</text:p>
          </table:table-cell>
          <table:table-cell table:formula="of:=[.I595]*-1" office:value-type="float" office:value="-0.060536" calcext:value-type="float">
            <text:p>-0.060536</text:p>
          </table:table-cell>
          <table:table-cell office:value-type="float" office:value="0.027864" calcext:value-type="float">
            <text:p>0.027864</text:p>
          </table:table-cell>
          <table:table-cell office:value-type="float" office:value="-0.0031251" calcext:value-type="float">
            <text:p>-0.0031251</text:p>
          </table:table-cell>
          <table:table-cell office:value-type="float" office:value="0.0076245" calcext:value-type="float">
            <text:p>0.0076245</text:p>
          </table:table-cell>
          <table:table-cell office:value-type="float" office:value="-0.021423" calcext:value-type="float">
            <text:p>-0.021423</text:p>
          </table:table-cell>
          <table:table-cell office:value-type="float" office:value="0.99974" calcext:value-type="float">
            <text:p>0.99974</text:p>
          </table:table-cell>
          <table:table-cell/>
          <table:table-cell office:value-type="float" office:value="0.060536" calcext:value-type="float">
            <text:p>0.060536</text:p>
          </table:table-cell>
        </table:table-row>
        <table:table-row table:style-name="ro1">
          <table:table-cell office:value-type="float" office:value="0.019238" calcext:value-type="float">
            <text:p>0.019238</text:p>
          </table:table-cell>
          <table:table-cell table:formula="of:=[.I596]*-1" office:value-type="float" office:value="-0.058047" calcext:value-type="float">
            <text:p>-0.058047</text:p>
          </table:table-cell>
          <table:table-cell office:value-type="float" office:value="0.028474" calcext:value-type="float">
            <text:p>0.028474</text:p>
          </table:table-cell>
          <table:table-cell office:value-type="float" office:value="-0.0023611" calcext:value-type="float">
            <text:p>-0.0023611</text:p>
          </table:table-cell>
          <table:table-cell office:value-type="float" office:value="0.0079234" calcext:value-type="float">
            <text:p>0.0079234</text:p>
          </table:table-cell>
          <table:table-cell office:value-type="float" office:value="-0.021637" calcext:value-type="float">
            <text:p>-0.021637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058047" calcext:value-type="float">
            <text:p>0.058047</text:p>
          </table:table-cell>
        </table:table-row>
        <table:table-row table:style-name="ro1">
          <table:table-cell office:value-type="float" office:value="0.01927" calcext:value-type="float">
            <text:p>0.01927</text:p>
          </table:table-cell>
          <table:table-cell table:formula="of:=[.I597]*-1" office:value-type="float" office:value="-0.055557" calcext:value-type="float">
            <text:p>-0.055557</text:p>
          </table:table-cell>
          <table:table-cell office:value-type="float" office:value="0.029068" calcext:value-type="float">
            <text:p>0.029068</text:p>
          </table:table-cell>
          <table:table-cell office:value-type="float" office:value="-0.0014589" calcext:value-type="float">
            <text:p>-0.0014589</text:p>
          </table:table-cell>
          <table:table-cell office:value-type="float" office:value="0.0079267" calcext:value-type="float">
            <text:p>0.0079267</text:p>
          </table:table-cell>
          <table:table-cell office:value-type="float" office:value="-0.021911" calcext:value-type="float">
            <text:p>-0.021911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0.055557" calcext:value-type="float">
            <text:p>0.055557</text:p>
          </table:table-cell>
        </table:table-row>
        <table:table-row table:style-name="ro1">
          <table:table-cell office:value-type="float" office:value="0.019069" calcext:value-type="float">
            <text:p>0.019069</text:p>
          </table:table-cell>
          <table:table-cell table:formula="of:=[.I598]*-1" office:value-type="float" office:value="-0.051916" calcext:value-type="float">
            <text:p>-0.051916</text:p>
          </table:table-cell>
          <table:table-cell office:value-type="float" office:value="0.0296" calcext:value-type="float">
            <text:p>0.0296</text:p>
          </table:table-cell>
          <table:table-cell office:value-type="float" office:value="-0.00054748" calcext:value-type="float">
            <text:p>-0.00054748</text:p>
          </table:table-cell>
          <table:table-cell office:value-type="float" office:value="0.0077567" calcext:value-type="float">
            <text:p>0.0077567</text:p>
          </table:table-cell>
          <table:table-cell office:value-type="float" office:value="-0.02215" calcext:value-type="float">
            <text:p>-0.02215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51916" calcext:value-type="float">
            <text:p>0.051916</text:p>
          </table:table-cell>
        </table:table-row>
        <table:table-row table:style-name="ro1">
          <table:table-cell office:value-type="float" office:value="0.019086" calcext:value-type="float">
            <text:p>0.019086</text:p>
          </table:table-cell>
          <table:table-cell table:formula="of:=[.I599]*-1" office:value-type="float" office:value="-0.049353" calcext:value-type="float">
            <text:p>-0.049353</text:p>
          </table:table-cell>
          <table:table-cell office:value-type="float" office:value="0.030198" calcext:value-type="float">
            <text:p>0.030198</text:p>
          </table:table-cell>
          <table:table-cell office:value-type="float" office:value="0.00049287" calcext:value-type="float">
            <text:p>0.00049287</text:p>
          </table:table-cell>
          <table:table-cell office:value-type="float" office:value="0.0076307" calcext:value-type="float">
            <text:p>0.0076307</text:p>
          </table:table-cell>
          <table:table-cell office:value-type="float" office:value="-0.022302" calcext:value-type="float">
            <text:p>-0.022302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49353" calcext:value-type="float">
            <text:p>0.049353</text:p>
          </table:table-cell>
        </table:table-row>
        <table:table-row table:style-name="ro1">
          <table:table-cell office:value-type="float" office:value="0.019147" calcext:value-type="float">
            <text:p>0.019147</text:p>
          </table:table-cell>
          <table:table-cell table:formula="of:=[.I600]*-1" office:value-type="float" office:value="-0.046806" calcext:value-type="float">
            <text:p>-0.046806</text:p>
          </table:table-cell>
          <table:table-cell office:value-type="float" office:value="0.030848" calcext:value-type="float">
            <text:p>0.030848</text:p>
          </table:table-cell>
          <table:table-cell office:value-type="float" office:value="0.0013944" calcext:value-type="float">
            <text:p>0.0013944</text:p>
          </table:table-cell>
          <table:table-cell office:value-type="float" office:value="0.0077191" calcext:value-type="float">
            <text:p>0.0077191</text:p>
          </table:table-cell>
          <table:table-cell office:value-type="float" office:value="-0.022528" calcext:value-type="float">
            <text:p>-0.022528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0.046806" calcext:value-type="float">
            <text:p>0.046806</text:p>
          </table:table-cell>
        </table:table-row>
        <table:table-row table:style-name="ro1">
          <table:table-cell office:value-type="float" office:value="0.019166" calcext:value-type="float">
            <text:p>0.019166</text:p>
          </table:table-cell>
          <table:table-cell table:formula="of:=[.I601]*-1" office:value-type="float" office:value="-0.044309" calcext:value-type="float">
            <text:p>-0.044309</text:p>
          </table:table-cell>
          <table:table-cell office:value-type="float" office:value="0.031556" calcext:value-type="float">
            <text:p>0.031556</text:p>
          </table:table-cell>
          <table:table-cell office:value-type="float" office:value="0.0023735" calcext:value-type="float">
            <text:p>0.0023735</text:p>
          </table:table-cell>
          <table:table-cell office:value-type="float" office:value="0.0080652" calcext:value-type="float">
            <text:p>0.0080652</text:p>
          </table:table-cell>
          <table:table-cell office:value-type="float" office:value="-0.022657" calcext:value-type="float">
            <text:p>-0.022657</text:p>
          </table:table-cell>
          <table:table-cell office:value-type="float" office:value="0.99971" calcext:value-type="float">
            <text:p>0.99971</text:p>
          </table:table-cell>
          <table:table-cell/>
          <table:table-cell office:value-type="float" office:value="0.044309" calcext:value-type="float">
            <text:p>0.044309</text:p>
          </table:table-cell>
        </table:table-row>
        <table:table-row table:style-name="ro1">
          <table:table-cell office:value-type="float" office:value="0.019187" calcext:value-type="float">
            <text:p>0.019187</text:p>
          </table:table-cell>
          <table:table-cell table:formula="of:=[.I602]*-1" office:value-type="float" office:value="-0.041818" calcext:value-type="float">
            <text:p>-0.041818</text:p>
          </table:table-cell>
          <table:table-cell office:value-type="float" office:value="0.032336" calcext:value-type="float">
            <text:p>0.032336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85047" calcext:value-type="float">
            <text:p>0.0085047</text:p>
          </table:table-cell>
          <table:table-cell office:value-type="float" office:value="-0.022869" calcext:value-type="float">
            <text:p>-0.022869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0.041818" calcext:value-type="float">
            <text:p>0.041818</text:p>
          </table:table-cell>
        </table:table-row>
        <table:table-row table:style-name="ro1">
          <table:table-cell office:value-type="float" office:value="0.019202" calcext:value-type="float">
            <text:p>0.019202</text:p>
          </table:table-cell>
          <table:table-cell table:formula="of:=[.I603]*-1" office:value-type="float" office:value="-0.03933" calcext:value-type="float">
            <text:p>-0.03933</text:p>
          </table:table-cell>
          <table:table-cell office:value-type="float" office:value="0.033158" calcext:value-type="float">
            <text:p>0.033158</text:p>
          </table:table-cell>
          <table:table-cell office:value-type="float" office:value="0.0044542" calcext:value-type="float">
            <text:p>0.0044542</text:p>
          </table:table-cell>
          <table:table-cell office:value-type="float" office:value="0.0089877" calcext:value-type="float">
            <text:p>0.0089877</text:p>
          </table:table-cell>
          <table:table-cell office:value-type="float" office:value="-0.023077" calcext:value-type="float">
            <text:p>-0.023077</text:p>
          </table:table-cell>
          <table:table-cell office:value-type="float" office:value="0.99968" calcext:value-type="float">
            <text:p>0.99968</text:p>
          </table:table-cell>
          <table:table-cell/>
          <table:table-cell office:value-type="float" office:value="0.03933" calcext:value-type="float">
            <text:p>0.03933</text:p>
          </table:table-cell>
        </table:table-row>
        <table:table-row table:style-name="ro1">
          <table:table-cell office:value-type="float" office:value="0.019219" calcext:value-type="float">
            <text:p>0.019219</text:p>
          </table:table-cell>
          <table:table-cell table:formula="of:=[.I604]*-1" office:value-type="float" office:value="-0.036889" calcext:value-type="float">
            <text:p>-0.036889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0.0055228" calcext:value-type="float">
            <text:p>0.0055228</text:p>
          </table:table-cell>
          <table:table-cell office:value-type="float" office:value="0.0092508" calcext:value-type="float">
            <text:p>0.0092508</text:p>
          </table:table-cell>
          <table:table-cell office:value-type="float" office:value="-0.023212" calcext:value-type="float">
            <text:p>-0.023212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0.036889" calcext:value-type="float">
            <text:p>0.036889</text:p>
          </table:table-cell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table:formula="of:=[.I605]*-1" office:value-type="float" office:value="-0.03452" calcext:value-type="float">
            <text:p>-0.03452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0064157" calcext:value-type="float">
            <text:p>0.0064157</text:p>
          </table:table-cell>
          <table:table-cell office:value-type="float" office:value="0.0095936" calcext:value-type="float">
            <text:p>0.0095936</text:p>
          </table:table-cell>
          <table:table-cell office:value-type="float" office:value="-0.023339" calcext:value-type="float">
            <text:p>-0.023339</text:p>
          </table:table-cell>
          <table:table-cell office:value-type="float" office:value="0.99966" calcext:value-type="float">
            <text:p>0.99966</text:p>
          </table:table-cell>
          <table:table-cell/>
          <table:table-cell office:value-type="float" office:value="0.03452" calcext:value-type="float">
            <text:p>0.03452</text:p>
          </table:table-cell>
        </table:table-row>
        <table:table-row table:style-name="ro1">
          <table:table-cell office:value-type="float" office:value="0.01936" calcext:value-type="float">
            <text:p>0.01936</text:p>
          </table:table-cell>
          <table:table-cell table:formula="of:=[.I606]*-1" office:value-type="float" office:value="-0.0321" calcext:value-type="float">
            <text:p>-0.0321</text:p>
          </table:table-cell>
          <table:table-cell office:value-type="float" office:value="0.035439" calcext:value-type="float">
            <text:p>0.035439</text:p>
          </table:table-cell>
          <table:table-cell office:value-type="float" office:value="0.0070483" calcext:value-type="float">
            <text:p>0.0070483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-0.023373" calcext:value-type="float">
            <text:p>-0.023373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0.019478" calcext:value-type="float">
            <text:p>0.019478</text:p>
          </table:table-cell>
          <table:table-cell table:formula="of:=[.I607]*-1" office:value-type="float" office:value="-0.029681" calcext:value-type="float">
            <text:p>-0.029681</text:p>
          </table:table-cell>
          <table:table-cell office:value-type="float" office:value="0.036097" calcext:value-type="float">
            <text:p>0.036097</text:p>
          </table:table-cell>
          <table:table-cell office:value-type="float" office:value="0.0075484" calcext:value-type="float">
            <text:p>0.0075484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-0.02336" calcext:value-type="float">
            <text:p>-0.02336</text:p>
          </table:table-cell>
          <table:table-cell office:value-type="float" office:value="0.99964" calcext:value-type="float">
            <text:p>0.99964</text:p>
          </table:table-cell>
          <table:table-cell/>
          <table:table-cell office:value-type="float" office:value="0.029681" calcext:value-type="float">
            <text:p>0.029681</text:p>
          </table:table-cell>
        </table:table-row>
        <table:table-row table:style-name="ro1">
          <table:table-cell office:value-type="float" office:value="0.019612" calcext:value-type="float">
            <text:p>0.019612</text:p>
          </table:table-cell>
          <table:table-cell table:formula="of:=[.I608]*-1" office:value-type="float" office:value="-0.027277" calcext:value-type="float">
            <text:p>-0.027277</text:p>
          </table:table-cell>
          <table:table-cell office:value-type="float" office:value="0.036543" calcext:value-type="float">
            <text:p>0.036543</text:p>
          </table:table-cell>
          <table:table-cell office:value-type="float" office:value="0.0079213" calcext:value-type="float">
            <text:p>0.0079213</text:p>
          </table:table-cell>
          <table:table-cell office:value-type="float" office:value="0.010868" calcext:value-type="float">
            <text:p>0.010868</text:p>
          </table:table-cell>
          <table:table-cell office:value-type="float" office:value="-0.023476" calcext:value-type="float">
            <text:p>-0.023476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0.027277" calcext:value-type="float">
            <text:p>0.027277</text:p>
          </table:table-cell>
        </table:table-row>
        <table:table-row table:style-name="ro1">
          <table:table-cell office:value-type="float" office:value="0.019854" calcext:value-type="float">
            <text:p>0.019854</text:p>
          </table:table-cell>
          <table:table-cell table:formula="of:=[.I609]*-1" office:value-type="float" office:value="-0.02491" calcext:value-type="float">
            <text:p>-0.02491</text:p>
          </table:table-cell>
          <table:table-cell office:value-type="float" office:value="0.036915" calcext:value-type="float">
            <text:p>0.036915</text:p>
          </table:table-cell>
          <table:table-cell office:value-type="float" office:value="0.0085197" calcext:value-type="float">
            <text:p>0.0085197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-0.023696" calcext:value-type="float">
            <text:p>-0.023696</text:p>
          </table:table-cell>
          <table:table-cell office:value-type="float" office:value="0.99962" calcext:value-type="float">
            <text:p>0.99962</text:p>
          </table:table-cell>
          <table:table-cell/>
          <table:table-cell office:value-type="float" office:value="0.02491" calcext:value-type="float">
            <text:p>0.02491</text:p>
          </table:table-cell>
        </table:table-row>
        <table:table-row table:style-name="ro1">
          <table:table-cell office:value-type="float" office:value="0.020049" calcext:value-type="float">
            <text:p>0.020049</text:p>
          </table:table-cell>
          <table:table-cell table:formula="of:=[.I610]*-1" office:value-type="float" office:value="-0.022487" calcext:value-type="float">
            <text:p>-0.022487</text:p>
          </table:table-cell>
          <table:table-cell office:value-type="float" office:value="0.037248" calcext:value-type="float">
            <text:p>0.037248</text:p>
          </table:table-cell>
          <table:table-cell office:value-type="float" office:value="0.0091709" calcext:value-type="float">
            <text:p>0.009170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2384" calcext:value-type="float">
            <text:p>-0.02384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22487" calcext:value-type="float">
            <text:p>0.022487</text:p>
          </table:table-cell>
        </table:table-row>
        <table:table-row table:style-name="ro1">
          <table:table-cell office:value-type="float" office:value="0.020266" calcext:value-type="float">
            <text:p>0.020266</text:p>
          </table:table-cell>
          <table:table-cell table:formula="of:=[.I611]*-1" office:value-type="float" office:value="-0.02006" calcext:value-type="float">
            <text:p>-0.02006</text:p>
          </table:table-cell>
          <table:table-cell office:value-type="float" office:value="0.03743" calcext:value-type="float">
            <text:p>0.03743</text:p>
          </table:table-cell>
          <table:table-cell office:value-type="float" office:value="0.0097406" calcext:value-type="float">
            <text:p>0.0097406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0.02042" calcext:value-type="float">
            <text:p>0.02042</text:p>
          </table:table-cell>
          <table:table-cell table:formula="of:=[.I612]*-1" office:value-type="float" office:value="-0.017577" calcext:value-type="float">
            <text:p>-0.017577</text:p>
          </table:table-cell>
          <table:table-cell office:value-type="float" office:value="0.037635" calcext:value-type="float">
            <text:p>0.037635</text:p>
          </table:table-cell>
          <table:table-cell office:value-type="float" office:value="0.010261" calcext:value-type="float">
            <text:p>0.010261</text:p>
          </table:table-cell>
          <table:table-cell office:value-type="float" office:value="0.010633" calcext:value-type="float">
            <text:p>0.010633</text:p>
          </table:table-cell>
          <table:table-cell office:value-type="float" office:value="-0.023912" calcext:value-type="float">
            <text:p>-0.023912</text:p>
          </table:table-cell>
          <table:table-cell office:value-type="float" office:value="0.9996" calcext:value-type="float">
            <text:p>0.9996</text:p>
          </table:table-cell>
          <table:table-cell/>
          <table:table-cell office:value-type="float" office:value="0.017577" calcext:value-type="float">
            <text:p>0.017577</text:p>
          </table:table-cell>
        </table:table-row>
        <table:table-row table:style-name="ro1">
          <table:table-cell office:value-type="float" office:value="0.020593" calcext:value-type="float">
            <text:p>0.020593</text:p>
          </table:table-cell>
          <table:table-cell table:formula="of:=[.I613]*-1" office:value-type="float" office:value="-0.015128" calcext:value-type="float">
            <text:p>-0.015128</text:p>
          </table:table-cell>
          <table:table-cell office:value-type="float" office:value="0.037957" calcext:value-type="float">
            <text:p>0.037957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010697" calcext:value-type="float">
            <text:p>0.010697</text:p>
          </table:table-cell>
          <table:table-cell office:value-type="float" office:value="-0.023959" calcext:value-type="float">
            <text:p>-0.023959</text:p>
          </table:table-cell>
          <table:table-cell office:value-type="float" office:value="0.9996" calcext:value-type="float">
            <text:p>0.9996</text:p>
          </table:table-cell>
          <table:table-cell/>
          <table:table-cell office:value-type="float" office:value="0.015128" calcext:value-type="float">
            <text:p>0.015128</text:p>
          </table:table-cell>
        </table:table-row>
        <table:table-row table:style-name="ro1">
          <table:table-cell office:value-type="float" office:value="0.020703" calcext:value-type="float">
            <text:p>0.020703</text:p>
          </table:table-cell>
          <table:table-cell table:formula="of:=[.I614]*-1" office:value-type="float" office:value="-0.012568" calcext:value-type="float">
            <text:p>-0.012568</text:p>
          </table:table-cell>
          <table:table-cell office:value-type="float" office:value="0.038253" calcext:value-type="float">
            <text:p>0.038253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10575" calcext:value-type="float">
            <text:p>0.010575</text:p>
          </table:table-cell>
          <table:table-cell office:value-type="float" office:value="-0.023883" calcext:value-type="float">
            <text:p>-0.023883</text:p>
          </table:table-cell>
          <table:table-cell office:value-type="float" office:value="0.9996" calcext:value-type="float">
            <text:p>0.9996</text:p>
          </table:table-cell>
          <table:table-cell/>
          <table:table-cell office:value-type="float" office:value="0.012568" calcext:value-type="float">
            <text:p>0.012568</text:p>
          </table:table-cell>
        </table:table-row>
        <table:table-row table:style-name="ro1">
          <table:table-cell office:value-type="float" office:value="0.020853" calcext:value-type="float">
            <text:p>0.020853</text:p>
          </table:table-cell>
          <table:table-cell table:formula="of:=[.I615]*-1" office:value-type="float" office:value="-0.0099825" calcext:value-type="float">
            <text:p>-0.0099825</text:p>
          </table:table-cell>
          <table:table-cell office:value-type="float" office:value="0.038621" calcext:value-type="float">
            <text:p>0.038621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0.010481" calcext:value-type="float">
            <text:p>0.010481</text:p>
          </table:table-cell>
          <table:table-cell office:value-type="float" office:value="-0.023715" calcext:value-type="float">
            <text:p>-0.023715</text:p>
          </table:table-cell>
          <table:table-cell office:value-type="float" office:value="0.9996" calcext:value-type="float">
            <text:p>0.9996</text:p>
          </table:table-cell>
          <table:table-cell/>
          <table:table-cell office:value-type="float" office:value="0.0099825" calcext:value-type="float">
            <text:p>0.0099825</text:p>
          </table:table-cell>
        </table:table-row>
        <table:table-row table:style-name="ro1">
          <table:table-cell office:value-type="float" office:value="0.020962" calcext:value-type="float">
            <text:p>0.020962</text:p>
          </table:table-cell>
          <table:table-cell table:formula="of:=[.I616]*-1" office:value-type="float" office:value="-0.0075005" calcext:value-type="float">
            <text:p>-0.0075005</text:p>
          </table:table-cell>
          <table:table-cell office:value-type="float" office:value="0.038449" calcext:value-type="float">
            <text:p>0.038449</text:p>
          </table:table-cell>
          <table:table-cell office:value-type="float" office:value="0.011011" calcext:value-type="float">
            <text:p>0.011011</text:p>
          </table:table-cell>
          <table:table-cell office:value-type="float" office:value="0.010346" calcext:value-type="float">
            <text:p>0.010346</text:p>
          </table:table-cell>
          <table:table-cell office:value-type="float" office:value="-0.023634" calcext:value-type="float">
            <text:p>-0.023634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075005" calcext:value-type="float">
            <text:p>0.0075005</text:p>
          </table:table-cell>
        </table:table-row>
        <table:table-row table:style-name="ro1">
          <table:table-cell office:value-type="float" office:value="0.021108" calcext:value-type="float">
            <text:p>0.021108</text:p>
          </table:table-cell>
          <table:table-cell table:formula="of:=[.I617]*-1" office:value-type="float" office:value="-0.0050476" calcext:value-type="float">
            <text:p>-0.0050476</text:p>
          </table:table-cell>
          <table:table-cell office:value-type="float" office:value="0.038234" calcext:value-type="float">
            <text:p>0.038234</text:p>
          </table:table-cell>
          <table:table-cell office:value-type="float" office:value="0.011014" calcext:value-type="float">
            <text:p>0.011014</text:p>
          </table:table-cell>
          <table:table-cell office:value-type="float" office:value="0.010253" calcext:value-type="float">
            <text:p>0.010253</text:p>
          </table:table-cell>
          <table:table-cell office:value-type="float" office:value="-0.02351" calcext:value-type="float">
            <text:p>-0.02351</text:p>
          </table:table-cell>
          <table:table-cell office:value-type="float" office:value="0.99961" calcext:value-type="float">
            <text:p>0.99961</text:p>
          </table:table-cell>
          <table:table-cell/>
          <table:table-cell office:value-type="float" office:value="0.0050476" calcext:value-type="float">
            <text:p>0.0050476</text:p>
          </table:table-cell>
        </table:table-row>
        <table:table-row table:style-name="ro1">
          <table:table-cell office:value-type="float" office:value="0.021155" calcext:value-type="float">
            <text:p>0.021155</text:p>
          </table:table-cell>
          <table:table-cell table:formula="of:=[.I618]*-1" office:value-type="float" office:value="-0.0016964" calcext:value-type="float">
            <text:p>-0.0016964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0107" calcext:value-type="float">
            <text:p>0.010107</text:p>
          </table:table-cell>
          <table:table-cell office:value-type="float" office:value="-0.023297" calcext:value-type="float">
            <text:p>-0.023297</text:p>
          </table:table-cell>
          <table:table-cell office:value-type="float" office:value="0.99962" calcext:value-type="float">
            <text:p>0.99962</text:p>
          </table:table-cell>
          <table:table-cell/>
          <table:table-cell office:value-type="float" office:value="0.0016964" calcext:value-type="float">
            <text:p>0.0016964</text:p>
          </table:table-cell>
        </table:table-row>
        <table:table-row table:style-name="ro1">
          <table:table-cell office:value-type="float" office:value="0.021021" calcext:value-type="float">
            <text:p>0.021021</text:p>
          </table:table-cell>
          <table:table-cell table:formula="of:=[.I619]*-1" office:value-type="float" office:value="0.00051934" calcext:value-type="float">
            <text:p>0.00051934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0.010433" calcext:value-type="float">
            <text:p>0.010433</text:p>
          </table:table-cell>
          <table:table-cell office:value-type="float" office:value="0.0098616" calcext:value-type="float">
            <text:p>0.0098616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99963" calcext:value-type="float">
            <text:p>0.99963</text:p>
          </table:table-cell>
          <table:table-cell/>
          <table:table-cell office:value-type="float" office:value="-0.00051934" calcext:value-type="float">
            <text:p>-0.00051934</text:p>
          </table:table-cell>
        </table:table-row>
        <table:table-row table:style-name="ro1">
          <table:table-cell office:value-type="float" office:value="0.020849" calcext:value-type="float">
            <text:p>0.020849</text:p>
          </table:table-cell>
          <table:table-cell table:formula="of:=[.I620]*-1" office:value-type="float" office:value="0.0026424" calcext:value-type="float">
            <text:p>0.0026424</text:p>
          </table:table-cell>
          <table:table-cell office:value-type="float" office:value="0.037448" calcext:value-type="float">
            <text:p>0.037448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.0095605" calcext:value-type="float">
            <text:p>0.0095605</text:p>
          </table:table-cell>
          <table:table-cell office:value-type="float" office:value="-0.022531" calcext:value-type="float">
            <text:p>-0.022531</text:p>
          </table:table-cell>
          <table:table-cell office:value-type="float" office:value="0.99965" calcext:value-type="float">
            <text:p>0.99965</text:p>
          </table:table-cell>
          <table:table-cell/>
          <table:table-cell office:value-type="float" office:value="-0.0026424" calcext:value-type="float">
            <text:p>-0.0026424</text:p>
          </table:table-cell>
        </table:table-row>
        <table:table-row table:style-name="ro1">
          <table:table-cell office:value-type="float" office:value="0.020585" calcext:value-type="float">
            <text:p>0.020585</text:p>
          </table:table-cell>
          <table:table-cell table:formula="of:=[.I621]*-1" office:value-type="float" office:value="0.0047573" calcext:value-type="float">
            <text:p>0.0047573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0.0094739" calcext:value-type="float">
            <text:p>0.0094739</text:p>
          </table:table-cell>
          <table:table-cell office:value-type="float" office:value="0.0093032" calcext:value-type="float">
            <text:p>0.0093032</text:p>
          </table:table-cell>
          <table:table-cell office:value-type="float" office:value="-0.022018" calcext:value-type="float">
            <text:p>-0.022018</text:p>
          </table:table-cell>
          <table:table-cell office:value-type="float" office:value="0.99967" calcext:value-type="float">
            <text:p>0.99967</text:p>
          </table:table-cell>
          <table:table-cell/>
          <table:table-cell office:value-type="float" office:value="-0.0047573" calcext:value-type="float">
            <text:p>-0.0047573</text:p>
          </table:table-cell>
        </table:table-row>
        <table:table-row table:style-name="ro1">
          <table:table-cell office:value-type="float" office:value="0.020239" calcext:value-type="float">
            <text:p>0.020239</text:p>
          </table:table-cell>
          <table:table-cell table:formula="of:=[.I622]*-1" office:value-type="float" office:value="0.0067971" calcext:value-type="float">
            <text:p>0.0067971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0.0091902" calcext:value-type="float">
            <text:p>0.0091902</text:p>
          </table:table-cell>
          <table:table-cell office:value-type="float" office:value="0.0090484" calcext:value-type="float">
            <text:p>0.0090484</text:p>
          </table:table-cell>
          <table:table-cell office:value-type="float" office:value="-0.02142" calcext:value-type="float">
            <text:p>-0.02142</text:p>
          </table:table-cell>
          <table:table-cell office:value-type="float" office:value="0.99969" calcext:value-type="float">
            <text:p>0.99969</text:p>
          </table:table-cell>
          <table:table-cell/>
          <table:table-cell office:value-type="float" office:value="-0.0067971" calcext:value-type="float">
            <text:p>-0.0067971</text:p>
          </table:table-cell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table:formula="of:=[.I623]*-1" office:value-type="float" office:value="0.0090468" calcext:value-type="float">
            <text:p>0.0090468</text:p>
          </table:table-cell>
          <table:table-cell office:value-type="float" office:value="0.037308" calcext:value-type="float">
            <text:p>0.037308</text:p>
          </table:table-cell>
          <table:table-cell office:value-type="float" office:value="0.0091202" calcext:value-type="float">
            <text:p>0.0091202</text:p>
          </table:table-cell>
          <table:table-cell office:value-type="float" office:value="0.0088448" calcext:value-type="float">
            <text:p>0.0088448</text:p>
          </table:table-cell>
          <table:table-cell office:value-type="float" office:value="-0.020824" calcext:value-type="float">
            <text:p>-0.020824</text:p>
          </table:table-cell>
          <table:table-cell office:value-type="float" office:value="0.9997" calcext:value-type="float">
            <text:p>0.9997</text:p>
          </table:table-cell>
          <table:table-cell/>
          <table:table-cell office:value-type="float" office:value="-0.0090468" calcext:value-type="float">
            <text:p>-0.0090468</text:p>
          </table:table-cell>
        </table:table-row>
        <table:table-row table:style-name="ro1">
          <table:table-cell office:value-type="float" office:value="0.019484" calcext:value-type="float">
            <text:p>0.019484</text:p>
          </table:table-cell>
          <table:table-cell table:formula="of:=[.I624]*-1" office:value-type="float" office:value="0.011067" calcext:value-type="float">
            <text:p>0.011067</text:p>
          </table:table-cell>
          <table:table-cell office:value-type="float" office:value="0.037154" calcext:value-type="float">
            <text:p>0.037154</text:p>
          </table:table-cell>
          <table:table-cell office:value-type="float" office:value="0.0090865" calcext:value-type="float">
            <text:p>0.0090865</text:p>
          </table:table-cell>
          <table:table-cell office:value-type="float" office:value="0.008769" calcext:value-type="float">
            <text:p>0.008769</text:p>
          </table:table-cell>
          <table:table-cell office:value-type="float" office:value="-0.020179" calcext:value-type="float">
            <text:p>-0.020179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float" office:value="-0.011067" calcext:value-type="float">
            <text:p>-0.011067</text:p>
          </table:table-cell>
        </table:table-row>
        <table:table-row table:style-name="ro1">
          <table:table-cell office:value-type="float" office:value="0.019117" calcext:value-type="float">
            <text:p>0.019117</text:p>
          </table:table-cell>
          <table:table-cell table:formula="of:=[.I625]*-1" office:value-type="float" office:value="0.013069" calcext:value-type="float">
            <text:p>0.013069</text:p>
          </table:table-cell>
          <table:table-cell office:value-type="float" office:value="0.036962" calcext:value-type="float">
            <text:p>0.036962</text:p>
          </table:table-cell>
          <table:table-cell office:value-type="float" office:value="0.0088407" calcext:value-type="float">
            <text:p>0.0088407</text:p>
          </table:table-cell>
          <table:table-cell office:value-type="float" office:value="0.0087302" calcext:value-type="float">
            <text:p>0.0087302</text:p>
          </table:table-cell>
          <table:table-cell office:value-type="float" office:value="-0.019528" calcext:value-type="float">
            <text:p>-0.019528</text:p>
          </table:table-cell>
          <table:table-cell office:value-type="float" office:value="0.99973" calcext:value-type="float">
            <text:p>0.99973</text:p>
          </table:table-cell>
          <table:table-cell/>
          <table:table-cell office:value-type="float" office:value="-0.013069" calcext:value-type="float">
            <text:p>-0.013069</text:p>
          </table:table-cell>
        </table:table-row>
        <table:table-row table:style-name="ro1">
          <table:table-cell office:value-type="float" office:value="0.018733" calcext:value-type="float">
            <text:p>0.018733</text:p>
          </table:table-cell>
          <table:table-cell table:formula="of:=[.I626]*-1" office:value-type="float" office:value="0.014863" calcext:value-type="float">
            <text:p>0.014863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086365" calcext:value-type="float">
            <text:p>0.0086365</text:p>
          </table:table-cell>
          <table:table-cell office:value-type="float" office:value="0.0086509" calcext:value-type="float">
            <text:p>0.0086509</text:p>
          </table:table-cell>
          <table:table-cell office:value-type="float" office:value="-0.018924" calcext:value-type="float">
            <text:p>-0.018924</text:p>
          </table:table-cell>
          <table:table-cell office:value-type="float" office:value="0.99975" calcext:value-type="float">
            <text:p>0.99975</text:p>
          </table:table-cell>
          <table:table-cell/>
          <table:table-cell office:value-type="float" office:value="-0.014863" calcext:value-type="float">
            <text:p>-0.014863</text:p>
          </table:table-cell>
        </table:table-row>
        <table:table-row table:style-name="ro1">
          <table:table-cell office:value-type="float" office:value="0.018345" calcext:value-type="float">
            <text:p>0.018345</text:p>
          </table:table-cell>
          <table:table-cell table:formula="of:=[.I627]*-1" office:value-type="float" office:value="0.016644" calcext:value-type="float">
            <text:p>0.016644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086031" calcext:value-type="float">
            <text:p>0.0086031</text:p>
          </table:table-cell>
          <table:table-cell office:value-type="float" office:value="0.0085821" calcext:value-type="float">
            <text:p>0.0085821</text:p>
          </table:table-cell>
          <table:table-cell office:value-type="float" office:value="-0.018408" calcext:value-type="float">
            <text:p>-0.018408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-0.016644" calcext:value-type="float">
            <text:p>-0.016644</text:p>
          </table:table-cell>
        </table:table-row>
        <table:table-row table:style-name="ro1">
          <table:table-cell office:value-type="float" office:value="0.01776" calcext:value-type="float">
            <text:p>0.01776</text:p>
          </table:table-cell>
          <table:table-cell table:formula="of:=[.I628]*-1" office:value-type="float" office:value="0.017264" calcext:value-type="float">
            <text:p>0.017264</text:p>
          </table:table-cell>
          <table:table-cell office:value-type="float" office:value="0.037572" calcext:value-type="float">
            <text:p>0.037572</text:p>
          </table:table-cell>
          <table:table-cell office:value-type="float" office:value="0.0095114" calcext:value-type="float">
            <text:p>0.0095114</text:p>
          </table:table-cell>
          <table:table-cell office:value-type="float" office:value="0.0088027" calcext:value-type="float">
            <text:p>0.0088027</text:p>
          </table:table-cell>
          <table:table-cell office:value-type="float" office:value="-0.017764" calcext:value-type="float">
            <text:p>-0.017764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-0.017264" calcext:value-type="float">
            <text:p>-0.017264</text:p>
          </table:table-cell>
        </table:table-row>
        <table:table-row table:style-name="ro1">
          <table:table-cell office:value-type="float" office:value="0.01722" calcext:value-type="float">
            <text:p>0.01722</text:p>
          </table:table-cell>
          <table:table-cell table:formula="of:=[.I629]*-1" office:value-type="float" office:value="0.018747" calcext:value-type="float">
            <text:p>0.018747</text:p>
          </table:table-cell>
          <table:table-cell office:value-type="float" office:value="0.03821" calcext:value-type="float">
            <text:p>0.03821</text:p>
          </table:table-cell>
          <table:table-cell office:value-type="float" office:value="0.010333" calcext:value-type="float">
            <text:p>0.010333</text:p>
          </table:table-cell>
          <table:table-cell office:value-type="float" office:value="0.0091051" calcext:value-type="float">
            <text:p>0.0091051</text:p>
          </table:table-cell>
          <table:table-cell office:value-type="float" office:value="-0.017071" calcext:value-type="float">
            <text:p>-0.017071</text:p>
          </table:table-cell>
          <table:table-cell office:value-type="float" office:value="0.99976" calcext:value-type="float">
            <text:p>0.99976</text:p>
          </table:table-cell>
          <table:table-cell/>
          <table:table-cell office:value-type="float" office:value="-0.018747" calcext:value-type="float">
            <text:p>-0.018747</text:p>
          </table:table-cell>
        </table:table-row>
        <table:table-row table:style-name="ro1">
          <table:table-cell office:value-type="float" office:value="0.016619" calcext:value-type="float">
            <text:p>0.016619</text:p>
          </table:table-cell>
          <table:table-cell table:formula="of:=[.I630]*-1" office:value-type="float" office:value="0.020111" calcext:value-type="float">
            <text:p>0.020111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091453" calcext:value-type="float">
            <text:p>0.0091453</text:p>
          </table:table-cell>
          <table:table-cell office:value-type="float" office:value="-0.016288" calcext:value-type="float">
            <text:p>-0.016288</text:p>
          </table:table-cell>
          <table:table-cell office:value-type="float" office:value="0.99977" calcext:value-type="float">
            <text:p>0.99977</text:p>
          </table:table-cell>
          <table:table-cell/>
          <table:table-cell office:value-type="float" office:value="-0.020111" calcext:value-type="float">
            <text:p>-0.020111</text:p>
          </table:table-cell>
        </table:table-row>
        <table:table-row table:style-name="ro1">
          <table:table-cell office:value-type="float" office:value="0.01601" calcext:value-type="float">
            <text:p>0.01601</text:p>
          </table:table-cell>
          <table:table-cell table:formula="of:=[.I631]*-1" office:value-type="float" office:value="0.021321" calcext:value-type="float">
            <text:p>0.021321</text:p>
          </table:table-cell>
          <table:table-cell office:value-type="float" office:value="0.039027" calcext:value-type="float">
            <text:p>0.039027</text:p>
          </table:table-cell>
          <table:table-cell office:value-type="float" office:value="0.0098289" calcext:value-type="float">
            <text:p>0.0098289</text:p>
          </table:table-cell>
          <table:table-cell office:value-type="float" office:value="0.0093538" calcext:value-type="float">
            <text:p>0.0093538</text:p>
          </table:table-cell>
          <table:table-cell office:value-type="float" office:value="-0.01541" calcext:value-type="float">
            <text:p>-0.01541</text:p>
          </table:table-cell>
          <table:table-cell office:value-type="float" office:value="0.99979" calcext:value-type="float">
            <text:p>0.99979</text:p>
          </table:table-cell>
          <table:table-cell/>
          <table:table-cell office:value-type="float" office:value="-0.021321" calcext:value-type="float">
            <text:p>-0.021321</text:p>
          </table:table-cell>
        </table:table-row>
        <table:table-row table:style-name="ro1">
          <table:table-cell office:value-type="float" office:value="0.015334" calcext:value-type="float">
            <text:p>0.015334</text:p>
          </table:table-cell>
          <table:table-cell table:formula="of:=[.I632]*-1" office:value-type="float" office:value="0.022408" calcext:value-type="float">
            <text:p>0.022408</text:p>
          </table:table-cell>
          <table:table-cell office:value-type="float" office:value="0.039431" calcext:value-type="float">
            <text:p>0.039431</text:p>
          </table:table-cell>
          <table:table-cell office:value-type="float" office:value="0.0094864" calcext:value-type="float">
            <text:p>0.0094864</text:p>
          </table:table-cell>
          <table:table-cell office:value-type="float" office:value="0.0096482" calcext:value-type="float">
            <text:p>0.0096482</text:p>
          </table:table-cell>
          <table:table-cell office:value-type="float" office:value="-0.014569" calcext:value-type="float">
            <text:p>-0.014569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22408" calcext:value-type="float">
            <text:p>-0.022408</text:p>
          </table:table-cell>
        </table:table-row>
        <table:table-row table:style-name="ro1">
          <table:table-cell office:value-type="float" office:value="0.014649" calcext:value-type="float">
            <text:p>0.014649</text:p>
          </table:table-cell>
          <table:table-cell table:formula="of:=[.I633]*-1" office:value-type="float" office:value="0.023337" calcext:value-type="float">
            <text:p>0.023337</text:p>
          </table:table-cell>
          <table:table-cell office:value-type="float" office:value="0.040112" calcext:value-type="float">
            <text:p>0.040112</text:p>
          </table:table-cell>
          <table:table-cell office:value-type="float" office:value="0.010038" calcext:value-type="float">
            <text:p>0.010038</text:p>
          </table:table-cell>
          <table:table-cell office:value-type="float" office:value="0.010196" calcext:value-type="float">
            <text:p>0.010196</text:p>
          </table:table-cell>
          <table:table-cell office:value-type="float" office:value="-0.013818" calcext:value-type="float">
            <text:p>-0.013818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23337" calcext:value-type="float">
            <text:p>-0.023337</text:p>
          </table:table-cell>
        </table:table-row>
        <table:table-row table:style-name="ro1">
          <table:table-cell office:value-type="float" office:value="0.014138" calcext:value-type="float">
            <text:p>0.014138</text:p>
          </table:table-cell>
          <table:table-cell table:formula="of:=[.I634]*-1" office:value-type="float" office:value="0.024349" calcext:value-type="float">
            <text:p>0.024349</text:p>
          </table:table-cell>
          <table:table-cell office:value-type="float" office:value="0.040601" calcext:value-type="float">
            <text:p>0.040601</text:p>
          </table:table-cell>
          <table:table-cell office:value-type="float" office:value="0.010463" calcext:value-type="float">
            <text:p>0.010463</text:p>
          </table:table-cell>
          <table:table-cell office:value-type="float" office:value="0.010696" calcext:value-type="float">
            <text:p>0.010696</text:p>
          </table:table-cell>
          <table:table-cell office:value-type="float" office:value="-0.013066" calcext:value-type="float">
            <text:p>-0.013066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24349" calcext:value-type="float">
            <text:p>-0.024349</text:p>
          </table:table-cell>
        </table:table-row>
        <table:table-row table:style-name="ro1">
          <table:table-cell office:value-type="float" office:value="0.013669" calcext:value-type="float">
            <text:p>0.013669</text:p>
          </table:table-cell>
          <table:table-cell table:formula="of:=[.I635]*-1" office:value-type="float" office:value="0.025227" calcext:value-type="float">
            <text:p>0.025227</text:p>
          </table:table-cell>
          <table:table-cell office:value-type="float" office:value="0.041075" calcext:value-type="float">
            <text:p>0.041075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0938" calcext:value-type="float">
            <text:p>0.010938</text:p>
          </table:table-cell>
          <table:table-cell office:value-type="float" office:value="-0.012412" calcext:value-type="float">
            <text:p>-0.012412</text:p>
          </table:table-cell>
          <table:table-cell office:value-type="float" office:value="0.9998" calcext:value-type="float">
            <text:p>0.9998</text:p>
          </table:table-cell>
          <table:table-cell/>
          <table:table-cell office:value-type="float" office:value="-0.025227" calcext:value-type="float">
            <text:p>-0.025227</text:p>
          </table:table-cell>
        </table:table-row>
        <table:table-row table:style-name="ro1">
          <table:table-cell office:value-type="float" office:value="0.013257" calcext:value-type="float">
            <text:p>0.013257</text:p>
          </table:table-cell>
          <table:table-cell table:formula="of:=[.I636]*-1" office:value-type="float" office:value="0.025967" calcext:value-type="float">
            <text:p>0.025967</text:p>
          </table:table-cell>
          <table:table-cell office:value-type="float" office:value="0.041399" calcext:value-type="float">
            <text:p>0.041399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0.011133" calcext:value-type="float">
            <text:p>0.011133</text:p>
          </table:table-cell>
          <table:table-cell office:value-type="float" office:value="-0.011758" calcext:value-type="float">
            <text:p>-0.011758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25967" calcext:value-type="float">
            <text:p>-0.025967</text:p>
          </table:table-cell>
        </table:table-row>
        <table:table-row table:style-name="ro1">
          <table:table-cell office:value-type="float" office:value="0.012772" calcext:value-type="float">
            <text:p>0.012772</text:p>
          </table:table-cell>
          <table:table-cell table:formula="of:=[.I637]*-1" office:value-type="float" office:value="0.026557" calcext:value-type="float">
            <text:p>0.026557</text:p>
          </table:table-cell>
          <table:table-cell office:value-type="float" office:value="0.041784" calcext:value-type="float">
            <text:p>0.041784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-0.011098" calcext:value-type="float">
            <text:p>-0.011098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26557" calcext:value-type="float">
            <text:p>-0.026557</text:p>
          </table:table-cell>
        </table:table-row>
        <table:table-row table:style-name="ro1">
          <table:table-cell office:value-type="float" office:value="0.012367" calcext:value-type="float">
            <text:p>0.012367</text:p>
          </table:table-cell>
          <table:table-cell table:formula="of:=[.I638]*-1" office:value-type="float" office:value="0.027287" calcext:value-type="float">
            <text:p>0.027287</text:p>
          </table:table-cell>
          <table:table-cell office:value-type="float" office:value="0.042135" calcext:value-type="float">
            <text:p>0.042135</text:p>
          </table:table-cell>
          <table:table-cell office:value-type="float" office:value="0.011581" calcext:value-type="float">
            <text:p>0.011581</text:p>
          </table:table-cell>
          <table:table-cell office:value-type="float" office:value="0.011918" calcext:value-type="float">
            <text:p>0.011918</text:p>
          </table:table-cell>
          <table:table-cell office:value-type="float" office:value="-0.010519" calcext:value-type="float">
            <text:p>-0.010519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27287" calcext:value-type="float">
            <text:p>-0.027287</text:p>
          </table:table-cell>
        </table:table-row>
        <table:table-row table:style-name="ro1">
          <table:table-cell office:value-type="float" office:value="0.011914" calcext:value-type="float">
            <text:p>0.011914</text:p>
          </table:table-cell>
          <table:table-cell table:formula="of:=[.I639]*-1" office:value-type="float" office:value="0.027793" calcext:value-type="float">
            <text:p>0.027793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011628" calcext:value-type="float">
            <text:p>0.011628</text:p>
          </table:table-cell>
          <table:table-cell office:value-type="float" office:value="0.012021" calcext:value-type="float">
            <text:p>0.012021</text:p>
          </table:table-cell>
          <table:table-cell office:value-type="float" office:value="-0.0099105" calcext:value-type="float">
            <text:p>-0.0099105</text:p>
          </table:table-cell>
          <table:table-cell office:value-type="float" office:value="0.99981" calcext:value-type="float">
            <text:p>0.99981</text:p>
          </table:table-cell>
          <table:table-cell/>
          <table:table-cell office:value-type="float" office:value="-0.027793" calcext:value-type="float">
            <text:p>-0.027793</text:p>
          </table:table-cell>
        </table:table-row>
        <table:table-row table:style-name="ro1">
          <table:table-cell office:value-type="float" office:value="0.011534" calcext:value-type="float">
            <text:p>0.011534</text:p>
          </table:table-cell>
          <table:table-cell table:formula="of:=[.I640]*-1" office:value-type="float" office:value="0.028287" calcext:value-type="float">
            <text:p>0.028287</text:p>
          </table:table-cell>
          <table:table-cell office:value-type="float" office:value="0.042865" calcext:value-type="float">
            <text:p>0.042865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-0.0093532" calcext:value-type="float">
            <text:p>-0.0093532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-0.028287" calcext:value-type="float">
            <text:p>-0.028287</text:p>
          </table:table-cell>
        </table:table-row>
        <table:table-row table:style-name="ro1">
          <table:table-cell office:value-type="float" office:value="0.011074" calcext:value-type="float">
            <text:p>0.011074</text:p>
          </table:table-cell>
          <table:table-cell table:formula="of:=[.I641]*-1" office:value-type="float" office:value="0.028734" calcext:value-type="float">
            <text:p>0.028734</text:p>
          </table:table-cell>
          <table:table-cell office:value-type="float" office:value="0.043145" calcext:value-type="float">
            <text:p>0.043145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11808" calcext:value-type="float">
            <text:p>0.011808</text:p>
          </table:table-cell>
          <table:table-cell office:value-type="float" office:value="-0.0087149" calcext:value-type="float">
            <text:p>-0.0087149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-0.028734" calcext:value-type="float">
            <text:p>-0.028734</text:p>
          </table:table-cell>
        </table:table-row>
        <table:table-row table:style-name="ro1">
          <table:table-cell office:value-type="float" office:value="0.010636" calcext:value-type="float">
            <text:p>0.010636</text:p>
          </table:table-cell>
          <table:table-cell table:formula="of:=[.I642]*-1" office:value-type="float" office:value="0.029172" calcext:value-type="float">
            <text:p>0.029172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0.011533" calcext:value-type="float">
            <text:p>0.011533</text:p>
          </table:table-cell>
          <table:table-cell office:value-type="float" office:value="-0.0080847" calcext:value-type="float">
            <text:p>-0.0080847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float" office:value="-0.029172" calcext:value-type="float">
            <text:p>-0.029172</text:p>
          </table:table-cell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table:formula="of:=[.I643]*-1" office:value-type="float" office:value="0.029457" calcext:value-type="float">
            <text:p>0.029457</text:p>
          </table:table-cell>
          <table:table-cell office:value-type="float" office:value="0.043393" calcext:value-type="float">
            <text:p>0.043393</text:p>
          </table:table-cell>
          <table:table-cell office:value-type="float" office:value="0.012693" calcext:value-type="float">
            <text:p>0.012693</text:p>
          </table:table-cell>
          <table:table-cell office:value-type="float" office:value="0.011296" calcext:value-type="float">
            <text:p>0.011296</text:p>
          </table:table-cell>
          <table:table-cell office:value-type="float" office:value="-0.0073655" calcext:value-type="float">
            <text:p>-0.0073655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-0.029457" calcext:value-type="float">
            <text:p>-0.029457</text:p>
          </table:table-cell>
        </table:table-row>
        <table:table-row table:style-name="ro1">
          <table:table-cell office:value-type="float" office:value="0.0096445" calcext:value-type="float">
            <text:p>0.0096445</text:p>
          </table:table-cell>
          <table:table-cell table:formula="of:=[.I644]*-1" office:value-type="float" office:value="0.02974" calcext:value-type="float">
            <text:p>0.02974</text:p>
          </table:table-cell>
          <table:table-cell office:value-type="float" office:value="0.043321" calcext:value-type="float">
            <text:p>0.043321</text:p>
          </table:table-cell>
          <table:table-cell office:value-type="float" office:value="0.012887" calcext:value-type="float">
            <text:p>0.012887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-0.0066047" calcext:value-type="float">
            <text:p>-0.0066047</text:p>
          </table:table-cell>
          <table:table-cell office:value-type="float" office:value="0.99983" calcext:value-type="float">
            <text:p>0.99983</text:p>
          </table:table-cell>
          <table:table-cell/>
          <table:table-cell office:value-type="float" office:value="-0.02974" calcext:value-type="float">
            <text:p>-0.02974</text:p>
          </table:table-cell>
        </table:table-row>
        <table:table-row table:style-name="ro1">
          <table:table-cell office:value-type="float" office:value="0.0091807" calcext:value-type="float">
            <text:p>0.0091807</text:p>
          </table:table-cell>
          <table:table-cell table:formula="of:=[.I645]*-1" office:value-type="float" office:value="0.030001" calcext:value-type="float">
            <text:p>0.030001</text:p>
          </table:table-cell>
          <table:table-cell office:value-type="float" office:value="0.04326" calcext:value-type="float">
            <text:p>0.04326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-0.0058789" calcext:value-type="float">
            <text:p>-0.0058789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0001" calcext:value-type="float">
            <text:p>-0.030001</text:p>
          </table:table-cell>
        </table:table-row>
        <table:table-row table:style-name="ro1">
          <table:table-cell office:value-type="float" office:value="0.008805" calcext:value-type="float">
            <text:p>0.008805</text:p>
          </table:table-cell>
          <table:table-cell table:formula="of:=[.I646]*-1" office:value-type="float" office:value="0.030302" calcext:value-type="float">
            <text:p>0.030302</text:p>
          </table:table-cell>
          <table:table-cell office:value-type="float" office:value="0.043227" calcext:value-type="float">
            <text:p>0.043227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0052406" calcext:value-type="float">
            <text:p>-0.0052406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0302" calcext:value-type="float">
            <text:p>-0.030302</text:p>
          </table:table-cell>
        </table:table-row>
        <table:table-row table:style-name="ro1">
          <table:table-cell office:value-type="float" office:value="0.0084595" calcext:value-type="float">
            <text:p>0.0084595</text:p>
          </table:table-cell>
          <table:table-cell table:formula="of:=[.I647]*-1" office:value-type="float" office:value="0.03054" calcext:value-type="float">
            <text:p>0.03054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-0.0047356" calcext:value-type="float">
            <text:p>-0.0047356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054" calcext:value-type="float">
            <text:p>-0.03054</text:p>
          </table:table-cell>
        </table:table-row>
        <table:table-row table:style-name="ro1">
          <table:table-cell office:value-type="float" office:value="0.0081837" calcext:value-type="float">
            <text:p>0.0081837</text:p>
          </table:table-cell>
          <table:table-cell table:formula="of:=[.I648]*-1" office:value-type="float" office:value="0.030977" calcext:value-type="float">
            <text:p>0.030977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0.010248" calcext:value-type="float">
            <text:p>0.010248</text:p>
          </table:table-cell>
          <table:table-cell office:value-type="float" office:value="-0.0043624" calcext:value-type="float">
            <text:p>-0.0043624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0977" calcext:value-type="float">
            <text:p>-0.030977</text:p>
          </table:table-cell>
        </table:table-row>
        <table:table-row table:style-name="ro1">
          <table:table-cell office:value-type="float" office:value="0.0079771" calcext:value-type="float">
            <text:p>0.0079771</text:p>
          </table:table-cell>
          <table:table-cell table:formula="of:=[.I649]*-1" office:value-type="float" office:value="0.031264" calcext:value-type="float">
            <text:p>0.031264</text:p>
          </table:table-cell>
          <table:table-cell office:value-type="float" office:value="0.043319" calcext:value-type="float">
            <text:p>0.043319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-0.0040298" calcext:value-type="float">
            <text:p>-0.0040298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1264" calcext:value-type="float">
            <text:p>-0.031264</text:p>
          </table:table-cell>
        </table:table-row>
        <table:table-row table:style-name="ro1">
          <table:table-cell office:value-type="float" office:value="0.0077698" calcext:value-type="float">
            <text:p>0.0077698</text:p>
          </table:table-cell>
          <table:table-cell table:formula="of:=[.I650]*-1" office:value-type="float" office:value="0.031533" calcext:value-type="float">
            <text:p>0.031533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098015" calcext:value-type="float">
            <text:p>0.0098015</text:p>
          </table:table-cell>
          <table:table-cell office:value-type="float" office:value="-0.0036999" calcext:value-type="float">
            <text:p>-0.0036999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31533" calcext:value-type="float">
            <text:p>-0.031533</text:p>
          </table:table-cell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table:formula="of:=[.I651]*-1" office:value-type="float" office:value="0.031744" calcext:value-type="float">
            <text:p>0.031744</text:p>
          </table:table-cell>
          <table:table-cell office:value-type="float" office:value="0.043439" calcext:value-type="float">
            <text:p>0.043439</text:p>
          </table:table-cell>
          <table:table-cell office:value-type="float" office:value="0.014293" calcext:value-type="float">
            <text:p>0.014293</text:p>
          </table:table-cell>
          <table:table-cell office:value-type="float" office:value="0.0095261" calcext:value-type="float">
            <text:p>0.0095261</text:p>
          </table:table-cell>
          <table:table-cell office:value-type="float" office:value="-0.0033226" calcext:value-type="float">
            <text:p>-0.0033226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31744" calcext:value-type="float">
            <text:p>-0.031744</text:p>
          </table:table-cell>
        </table:table-row>
        <table:table-row table:style-name="ro1">
          <table:table-cell office:value-type="float" office:value="0.0073927" calcext:value-type="float">
            <text:p>0.0073927</text:p>
          </table:table-cell>
          <table:table-cell table:formula="of:=[.I652]*-1" office:value-type="float" office:value="0.031897" calcext:value-type="float">
            <text:p>0.031897</text:p>
          </table:table-cell>
          <table:table-cell office:value-type="float" office:value="0.043264" calcext:value-type="float">
            <text:p>0.043264</text:p>
          </table:table-cell>
          <table:table-cell office:value-type="float" office:value="0.014267" calcext:value-type="float">
            <text:p>0.014267</text:p>
          </table:table-cell>
          <table:table-cell office:value-type="float" office:value="0.0092069" calcext:value-type="float">
            <text:p>0.0092069</text:p>
          </table:table-cell>
          <table:table-cell office:value-type="float" office:value="-0.0029913" calcext:value-type="float">
            <text:p>-0.0029913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31897" calcext:value-type="float">
            <text:p>-0.031897</text:p>
          </table:table-cell>
        </table:table-row>
        <table:table-row table:style-name="ro1">
          <table:table-cell office:value-type="float" office:value="0.0071518" calcext:value-type="float">
            <text:p>0.0071518</text:p>
          </table:table-cell>
          <table:table-cell table:formula="of:=[.I653]*-1" office:value-type="float" office:value="0.031636" calcext:value-type="float">
            <text:p>0.031636</text:p>
          </table:table-cell>
          <table:table-cell office:value-type="float" office:value="0.043067" calcext:value-type="float">
            <text:p>0.043067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089218" calcext:value-type="float">
            <text:p>0.0089218</text:p>
          </table:table-cell>
          <table:table-cell office:value-type="float" office:value="-0.0025699" calcext:value-type="float">
            <text:p>-0.0025699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31636" calcext:value-type="float">
            <text:p>-0.031636</text:p>
          </table:table-cell>
        </table:table-row>
        <table:table-row table:style-name="ro1">
          <table:table-cell office:value-type="float" office:value="0.006983" calcext:value-type="float">
            <text:p>0.006983</text:p>
          </table:table-cell>
          <table:table-cell table:formula="of:=[.I654]*-1" office:value-type="float" office:value="0.031721" calcext:value-type="float">
            <text:p>0.031721</text:p>
          </table:table-cell>
          <table:table-cell office:value-type="float" office:value="0.042754" calcext:value-type="float">
            <text:p>0.042754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085557" calcext:value-type="float">
            <text:p>0.0085557</text:p>
          </table:table-cell>
          <table:table-cell office:value-type="float" office:value="-0.0022832" calcext:value-type="float">
            <text:p>-0.0022832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31721" calcext:value-type="float">
            <text:p>-0.031721</text:p>
          </table:table-cell>
        </table:table-row>
        <table:table-row table:style-name="ro1">
          <table:table-cell office:value-type="float" office:value="0.0067494" calcext:value-type="float">
            <text:p>0.0067494</text:p>
          </table:table-cell>
          <table:table-cell table:formula="of:=[.I655]*-1" office:value-type="float" office:value="0.031727" calcext:value-type="float">
            <text:p>0.031727</text:p>
          </table:table-cell>
          <table:table-cell office:value-type="float" office:value="0.042468" calcext:value-type="float">
            <text:p>0.042468</text:p>
          </table:table-cell>
          <table:table-cell office:value-type="float" office:value="0.013718" calcext:value-type="float">
            <text:p>0.013718</text:p>
          </table:table-cell>
          <table:table-cell office:value-type="float" office:value="0.0080991" calcext:value-type="float">
            <text:p>0.0080991</text:p>
          </table:table-cell>
          <table:table-cell office:value-type="float" office:value="-0.0019545" calcext:value-type="float">
            <text:p>-0.0019545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31727" calcext:value-type="float">
            <text:p>-0.031727</text:p>
          </table:table-cell>
        </table:table-row>
        <table:table-row table:style-name="ro1">
          <table:table-cell office:value-type="float" office:value="0.0065408" calcext:value-type="float">
            <text:p>0.0065408</text:p>
          </table:table-cell>
          <table:table-cell table:formula="of:=[.I656]*-1" office:value-type="float" office:value="0.031757" calcext:value-type="float">
            <text:p>0.031757</text:p>
          </table:table-cell>
          <table:table-cell office:value-type="float" office:value="0.042196" calcext:value-type="float">
            <text:p>0.042196</text:p>
          </table:table-cell>
          <table:table-cell office:value-type="float" office:value="0.013482" calcext:value-type="float">
            <text:p>0.013482</text:p>
          </table:table-cell>
          <table:table-cell office:value-type="float" office:value="0.0076426" calcext:value-type="float">
            <text:p>0.0076426</text:p>
          </table:table-cell>
          <table:table-cell office:value-type="float" office:value="-0.0016258" calcext:value-type="float">
            <text:p>-0.0016258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31757" calcext:value-type="float">
            <text:p>-0.031757</text:p>
          </table:table-cell>
        </table:table-row>
        <table:table-row table:style-name="ro1">
          <table:table-cell office:value-type="float" office:value="0.006277" calcext:value-type="float">
            <text:p>0.006277</text:p>
          </table:table-cell>
          <table:table-cell table:formula="of:=[.I657]*-1" office:value-type="float" office:value="0.031795" calcext:value-type="float">
            <text:p>0.031795</text:p>
          </table:table-cell>
          <table:table-cell office:value-type="float" office:value="0.041983" calcext:value-type="float">
            <text:p>0.041983</text:p>
          </table:table-cell>
          <table:table-cell office:value-type="float" office:value="0.013375" calcext:value-type="float">
            <text:p>0.013375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-0.001211" calcext:value-type="float">
            <text:p>-0.001211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31795" calcext:value-type="float">
            <text:p>-0.031795</text:p>
          </table:table-cell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table:formula="of:=[.I658]*-1" office:value-type="float" office:value="0.031842" calcext:value-type="float">
            <text:p>0.031842</text:p>
          </table:table-cell>
          <table:table-cell office:value-type="float" office:value="0.041685" calcext:value-type="float">
            <text:p>0.041685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0.0069035" calcext:value-type="float">
            <text:p>0.0069035</text:p>
          </table:table-cell>
          <table:table-cell office:value-type="float" office:value="-0.00079223" calcext:value-type="float">
            <text:p>-0.00079223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-0.031842" calcext:value-type="float">
            <text:p>-0.031842</text:p>
          </table:table-cell>
        </table:table-row>
        <table:table-row table:style-name="ro1">
          <table:table-cell office:value-type="float" office:value="0.0058198" calcext:value-type="float">
            <text:p>0.0058198</text:p>
          </table:table-cell>
          <table:table-cell table:formula="of:=[.I659]*-1" office:value-type="float" office:value="0.031942" calcext:value-type="float">
            <text:p>0.031942</text:p>
          </table:table-cell>
          <table:table-cell office:value-type="float" office:value="0.041481" calcext:value-type="float">
            <text:p>0.041481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0.0067515" calcext:value-type="float">
            <text:p>0.0067515</text:p>
          </table:table-cell>
          <table:table-cell office:value-type="float" office:value="-0.00032207" calcext:value-type="float">
            <text:p>-0.00032207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-0.031942" calcext:value-type="float">
            <text:p>-0.031942</text:p>
          </table:table-cell>
        </table:table-row>
        <table:table-row table:style-name="ro1">
          <table:table-cell office:value-type="float" office:value="0.0056008" calcext:value-type="float">
            <text:p>0.0056008</text:p>
          </table:table-cell>
          <table:table-cell table:formula="of:=[.I660]*-1" office:value-type="float" office:value="0.032019" calcext:value-type="float">
            <text:p>0.032019</text:p>
          </table:table-cell>
          <table:table-cell office:value-type="float" office:value="0.041222" calcext:value-type="float">
            <text:p>0.041222</text:p>
          </table:table-cell>
          <table:table-cell office:value-type="float" office:value="0.013159" calcext:value-type="float">
            <text:p>0.013159</text:p>
          </table:table-cell>
          <table:table-cell office:value-type="float" office:value="0.0065569" calcext:value-type="float">
            <text:p>0.0065569</text:p>
          </table:table-cell>
          <table:table-cell office:value-type="float" office:value="0.000057327" calcext:value-type="float">
            <text:p>0.000057327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-0.032019" calcext:value-type="float">
            <text:p>-0.032019</text:p>
          </table:table-cell>
        </table:table-row>
        <table:table-row table:style-name="ro1">
          <table:table-cell office:value-type="float" office:value="0.0053311" calcext:value-type="float">
            <text:p>0.0053311</text:p>
          </table:table-cell>
          <table:table-cell table:formula="of:=[.I661]*-1" office:value-type="float" office:value="0.032075" calcext:value-type="float">
            <text:p>0.032075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062716" calcext:value-type="float">
            <text:p>0.0062716</text:p>
          </table:table-cell>
          <table:table-cell office:value-type="float" office:value="0.00043876" calcext:value-type="float">
            <text:p>0.00043876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2075" calcext:value-type="float">
            <text:p>-0.032075</text:p>
          </table:table-cell>
        </table:table-row>
        <table:table-row table:style-name="ro1">
          <table:table-cell office:value-type="float" office:value="0.0050704" calcext:value-type="float">
            <text:p>0.0050704</text:p>
          </table:table-cell>
          <table:table-cell table:formula="of:=[.I662]*-1" office:value-type="float" office:value="0.032109" calcext:value-type="float">
            <text:p>0.032109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0.0060331" calcext:value-type="float">
            <text:p>0.0060331</text:p>
          </table:table-cell>
          <table:table-cell office:value-type="float" office:value="0.00073202" calcext:value-type="float">
            <text:p>0.00073202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2109" calcext:value-type="float">
            <text:p>-0.032109</text:p>
          </table:table-cell>
        </table:table-row>
        <table:table-row table:style-name="ro1">
          <table:table-cell office:value-type="float" office:value="0.0047924" calcext:value-type="float">
            <text:p>0.0047924</text:p>
          </table:table-cell>
          <table:table-cell table:formula="of:=[.I663]*-1" office:value-type="float" office:value="0.032153" calcext:value-type="float">
            <text:p>0.032153</text:p>
          </table:table-cell>
          <table:table-cell office:value-type="float" office:value="0.040459" calcext:value-type="float">
            <text:p>0.040459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0059657" calcext:value-type="float">
            <text:p>0.0059657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2153" calcext:value-type="float">
            <text:p>-0.032153</text:p>
          </table:table-cell>
        </table:table-row>
        <table:table-row table:style-name="ro1">
          <table:table-cell office:value-type="float" office:value="0.0045978" calcext:value-type="float">
            <text:p>0.0045978</text:p>
          </table:table-cell>
          <table:table-cell table:formula="of:=[.I664]*-1" office:value-type="float" office:value="0.032042" calcext:value-type="float">
            <text:p>0.032042</text:p>
          </table:table-cell>
          <table:table-cell office:value-type="float" office:value="0.040358" calcext:value-type="float">
            <text:p>0.040358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059512" calcext:value-type="float">
            <text:p>0.0059512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2042" calcext:value-type="float">
            <text:p>-0.032042</text:p>
          </table:table-cell>
        </table:table-row>
        <table:table-row table:style-name="ro1">
          <table:table-cell office:value-type="float" office:value="0.0043949" calcext:value-type="float">
            <text:p>0.0043949</text:p>
          </table:table-cell>
          <table:table-cell table:formula="of:=[.I665]*-1" office:value-type="float" office:value="0.031913" calcext:value-type="float">
            <text:p>0.031913</text:p>
          </table:table-cell>
          <table:table-cell office:value-type="float" office:value="0.040347" calcext:value-type="float">
            <text:p>0.040347</text:p>
          </table:table-cell>
          <table:table-cell office:value-type="float" office:value="0.012121" calcext:value-type="float">
            <text:p>0.012121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0.0012958" calcext:value-type="float">
            <text:p>0.0012958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1913" calcext:value-type="float">
            <text:p>-0.031913</text:p>
          </table:table-cell>
        </table:table-row>
        <table:table-row table:style-name="ro1">
          <table:table-cell office:value-type="float" office:value="0.0043608" calcext:value-type="float">
            <text:p>0.0043608</text:p>
          </table:table-cell>
          <table:table-cell table:formula="of:=[.I666]*-1" office:value-type="float" office:value="0.031785" calcext:value-type="float">
            <text:p>0.031785</text:p>
          </table:table-cell>
          <table:table-cell office:value-type="float" office:value="0.040341" calcext:value-type="float">
            <text:p>0.040341</text:p>
          </table:table-cell>
          <table:table-cell office:value-type="float" office:value="0.011991" calcext:value-type="float">
            <text:p>0.011991</text:p>
          </table:table-cell>
          <table:table-cell office:value-type="float" office:value="0.0059351" calcext:value-type="float">
            <text:p>0.0059351</text:p>
          </table:table-cell>
          <table:table-cell office:value-type="float" office:value="0.0012999" calcext:value-type="float">
            <text:p>0.0012999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1785" calcext:value-type="float">
            <text:p>-0.031785</text:p>
          </table:table-cell>
        </table:table-row>
        <table:table-row table:style-name="ro1">
          <table:table-cell office:value-type="float" office:value="0.0044874" calcext:value-type="float">
            <text:p>0.0044874</text:p>
          </table:table-cell>
          <table:table-cell table:formula="of:=[.I667]*-1" office:value-type="float" office:value="0.031624" calcext:value-type="float">
            <text:p>0.031624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059432" calcext:value-type="float">
            <text:p>0.0059432</text:p>
          </table:table-cell>
          <table:table-cell office:value-type="float" office:value="0.0011276" calcext:value-type="float">
            <text:p>0.0011276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1624" calcext:value-type="float">
            <text:p>-0.031624</text:p>
          </table:table-cell>
        </table:table-row>
        <table:table-row table:style-name="ro1">
          <table:table-cell office:value-type="float" office:value="0.0046648" calcext:value-type="float">
            <text:p>0.0046648</text:p>
          </table:table-cell>
          <table:table-cell table:formula="of:=[.I668]*-1" office:value-type="float" office:value="0.031941" calcext:value-type="float">
            <text:p>0.031941</text:p>
          </table:table-cell>
          <table:table-cell office:value-type="float" office:value="0.040468" calcext:value-type="float">
            <text:p>0.040468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056993" calcext:value-type="float">
            <text:p>0.0056993</text:p>
          </table:table-cell>
          <table:table-cell office:value-type="float" office:value="0.00094058" calcext:value-type="float">
            <text:p>0.00094058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1941" calcext:value-type="float">
            <text:p>-0.031941</text:p>
          </table:table-cell>
        </table:table-row>
        <table:table-row table:style-name="ro1">
          <table:table-cell office:value-type="float" office:value="0.0048937" calcext:value-type="float">
            <text:p>0.0048937</text:p>
          </table:table-cell>
          <table:table-cell table:formula="of:=[.I669]*-1" office:value-type="float" office:value="0.031724" calcext:value-type="float">
            <text:p>0.031724</text:p>
          </table:table-cell>
          <table:table-cell office:value-type="float" office:value="0.040542" calcext:value-type="float">
            <text:p>0.040542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055519" calcext:value-type="float">
            <text:p>0.0055519</text:p>
          </table:table-cell>
          <table:table-cell office:value-type="float" office:value="0.00062867" calcext:value-type="float">
            <text:p>0.00062867</text:p>
          </table:table-cell>
          <table:table-cell office:value-type="float" office:value="0.99991" calcext:value-type="float">
            <text:p>0.99991</text:p>
          </table:table-cell>
          <table:table-cell/>
          <table:table-cell office:value-type="float" office:value="-0.031724" calcext:value-type="float">
            <text:p>-0.031724</text:p>
          </table:table-cell>
        </table:table-row>
        <table:table-row table:style-name="ro1">
          <table:table-cell office:value-type="float" office:value="0.0051128" calcext:value-type="float">
            <text:p>0.0051128</text:p>
          </table:table-cell>
          <table:table-cell table:formula="of:=[.I670]*-1" office:value-type="float" office:value="0.031475" calcext:value-type="float">
            <text:p>0.031475</text:p>
          </table:table-cell>
          <table:table-cell office:value-type="float" office:value="0.04066" calcext:value-type="float">
            <text:p>0.04066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0.0055363" calcext:value-type="float">
            <text:p>0.0055363</text:p>
          </table:table-cell>
          <table:table-cell office:value-type="float" office:value="0.0002773" calcext:value-type="float">
            <text:p>0.0002773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1475" calcext:value-type="float">
            <text:p>-0.031475</text:p>
          </table:table-cell>
        </table:table-row>
        <table:table-row table:style-name="ro1">
          <table:table-cell office:value-type="float" office:value="0.0053316" calcext:value-type="float">
            <text:p>0.0053316</text:p>
          </table:table-cell>
          <table:table-cell table:formula="of:=[.I671]*-1" office:value-type="float" office:value="0.031184" calcext:value-type="float">
            <text:p>0.03118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12943" calcext:value-type="float">
            <text:p>0.012943</text:p>
          </table:table-cell>
          <table:table-cell office:value-type="float" office:value="0.0054313" calcext:value-type="float">
            <text:p>0.0054313</text:p>
          </table:table-cell>
          <table:table-cell office:value-type="float" office:value="-0.000076709" calcext:value-type="float">
            <text:p>-0.000076709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1184" calcext:value-type="float">
            <text:p>-0.031184</text:p>
          </table:table-cell>
        </table:table-row>
        <table:table-row table:style-name="ro1">
          <table:table-cell office:value-type="float" office:value="0.0055778" calcext:value-type="float">
            <text:p>0.0055778</text:p>
          </table:table-cell>
          <table:table-cell table:formula="of:=[.I672]*-1" office:value-type="float" office:value="0.030858" calcext:value-type="float">
            <text:p>0.030858</text:p>
          </table:table-cell>
          <table:table-cell office:value-type="float" office:value="0.040922" calcext:value-type="float">
            <text:p>0.040922</text:p>
          </table:table-cell>
          <table:table-cell office:value-type="float" office:value="0.013067" calcext:value-type="float">
            <text:p>0.013067</text:p>
          </table:table-cell>
          <table:table-cell office:value-type="float" office:value="0.0054063" calcext:value-type="float">
            <text:p>0.0054063</text:p>
          </table:table-cell>
          <table:table-cell office:value-type="float" office:value="-0.00038392" calcext:value-type="float">
            <text:p>-0.00038392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0858" calcext:value-type="float">
            <text:p>-0.030858</text:p>
          </table:table-cell>
        </table:table-row>
        <table:table-row table:style-name="ro1">
          <table:table-cell office:value-type="float" office:value="0.0059171" calcext:value-type="float">
            <text:p>0.0059171</text:p>
          </table:table-cell>
          <table:table-cell table:formula="of:=[.I673]*-1" office:value-type="float" office:value="0.031388" calcext:value-type="float">
            <text:p>0.031388</text:p>
          </table:table-cell>
          <table:table-cell office:value-type="float" office:value="0.041014" calcext:value-type="float">
            <text:p>0.041014</text:p>
          </table:table-cell>
          <table:table-cell office:value-type="float" office:value="0.013111" calcext:value-type="float">
            <text:p>0.013111</text:p>
          </table:table-cell>
          <table:table-cell office:value-type="float" office:value="0.0052908" calcext:value-type="float">
            <text:p>0.0052908</text:p>
          </table:table-cell>
          <table:table-cell office:value-type="float" office:value="-0.00064905" calcext:value-type="float">
            <text:p>-0.00064905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1388" calcext:value-type="float">
            <text:p>-0.031388</text:p>
          </table:table-cell>
        </table:table-row>
        <table:table-row table:style-name="ro1">
          <table:table-cell office:value-type="float" office:value="0.0061464" calcext:value-type="float">
            <text:p>0.0061464</text:p>
          </table:table-cell>
          <table:table-cell table:formula="of:=[.I674]*-1" office:value-type="float" office:value="0.031108" calcext:value-type="float">
            <text:p>0.031108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13238" calcext:value-type="float">
            <text:p>0.013238</text:p>
          </table:table-cell>
          <table:table-cell office:value-type="float" office:value="0.0052647" calcext:value-type="float">
            <text:p>0.0052647</text:p>
          </table:table-cell>
          <table:table-cell office:value-type="float" office:value="-0.00091154" calcext:value-type="float">
            <text:p>-0.00091154</text:p>
          </table:table-cell>
          <table:table-cell office:value-type="float" office:value="0.9999" calcext:value-type="float">
            <text:p>0.9999</text:p>
          </table:table-cell>
          <table:table-cell/>
          <table:table-cell office:value-type="float" office:value="-0.031108" calcext:value-type="float">
            <text:p>-0.031108</text:p>
          </table:table-cell>
        </table:table-row>
        <table:table-row table:style-name="ro1">
          <table:table-cell office:value-type="float" office:value="0.0063919" calcext:value-type="float">
            <text:p>0.0063919</text:p>
          </table:table-cell>
          <table:table-cell table:formula="of:=[.I675]*-1" office:value-type="float" office:value="0.030866" calcext:value-type="float">
            <text:p>0.030866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0.013492" calcext:value-type="float">
            <text:p>0.013492</text:p>
          </table:table-cell>
          <table:table-cell office:value-type="float" office:value="0.0052865" calcext:value-type="float">
            <text:p>0.0052865</text:p>
          </table:table-cell>
          <table:table-cell office:value-type="float" office:value="-0.0011741" calcext:value-type="float">
            <text:p>-0.0011741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-0.030866" calcext:value-type="float">
            <text:p>-0.030866</text:p>
          </table:table-cell>
        </table:table-row>
        <table:table-row table:style-name="ro1">
          <table:table-cell office:value-type="float" office:value="0.0066687" calcext:value-type="float">
            <text:p>0.0066687</text:p>
          </table:table-cell>
          <table:table-cell table:formula="of:=[.I676]*-1" office:value-type="float" office:value="0.030647" calcext:value-type="float">
            <text:p>0.030647</text:p>
          </table:table-cell>
          <table:table-cell office:value-type="float" office:value="0.04167" calcext:value-type="float">
            <text:p>0.04167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5271" calcext:value-type="float">
            <text:p>0.005271</text:p>
          </table:table-cell>
          <table:table-cell office:value-type="float" office:value="-0.0015254" calcext:value-type="float">
            <text:p>-0.0015254</text:p>
          </table:table-cell>
          <table:table-cell office:value-type="float" office:value="0.99989" calcext:value-type="float">
            <text:p>0.99989</text:p>
          </table:table-cell>
          <table:table-cell/>
          <table:table-cell office:value-type="float" office:value="-0.030647" calcext:value-type="float">
            <text:p>-0.030647</text:p>
          </table:table-cell>
        </table:table-row>
        <table:table-row table:style-name="ro1">
          <table:table-cell office:value-type="float" office:value="0.0069606" calcext:value-type="float">
            <text:p>0.0069606</text:p>
          </table:table-cell>
          <table:table-cell table:formula="of:=[.I677]*-1" office:value-type="float" office:value="0.030465" calcext:value-type="float">
            <text:p>0.030465</text:p>
          </table:table-cell>
          <table:table-cell office:value-type="float" office:value="0.041878" calcext:value-type="float">
            <text:p>0.041878</text:p>
          </table:table-cell>
          <table:table-cell office:value-type="float" office:value="0.014132" calcext:value-type="float">
            <text:p>0.014132</text:p>
          </table:table-cell>
          <table:table-cell office:value-type="float" office:value="0.005214" calcext:value-type="float">
            <text:p>0.005214</text:p>
          </table:table-cell>
          <table:table-cell office:value-type="float" office:value="-0.0018794" calcext:value-type="float">
            <text:p>-0.0018794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30465" calcext:value-type="float">
            <text:p>-0.030465</text:p>
          </table:table-cell>
        </table:table-row>
        <table:table-row table:style-name="ro1">
          <table:table-cell office:value-type="float" office:value="0.0071523" calcext:value-type="float">
            <text:p>0.0071523</text:p>
          </table:table-cell>
          <table:table-cell table:formula="of:=[.I678]*-1" office:value-type="float" office:value="0.030273" calcext:value-type="float">
            <text:p>0.030273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052387" calcext:value-type="float">
            <text:p>0.0052387</text:p>
          </table:table-cell>
          <table:table-cell office:value-type="float" office:value="-0.0021835" calcext:value-type="float">
            <text:p>-0.0021835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30273" calcext:value-type="float">
            <text:p>-0.030273</text:p>
          </table:table-cell>
        </table:table-row>
        <table:table-row table:style-name="ro1">
          <table:table-cell office:value-type="float" office:value="0.0074015" calcext:value-type="float">
            <text:p>0.0074015</text:p>
          </table:table-cell>
          <table:table-cell table:formula="of:=[.I679]*-1" office:value-type="float" office:value="0.030057" calcext:value-type="float">
            <text:p>0.030057</text:p>
          </table:table-cell>
          <table:table-cell office:value-type="float" office:value="0.042175" calcext:value-type="float">
            <text:p>0.042175</text:p>
          </table:table-cell>
          <table:table-cell office:value-type="float" office:value="0.014594" calcext:value-type="float">
            <text:p>0.014594</text:p>
          </table:table-cell>
          <table:table-cell office:value-type="float" office:value="0.0053882" calcext:value-type="float">
            <text:p>0.0053882</text:p>
          </table:table-cell>
          <table:table-cell office:value-type="float" office:value="-0.0024393" calcext:value-type="float">
            <text:p>-0.0024393</text:p>
          </table:table-cell>
          <table:table-cell office:value-type="float" office:value="0.99988" calcext:value-type="float">
            <text:p>0.99988</text:p>
          </table:table-cell>
          <table:table-cell/>
          <table:table-cell office:value-type="float" office:value="-0.030057" calcext:value-type="float">
            <text:p>-0.030057</text:p>
          </table:table-cell>
        </table:table-row>
        <table:table-row table:style-name="ro1">
          <table:table-cell office:value-type="float" office:value="0.0075606" calcext:value-type="float">
            <text:p>0.0075606</text:p>
          </table:table-cell>
          <table:table-cell table:formula="of:=[.I680]*-1" office:value-type="float" office:value="0.029785" calcext:value-type="float">
            <text:p>0.029785</text:p>
          </table:table-cell>
          <table:table-cell office:value-type="float" office:value="0.04225" calcext:value-type="float">
            <text:p>0.04225</text:p>
          </table:table-cell>
          <table:table-cell office:value-type="float" office:value="0.014716" calcext:value-type="float">
            <text:p>0.014716</text:p>
          </table:table-cell>
          <table:table-cell office:value-type="float" office:value="0.0054453" calcext:value-type="float">
            <text:p>0.0054453</text:p>
          </table:table-cell>
          <table:table-cell office:value-type="float" office:value="-0.0026563" calcext:value-type="float">
            <text:p>-0.0026563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9785" calcext:value-type="float">
            <text:p>-0.029785</text:p>
          </table:table-cell>
        </table:table-row>
        <table:table-row table:style-name="ro1">
          <table:table-cell office:value-type="float" office:value="0.0077009" calcext:value-type="float">
            <text:p>0.0077009</text:p>
          </table:table-cell>
          <table:table-cell table:formula="of:=[.I681]*-1" office:value-type="float" office:value="0.029567" calcext:value-type="float">
            <text:p>0.029567</text:p>
          </table:table-cell>
          <table:table-cell office:value-type="float" office:value="0.042295" calcext:value-type="float">
            <text:p>0.042295</text:p>
          </table:table-cell>
          <table:table-cell office:value-type="float" office:value="0.014799" calcext:value-type="float">
            <text:p>0.014799</text:p>
          </table:table-cell>
          <table:table-cell office:value-type="float" office:value="0.0054566" calcext:value-type="float">
            <text:p>0.0054566</text:p>
          </table:table-cell>
          <table:table-cell office:value-type="float" office:value="-0.0028299" calcext:value-type="float">
            <text:p>-0.0028299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9567" calcext:value-type="float">
            <text:p>-0.029567</text:p>
          </table:table-cell>
        </table:table-row>
        <table:table-row table:style-name="ro1">
          <table:table-cell office:value-type="float" office:value="0.0077893" calcext:value-type="float">
            <text:p>0.0077893</text:p>
          </table:table-cell>
          <table:table-cell table:formula="of:=[.I682]*-1" office:value-type="float" office:value="0.029366" calcext:value-type="float">
            <text:p>0.029366</text:p>
          </table:table-cell>
          <table:table-cell office:value-type="float" office:value="0.04238" calcext:value-type="float">
            <text:p>0.04238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0.0055082" calcext:value-type="float">
            <text:p>0.0055082</text:p>
          </table:table-cell>
          <table:table-cell office:value-type="float" office:value="-0.0029563" calcext:value-type="float">
            <text:p>-0.0029563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9366" calcext:value-type="float">
            <text:p>-0.029366</text:p>
          </table:table-cell>
        </table:table-row>
        <table:table-row table:style-name="ro1">
          <table:table-cell office:value-type="float" office:value="0.0077293" calcext:value-type="float">
            <text:p>0.0077293</text:p>
          </table:table-cell>
          <table:table-cell table:formula="of:=[.I683]*-1" office:value-type="float" office:value="0.028185" calcext:value-type="float">
            <text:p>0.028185</text:p>
          </table:table-cell>
          <table:table-cell office:value-type="float" office:value="0.042461" calcext:value-type="float">
            <text:p>0.042461</text:p>
          </table:table-cell>
          <table:table-cell office:value-type="float" office:value="0.014837" calcext:value-type="float">
            <text:p>0.014837</text:p>
          </table:table-cell>
          <table:table-cell office:value-type="float" office:value="0.0055133" calcext:value-type="float">
            <text:p>0.0055133</text:p>
          </table:table-cell>
          <table:table-cell office:value-type="float" office:value="-0.0030871" calcext:value-type="float">
            <text:p>-0.0030871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8185" calcext:value-type="float">
            <text:p>-0.028185</text:p>
          </table:table-cell>
        </table:table-row>
        <table:table-row table:style-name="ro1">
          <table:table-cell office:value-type="float" office:value="0.007839" calcext:value-type="float">
            <text:p>0.007839</text:p>
          </table:table-cell>
          <table:table-cell table:formula="of:=[.I684]*-1" office:value-type="float" office:value="0.028043" calcext:value-type="float">
            <text:p>0.028043</text:p>
          </table:table-cell>
          <table:table-cell office:value-type="float" office:value="0.042471" calcext:value-type="float">
            <text:p>0.042471</text:p>
          </table:table-cell>
          <table:table-cell office:value-type="float" office:value="0.014746" calcext:value-type="float">
            <text:p>0.014746</text:p>
          </table:table-cell>
          <table:table-cell office:value-type="float" office:value="0.0056002" calcext:value-type="float">
            <text:p>0.0056002</text:p>
          </table:table-cell>
          <table:table-cell office:value-type="float" office:value="-0.0031679" calcext:value-type="float">
            <text:p>-0.0031679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8043" calcext:value-type="float">
            <text:p>-0.028043</text:p>
          </table:table-cell>
        </table:table-row>
        <table:table-row table:style-name="ro1">
          <table:table-cell office:value-type="float" office:value="0.0079019" calcext:value-type="float">
            <text:p>0.0079019</text:p>
          </table:table-cell>
          <table:table-cell table:formula="of:=[.I685]*-1" office:value-type="float" office:value="0.027865" calcext:value-type="float">
            <text:p>0.027865</text:p>
          </table:table-cell>
          <table:table-cell office:value-type="float" office:value="0.042459" calcext:value-type="float">
            <text:p>0.042459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0.0055977" calcext:value-type="float">
            <text:p>0.0055977</text:p>
          </table:table-cell>
          <table:table-cell office:value-type="float" office:value="-0.0032514" calcext:value-type="float">
            <text:p>-0.0032514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7865" calcext:value-type="float">
            <text:p>-0.027865</text:p>
          </table:table-cell>
        </table:table-row>
        <table:table-row table:style-name="ro1">
          <table:table-cell office:value-type="float" office:value="0.0079759" calcext:value-type="float">
            <text:p>0.0079759</text:p>
          </table:table-cell>
          <table:table-cell table:formula="of:=[.I686]*-1" office:value-type="float" office:value="0.02773" calcext:value-type="float">
            <text:p>0.02773</text:p>
          </table:table-cell>
          <table:table-cell office:value-type="float" office:value="0.042419" calcext:value-type="float">
            <text:p>0.042419</text:p>
          </table:table-cell>
          <table:table-cell office:value-type="float" office:value="0.014525" calcext:value-type="float">
            <text:p>0.014525</text:p>
          </table:table-cell>
          <table:table-cell office:value-type="float" office:value="0.0056471" calcext:value-type="float">
            <text:p>0.0056471</text:p>
          </table:table-cell>
          <table:table-cell office:value-type="float" office:value="-0.003421" calcext:value-type="float">
            <text:p>-0.003421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773" calcext:value-type="float">
            <text:p>-0.02773</text:p>
          </table:table-cell>
        </table:table-row>
        <table:table-row table:style-name="ro1">
          <table:table-cell office:value-type="float" office:value="0.0080434" calcext:value-type="float">
            <text:p>0.0080434</text:p>
          </table:table-cell>
          <table:table-cell table:formula="of:=[.I687]*-1" office:value-type="float" office:value="0.027614" calcext:value-type="float">
            <text:p>0.027614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056512" calcext:value-type="float">
            <text:p>0.0056512</text:p>
          </table:table-cell>
          <table:table-cell office:value-type="float" office:value="-0.0035072" calcext:value-type="float">
            <text:p>-0.0035072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7614" calcext:value-type="float">
            <text:p>-0.027614</text:p>
          </table:table-cell>
        </table:table-row>
        <table:table-row table:style-name="ro1">
          <table:table-cell office:value-type="float" office:value="0.0081073" calcext:value-type="float">
            <text:p>0.0081073</text:p>
          </table:table-cell>
          <table:table-cell table:formula="of:=[.I688]*-1" office:value-type="float" office:value="0.027517" calcext:value-type="float">
            <text:p>0.027517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0.014609" calcext:value-type="float">
            <text:p>0.014609</text:p>
          </table:table-cell>
          <table:table-cell office:value-type="float" office:value="0.0056584" calcext:value-type="float">
            <text:p>0.0056584</text:p>
          </table:table-cell>
          <table:table-cell office:value-type="float" office:value="-0.0035947" calcext:value-type="float">
            <text:p>-0.0035947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7517" calcext:value-type="float">
            <text:p>-0.027517</text:p>
          </table:table-cell>
        </table:table-row>
        <table:table-row table:style-name="ro1">
          <table:table-cell office:value-type="float" office:value="0.0081787" calcext:value-type="float">
            <text:p>0.0081787</text:p>
          </table:table-cell>
          <table:table-cell table:formula="of:=[.I689]*-1" office:value-type="float" office:value="0.027404" calcext:value-type="float">
            <text:p>0.027404</text:p>
          </table:table-cell>
          <table:table-cell office:value-type="float" office:value="0.042457" calcext:value-type="float">
            <text:p>0.042457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0.0057551" calcext:value-type="float">
            <text:p>0.0057551</text:p>
          </table:table-cell>
          <table:table-cell office:value-type="float" office:value="-0.0036795" calcext:value-type="float">
            <text:p>-0.0036795</text:p>
          </table:table-cell>
          <table:table-cell office:value-type="float" office:value="0.99987" calcext:value-type="float">
            <text:p>0.99987</text:p>
          </table:table-cell>
          <table:table-cell/>
          <table:table-cell office:value-type="float" office:value="-0.027404" calcext:value-type="float">
            <text:p>-0.027404</text:p>
          </table:table-cell>
        </table:table-row>
        <table:table-row table:style-name="ro1">
          <table:table-cell office:value-type="float" office:value="0.0081998" calcext:value-type="float">
            <text:p>0.0081998</text:p>
          </table:table-cell>
          <table:table-cell table:formula="of:=[.I690]*-1" office:value-type="float" office:value="0.027381" calcext:value-type="float">
            <text:p>0.027381</text:p>
          </table:table-cell>
          <table:table-cell office:value-type="float" office:value="0.042603" calcext:value-type="float">
            <text:p>0.0426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58892" calcext:value-type="float">
            <text:p>0.0058892</text:p>
          </table:table-cell>
          <table:table-cell office:value-type="float" office:value="-0.0036755" calcext:value-type="float">
            <text:p>-0.0036755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7381" calcext:value-type="float">
            <text:p>-0.027381</text:p>
          </table:table-cell>
        </table:table-row>
        <table:table-row table:style-name="ro1">
          <table:table-cell office:value-type="float" office:value="0.0081784" calcext:value-type="float">
            <text:p>0.0081784</text:p>
          </table:table-cell>
          <table:table-cell table:formula="of:=[.I691]*-1" office:value-type="float" office:value="0.027311" calcext:value-type="float">
            <text:p>0.027311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0.0058925" calcext:value-type="float">
            <text:p>0.0058925</text:p>
          </table:table-cell>
          <table:table-cell office:value-type="float" office:value="-0.0036769" calcext:value-type="float">
            <text:p>-0.0036769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7311" calcext:value-type="float">
            <text:p>-0.027311</text:p>
          </table:table-cell>
        </table:table-row>
        <table:table-row table:style-name="ro1">
          <table:table-cell office:value-type="float" office:value="0.0081898" calcext:value-type="float">
            <text:p>0.0081898</text:p>
          </table:table-cell>
          <table:table-cell table:formula="of:=[.I692]*-1" office:value-type="float" office:value="0.027209" calcext:value-type="float">
            <text:p>0.027209</text:p>
          </table:table-cell>
          <table:table-cell office:value-type="float" office:value="0.042824" calcext:value-type="float">
            <text:p>0.042824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059787" calcext:value-type="float">
            <text:p>0.0059787</text:p>
          </table:table-cell>
          <table:table-cell office:value-type="float" office:value="-0.0036729" calcext:value-type="float">
            <text:p>-0.0036729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7209" calcext:value-type="float">
            <text:p>-0.027209</text:p>
          </table:table-cell>
        </table:table-row>
        <table:table-row table:style-name="ro1">
          <table:table-cell office:value-type="float" office:value="0.0082011" calcext:value-type="float">
            <text:p>0.0082011</text:p>
          </table:table-cell>
          <table:table-cell table:formula="of:=[.I693]*-1" office:value-type="float" office:value="0.027106" calcext:value-type="float">
            <text:p>0.027106</text:p>
          </table:table-cell>
          <table:table-cell office:value-type="float" office:value="0.042974" calcext:value-type="float">
            <text:p>0.042974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061062" calcext:value-type="float">
            <text:p>0.0061062</text:p>
          </table:table-cell>
          <table:table-cell office:value-type="float" office:value="-0.0036662" calcext:value-type="float">
            <text:p>-0.0036662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7106" calcext:value-type="float">
            <text:p>-0.027106</text:p>
          </table:table-cell>
        </table:table-row>
        <table:table-row table:style-name="ro1">
          <table:table-cell office:value-type="float" office:value="0.0081879" calcext:value-type="float">
            <text:p>0.0081879</text:p>
          </table:table-cell>
          <table:table-cell table:formula="of:=[.I694]*-1" office:value-type="float" office:value="0.027005" calcext:value-type="float">
            <text:p>0.027005</text:p>
          </table:table-cell>
          <table:table-cell office:value-type="float" office:value="0.043126" calcext:value-type="float">
            <text:p>0.04312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0.0062371" calcext:value-type="float">
            <text:p>0.0062371</text:p>
          </table:table-cell>
          <table:table-cell office:value-type="float" office:value="-0.0036608" calcext:value-type="float">
            <text:p>-0.0036608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7005" calcext:value-type="float">
            <text:p>-0.027005</text:p>
          </table:table-cell>
        </table:table-row>
        <table:table-row table:style-name="ro1">
          <table:table-cell office:value-type="float" office:value="0.0081996" calcext:value-type="float">
            <text:p>0.0081996</text:p>
          </table:table-cell>
          <table:table-cell table:formula="of:=[.I695]*-1" office:value-type="float" office:value="0.026863" calcext:value-type="float">
            <text:p>0.026863</text:p>
          </table:table-cell>
          <table:table-cell office:value-type="float" office:value="0.043167" calcext:value-type="float">
            <text:p>0.043167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0.0063643" calcext:value-type="float">
            <text:p>0.0063643</text:p>
          </table:table-cell>
          <table:table-cell office:value-type="float" office:value="-0.0036944" calcext:value-type="float">
            <text:p>-0.0036944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6863" calcext:value-type="float">
            <text:p>-0.026863</text:p>
          </table:table-cell>
        </table:table-row>
        <table:table-row table:style-name="ro1">
          <table:table-cell office:value-type="float" office:value="0.0082536" calcext:value-type="float">
            <text:p>0.0082536</text:p>
          </table:table-cell>
          <table:table-cell table:formula="of:=[.I696]*-1" office:value-type="float" office:value="0.026738" calcext:value-type="float">
            <text:p>0.026738</text:p>
          </table:table-cell>
          <table:table-cell office:value-type="float" office:value="0.043224" calcext:value-type="float">
            <text:p>0.043224</text:p>
          </table:table-cell>
          <table:table-cell office:value-type="float" office:value="0.014744" calcext:value-type="float">
            <text:p>0.014744</text:p>
          </table:table-cell>
          <table:table-cell office:value-type="float" office:value="0.0065384" calcext:value-type="float">
            <text:p>0.0065384</text:p>
          </table:table-cell>
          <table:table-cell office:value-type="float" office:value="-0.0038158" calcext:value-type="float">
            <text:p>-0.0038158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6738" calcext:value-type="float">
            <text:p>-0.026738</text:p>
          </table:table-cell>
        </table:table-row>
        <table:table-row table:style-name="ro1">
          <table:table-cell office:value-type="float" office:value="0.0083307" calcext:value-type="float">
            <text:p>0.0083307</text:p>
          </table:table-cell>
          <table:table-cell table:formula="of:=[.I697]*-1" office:value-type="float" office:value="0.026596" calcext:value-type="float">
            <text:p>0.026596</text:p>
          </table:table-cell>
          <table:table-cell office:value-type="float" office:value="0.043281" calcext:value-type="float">
            <text:p>0.043281</text:p>
          </table:table-cell>
          <table:table-cell office:value-type="float" office:value="0.014741" calcext:value-type="float">
            <text:p>0.014741</text:p>
          </table:table-cell>
          <table:table-cell office:value-type="float" office:value="0.0065464" calcext:value-type="float">
            <text:p>0.0065464</text:p>
          </table:table-cell>
          <table:table-cell office:value-type="float" office:value="-0.0039881" calcext:value-type="float">
            <text:p>-0.0039881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6596" calcext:value-type="float">
            <text:p>-0.026596</text:p>
          </table:table-cell>
        </table:table-row>
        <table:table-row table:style-name="ro1">
          <table:table-cell office:value-type="float" office:value="0.0083817" calcext:value-type="float">
            <text:p>0.0083817</text:p>
          </table:table-cell>
          <table:table-cell table:formula="of:=[.I698]*-1" office:value-type="float" office:value="0.026451" calcext:value-type="float">
            <text:p>0.026451</text:p>
          </table:table-cell>
          <table:table-cell office:value-type="float" office:value="0.043273" calcext:value-type="float">
            <text:p>0.043273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0.0065585" calcext:value-type="float">
            <text:p>0.0065585</text:p>
          </table:table-cell>
          <table:table-cell office:value-type="float" office:value="-0.0042466" calcext:value-type="float">
            <text:p>-0.0042466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6451" calcext:value-type="float">
            <text:p>-0.026451</text:p>
          </table:table-cell>
        </table:table-row>
        <table:table-row table:style-name="ro1">
          <table:table-cell office:value-type="float" office:value="0.0084318" calcext:value-type="float">
            <text:p>0.0084318</text:p>
          </table:table-cell>
          <table:table-cell table:formula="of:=[.I699]*-1" office:value-type="float" office:value="0.026345" calcext:value-type="float">
            <text:p>0.026345</text:p>
          </table:table-cell>
          <table:table-cell office:value-type="float" office:value="0.043266" calcext:value-type="float">
            <text:p>0.043266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0.0066155" calcext:value-type="float">
            <text:p>0.0066155</text:p>
          </table:table-cell>
          <table:table-cell office:value-type="float" office:value="-0.0044635" calcext:value-type="float">
            <text:p>-0.0044635</text:p>
          </table:table-cell>
          <table:table-cell office:value-type="float" office:value="0.99986" calcext:value-type="float">
            <text:p>0.99986</text:p>
          </table:table-cell>
          <table:table-cell/>
          <table:table-cell office:value-type="float" office:value="-0.026345" calcext:value-type="float">
            <text:p>-0.026345</text:p>
          </table:table-cell>
        </table:table-row>
        <table:table-row table:style-name="ro1">
          <table:table-cell office:value-type="float" office:value="0.0083985" calcext:value-type="float">
            <text:p>0.0083985</text:p>
          </table:table-cell>
          <table:table-cell table:formula="of:=[.I700]*-1" office:value-type="float" office:value="0.026255" calcext:value-type="float">
            <text:p>0.026255</text:p>
          </table:table-cell>
          <table:table-cell office:value-type="float" office:value="0.043323" calcext:value-type="float">
            <text:p>0.043323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066291" calcext:value-type="float">
            <text:p>0.0066291</text:p>
          </table:table-cell>
          <table:table-cell office:value-type="float" office:value="-0.0045939" calcext:value-type="float">
            <text:p>-0.0045939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255" calcext:value-type="float">
            <text:p>-0.026255</text:p>
          </table:table-cell>
        </table:table-row>
        <table:table-row table:style-name="ro1">
          <table:table-cell office:value-type="float" office:value="0.008372" calcext:value-type="float">
            <text:p>0.008372</text:p>
          </table:table-cell>
          <table:table-cell table:formula="of:=[.I701]*-1" office:value-type="float" office:value="0.026177" calcext:value-type="float">
            <text:p>0.026177</text:p>
          </table:table-cell>
          <table:table-cell office:value-type="float" office:value="0.043383" calcext:value-type="float">
            <text:p>0.043383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0.0066778" calcext:value-type="float">
            <text:p>0.0066778</text:p>
          </table:table-cell>
          <table:table-cell office:value-type="float" office:value="-0.0046788" calcext:value-type="float">
            <text:p>-0.0046788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177" calcext:value-type="float">
            <text:p>-0.026177</text:p>
          </table:table-cell>
        </table:table-row>
        <table:table-row table:style-name="ro1">
          <table:table-cell office:value-type="float" office:value="0.0083327" calcext:value-type="float">
            <text:p>0.0083327</text:p>
          </table:table-cell>
          <table:table-cell table:formula="of:=[.I702]*-1" office:value-type="float" office:value="0.026151" calcext:value-type="float">
            <text:p>0.026151</text:p>
          </table:table-cell>
          <table:table-cell office:value-type="float" office:value="0.043464" calcext:value-type="float">
            <text:p>0.043464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0.0068945" calcext:value-type="float">
            <text:p>0.0068945</text:p>
          </table:table-cell>
          <table:table-cell office:value-type="float" office:value="-0.0047097" calcext:value-type="float">
            <text:p>-0.0047097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151" calcext:value-type="float">
            <text:p>-0.026151</text:p>
          </table:table-cell>
        </table:table-row>
        <table:table-row table:style-name="ro1">
          <table:table-cell office:value-type="float" office:value="0.0083386" calcext:value-type="float">
            <text:p>0.0083386</text:p>
          </table:table-cell>
          <table:table-cell table:formula="of:=[.I703]*-1" office:value-type="float" office:value="0.026464" calcext:value-type="float">
            <text:p>0.026464</text:p>
          </table:table-cell>
          <table:table-cell office:value-type="float" office:value="0.043522" calcext:value-type="float">
            <text:p>0.043522</text:p>
          </table:table-cell>
          <table:table-cell office:value-type="float" office:value="0.014972" calcext:value-type="float">
            <text:p>0.014972</text:p>
          </table:table-cell>
          <table:table-cell office:value-type="float" office:value="0.0070191" calcext:value-type="float">
            <text:p>0.0070191</text:p>
          </table:table-cell>
          <table:table-cell office:value-type="float" office:value="-0.0046614" calcext:value-type="float">
            <text:p>-0.004661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464" calcext:value-type="float">
            <text:p>-0.026464</text:p>
          </table:table-cell>
        </table:table-row>
        <table:table-row table:style-name="ro1">
          <table:table-cell office:value-type="float" office:value="0.0083061" calcext:value-type="float">
            <text:p>0.0083061</text:p>
          </table:table-cell>
          <table:table-cell table:formula="of:=[.I704]*-1" office:value-type="float" office:value="0.026421" calcext:value-type="float">
            <text:p>0.026421</text:p>
          </table:table-cell>
          <table:table-cell office:value-type="float" office:value="0.043672" calcext:value-type="float">
            <text:p>0.04367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71499" calcext:value-type="float">
            <text:p>0.0071499</text:p>
          </table:table-cell>
          <table:table-cell office:value-type="float" office:value="-0.0046561" calcext:value-type="float">
            <text:p>-0.0046561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421" calcext:value-type="float">
            <text:p>-0.026421</text:p>
          </table:table-cell>
        </table:table-row>
        <table:table-row table:style-name="ro1">
          <table:table-cell office:value-type="float" office:value="0.00832" calcext:value-type="float">
            <text:p>0.00832</text:p>
          </table:table-cell>
          <table:table-cell table:formula="of:=[.I705]*-1" office:value-type="float" office:value="0.026338" calcext:value-type="float">
            <text:p>0.026338</text:p>
          </table:table-cell>
          <table:table-cell office:value-type="float" office:value="0.043779" calcext:value-type="float">
            <text:p>0.043779</text:p>
          </table:table-cell>
          <table:table-cell office:value-type="float" office:value="0.014965" calcext:value-type="float">
            <text:p>0.014965</text:p>
          </table:table-cell>
          <table:table-cell office:value-type="float" office:value="0.0071913" calcext:value-type="float">
            <text:p>0.0071913</text:p>
          </table:table-cell>
          <table:table-cell office:value-type="float" office:value="-0.0046534" calcext:value-type="float">
            <text:p>-0.004653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338" calcext:value-type="float">
            <text:p>-0.026338</text:p>
          </table:table-cell>
        </table:table-row>
        <table:table-row table:style-name="ro1">
          <table:table-cell office:value-type="float" office:value="0.0083185" calcext:value-type="float">
            <text:p>0.0083185</text:p>
          </table:table-cell>
          <table:table-cell table:formula="of:=[.I706]*-1" office:value-type="float" office:value="0.026272" calcext:value-type="float">
            <text:p>0.026272</text:p>
          </table:table-cell>
          <table:table-cell office:value-type="float" office:value="0.043875" calcext:value-type="float">
            <text:p>0.043875</text:p>
          </table:table-cell>
          <table:table-cell office:value-type="float" office:value="0.014962" calcext:value-type="float">
            <text:p>0.014962</text:p>
          </table:table-cell>
          <table:table-cell office:value-type="float" office:value="0.0072775" calcext:value-type="float">
            <text:p>0.0072775</text:p>
          </table:table-cell>
          <table:table-cell office:value-type="float" office:value="-0.0046494" calcext:value-type="float">
            <text:p>-0.004649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272" calcext:value-type="float">
            <text:p>-0.026272</text:p>
          </table:table-cell>
        </table:table-row>
        <table:table-row table:style-name="ro1">
          <table:table-cell office:value-type="float" office:value="0.0082907" calcext:value-type="float">
            <text:p>0.0082907</text:p>
          </table:table-cell>
          <table:table-cell table:formula="of:=[.I707]*-1" office:value-type="float" office:value="0.026232" calcext:value-type="float">
            <text:p>0.026232</text:p>
          </table:table-cell>
          <table:table-cell office:value-type="float" office:value="0.043927" calcext:value-type="float">
            <text:p>0.043927</text:p>
          </table:table-cell>
          <table:table-cell office:value-type="float" office:value="0.014873" calcext:value-type="float">
            <text:p>0.014873</text:p>
          </table:table-cell>
          <table:table-cell office:value-type="float" office:value="0.0073603" calcext:value-type="float">
            <text:p>0.0073603</text:p>
          </table:table-cell>
          <table:table-cell office:value-type="float" office:value="-0.004644" calcext:value-type="float">
            <text:p>-0.004644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6232" calcext:value-type="float">
            <text:p>-0.026232</text:p>
          </table:table-cell>
        </table:table-row>
        <table:table-row table:style-name="ro1">
          <table:table-cell office:value-type="float" office:value="0.0083024" calcext:value-type="float">
            <text:p>0.0083024</text:p>
          </table:table-cell>
          <table:table-cell table:formula="of:=[.I708]*-1" office:value-type="float" office:value="0.025951" calcext:value-type="float">
            <text:p>0.025951</text:p>
          </table:table-cell>
          <table:table-cell office:value-type="float" office:value="0.043934" calcext:value-type="float">
            <text:p>0.043934</text:p>
          </table:table-cell>
          <table:table-cell office:value-type="float" office:value="0.014957" calcext:value-type="float">
            <text:p>0.014957</text:p>
          </table:table-cell>
          <table:table-cell office:value-type="float" office:value="0.0073676" calcext:value-type="float">
            <text:p>0.0073676</text:p>
          </table:table-cell>
          <table:table-cell office:value-type="float" office:value="-0.0047315" calcext:value-type="float">
            <text:p>-0.0047315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951" calcext:value-type="float">
            <text:p>-0.025951</text:p>
          </table:table-cell>
        </table:table-row>
        <table:table-row table:style-name="ro1">
          <table:table-cell office:value-type="float" office:value="0.0083015" calcext:value-type="float">
            <text:p>0.0083015</text:p>
          </table:table-cell>
          <table:table-cell table:formula="of:=[.I709]*-1" office:value-type="float" office:value="0.025987" calcext:value-type="float">
            <text:p>0.025987</text:p>
          </table:table-cell>
          <table:table-cell office:value-type="float" office:value="0.044006" calcext:value-type="float">
            <text:p>0.044006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.0072953" calcext:value-type="float">
            <text:p>0.0072953</text:p>
          </table:table-cell>
          <table:table-cell office:value-type="float" office:value="-0.0048257" calcext:value-type="float">
            <text:p>-0.0048257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987" calcext:value-type="float">
            <text:p>-0.025987</text:p>
          </table:table-cell>
        </table:table-row>
        <table:table-row table:style-name="ro1">
          <table:table-cell office:value-type="float" office:value="0.0083445" calcext:value-type="float">
            <text:p>0.0083445</text:p>
          </table:table-cell>
          <table:table-cell table:formula="of:=[.I710]*-1" office:value-type="float" office:value="0.025978" calcext:value-type="float">
            <text:p>0.025978</text:p>
          </table:table-cell>
          <table:table-cell office:value-type="float" office:value="0.044004" calcext:value-type="float">
            <text:p>0.044004</text:p>
          </table:table-cell>
          <table:table-cell office:value-type="float" office:value="0.015574" calcext:value-type="float">
            <text:p>0.015574</text:p>
          </table:table-cell>
          <table:table-cell office:value-type="float" office:value="0.0070529" calcext:value-type="float">
            <text:p>0.0070529</text:p>
          </table:table-cell>
          <table:table-cell office:value-type="float" office:value="-0.0048847" calcext:value-type="float">
            <text:p>-0.0048847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5978" calcext:value-type="float">
            <text:p>-0.025978</text:p>
          </table:table-cell>
        </table:table-row>
        <table:table-row table:style-name="ro1">
          <table:table-cell office:value-type="float" office:value="0.0083908" calcext:value-type="float">
            <text:p>0.0083908</text:p>
          </table:table-cell>
          <table:table-cell table:formula="of:=[.I711]*-1" office:value-type="float" office:value="0.026029" calcext:value-type="float">
            <text:p>0.026029</text:p>
          </table:table-cell>
          <table:table-cell office:value-type="float" office:value="0.043969" calcext:value-type="float">
            <text:p>0.043969</text:p>
          </table:table-cell>
          <table:table-cell office:value-type="float" office:value="0.015801" calcext:value-type="float">
            <text:p>0.015801</text:p>
          </table:table-cell>
          <table:table-cell office:value-type="float" office:value="0.0067596" calcext:value-type="float">
            <text:p>0.0067596</text:p>
          </table:table-cell>
          <table:table-cell office:value-type="float" office:value="-0.0049021" calcext:value-type="float">
            <text:p>-0.0049021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029" calcext:value-type="float">
            <text:p>-0.026029</text:p>
          </table:table-cell>
        </table:table-row>
        <table:table-row table:style-name="ro1">
          <table:table-cell office:value-type="float" office:value="0.0083948" calcext:value-type="float">
            <text:p>0.0083948</text:p>
          </table:table-cell>
          <table:table-cell table:formula="of:=[.I712]*-1" office:value-type="float" office:value="0.02606" calcext:value-type="float">
            <text:p>0.02606</text:p>
          </table:table-cell>
          <table:table-cell office:value-type="float" office:value="0.043953" calcext:value-type="float">
            <text:p>0.043953</text:p>
          </table:table-cell>
          <table:table-cell office:value-type="float" office:value="0.015895" calcext:value-type="float">
            <text:p>0.015895</text:p>
          </table:table-cell>
          <table:table-cell office:value-type="float" office:value="0.0065866" calcext:value-type="float">
            <text:p>0.0065866</text:p>
          </table:table-cell>
          <table:table-cell office:value-type="float" office:value="-0.0048252" calcext:value-type="float">
            <text:p>-0.0048252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06" calcext:value-type="float">
            <text:p>-0.02606</text:p>
          </table:table-cell>
        </table:table-row>
        <table:table-row table:style-name="ro1">
          <table:table-cell office:value-type="float" office:value="0.0084002" calcext:value-type="float">
            <text:p>0.0084002</text:p>
          </table:table-cell>
          <table:table-cell table:formula="of:=[.I713]*-1" office:value-type="float" office:value="0.02615" calcext:value-type="float">
            <text:p>0.02615</text:p>
          </table:table-cell>
          <table:table-cell office:value-type="float" office:value="0.044024" calcext:value-type="float">
            <text:p>0.044024</text:p>
          </table:table-cell>
          <table:table-cell office:value-type="float" office:value="0.015896" calcext:value-type="float">
            <text:p>0.015896</text:p>
          </table:table-cell>
          <table:table-cell office:value-type="float" office:value="0.0065826" calcext:value-type="float">
            <text:p>0.0065826</text:p>
          </table:table-cell>
          <table:table-cell office:value-type="float" office:value="-0.0047391" calcext:value-type="float">
            <text:p>-0.0047391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15" calcext:value-type="float">
            <text:p>-0.02615</text:p>
          </table:table-cell>
        </table:table-row>
        <table:table-row table:style-name="ro1">
          <table:table-cell office:value-type="float" office:value="0.0083353" calcext:value-type="float">
            <text:p>0.0083353</text:p>
          </table:table-cell>
          <table:table-cell table:formula="of:=[.I714]*-1" office:value-type="float" office:value="0.026181" calcext:value-type="float">
            <text:p>0.026181</text:p>
          </table:table-cell>
          <table:table-cell office:value-type="float" office:value="0.044085" calcext:value-type="float">
            <text:p>0.044085</text:p>
          </table:table-cell>
          <table:table-cell office:value-type="float" office:value="0.015845" calcext:value-type="float">
            <text:p>0.015845</text:p>
          </table:table-cell>
          <table:table-cell office:value-type="float" office:value="0.0067963" calcext:value-type="float">
            <text:p>0.0067963</text:p>
          </table:table-cell>
          <table:table-cell office:value-type="float" office:value="-0.0047284" calcext:value-type="float">
            <text:p>-0.0047284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181" calcext:value-type="float">
            <text:p>-0.026181</text:p>
          </table:table-cell>
        </table:table-row>
        <table:table-row table:style-name="ro1">
          <table:table-cell office:value-type="float" office:value="0.0083864" calcext:value-type="float">
            <text:p>0.0083864</text:p>
          </table:table-cell>
          <table:table-cell table:formula="of:=[.I715]*-1" office:value-type="float" office:value="0.02621" calcext:value-type="float">
            <text:p>0.02621</text:p>
          </table:table-cell>
          <table:table-cell office:value-type="float" office:value="0.044164" calcext:value-type="float">
            <text:p>0.044164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68864" calcext:value-type="float">
            <text:p>0.0068864</text:p>
          </table:table-cell>
          <table:table-cell office:value-type="float" office:value="-0.0048106" calcext:value-type="float">
            <text:p>-0.0048106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21" calcext:value-type="float">
            <text:p>-0.02621</text:p>
          </table:table-cell>
        </table:table-row>
        <table:table-row table:style-name="ro1">
          <table:table-cell office:value-type="float" office:value="0.0084529" calcext:value-type="float">
            <text:p>0.0084529</text:p>
          </table:table-cell>
          <table:table-cell table:formula="of:=[.I716]*-1" office:value-type="float" office:value="0.026221" calcext:value-type="float">
            <text:p>0.026221</text:p>
          </table:table-cell>
          <table:table-cell office:value-type="float" office:value="0.044178" calcext:value-type="float">
            <text:p>0.044178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0.0068872" calcext:value-type="float">
            <text:p>0.0068872</text:p>
          </table:table-cell>
          <table:table-cell office:value-type="float" office:value="-0.0048954" calcext:value-type="float">
            <text:p>-0.0048954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221" calcext:value-type="float">
            <text:p>-0.026221</text:p>
          </table:table-cell>
        </table:table-row>
        <table:table-row table:style-name="ro1">
          <table:table-cell office:value-type="float" office:value="0.008547" calcext:value-type="float">
            <text:p>0.008547</text:p>
          </table:table-cell>
          <table:table-cell table:formula="of:=[.I717]*-1" office:value-type="float" office:value="0.026199" calcext:value-type="float">
            <text:p>0.026199</text:p>
          </table:table-cell>
          <table:table-cell office:value-type="float" office:value="0.044186" calcext:value-type="float">
            <text:p>0.044186</text:p>
          </table:table-cell>
          <table:table-cell office:value-type="float" office:value="0.015664" calcext:value-type="float">
            <text:p>0.015664</text:p>
          </table:table-cell>
          <table:table-cell office:value-type="float" office:value="0.0068919" calcext:value-type="float">
            <text:p>0.0068919</text:p>
          </table:table-cell>
          <table:table-cell office:value-type="float" office:value="-0.0050664" calcext:value-type="float">
            <text:p>-0.0050664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6199" calcext:value-type="float">
            <text:p>-0.026199</text:p>
          </table:table-cell>
        </table:table-row>
        <table:table-row table:style-name="ro1">
          <table:table-cell office:value-type="float" office:value="0.0086267" calcext:value-type="float">
            <text:p>0.0086267</text:p>
          </table:table-cell>
          <table:table-cell table:formula="of:=[.I718]*-1" office:value-type="float" office:value="0.025967" calcext:value-type="float">
            <text:p>0.025967</text:p>
          </table:table-cell>
          <table:table-cell office:value-type="float" office:value="0.044135" calcext:value-type="float">
            <text:p>0.044135</text:p>
          </table:table-cell>
          <table:table-cell office:value-type="float" office:value="0.015489" calcext:value-type="float">
            <text:p>0.015489</text:p>
          </table:table-cell>
          <table:table-cell office:value-type="float" office:value="0.0068935" calcext:value-type="float">
            <text:p>0.0068935</text:p>
          </table:table-cell>
          <table:table-cell office:value-type="float" office:value="-0.0052361" calcext:value-type="float">
            <text:p>-0.0052361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5967" calcext:value-type="float">
            <text:p>-0.025967</text:p>
          </table:table-cell>
        </table:table-row>
        <table:table-row table:style-name="ro1">
          <table:table-cell office:value-type="float" office:value="0.008792" calcext:value-type="float">
            <text:p>0.008792</text:p>
          </table:table-cell>
          <table:table-cell table:formula="of:=[.I719]*-1" office:value-type="float" office:value="0.025945" calcext:value-type="float">
            <text:p>0.025945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15357" calcext:value-type="float">
            <text:p>0.015357</text:p>
          </table:table-cell>
          <table:table-cell office:value-type="float" office:value="0.0068505" calcext:value-type="float">
            <text:p>0.0068505</text:p>
          </table:table-cell>
          <table:table-cell office:value-type="float" office:value="-0.0053667" calcext:value-type="float">
            <text:p>-0.0053667</text:p>
          </table:table-cell>
          <table:table-cell office:value-type="float" office:value="0.99984" calcext:value-type="float">
            <text:p>0.99984</text:p>
          </table:table-cell>
          <table:table-cell/>
          <table:table-cell office:value-type="float" office:value="-0.025945" calcext:value-type="float">
            <text:p>-0.025945</text:p>
          </table:table-cell>
        </table:table-row>
        <table:table-row table:style-name="ro1">
          <table:table-cell office:value-type="float" office:value="0.0088696" calcext:value-type="float">
            <text:p>0.0088696</text:p>
          </table:table-cell>
          <table:table-cell table:formula="of:=[.I720]*-1" office:value-type="float" office:value="0.025894" calcext:value-type="float">
            <text:p>0.025894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015184" calcext:value-type="float">
            <text:p>0.015184</text:p>
          </table:table-cell>
          <table:table-cell office:value-type="float" office:value="0.0067629" calcext:value-type="float">
            <text:p>0.0067629</text:p>
          </table:table-cell>
          <table:table-cell office:value-type="float" office:value="-0.0054987" calcext:value-type="float">
            <text:p>-0.0054987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894" calcext:value-type="float">
            <text:p>-0.025894</text:p>
          </table:table-cell>
        </table:table-row>
        <table:table-row table:style-name="ro1">
          <table:table-cell office:value-type="float" office:value="0.0089577" calcext:value-type="float">
            <text:p>0.0089577</text:p>
          </table:table-cell>
          <table:table-cell table:formula="of:=[.I721]*-1" office:value-type="float" office:value="0.025897" calcext:value-type="float">
            <text:p>0.025897</text:p>
          </table:table-cell>
          <table:table-cell office:value-type="float" office:value="0.043781" calcext:value-type="float">
            <text:p>0.043781</text:p>
          </table:table-cell>
          <table:table-cell office:value-type="float" office:value="0.015012" calcext:value-type="float">
            <text:p>0.015012</text:p>
          </table:table-cell>
          <table:table-cell office:value-type="float" office:value="0.0067564" calcext:value-type="float">
            <text:p>0.0067564</text:p>
          </table:table-cell>
          <table:table-cell office:value-type="float" office:value="-0.0054961" calcext:value-type="float">
            <text:p>-0.0054961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897" calcext:value-type="float">
            <text:p>-0.025897</text:p>
          </table:table-cell>
        </table:table-row>
        <table:table-row table:style-name="ro1">
          <table:table-cell office:value-type="float" office:value="0.00905" calcext:value-type="float">
            <text:p>0.00905</text:p>
          </table:table-cell>
          <table:table-cell table:formula="of:=[.I722]*-1" office:value-type="float" office:value="0.025911" calcext:value-type="float">
            <text:p>0.025911</text:p>
          </table:table-cell>
          <table:table-cell office:value-type="float" office:value="0.043717" calcext:value-type="float">
            <text:p>0.043717</text:p>
          </table:table-cell>
          <table:table-cell office:value-type="float" office:value="0.015008" calcext:value-type="float">
            <text:p>0.015008</text:p>
          </table:table-cell>
          <table:table-cell office:value-type="float" office:value="0.0068425" calcext:value-type="float">
            <text:p>0.0068425</text:p>
          </table:table-cell>
          <table:table-cell office:value-type="float" office:value="-0.0054921" calcext:value-type="float">
            <text:p>-0.0054921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911" calcext:value-type="float">
            <text:p>-0.025911</text:p>
          </table:table-cell>
        </table:table-row>
        <table:table-row table:style-name="ro1">
          <table:table-cell office:value-type="float" office:value="0.0091142" calcext:value-type="float">
            <text:p>0.0091142</text:p>
          </table:table-cell>
          <table:table-cell table:formula="of:=[.I723]*-1" office:value-type="float" office:value="0.025937" calcext:value-type="float">
            <text:p>0.025937</text:p>
          </table:table-cell>
          <table:table-cell office:value-type="float" office:value="0.043716" calcext:value-type="float">
            <text:p>0.043716</text:p>
          </table:table-cell>
          <table:table-cell office:value-type="float" office:value="0.015088" calcext:value-type="float">
            <text:p>0.015088</text:p>
          </table:table-cell>
          <table:table-cell office:value-type="float" office:value="0.0071032" calcext:value-type="float">
            <text:p>0.0071032</text:p>
          </table:table-cell>
          <table:table-cell office:value-type="float" office:value="-0.0054369" calcext:value-type="float">
            <text:p>-0.0054369</text:p>
          </table:table-cell>
          <table:table-cell office:value-type="float" office:value="0.99985" calcext:value-type="float">
            <text:p>0.99985</text:p>
          </table:table-cell>
          <table:table-cell/>
          <table:table-cell office:value-type="float" office:value="-0.025937" calcext:value-type="float">
            <text:p>-0.025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7:19:13.912532864</dc:date>
    <meta:editing-duration>PT1M44S</meta:editing-duration>
    <meta:editing-cycles>1</meta:editing-cycles>
    <meta:document-statistic meta:table-count="1" meta:cell-count="5784" meta:object-count="0"/>
    <meta:generator>LibreOffice/5.1.6.2$Linux_X86_64 LibreOffice_project/10m0$Build-2</meta:generator>
  </office:meta>
</office:document-meta>
</file>